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3.521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0.907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2.976cm"/>
    </style:style>
    <style:style style:name="co15" style:family="table-column">
      <style:table-column-properties fo:break-before="auto" style:column-width="3.321cm"/>
    </style:style>
    <style:style style:name="co16" style:family="table-column">
      <style:table-column-properties fo:break-before="auto" style:column-width="3.157cm"/>
    </style:style>
    <style:style style:name="co17" style:family="table-column">
      <style:table-column-properties fo:break-before="auto" style:column-width="2.914cm"/>
    </style:style>
    <style:style style:name="co18" style:family="table-column">
      <style:table-column-properties fo:break-before="auto" style:column-width="3.186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table:shapes>
          <draw:frame draw:z-index="0" draw:style-name="gr1" draw:text-style-name="P1" svg:width="23.158cm" svg:height="12.824cm" svg:x="95.698cm" svg:y="15.925cm">
            <draw:object draw:notify-on-update-of-ranges="test1.B1:test1.B1 test1.B40:test1.B222 test1.Z1:test1.Z1 test1.Z40:test1.Z222 test1.AB1:test1.AB1 test1.AB40:test1.AB222 test1.AD1:test1.AD1 test1.AD40:test1.AD2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 1</text:p>
          </table:table-cell>
          <table:table-cell office:value-type="string" calcext:value-type="string">
            <text:p>median 1</text:p>
          </table:table-cell>
          <table:table-cell office:value-type="string" calcext:value-type="string">
            <text:p>low pass 1a</text:p>
          </table:table-cell>
          <table:table-cell office:value-type="string" calcext:value-type="string">
            <text:p>low pass 1b</text:p>
          </table:table-cell>
          <table:table-cell office:value-type="string" calcext:value-type="string">
            <text:p>dist est 1</text:p>
          </table:table-cell>
          <table:table-cell office:value-type="string" calcext:value-type="string">
            <text:p>RSSI 2</text:p>
          </table:table-cell>
          <table:table-cell office:value-type="string" calcext:value-type="string">
            <text:p>median 2</text:p>
          </table:table-cell>
          <table:table-cell office:value-type="string" calcext:value-type="string">
            <text:p>low pass 2a</text:p>
          </table:table-cell>
          <table:table-cell office:value-type="string" calcext:value-type="string">
            <text:p>low pass 2b</text:p>
          </table:table-cell>
          <table:table-cell office:value-type="string" calcext:value-type="string">
            <text:p>dist est 2</text:p>
          </table:table-cell>
          <table:table-cell office:value-type="string" calcext:value-type="string">
            <text:p>RSSI 3</text:p>
          </table:table-cell>
          <table:table-cell office:value-type="string" calcext:value-type="string">
            <text:p>median 3</text:p>
          </table:table-cell>
          <table:table-cell office:value-type="string" calcext:value-type="string">
            <text:p>low pass 3a</text:p>
          </table:table-cell>
          <table:table-cell office:value-type="string" calcext:value-type="string">
            <text:p>low pass 3b</text:p>
          </table:table-cell>
          <table:table-cell office:value-type="string" calcext:value-type="string">
            <text:p>dist est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: -49</text:p>
          </table:table-cell>
          <table:table-cell office:value-type="string" calcext:value-type="string">
            <text:p>n: 3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3</text:p>
          </table:table-cell>
          <table:table-cell/>
          <table:table-cell table:style-name="ce1" office:value-type="string" calcext:value-type="string">
            <text:p>Node 0 (a=0.3)</text:p>
          </table:table-cell>
          <table:table-cell table:style-name="ce1" office:value-type="string" calcext:value-type="string">
            <text:p>Node 0 (a=0.1)</text:p>
          </table:table-cell>
          <table:table-cell table:style-name="ce1" office:value-type="string" calcext:value-type="string">
            <text:p>Node 1 (a=0.3)</text:p>
          </table:table-cell>
          <table:table-cell table:style-name="ce1" office:value-type="string" calcext:value-type="string">
            <text:p>Node 1 (a=0.1)</text:p>
          </table:table-cell>
          <table:table-cell table:style-name="ce1" office:value-type="string" calcext:value-type="string">
            <text:p>Node 2 (a=0.3)</text:p>
          </table:table-cell>
          <table:table-cell table:style-name="ce1" office:value-type="string" calcext:value-type="string">
            <text:p>Node 2 (a=0.1)</text:p>
          </table:table-cell>
          <table:table-cell office:value-type="string" calcext:value-type="string">
            <text:p>A: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1.6679379157495" calcext:value-type="float">
            <text:p>41.6679379157495</text:p>
          </table:table-cell>
          <table:table-cell table:number-columns-repeated="4" office:value-type="float" office:value="-93" calcext:value-type="float">
            <text:p>-93</text:p>
          </table:table-cell>
          <table:table-cell office:value-type="float" office:value="29.2864456462524" calcext:value-type="float">
            <text:p>29.2864456462524</text:p>
          </table:table-cell>
          <table:table-cell office:value-type="float" office:value="-90" calcext:value-type="float">
            <text:p>-90</text:p>
          </table:table-cell>
          <table:table-cell table:number-columns-repeated="3" office:value-type="float" office:value="-91" calcext:value-type="float">
            <text:p>-91</text:p>
          </table:table-cell>
          <table:table-cell office:value-type="float" office:value="25.1188643150958" calcext:value-type="float">
            <text:p>25.1188643150958</text:p>
          </table:table-cell>
          <table:table-cell table:number-columns-repeated="3"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31.6227766016838" calcext:value-type="float">
            <text:p>31.6227766016838</text:p>
          </table:table-cell>
          <table:table-cell office:value-type="float" office:value="226.807908832711" calcext:value-type="float">
            <text:p>226.807908832711</text:p>
          </table:table-cell>
          <table:table-cell office:value-type="float" office:value="-103.092979141227" calcext:value-type="float">
            <text:p>-103.092979141227</text:p>
          </table:table-cell>
          <table:table-cell office:value-type="float" office:value="-247.628312308987" calcext:value-type="float">
            <text:p>-247.628312308987</text:p>
          </table:table-cell>
          <table:table-cell table:number-columns-repeated="5"/>
          <table:table-cell table:formula="of:=10^(([.$AG$1]-[.E2])/(10*[.$AG$2]))" office:value-type="float" office:value="72.3850906817326" calcext:value-type="float">
            <text:p>72.3850906817326</text:p>
          </table:table-cell>
          <table:table-cell table:formula="of:=10^(([.$AG$1]-[.F2])/(10*[.$AG$2]))" office:value-type="float" office:value="72.3850906817326" calcext:value-type="float">
            <text:p>72.3850906817326</text:p>
          </table:table-cell>
          <table:table-cell table:formula="of:=10^(([.$AG$1]-[.J2])/(10*[.$AG$2]))" office:value-type="float" office:value="61.5848211066026" calcext:value-type="float">
            <text:p>61.5848211066026</text:p>
          </table:table-cell>
          <table:table-cell table:formula="of:=10^(([.$AG$1]-[.K2])/(10*[.$AG$2]))" office:value-type="float" office:value="61.5848211066026" calcext:value-type="float">
            <text:p>61.5848211066026</text:p>
          </table:table-cell>
          <table:table-cell table:formula="of:=10^(([.$AG$1]-[.O2])/(10*[.$AG$2]))" office:value-type="float" office:value="78.4759970351461" calcext:value-type="float">
            <text:p>78.4759970351461</text:p>
          </table:table-cell>
          <table:table-cell table:formula="of:=10^(([.$AG$1]-[.P2])/(10*[.$AG$2]))" office:value-type="float" office:value="61.5848211066026" calcext:value-type="float">
            <text:p>61.5848211066026</text:p>
          </table:table-cell>
          <table:table-cell office:value-type="string" calcext:value-type="string">
            <text:p>n: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1.6658457438998" calcext:value-type="float">
            <text:p>41.6658457438998</text:p>
          </table:table-cell>
          <table:table-cell office:value-type="float" office:value="-93" calcext:value-type="float">
            <text:p>-93</text:p>
          </table:table-cell>
          <table:table-cell office:value-type="float" office:value="-96" calcext:value-type="float">
            <text:p>-96</text:p>
          </table:table-cell>
          <table:table-cell office:value-type="float" office:value="-93.9" calcext:value-type="float">
            <text:p>-93.9</text:p>
          </table:table-cell>
          <table:table-cell office:value-type="float" office:value="-93.3" calcext:value-type="float">
            <text:p>-93.3</text:p>
          </table:table-cell>
          <table:table-cell office:value-type="float" office:value="31.3809918917512" calcext:value-type="float">
            <text:p>31.3809918917512</text:p>
          </table:table-cell>
          <table:table-cell office:value-type="float" office:value="-92" calcext:value-type="float">
            <text:p>-92</text:p>
          </table:table-cell>
          <table:table-cell table:number-columns-repeated="3" office:value-type="float" office:value="-91" calcext:value-type="float">
            <text:p>-91</text:p>
          </table:table-cell>
          <table:table-cell office:value-type="float" office:value="25.1188643150958" calcext:value-type="float">
            <text:p>25.1188643150958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31.6227766016838" calcext:value-type="float">
            <text:p>31.6227766016838</text:p>
          </table:table-cell>
          <table:table-cell office:value-type="float" office:value="165.8979608648" calcext:value-type="float">
            <text:p>165.8979608648</text:p>
          </table:table-cell>
          <table:table-cell office:value-type="float" office:value="-160.852412559074" calcext:value-type="float">
            <text:p>-160.852412559074</text:p>
          </table:table-cell>
          <table:table-cell office:value-type="float" office:value="-229.299852381384" calcext:value-type="float">
            <text:p>-229.299852381384</text:p>
          </table:table-cell>
          <table:table-cell table:number-columns-repeated="5"/>
          <table:table-cell table:formula="of:=10^(([.$AG$1]-[.E3])/(10*[.$AG$2]))" office:value-type="float" office:value="77.8445245005448" calcext:value-type="float">
            <text:p>77.8445245005448</text:p>
          </table:table-cell>
          <table:table-cell table:formula="of:=10^(([.$AG$1]-[.F3])/(10*[.$AG$2]))" office:value-type="float" office:value="74.1609763182496" calcext:value-type="float">
            <text:p>74.1609763182496</text:p>
          </table:table-cell>
          <table:table-cell table:formula="of:=10^(([.$AG$1]-[.J3])/(10*[.$AG$2]))" office:value-type="float" office:value="61.5848211066026" calcext:value-type="float">
            <text:p>61.5848211066026</text:p>
          </table:table-cell>
          <table:table-cell table:formula="of:=10^(([.$AG$1]-[.K3])/(10*[.$AG$2]))" office:value-type="float" office:value="61.5848211066026" calcext:value-type="float">
            <text:p>61.5848211066026</text:p>
          </table:table-cell>
          <table:table-cell table:formula="of:=10^(([.$AG$1]-[.O3])/(10*[.$AG$2]))" office:value-type="float" office:value="78.4759970351461" calcext:value-type="float">
            <text:p>78.4759970351461</text:p>
          </table:table-cell>
          <table:table-cell table:formula="of:=10^(([.$AG$1]-[.P3])/(10*[.$AG$2]))" office:value-type="float" office:value="61.5848211066026" calcext:value-type="float">
            <text:p>61.5848211066026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1.6697380000116" calcext:value-type="float">
            <text:p>41.6697380000116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5.43" calcext:value-type="float">
            <text:p>-95.43</text:p>
          </table:table-cell>
          <table:table-cell office:value-type="float" office:value="-93.87" calcext:value-type="float">
            <text:p>-93.87</text:p>
          </table:table-cell>
          <table:table-cell office:value-type="float" office:value="35.2912195694792" calcext:value-type="float">
            <text:p>35.2912195694792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7" calcext:value-type="float">
            <text:p>-90.7</text:p>
          </table:table-cell>
          <table:table-cell office:value-type="float" office:value="-90.9" calcext:value-type="float">
            <text:p>-90.9</text:p>
          </table:table-cell>
          <table:table-cell office:value-type="float" office:value="24.5470891568503" calcext:value-type="float">
            <text:p>24.5470891568503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3.7" calcext:value-type="float">
            <text:p>-93.7</text:p>
          </table:table-cell>
          <table:table-cell office:value-type="float" office:value="-90.9" calcext:value-type="float">
            <text:p>-90.9</text:p>
          </table:table-cell>
          <table:table-cell office:value-type="float" office:value="30.9029543251359" calcext:value-type="float">
            <text:p>30.9029543251359</text:p>
          </table:table-cell>
          <table:table-cell office:value-type="float" office:value="12.2207985274534" calcext:value-type="float">
            <text:p>12.2207985274534</text:p>
          </table:table-cell>
          <table:table-cell office:value-type="float" office:value="-292.262087557653" calcext:value-type="float">
            <text:p>-292.262087557653</text:p>
          </table:table-cell>
          <table:table-cell office:value-type="float" office:value="-290.90415695305" calcext:value-type="float">
            <text:p>-290.90415695305</text:p>
          </table:table-cell>
          <table:table-cell table:number-columns-repeated="5"/>
          <table:table-cell table:formula="of:=10^(([.$AG$1]-[.E4])/(10*[.$AG$2]))" office:value-type="float" office:value="88.0870935715347" calcext:value-type="float">
            <text:p>88.0870935715347</text:p>
          </table:table-cell>
          <table:table-cell table:formula="of:=10^(([.$AG$1]-[.F4])/(10*[.$AG$2]))" office:value-type="float" office:value="77.6560754541658" calcext:value-type="float">
            <text:p>77.6560754541658</text:p>
          </table:table-cell>
          <table:table-cell table:formula="of:=10^(([.$AG$1]-[.J4])/(10*[.$AG$2]))" office:value-type="float" office:value="60.1100886440559" calcext:value-type="float">
            <text:p>60.1100886440559</text:p>
          </table:table-cell>
          <table:table-cell table:formula="of:=10^(([.$AG$1]-[.K4])/(10*[.$AG$2]))" office:value-type="float" office:value="61.0892667390712" calcext:value-type="float">
            <text:p>61.0892667390712</text:p>
          </table:table-cell>
          <table:table-cell table:formula="of:=10^(([.$AG$1]-[.O4])/(10*[.$AG$2]))" office:value-type="float" office:value="76.5967823475184" calcext:value-type="float">
            <text:p>76.5967823475184</text:p>
          </table:table-cell>
          <table:table-cell table:formula="of:=10^(([.$AG$1]-[.P4])/(10*[.$AG$2]))" office:value-type="float" office:value="61.0892667390712" calcext:value-type="float">
            <text:p>61.0892667390712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1.6351623519685" calcext:value-type="float">
            <text:p>41.6351623519685</text:p>
          </table:table-cell>
          <table:table-cell office:value-type="float" office:value="-99" calcext:value-type="float">
            <text:p>-99</text:p>
          </table:table-cell>
          <table:table-cell office:value-type="float" office:value="-96" calcext:value-type="float">
            <text:p>-96</text:p>
          </table:table-cell>
          <table:table-cell office:value-type="float" office:value="-95.601" calcext:value-type="float">
            <text:p>-95.601</text:p>
          </table:table-cell>
          <table:table-cell office:value-type="float" office:value="-94.083" calcext:value-type="float">
            <text:p>-94.083</text:p>
          </table:table-cell>
          <table:table-cell office:value-type="float" office:value="35.7574604262526" calcext:value-type="float">
            <text:p>35.7574604262526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49" calcext:value-type="float">
            <text:p>-90.49</text:p>
          </table:table-cell>
          <table:table-cell office:value-type="float" office:value="-90.81" calcext:value-type="float">
            <text:p>-90.81</text:p>
          </table:table-cell>
          <table:table-cell office:value-type="float" office:value="24.1546083444494" calcext:value-type="float">
            <text:p>24.1546083444494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3.19" calcext:value-type="float">
            <text:p>-93.19</text:p>
          </table:table-cell>
          <table:table-cell office:value-type="float" office:value="-90.81" calcext:value-type="float">
            <text:p>-90.81</text:p>
          </table:table-cell>
          <table:table-cell office:value-type="float" office:value="29.7166603173802" calcext:value-type="float">
            <text:p>29.7166603173802</text:p>
          </table:table-cell>
          <table:table-cell office:value-type="float" office:value="-60.8183635704478" calcext:value-type="float">
            <text:p>-60.8183635704478</text:p>
          </table:table-cell>
          <table:table-cell office:value-type="float" office:value="-316.007669027853" calcext:value-type="float">
            <text:p>-316.007669027853</text:p>
          </table:table-cell>
          <table:table-cell office:value-type="float" office:value="-320.328023487577" calcext:value-type="float">
            <text:p>-320.328023487577</text:p>
          </table:table-cell>
          <table:table-cell table:number-columns-repeated="5"/>
          <table:table-cell table:formula="of:=10^(([.$AG$1]-[.E5])/(10*[.$AG$2]))" office:value-type="float" office:value="89.3125071086312" calcext:value-type="float">
            <text:p>89.3125071086312</text:p>
          </table:table-cell>
          <table:table-cell table:formula="of:=10^(([.$AG$1]-[.F5])/(10*[.$AG$2]))" office:value-type="float" office:value="79.0040077275439" calcext:value-type="float">
            <text:p>79.0040077275439</text:p>
          </table:table-cell>
          <table:table-cell table:formula="of:=10^(([.$AG$1]-[.J5])/(10*[.$AG$2]))" office:value-type="float" office:value="59.0988387472677" calcext:value-type="float">
            <text:p>59.0988387472677</text:p>
          </table:table-cell>
          <table:table-cell table:formula="of:=10^(([.$AG$1]-[.K5])/(10*[.$AG$2]))" office:value-type="float" office:value="60.6466781019521" calcext:value-type="float">
            <text:p>60.6466781019521</text:p>
          </table:table-cell>
          <table:table-cell table:formula="of:=10^(([.$AG$1]-[.O5])/(10*[.$AG$2]))" office:value-type="float" office:value="73.5048151017561" calcext:value-type="float">
            <text:p>73.5048151017561</text:p>
          </table:table-cell>
          <table:table-cell table:formula="of:=10^(([.$AG$1]-[.P5])/(10*[.$AG$2]))" office:value-type="float" office:value="60.6466781019521" calcext:value-type="float">
            <text:p>60.64667810195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.6408419144937" calcext:value-type="float">
            <text:p>41.6408419144937</text:p>
          </table:table-cell>
          <table:table-cell office:value-type="float" office:value="-100" calcext:value-type="float">
            <text:p>-100</text:p>
          </table:table-cell>
          <table:table-cell office:value-type="float" office:value="-103" calcext:value-type="float">
            <text:p>-103</text:p>
          </table:table-cell>
          <table:table-cell office:value-type="float" office:value="-97.8207" calcext:value-type="float">
            <text:p>-97.8207</text:p>
          </table:table-cell>
          <table:table-cell office:value-type="float" office:value="-94.9747" calcext:value-type="float">
            <text:p>-94.9747</text:p>
          </table:table-cell>
          <table:table-cell office:value-type="float" office:value="42.3991028006138" calcext:value-type="float">
            <text:p>42.3991028006138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343" calcext:value-type="float">
            <text:p>-90.343</text:p>
          </table:table-cell>
          <table:table-cell office:value-type="float" office:value="-90.729" calcext:value-type="float">
            <text:p>-90.729</text:p>
          </table:table-cell>
          <table:table-cell office:value-type="float" office:value="23.8836116008419" calcext:value-type="float">
            <text:p>23.8836116008419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2.833" calcext:value-type="float">
            <text:p>-92.833</text:p>
          </table:table-cell>
          <table:table-cell office:value-type="float" office:value="-90.729" calcext:value-type="float">
            <text:p>-90.729</text:p>
          </table:table-cell>
          <table:table-cell office:value-type="float" office:value="28.9134556264238" calcext:value-type="float">
            <text:p>28.9134556264238</text:p>
          </table:table-cell>
          <table:table-cell office:value-type="float" office:value="-346.853673005707" calcext:value-type="float">
            <text:p>-346.853673005707</text:p>
          </table:table-cell>
          <table:table-cell office:value-type="float" office:value="-557.874097816885" calcext:value-type="float">
            <text:p>-557.874097816885</text:p>
          </table:table-cell>
          <table:table-cell office:value-type="float" office:value="-655.983044777825" calcext:value-type="float">
            <text:p>-655.983044777825</text:p>
          </table:table-cell>
          <table:table-cell table:number-columns-repeated="5"/>
          <table:table-cell table:formula="of:=10^(([.$AG$1]-[.E6])/(10*[.$AG$2]))" office:value-type="float" office:value="106.855404145419" calcext:value-type="float">
            <text:p>106.855404145419</text:p>
          </table:table-cell>
          <table:table-cell table:formula="of:=10^(([.$AG$1]-[.F6])/(10*[.$AG$2]))" office:value-type="float" office:value="84.9056990733172" calcext:value-type="float">
            <text:p>84.9056990733172</text:p>
          </table:table-cell>
          <table:table-cell table:formula="of:=10^(([.$AG$1]-[.J6])/(10*[.$AG$2]))" office:value-type="float" office:value="58.4011034145426" calcext:value-type="float">
            <text:p>58.4011034145426</text:p>
          </table:table-cell>
          <table:table-cell table:formula="of:=10^(([.$AG$1]-[.K6])/(10*[.$AG$2]))" office:value-type="float" office:value="60.2510905769989" calcext:value-type="float">
            <text:p>60.2510905769989</text:p>
          </table:table-cell>
          <table:table-cell table:formula="of:=10^(([.$AG$1]-[.O6])/(10*[.$AG$2]))" office:value-type="float" office:value="71.4150054518177" calcext:value-type="float">
            <text:p>71.4150054518177</text:p>
          </table:table-cell>
          <table:table-cell table:formula="of:=10^(([.$AG$1]-[.P6])/(10*[.$AG$2]))" office:value-type="float" office:value="60.2510905769989" calcext:value-type="float">
            <text:p>60.2510905769989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1.6424477639316" calcext:value-type="float">
            <text:p>41.6424477639316</text:p>
          </table:table-cell>
          <table:table-cell office:value-type="float" office:value="-96" calcext:value-type="float">
            <text:p>-96</text:p>
          </table:table-cell>
          <table:table-cell office:value-type="float" office:value="-103" calcext:value-type="float">
            <text:p>-103</text:p>
          </table:table-cell>
          <table:table-cell office:value-type="float" office:value="-99.37449" calcext:value-type="float">
            <text:p>-99.37449</text:p>
          </table:table-cell>
          <table:table-cell office:value-type="float" office:value="-95.77723" calcext:value-type="float">
            <text:p>-95.77723</text:p>
          </table:table-cell>
          <table:table-cell office:value-type="float" office:value="47.7693868268165" calcext:value-type="float">
            <text:p>47.7693868268165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2401" calcext:value-type="float">
            <text:p>-90.2401</text:p>
          </table:table-cell>
          <table:table-cell office:value-type="float" office:value="-90.6561" calcext:value-type="float">
            <text:p>-90.6561</text:p>
          </table:table-cell>
          <table:table-cell office:value-type="float" office:value="23.6957249446055" calcext:value-type="float">
            <text:p>23.6957249446055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2.5831" calcext:value-type="float">
            <text:p>-92.5831</text:p>
          </table:table-cell>
          <table:table-cell office:value-type="float" office:value="-90.6561" calcext:value-type="float">
            <text:p>-90.6561</text:p>
          </table:table-cell>
          <table:table-cell office:value-type="float" office:value="28.3641647983596" calcext:value-type="float">
            <text:p>28.3641647983596</text:p>
          </table:table-cell>
          <table:table-cell office:value-type="float" office:value="-603.724217428654" calcext:value-type="float">
            <text:p>-603.724217428654</text:p>
          </table:table-cell>
          <table:table-cell office:value-type="float" office:value="-782.042244163466" calcext:value-type="float">
            <text:p>-782.042244163466</text:p>
          </table:table-cell>
          <table:table-cell office:value-type="float" office:value="-987.220685754807" calcext:value-type="float">
            <text:p>-987.220685754807</text:p>
          </table:table-cell>
          <table:table-cell table:number-columns-repeated="5"/>
          <table:table-cell table:formula="of:=10^(([.$AG$1]-[.E7])/(10*[.$AG$2]))" office:value-type="float" office:value="121.147773968445" calcext:value-type="float">
            <text:p>121.147773968445</text:p>
          </table:table-cell>
          <table:table-cell table:formula="of:=10^(([.$AG$1]-[.F7])/(10*[.$AG$2]))" office:value-type="float" office:value="90.5932394405739" calcext:value-type="float">
            <text:p>90.5932394405739</text:p>
          </table:table-cell>
          <table:table-cell table:formula="of:=10^(([.$AG$1]-[.J7])/(10*[.$AG$2]))" office:value-type="float" office:value="57.917595882804" calcext:value-type="float">
            <text:p>57.917595882804</text:p>
          </table:table-cell>
          <table:table-cell table:formula="of:=10^(([.$AG$1]-[.K7])/(10*[.$AG$2]))" office:value-type="float" office:value="59.8972684820021" calcext:value-type="float">
            <text:p>59.8972684820021</text:p>
          </table:table-cell>
          <table:table-cell table:formula="of:=10^(([.$AG$1]-[.O7])/(10*[.$AG$2]))" office:value-type="float" office:value="69.9875921998187" calcext:value-type="float">
            <text:p>69.9875921998187</text:p>
          </table:table-cell>
          <table:table-cell table:formula="of:=10^(([.$AG$1]-[.P7])/(10*[.$AG$2]))" office:value-type="float" office:value="59.8972684820021" calcext:value-type="float">
            <text:p>59.8972684820021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1.6265968184877" calcext:value-type="float">
            <text:p>41.6265968184877</text:p>
          </table:table-cell>
          <table:table-cell office:value-type="float" office:value="-99" calcext:value-type="float">
            <text:p>-99</text:p>
          </table:table-cell>
          <table:table-cell office:value-type="float" office:value="-103" calcext:value-type="float">
            <text:p>-103</text:p>
          </table:table-cell>
          <table:table-cell office:value-type="float" office:value="-100.462143" calcext:value-type="float">
            <text:p>-100.462143</text:p>
          </table:table-cell>
          <table:table-cell office:value-type="float" office:value="-96.499507" calcext:value-type="float">
            <text:p>-96.499507</text:p>
          </table:table-cell>
          <table:table-cell office:value-type="float" office:value="51.9283790989658" calcext:value-type="float">
            <text:p>51.9283790989658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46807" calcext:value-type="float">
            <text:p>-90.46807</text:p>
          </table:table-cell>
          <table:table-cell office:value-type="float" office:value="-90.69049" calcext:value-type="float">
            <text:p>-90.69049</text:p>
          </table:table-cell>
          <table:table-cell office:value-type="float" office:value="24.1139857537584" calcext:value-type="float">
            <text:p>24.1139857537584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2.40817" calcext:value-type="float">
            <text:p>-92.40817</text:p>
          </table:table-cell>
          <table:table-cell office:value-type="float" office:value="-90.69049" calcext:value-type="float">
            <text:p>-90.69049</text:p>
          </table:table-cell>
          <table:table-cell office:value-type="float" office:value="27.9858820879033" calcext:value-type="float">
            <text:p>27.9858820879033</text:p>
          </table:table-cell>
          <table:table-cell office:value-type="float" office:value="-830.45047700304" calcext:value-type="float">
            <text:p>-830.45047700304</text:p>
          </table:table-cell>
          <table:table-cell office:value-type="float" office:value="-961.426475869746" calcext:value-type="float">
            <text:p>-961.426475869746</text:p>
          </table:table-cell>
          <table:table-cell office:value-type="float" office:value="-1269.76078874604" calcext:value-type="float">
            <text:p>-1269.76078874604</text:p>
          </table:table-cell>
          <table:table-cell table:number-columns-repeated="5"/>
          <table:table-cell table:formula="of:=10^(([.$AG$1]-[.E8])/(10*[.$AG$2]))" office:value-type="float" office:value="132.275283726716" calcext:value-type="float">
            <text:p>132.275283726716</text:p>
          </table:table-cell>
          <table:table-cell table:formula="of:=10^(([.$AG$1]-[.F8])/(10*[.$AG$2]))" office:value-type="float" office:value="96.0370568273548" calcext:value-type="float">
            <text:p>96.0370568273548</text:p>
          </table:table-cell>
          <table:table-cell table:formula="of:=10^(([.$AG$1]-[.J8])/(10*[.$AG$2]))" office:value-type="float" office:value="58.9942213942023" calcext:value-type="float">
            <text:p>58.9942213942023</text:p>
          </table:table-cell>
          <table:table-cell table:formula="of:=10^(([.$AG$1]-[.K8])/(10*[.$AG$2]))" office:value-type="float" office:value="60.0639216197913" calcext:value-type="float">
            <text:p>60.0639216197913</text:p>
          </table:table-cell>
          <table:table-cell table:formula="of:=10^(([.$AG$1]-[.O8])/(10*[.$AG$2]))" office:value-type="float" office:value="69.0054127467915" calcext:value-type="float">
            <text:p>69.0054127467915</text:p>
          </table:table-cell>
          <table:table-cell table:formula="of:=10^(([.$AG$1]-[.P8])/(10*[.$AG$2]))" office:value-type="float" office:value="60.0639216197913" calcext:value-type="float">
            <text:p>60.0639216197913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1.6029683834278" calcext:value-type="float">
            <text:p>41.6029683834278</text:p>
          </table:table-cell>
          <table:table-cell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office:value-type="float" office:value="-101.2235001" calcext:value-type="float">
            <text:p>-101.2235001</text:p>
          </table:table-cell>
          <table:table-cell office:value-type="float" office:value="-97.1495563" calcext:value-type="float">
            <text:p>-97.1495563</text:p>
          </table:table-cell>
          <table:table-cell office:value-type="float" office:value="55.0532974821365" calcext:value-type="float">
            <text:p>55.0532974821365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627649" calcext:value-type="float">
            <text:p>-90.627649</text:p>
          </table:table-cell>
          <table:table-cell office:value-type="float" office:value="-90.721441" calcext:value-type="float">
            <text:p>-90.721441</text:p>
          </table:table-cell>
          <table:table-cell office:value-type="float" office:value="24.4111534092223" calcext:value-type="float">
            <text:p>24.4111534092223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1.985719" calcext:value-type="float">
            <text:p>-91.985719</text:p>
          </table:table-cell>
          <table:table-cell office:value-type="float" office:value="-90.721441" calcext:value-type="float">
            <text:p>-90.721441</text:p>
          </table:table-cell>
          <table:table-cell office:value-type="float" office:value="27.093012664109" calcext:value-type="float">
            <text:p>27.093012664109</text:p>
          </table:table-cell>
          <table:table-cell office:value-type="float" office:value="-1041.60234857948" calcext:value-type="float">
            <text:p>-1041.60234857948</text:p>
          </table:table-cell>
          <table:table-cell office:value-type="float" office:value="-1106.83052404001" calcext:value-type="float">
            <text:p>-1106.83052404001</text:p>
          </table:table-cell>
          <table:table-cell office:value-type="float" office:value="-1519.25303030612" calcext:value-type="float">
            <text:p>-1519.25303030612</text:p>
          </table:table-cell>
          <table:table-cell table:number-columns-repeated="5"/>
          <table:table-cell table:formula="of:=10^(([.$AG$1]-[.E9])/(10*[.$AG$2]))" office:value-type="float" office:value="140.667246353685" calcext:value-type="float">
            <text:p>140.667246353685</text:p>
          </table:table-cell>
          <table:table-cell table:formula="of:=10^(([.$AG$1]-[.F9])/(10*[.$AG$2]))" office:value-type="float" office:value="101.215631590738" calcext:value-type="float">
            <text:p>101.215631590738</text:p>
          </table:table-cell>
          <table:table-cell table:formula="of:=10^(([.$AG$1]-[.J9])/(10*[.$AG$2]))" office:value-type="float" office:value="59.7597451655243" calcext:value-type="float">
            <text:p>59.7597451655243</text:p>
          </table:table-cell>
          <table:table-cell table:formula="of:=10^(([.$AG$1]-[.K9])/(10*[.$AG$2]))" office:value-type="float" office:value="60.2143058549303" calcext:value-type="float">
            <text:p>60.2143058549303</text:p>
          </table:table-cell>
          <table:table-cell table:formula="of:=10^(([.$AG$1]-[.O9])/(10*[.$AG$2]))" office:value-type="float" office:value="66.6899383260928" calcext:value-type="float">
            <text:p>66.6899383260928</text:p>
          </table:table-cell>
          <table:table-cell table:formula="of:=10^(([.$AG$1]-[.P9])/(10*[.$AG$2]))" office:value-type="float" office:value="60.2143058549303" calcext:value-type="float">
            <text:p>60.2143058549303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1.6427410446398" calcext:value-type="float">
            <text:p>41.6427410446398</text:p>
          </table:table-cell>
          <table:table-cell office:value-type="float" office:value="-103" calcext:value-type="float">
            <text:p>-103</text:p>
          </table:table-cell>
          <table:table-cell office:value-type="float" office:value="-90" calcext:value-type="float">
            <text:p>-90</text:p>
          </table:table-cell>
          <table:table-cell office:value-type="float" office:value="-97.85645007" calcext:value-type="float">
            <text:p>-97.85645007</text:p>
          </table:table-cell>
          <table:table-cell office:value-type="float" office:value="-96.43460067" calcext:value-type="float">
            <text:p>-96.43460067</text:p>
          </table:table-cell>
          <table:table-cell office:value-type="float" office:value="42.5156022755215" calcext:value-type="float">
            <text:p>42.5156022755215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90.7393543" calcext:value-type="float">
            <text:p>-90.7393543</text:p>
          </table:table-cell>
          <table:table-cell office:value-type="float" office:value="-90.7492969" calcext:value-type="float">
            <text:p>-90.7492969</text:p>
          </table:table-cell>
          <table:table-cell office:value-type="float" office:value="24.6213470624474" calcext:value-type="float">
            <text:p>24.6213470624474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1.6900033" calcext:value-type="float">
            <text:p>-91.6900033</text:p>
          </table:table-cell>
          <table:table-cell office:value-type="float" office:value="-90.7492969" calcext:value-type="float">
            <text:p>-90.7492969</text:p>
          </table:table-cell>
          <table:table-cell office:value-type="float" office:value="26.4850080943044" calcext:value-type="float">
            <text:p>26.4850080943044</text:p>
          </table:table-cell>
          <table:table-cell office:value-type="float" office:value="-489.275772273072" calcext:value-type="float">
            <text:p>-489.275772273072</text:p>
          </table:table-cell>
          <table:table-cell office:value-type="float" office:value="-546.105320764021" calcext:value-type="float">
            <text:p>-546.105320764021</text:p>
          </table:table-cell>
          <table:table-cell office:value-type="float" office:value="-732.381352982809" calcext:value-type="float">
            <text:p>-732.381352982809</text:p>
          </table:table-cell>
          <table:table-cell table:number-columns-repeated="5"/>
          <table:table-cell table:formula="of:=10^(([.$AG$1]-[.E10])/(10*[.$AG$2]))" office:value-type="float" office:value="107.164484613722" calcext:value-type="float">
            <text:p>107.164484613722</text:p>
          </table:table-cell>
          <table:table-cell table:formula="of:=10^(([.$AG$1]-[.F10])/(10*[.$AG$2]))" office:value-type="float" office:value="95.5347622214168" calcext:value-type="float">
            <text:p>95.5347622214168</text:p>
          </table:table-cell>
          <table:table-cell table:formula="of:=10^(([.$AG$1]-[.J10])/(10*[.$AG$2]))" office:value-type="float" office:value="60.3015146765885" calcext:value-type="float">
            <text:p>60.3015146765885</text:p>
          </table:table-cell>
          <table:table-cell table:formula="of:=10^(([.$AG$1]-[.K10])/(10*[.$AG$2]))" office:value-type="float" office:value="60.3499735664475" calcext:value-type="float">
            <text:p>60.3499735664475</text:p>
          </table:table-cell>
          <table:table-cell table:formula="of:=10^(([.$AG$1]-[.O10])/(10*[.$AG$2]))" office:value-type="float" office:value="65.1154919946514" calcext:value-type="float">
            <text:p>65.1154919946514</text:p>
          </table:table-cell>
          <table:table-cell table:formula="of:=10^(([.$AG$1]-[.P10])/(10*[.$AG$2]))" office:value-type="float" office:value="60.3499735664475" calcext:value-type="float">
            <text:p>60.34997356644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.6475404805722" calcext:value-type="float">
            <text:p>41.6475404805722</text:p>
          </table:table-cell>
          <table:table-cell office:value-type="float" office:value="-103" calcext:value-type="float">
            <text:p>-103</text:p>
          </table:table-cell>
          <table:table-cell office:value-type="float" office:value="-91" calcext:value-type="float">
            <text:p>-91</text:p>
          </table:table-cell>
          <table:table-cell office:value-type="float" office:value="-95.799515049" calcext:value-type="float">
            <text:p>-95.799515049</text:p>
          </table:table-cell>
          <table:table-cell office:value-type="float" office:value="-95.891140603" calcext:value-type="float">
            <text:p>-95.891140603</text:p>
          </table:table-cell>
          <table:table-cell office:value-type="float" office:value="36.3064540760886" calcext:value-type="float">
            <text:p>36.3064540760886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81754801" calcext:value-type="float">
            <text:p>-90.81754801</text:p>
          </table:table-cell>
          <table:table-cell office:value-type="float" office:value="-90.77436721" calcext:value-type="float">
            <text:p>-90.77436721</text:p>
          </table:table-cell>
          <table:table-cell office:value-type="float" office:value="24.7695585764016" calcext:value-type="float">
            <text:p>24.7695585764016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48300231" calcext:value-type="float">
            <text:p>-91.48300231</text:p>
          </table:table-cell>
          <table:table-cell office:value-type="float" office:value="-90.77436721" calcext:value-type="float">
            <text:p>-90.77436721</text:p>
          </table:table-cell>
          <table:table-cell office:value-type="float" office:value="26.0675417029843" calcext:value-type="float">
            <text:p>26.0675417029843</text:p>
          </table:table-cell>
          <table:table-cell office:value-type="float" office:value="-277.769186439406" calcext:value-type="float">
            <text:p>-277.769186439406</text:p>
          </table:table-cell>
          <table:table-cell office:value-type="float" office:value="-320.315261595155" calcext:value-type="float">
            <text:p>-320.315261595155</text:p>
          </table:table-cell>
          <table:table-cell office:value-type="float" office:value="-422.815358531903" calcext:value-type="float">
            <text:p>-422.815358531903</text:p>
          </table:table-cell>
          <table:table-cell table:number-columns-repeated="5"/>
          <table:table-cell table:formula="of:=10^(([.$AG$1]-[.E11])/(10*[.$AG$2]))" office:value-type="float" office:value="90.7564962241496" calcext:value-type="float">
            <text:p>90.7564962241496</text:p>
          </table:table-cell>
          <table:table-cell table:formula="of:=10^(([.$AG$1]-[.F11])/(10*[.$AG$2]))" office:value-type="float" office:value="91.4308279934329" calcext:value-type="float">
            <text:p>91.4308279934329</text:p>
          </table:table-cell>
          <table:table-cell table:formula="of:=10^(([.$AG$1]-[.J11])/(10*[.$AG$2]))" office:value-type="float" office:value="60.6836730771979" calcext:value-type="float">
            <text:p>60.6836730771979</text:p>
          </table:table-cell>
          <table:table-cell table:formula="of:=10^(([.$AG$1]-[.K11])/(10*[.$AG$2]))" office:value-type="float" office:value="60.4723358353465" calcext:value-type="float">
            <text:p>60.4723358353465</text:p>
          </table:table-cell>
          <table:table-cell table:formula="of:=10^(([.$AG$1]-[.O11])/(10*[.$AG$2]))" office:value-type="float" office:value="64.0355484757398" calcext:value-type="float">
            <text:p>64.0355484757398</text:p>
          </table:table-cell>
          <table:table-cell table:formula="of:=10^(([.$AG$1]-[.P11])/(10*[.$AG$2]))" office:value-type="float" office:value="60.4723358353465" calcext:value-type="float">
            <text:p>60.4723358353465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1.6337220181634" calcext:value-type="float">
            <text:p>41.6337220181634</text:p>
          </table:table-cell>
          <table:table-cell office:value-type="float" office:value="-99" calcext:value-type="float">
            <text:p>-99</text:p>
          </table:table-cell>
          <table:table-cell office:value-type="float" office:value="-92" calcext:value-type="float">
            <text:p>-92</text:p>
          </table:table-cell>
          <table:table-cell office:value-type="float" office:value="-94.6596605343" calcext:value-type="float">
            <text:p>-94.6596605343</text:p>
          </table:table-cell>
          <table:table-cell office:value-type="float" office:value="-95.5020265427" calcext:value-type="float">
            <text:p>-95.5020265427</text:p>
          </table:table-cell>
          <table:table-cell office:value-type="float" office:value="33.265088597711" calcext:value-type="float">
            <text:p>33.265088597711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872283607" calcext:value-type="float">
            <text:p>-90.872283607</text:p>
          </table:table-cell>
          <table:table-cell office:value-type="float" office:value="-90.796930489" calcext:value-type="float">
            <text:p>-90.796930489</text:p>
          </table:table-cell>
          <table:table-cell office:value-type="float" office:value="24.873837163846" calcext:value-type="float">
            <text:p>24.873837163846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338101617" calcext:value-type="float">
            <text:p>-91.338101617</text:p>
          </table:table-cell>
          <table:table-cell office:value-type="float" office:value="-90.796930489" calcext:value-type="float">
            <text:p>-90.796930489</text:p>
          </table:table-cell>
          <table:table-cell office:value-type="float" office:value="25.7792366858153" calcext:value-type="float">
            <text:p>25.7792366858153</text:p>
          </table:table-cell>
          <table:table-cell office:value-type="float" office:value="-192.158209816603" calcext:value-type="float">
            <text:p>-192.158209816603</text:p>
          </table:table-cell>
          <table:table-cell office:value-type="float" office:value="-221.783792800017" calcext:value-type="float">
            <text:p>-221.783792800017</text:p>
          </table:table-cell>
          <table:table-cell office:value-type="float" office:value="-291.954085043832" calcext:value-type="float">
            <text:p>-291.954085043832</text:p>
          </table:table-cell>
          <table:table-cell table:number-columns-repeated="5"/>
          <table:table-cell table:formula="of:=10^(([.$AG$1]-[.E12])/(10*[.$AG$2]))" office:value-type="float" office:value="82.7718812028967" calcext:value-type="float">
            <text:p>82.7718812028967</text:p>
          </table:table-cell>
          <table:table-cell table:formula="of:=10^(([.$AG$1]-[.F12])/(10*[.$AG$2]))" office:value-type="float" office:value="88.6011844695033" calcext:value-type="float">
            <text:p>88.6011844695033</text:p>
          </table:table-cell>
          <table:table-cell table:formula="of:=10^(([.$AG$1]-[.J12])/(10*[.$AG$2]))" office:value-type="float" office:value="60.9526240846885" calcext:value-type="float">
            <text:p>60.9526240846885</text:p>
          </table:table-cell>
          <table:table-cell table:formula="of:=10^(([.$AG$1]-[.K12])/(10*[.$AG$2]))" office:value-type="float" office:value="60.5826739842264" calcext:value-type="float">
            <text:p>60.5826739842264</text:p>
          </table:table-cell>
          <table:table-cell table:formula="of:=10^(([.$AG$1]-[.O12])/(10*[.$AG$2]))" office:value-type="float" office:value="63.2902627772548" calcext:value-type="float">
            <text:p>63.2902627772548</text:p>
          </table:table-cell>
          <table:table-cell table:formula="of:=10^(([.$AG$1]-[.P12])/(10*[.$AG$2]))" office:value-type="float" office:value="60.5826739842264" calcext:value-type="float">
            <text:p>60.5826739842264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1.6268235215619" calcext:value-type="float">
            <text:p>41.6268235215619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3.56176237401" calcext:value-type="float">
            <text:p>-93.56176237401</text:p>
          </table:table-cell>
          <table:table-cell office:value-type="float" office:value="-95.05182388843" calcext:value-type="float">
            <text:p>-95.05182388843</text:p>
          </table:table-cell>
          <table:table-cell office:value-type="float" office:value="30.5768032777443" calcext:value-type="float">
            <text:p>30.5768032777443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9105985249" calcext:value-type="float">
            <text:p>-90.9105985249</text:p>
          </table:table-cell>
          <table:table-cell office:value-type="float" office:value="-90.8172374401" calcext:value-type="float">
            <text:p>-90.8172374401</text:p>
          </table:table-cell>
          <table:table-cell office:value-type="float" office:value="24.9470932747455" calcext:value-type="float">
            <text:p>24.9470932747455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1.2366711319" calcext:value-type="float">
            <text:p>-91.2366711319</text:p>
          </table:table-cell>
          <table:table-cell office:value-type="float" office:value="-90.8172374401" calcext:value-type="float">
            <text:p>-90.8172374401</text:p>
          </table:table-cell>
          <table:table-cell office:value-type="float" office:value="25.5793225154104" calcext:value-type="float">
            <text:p>25.5793225154104</text:p>
          </table:table-cell>
          <table:table-cell office:value-type="float" office:value="-120.793948382058" calcext:value-type="float">
            <text:p>-120.793948382058</text:p>
          </table:table-cell>
          <table:table-cell office:value-type="float" office:value="-142.113379921373" calcext:value-type="float">
            <text:p>-142.113379921373</text:p>
          </table:table-cell>
          <table:table-cell office:value-type="float" office:value="-184.392294130846" calcext:value-type="float">
            <text:p>-184.392294130846</text:p>
          </table:table-cell>
          <table:table-cell table:number-columns-repeated="5"/>
          <table:table-cell table:formula="of:=10^(([.$AG$1]-[.E13])/(10*[.$AG$2]))" office:value-type="float" office:value="75.7460662366257" calcext:value-type="float">
            <text:p>75.7460662366257</text:p>
          </table:table-cell>
          <table:table-cell table:formula="of:=10^(([.$AG$1]-[.F13])/(10*[.$AG$2]))" office:value-type="float" office:value="85.436400605818" calcext:value-type="float">
            <text:p>85.436400605818</text:p>
          </table:table-cell>
          <table:table-cell table:formula="of:=10^(([.$AG$1]-[.J13])/(10*[.$AG$2]))" office:value-type="float" office:value="61.1415987131672" calcext:value-type="float">
            <text:p>61.1415987131672</text:p>
          </table:table-cell>
          <table:table-cell table:formula="of:=10^(([.$AG$1]-[.K13])/(10*[.$AG$2]))" office:value-type="float" office:value="60.6821504394147" calcext:value-type="float">
            <text:p>60.6821504394147</text:p>
          </table:table-cell>
          <table:table-cell table:formula="of:=10^(([.$AG$1]-[.O13])/(10*[.$AG$2]))" office:value-type="float" office:value="62.7737299076553" calcext:value-type="float">
            <text:p>62.7737299076553</text:p>
          </table:table-cell>
          <table:table-cell table:formula="of:=10^(([.$AG$1]-[.P13])/(10*[.$AG$2]))" office:value-type="float" office:value="60.6821504394147" calcext:value-type="float">
            <text:p>60.6821504394147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41.6096808458432" calcext:value-type="float">
            <text:p>41.6096808458432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2.493233661807" calcext:value-type="float">
            <text:p>-92.493233661807</text:p>
          </table:table-cell>
          <table:table-cell office:value-type="float" office:value="-94.546641499587" calcext:value-type="float">
            <text:p>-94.546641499587</text:p>
          </table:table-cell>
          <table:table-cell office:value-type="float" office:value="28.1691962454346" calcext:value-type="float">
            <text:p>28.1691962454346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93741896743" calcext:value-type="float">
            <text:p>-90.93741896743</text:p>
          </table:table-cell>
          <table:table-cell office:value-type="float" office:value="-90.83551369609" calcext:value-type="float">
            <text:p>-90.83551369609</text:p>
          </table:table-cell>
          <table:table-cell office:value-type="float" office:value="24.9985008841188" calcext:value-type="float">
            <text:p>24.9985008841188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16566979233" calcext:value-type="float">
            <text:p>-91.16566979233</text:p>
          </table:table-cell>
          <table:table-cell office:value-type="float" office:value="-90.83551369609" calcext:value-type="float">
            <text:p>-90.83551369609</text:p>
          </table:table-cell>
          <table:table-cell office:value-type="float" office:value="25.4403057446508" calcext:value-type="float">
            <text:p>25.4403057446508</text:p>
          </table:table-cell>
          <table:table-cell office:value-type="float" office:value="-60.5487934398946" calcext:value-type="float">
            <text:p>-60.5487934398946</text:p>
          </table:table-cell>
          <table:table-cell office:value-type="float" office:value="-76.6566230275085" calcext:value-type="float">
            <text:p>-76.6566230275085</text:p>
          </table:table-cell>
          <table:table-cell office:value-type="float" office:value="-93.962140843232" calcext:value-type="float">
            <text:p>-93.962140843232</text:p>
          </table:table-cell>
          <table:table-cell table:number-columns-repeated="5"/>
          <table:table-cell table:formula="of:=10^(([.$AG$1]-[.E14])/(10*[.$AG$2]))" office:value-type="float" office:value="69.4812859613981" calcext:value-type="float">
            <text:p>69.4812859613981</text:p>
          </table:table-cell>
          <table:table-cell table:formula="of:=10^(([.$AG$1]-[.F14])/(10*[.$AG$2]))" office:value-type="float" office:value="82.0195242015408" calcext:value-type="float">
            <text:p>82.0195242015408</text:p>
          </table:table-cell>
          <table:table-cell table:formula="of:=10^(([.$AG$1]-[.J14])/(10*[.$AG$2]))" office:value-type="float" office:value="61.2742294484838" calcext:value-type="float">
            <text:p>61.2742294484838</text:p>
          </table:table-cell>
          <table:table-cell table:formula="of:=10^(([.$AG$1]-[.K14])/(10*[.$AG$2]))" office:value-type="float" office:value="60.7718188970192" calcext:value-type="float">
            <text:p>60.7718188970192</text:p>
          </table:table-cell>
          <table:table-cell table:formula="of:=10^(([.$AG$1]-[.O14])/(10*[.$AG$2]))" office:value-type="float" office:value="62.4146672313482" calcext:value-type="float">
            <text:p>62.4146672313482</text:p>
          </table:table-cell>
          <table:table-cell table:formula="of:=10^(([.$AG$1]-[.P14])/(10*[.$AG$2]))" office:value-type="float" office:value="60.7718188970192" calcext:value-type="float">
            <text:p>60.7718188970192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1.6045959396138" calcext:value-type="float">
            <text:p>41.6045959396138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2.0452635632649" calcext:value-type="float">
            <text:p>-92.0452635632649</text:p>
          </table:table-cell>
          <table:table-cell office:value-type="float" office:value="-94.1919773496283" calcext:value-type="float">
            <text:p>-94.1919773496283</text:p>
          </table:table-cell>
          <table:table-cell office:value-type="float" office:value="27.2171169087423" calcext:value-type="float">
            <text:p>27.217116908742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0.656193277201" calcext:value-type="float">
            <text:p>-90.656193277201</text:p>
          </table:table-cell>
          <table:table-cell office:value-type="float" office:value="-90.751962326481" calcext:value-type="float">
            <text:p>-90.751962326481</text:p>
          </table:table-cell>
          <table:table-cell office:value-type="float" office:value="24.4646933158009" calcext:value-type="float">
            <text:p>24.4646933158009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1.115968854631" calcext:value-type="float">
            <text:p>-91.115968854631</text:p>
          </table:table-cell>
          <table:table-cell office:value-type="float" office:value="-90.751962326481" calcext:value-type="float">
            <text:p>-90.751962326481</text:p>
          </table:table-cell>
          <table:table-cell office:value-type="float" office:value="25.3434437836287" calcext:value-type="float">
            <text:p>25.3434437836287</text:p>
          </table:table-cell>
          <table:table-cell office:value-type="float" office:value="-28.3969499516355" calcext:value-type="float">
            <text:p>-28.3969499516355</text:p>
          </table:table-cell>
          <table:table-cell office:value-type="float" office:value="-64.6891971763415" calcext:value-type="float">
            <text:p>-64.6891971763415</text:p>
          </table:table-cell>
          <table:table-cell office:value-type="float" office:value="-65.7103851009453" calcext:value-type="float">
            <text:p>-65.7103851009453</text:p>
          </table:table-cell>
          <table:table-cell table:number-columns-repeated="5"/>
          <table:table-cell table:formula="of:=10^(([.$AG$1]-[.E15])/(10*[.$AG$2]))" office:value-type="float" office:value="67.0115400136425" calcext:value-type="float">
            <text:p>67.0115400136425</text:p>
          </table:table-cell>
          <table:table-cell table:formula="of:=10^(([.$AG$1]-[.F15])/(10*[.$AG$2]))" office:value-type="float" office:value="79.7026735182354" calcext:value-type="float">
            <text:p>79.7026735182354</text:p>
          </table:table-cell>
          <table:table-cell table:formula="of:=10^(([.$AG$1]-[.J15])/(10*[.$AG$2]))" office:value-type="float" office:value="59.897719875177" calcext:value-type="float">
            <text:p>59.897719875177</text:p>
          </table:table-cell>
          <table:table-cell table:formula="of:=10^(([.$AG$1]-[.K15])/(10*[.$AG$2]))" office:value-type="float" office:value="60.3629711130639" calcext:value-type="float">
            <text:p>60.3629711130639</text:p>
          </table:table-cell>
          <table:table-cell table:formula="of:=10^(([.$AG$1]-[.O15])/(10*[.$AG$2]))" office:value-type="float" office:value="62.1645460817301" calcext:value-type="float">
            <text:p>62.1645460817301</text:p>
          </table:table-cell>
          <table:table-cell table:formula="of:=10^(([.$AG$1]-[.P15])/(10*[.$AG$2]))" office:value-type="float" office:value="60.3629711130639" calcext:value-type="float">
            <text:p>60.362971113063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.6096766139219" calcext:value-type="float">
            <text:p>41.6096766139219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2.0316844942854" calcext:value-type="float">
            <text:p>-92.0316844942854</text:p>
          </table:table-cell>
          <table:table-cell office:value-type="float" office:value="-93.9727796146655" calcext:value-type="float">
            <text:p>-93.9727796146655</text:p>
          </table:table-cell>
          <table:table-cell office:value-type="float" office:value="27.1887651340419" calcext:value-type="float">
            <text:p>27.1887651340419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9.8593352940407" calcext:value-type="float">
            <text:p>-89.8593352940407</text:p>
          </table:table-cell>
          <table:table-cell office:value-type="float" office:value="-90.4767660938329" calcext:value-type="float">
            <text:p>-90.4767660938329</text:p>
          </table:table-cell>
          <table:table-cell office:value-type="float" office:value="23.0132440528899" calcext:value-type="float">
            <text:p>23.0132440528899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0811781982417" calcext:value-type="float">
            <text:p>-91.0811781982417</text:p>
          </table:table-cell>
          <table:table-cell office:value-type="float" office:value="-90.4767660938329" calcext:value-type="float">
            <text:p>-90.4767660938329</text:p>
          </table:table-cell>
          <table:table-cell office:value-type="float" office:value="25.2758599271666" calcext:value-type="float">
            <text:p>25.2758599271666</text:p>
          </table:table-cell>
          <table:table-cell office:value-type="float" office:value="-1.15261579367461" calcext:value-type="float">
            <text:p>-1.15261579367461</text:p>
          </table:table-cell>
          <table:table-cell office:value-type="float" office:value="-95.3116125800991" calcext:value-type="float">
            <text:p>-95.3116125800991</text:p>
          </table:table-cell>
          <table:table-cell office:value-type="float" office:value="-91.9010203607987" calcext:value-type="float">
            <text:p>-91.9010203607987</text:p>
          </table:table-cell>
          <table:table-cell table:number-columns-repeated="5"/>
          <table:table-cell table:formula="of:=10^(([.$AG$1]-[.E16])/(10*[.$AG$2]))" office:value-type="float" office:value="66.938062878592" calcext:value-type="float">
            <text:p>66.938062878592</text:p>
          </table:table-cell>
          <table:table-cell table:formula="of:=10^(([.$AG$1]-[.F16])/(10*[.$AG$2]))" office:value-type="float" office:value="78.3036021102641" calcext:value-type="float">
            <text:p>78.3036021102641</text:p>
          </table:table-cell>
          <table:table-cell table:formula="of:=10^(([.$AG$1]-[.J16])/(10*[.$AG$2]))" office:value-type="float" office:value="56.1630081731244" calcext:value-type="float">
            <text:p>56.1630081731244</text:p>
          </table:table-cell>
          <table:table-cell table:formula="of:=10^(([.$AG$1]-[.K16])/(10*[.$AG$2]))" office:value-type="float" office:value="59.0356840476313" calcext:value-type="float">
            <text:p>59.0356840476313</text:p>
          </table:table-cell>
          <table:table-cell table:formula="of:=10^(([.$AG$1]-[.O16])/(10*[.$AG$2]))" office:value-type="float" office:value="61.9900579073867" calcext:value-type="float">
            <text:p>61.9900579073867</text:p>
          </table:table-cell>
          <table:table-cell table:formula="of:=10^(([.$AG$1]-[.P16])/(10*[.$AG$2]))" office:value-type="float" office:value="59.0356840476313" calcext:value-type="float">
            <text:p>59.0356840476313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1.6238013110127" calcext:value-type="float">
            <text:p>41.6238013110127</text:p>
          </table:table-cell>
          <table:table-cell office:value-type="float" office:value="-105" calcext:value-type="float">
            <text:p>-105</text:p>
          </table:table-cell>
          <table:table-cell office:value-type="float" office:value="-91" calcext:value-type="float">
            <text:p>-91</text:p>
          </table:table-cell>
          <table:table-cell office:value-type="float" office:value="-91.7221791459998" calcext:value-type="float">
            <text:p>-91.7221791459998</text:p>
          </table:table-cell>
          <table:table-cell office:value-type="float" office:value="-93.6755016531989" calcext:value-type="float">
            <text:p>-93.6755016531989</text:p>
          </table:table-cell>
          <table:table-cell office:value-type="float" office:value="26.5504959685106" calcext:value-type="float">
            <text:p>26.5504959685106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9.0015347058285" calcext:value-type="float">
            <text:p>-89.0015347058285</text:p>
          </table:table-cell>
          <table:table-cell office:value-type="float" office:value="-90.1290894844496" calcext:value-type="float">
            <text:p>-90.1290894844496</text:p>
          </table:table-cell>
          <table:table-cell office:value-type="float" office:value="21.5468848235929" calcext:value-type="float">
            <text:p>21.5468848235929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0568247387692" calcext:value-type="float">
            <text:p>-91.0568247387692</text:p>
          </table:table-cell>
          <table:table-cell office:value-type="float" office:value="-90.1290894844496" calcext:value-type="float">
            <text:p>-90.1290894844496</text:p>
          </table:table-cell>
          <table:table-cell office:value-type="float" office:value="25.2286584914425" calcext:value-type="float">
            <text:p>25.2286584914425</text:p>
          </table:table-cell>
          <table:table-cell office:value-type="float" office:value="41.2020888530113" calcext:value-type="float">
            <text:p>41.2020888530113</text:p>
          </table:table-cell>
          <table:table-cell office:value-type="float" office:value="-109.421177533053" calcext:value-type="float">
            <text:p>-109.421177533053</text:p>
          </table:table-cell>
          <table:table-cell office:value-type="float" office:value="-114.366716342788" calcext:value-type="float">
            <text:p>-114.366716342788</text:p>
          </table:table-cell>
          <table:table-cell table:number-columns-repeated="5"/>
          <table:table-cell table:formula="of:=10^(([.$AG$1]-[.E17])/(10*[.$AG$2]))" office:value-type="float" office:value="65.2849842038646" calcext:value-type="float">
            <text:p>65.2849842038646</text:p>
          </table:table-cell>
          <table:table-cell table:formula="of:=10^(([.$AG$1]-[.F17])/(10*[.$AG$2]))" office:value-type="float" office:value="76.4453256759062" calcext:value-type="float">
            <text:p>76.4453256759062</text:p>
          </table:table-cell>
          <table:table-cell table:formula="of:=10^(([.$AG$1]-[.J17])/(10*[.$AG$2]))" office:value-type="float" office:value="52.4025106538202" calcext:value-type="float">
            <text:p>52.4025106538202</text:p>
          </table:table-cell>
          <table:table-cell table:formula="of:=10^(([.$AG$1]-[.K17])/(10*[.$AG$2]))" office:value-type="float" office:value="57.4004663063643" calcext:value-type="float">
            <text:p>57.4004663063643</text:p>
          </table:table-cell>
          <table:table-cell table:formula="of:=10^(([.$AG$1]-[.O17])/(10*[.$AG$2]))" office:value-type="float" office:value="61.8682076783877" calcext:value-type="float">
            <text:p>61.8682076783877</text:p>
          </table:table-cell>
          <table:table-cell table:formula="of:=10^(([.$AG$1]-[.P17])/(10*[.$AG$2]))" office:value-type="float" office:value="57.4004663063643" calcext:value-type="float">
            <text:p>57.4004663063643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1.7510126283875" calcext:value-type="float">
            <text:p>41.7510126283875</text:p>
          </table:table-cell>
          <table:table-cell office:value-type="float" office:value="-105" calcext:value-type="float">
            <text:p>-105</text:p>
          </table:table-cell>
          <table:table-cell office:value-type="float" office:value="-91" calcext:value-type="float">
            <text:p>-91</text:p>
          </table:table-cell>
          <table:table-cell office:value-type="float" office:value="-91.5055254021998" calcext:value-type="float">
            <text:p>-91.5055254021998</text:p>
          </table:table-cell>
          <table:table-cell office:value-type="float" office:value="-93.407951487879" calcext:value-type="float">
            <text:p>-93.407951487879</text:p>
          </table:table-cell>
          <table:table-cell office:value-type="float" office:value="26.1126439277133" calcext:value-type="float">
            <text:p>26.1126439277133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8.4010742940799" calcext:value-type="float">
            <text:p>-88.4010742940799</text:p>
          </table:table-cell>
          <table:table-cell office:value-type="float" office:value="-89.8161805360047" calcext:value-type="float">
            <text:p>-89.8161805360047</text:p>
          </table:table-cell>
          <table:table-cell office:value-type="float" office:value="20.5763881190387" calcext:value-type="float">
            <text:p>20.5763881190387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1.0397773171384" calcext:value-type="float">
            <text:p>-91.0397773171384</text:p>
          </table:table-cell>
          <table:table-cell office:value-type="float" office:value="-89.8161805360047" calcext:value-type="float">
            <text:p>-89.8161805360047</text:p>
          </table:table-cell>
          <table:table-cell office:value-type="float" office:value="25.1956699433314" calcext:value-type="float">
            <text:p>25.1956699433314</text:p>
          </table:table-cell>
          <table:table-cell office:value-type="float" office:value="68.3112752314415" calcext:value-type="float">
            <text:p>68.3112752314415</text:p>
          </table:table-cell>
          <table:table-cell office:value-type="float" office:value="-117.522011304649" calcext:value-type="float">
            <text:p>-117.522011304649</text:p>
          </table:table-cell>
          <table:table-cell office:value-type="float" office:value="-133.859914028424" calcext:value-type="float">
            <text:p>-133.859914028424</text:p>
          </table:table-cell>
          <table:table-cell table:number-columns-repeated="5"/>
          <table:table-cell table:formula="of:=10^(([.$AG$1]-[.E18])/(10*[.$AG$2]))" office:value-type="float" office:value="64.1521797925271" calcext:value-type="float">
            <text:p>64.1521797925271</text:p>
          </table:table-cell>
          <table:table-cell table:formula="of:=10^(([.$AG$1]-[.F18])/(10*[.$AG$2]))" office:value-type="float" office:value="74.8106124355862" calcext:value-type="float">
            <text:p>74.8106124355862</text:p>
          </table:table-cell>
          <table:table-cell table:formula="of:=10^(([.$AG$1]-[.J18])/(10*[.$AG$2]))" office:value-type="float" office:value="49.9210036975855" calcext:value-type="float">
            <text:p>49.9210036975855</text:p>
          </table:table-cell>
          <table:table-cell table:formula="of:=10^(([.$AG$1]-[.K18])/(10*[.$AG$2]))" office:value-type="float" office:value="55.9675323751214" calcext:value-type="float">
            <text:p>55.9675323751214</text:p>
          </table:table-cell>
          <table:table-cell table:formula="of:=10^(([.$AG$1]-[.O18])/(10*[.$AG$2]))" office:value-type="float" office:value="61.7830550568678" calcext:value-type="float">
            <text:p>61.7830550568678</text:p>
          </table:table-cell>
          <table:table-cell table:formula="of:=10^(([.$AG$1]-[.P18])/(10*[.$AG$2]))" office:value-type="float" office:value="55.9675323751214" calcext:value-type="float">
            <text:p>55.9675323751214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1.7705640586243" calcext:value-type="float">
            <text:p>41.7705640586243</text:p>
          </table:table-cell>
          <table:table-cell office:value-type="float" office:value="-96" calcext:value-type="float">
            <text:p>-96</text:p>
          </table:table-cell>
          <table:table-cell office:value-type="float" office:value="-91" calcext:value-type="float">
            <text:p>-91</text:p>
          </table:table-cell>
          <table:table-cell office:value-type="float" office:value="-91.3538677815399" calcext:value-type="float">
            <text:p>-91.3538677815399</text:p>
          </table:table-cell>
          <table:table-cell office:value-type="float" office:value="-93.1671563390911" calcext:value-type="float">
            <text:p>-93.1671563390911</text:p>
          </table:table-cell>
          <table:table-cell office:value-type="float" office:value="25.8104509670129" calcext:value-type="float">
            <text:p>25.8104509670129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7.0807520058559" calcext:value-type="float">
            <text:p>-87.0807520058559</text:p>
          </table:table-cell>
          <table:table-cell office:value-type="float" office:value="-89.2345624824042" calcext:value-type="float">
            <text:p>-89.2345624824042</text:p>
          </table:table-cell>
          <table:table-cell office:value-type="float" office:value="18.5933823533268" calcext:value-type="float">
            <text:p>18.5933823533268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1.0278441219969" calcext:value-type="float">
            <text:p>-91.0278441219969</text:p>
          </table:table-cell>
          <table:table-cell office:value-type="float" office:value="-89.2345624824042" calcext:value-type="float">
            <text:p>-89.2345624824042</text:p>
          </table:table-cell>
          <table:table-cell office:value-type="float" office:value="25.1726036284805" calcext:value-type="float">
            <text:p>25.1726036284805</text:p>
          </table:table-cell>
          <table:table-cell office:value-type="float" office:value="108.156801549645" calcext:value-type="float">
            <text:p>108.156801549645</text:p>
          </table:table-cell>
          <table:table-cell office:value-type="float" office:value="-145.696141719806" calcext:value-type="float">
            <text:p>-145.696141719806</text:p>
          </table:table-cell>
          <table:table-cell office:value-type="float" office:value="-180.030204248496" calcext:value-type="float">
            <text:p>-180.030204248496</text:p>
          </table:table-cell>
          <table:table-cell table:number-columns-repeated="5"/>
          <table:table-cell table:formula="of:=10^(([.$AG$1]-[.E19])/(10*[.$AG$2]))" office:value-type="float" office:value="63.3709324715102" calcext:value-type="float">
            <text:p>63.3709324715102</text:p>
          </table:table-cell>
          <table:table-cell table:formula="of:=10^(([.$AG$1]-[.F19])/(10*[.$AG$2]))" office:value-type="float" office:value="73.369280052264" calcext:value-type="float">
            <text:p>73.369280052264</text:p>
          </table:table-cell>
          <table:table-cell table:formula="of:=10^(([.$AG$1]-[.J19])/(10*[.$AG$2]))" office:value-type="float" office:value="44.8700145882287" calcext:value-type="float">
            <text:p>44.8700145882287</text:p>
          </table:table-cell>
          <table:table-cell table:formula="of:=10^(([.$AG$1]-[.K19])/(10*[.$AG$2]))" office:value-type="float" office:value="53.3984324463955" calcext:value-type="float">
            <text:p>53.3984324463955</text:p>
          </table:table-cell>
          <table:table-cell table:formula="of:=10^(([.$AG$1]-[.O19])/(10*[.$AG$2]))" office:value-type="float" office:value="61.7235179655507" calcext:value-type="float">
            <text:p>61.7235179655507</text:p>
          </table:table-cell>
          <table:table-cell table:formula="of:=10^(([.$AG$1]-[.P19])/(10*[.$AG$2]))" office:value-type="float" office:value="53.3984324463955" calcext:value-type="float">
            <text:p>53.3984324463955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1.8148895057846" calcext:value-type="float">
            <text:p>41.8148895057846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1.2477074470779" calcext:value-type="float">
            <text:p>-91.2477074470779</text:p>
          </table:table-cell>
          <table:table-cell office:value-type="float" office:value="-92.950440705182" calcext:value-type="float">
            <text:p>-92.950440705182</text:p>
          </table:table-cell>
          <table:table-cell office:value-type="float" office:value="25.6009991330966" calcext:value-type="float">
            <text:p>25.6009991330966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6.1565264040992" calcext:value-type="float">
            <text:p>-86.1565264040992</text:p>
          </table:table-cell>
          <table:table-cell office:value-type="float" office:value="-88.7111062341638" calcext:value-type="float">
            <text:p>-88.7111062341638</text:p>
          </table:table-cell>
          <table:table-cell office:value-type="float" office:value="17.3201193418445" calcext:value-type="float">
            <text:p>17.3201193418445</text:p>
          </table:table-cell>
          <table:table-cell office:value-type="float" office:value="-94" calcext:value-type="float">
            <text:p>-94</text:p>
          </table:table-cell>
          <table:table-cell office:value-type="float" office:value="-88" calcext:value-type="float">
            <text:p>-88</text:p>
          </table:table-cell>
          <table:table-cell office:value-type="float" office:value="-90.1194908853978" calcext:value-type="float">
            <text:p>-90.1194908853978</text:p>
          </table:table-cell>
          <table:table-cell office:value-type="float" office:value="-88.7111062341638" calcext:value-type="float">
            <text:p>-88.7111062341638</text:p>
          </table:table-cell>
          <table:table-cell office:value-type="float" office:value="23.4773836092696" calcext:value-type="float">
            <text:p>23.4773836092696</text:p>
          </table:table-cell>
          <table:table-cell office:value-type="float" office:value="57.9949063858385" calcext:value-type="float">
            <text:p>57.9949063858385</text:p>
          </table:table-cell>
          <table:table-cell office:value-type="float" office:value="-161.586646635034" calcext:value-type="float">
            <text:p>-161.586646635034</text:p>
          </table:table-cell>
          <table:table-cell office:value-type="float" office:value="-170.254406384519" calcext:value-type="float">
            <text:p>-170.254406384519</text:p>
          </table:table-cell>
          <table:table-cell table:number-columns-repeated="5"/>
          <table:table-cell table:formula="of:=10^(([.$AG$1]-[.E20])/(10*[.$AG$2]))" office:value-type="float" office:value="62.8297271308684" calcext:value-type="float">
            <text:p>62.8297271308684</text:p>
          </table:table-cell>
          <table:table-cell table:formula="of:=10^(([.$AG$1]-[.F20])/(10*[.$AG$2]))" office:value-type="float" office:value="72.0958389961437" calcext:value-type="float">
            <text:p>72.0958389961437</text:p>
          </table:table-cell>
          <table:table-cell table:formula="of:=10^(([.$AG$1]-[.J20])/(10*[.$AG$2]))" office:value-type="float" office:value="41.6415840970852" calcext:value-type="float">
            <text:p>41.6415840970852</text:p>
          </table:table-cell>
          <table:table-cell table:formula="of:=10^(([.$AG$1]-[.K20])/(10*[.$AG$2]))" office:value-type="float" office:value="51.1872292853957" calcext:value-type="float">
            <text:p>51.1872292853957</text:p>
          </table:table-cell>
          <table:table-cell table:formula="of:=10^(([.$AG$1]-[.O20])/(10*[.$AG$2]))" office:value-type="float" office:value="57.3559698204144" calcext:value-type="float">
            <text:p>57.3559698204144</text:p>
          </table:table-cell>
          <table:table-cell table:formula="of:=10^(([.$AG$1]-[.P20])/(10*[.$AG$2]))" office:value-type="float" office:value="51.1872292853957" calcext:value-type="float">
            <text:p>51.187229285395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8710308075747" calcext:value-type="float">
            <text:p>41.8710308075747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90.5733952129545" calcext:value-type="float">
            <text:p>-90.5733952129545</text:p>
          </table:table-cell>
          <table:table-cell office:value-type="float" office:value="-92.5553966346638" calcext:value-type="float">
            <text:p>-92.5553966346638</text:p>
          </table:table-cell>
          <table:table-cell office:value-type="float" office:value="24.3097134942857" calcext:value-type="float">
            <text:p>24.3097134942857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5.2095684828694" calcext:value-type="float">
            <text:p>-85.2095684828694</text:p>
          </table:table-cell>
          <table:table-cell office:value-type="float" office:value="-88.1399956107474" calcext:value-type="float">
            <text:p>-88.1399956107474</text:p>
          </table:table-cell>
          <table:table-cell office:value-type="float" office:value="16.1059229121449" calcext:value-type="float">
            <text:p>16.1059229121449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9.1836436197785" calcext:value-type="float">
            <text:p>-89.1836436197785</text:p>
          </table:table-cell>
          <table:table-cell office:value-type="float" office:value="-88.1399956107474" calcext:value-type="float">
            <text:p>-88.1399956107474</text:p>
          </table:table-cell>
          <table:table-cell office:value-type="float" office:value="21.8501683438564" calcext:value-type="float">
            <text:p>21.8501683438564</text:p>
          </table:table-cell>
          <table:table-cell office:value-type="float" office:value="39.2771918481543" calcext:value-type="float">
            <text:p>39.2771918481543</text:p>
          </table:table-cell>
          <table:table-cell office:value-type="float" office:value="-150.739735146501" calcext:value-type="float">
            <text:p>-150.739735146501</text:p>
          </table:table-cell>
          <table:table-cell office:value-type="float" office:value="-154.37371248335" calcext:value-type="float">
            <text:p>-154.37371248335</text:p>
          </table:table-cell>
          <table:table-cell table:number-columns-repeated="5"/>
          <table:table-cell table:formula="of:=10^(([.$AG$1]-[.E21])/(10*[.$AG$2]))" office:value-type="float" office:value="59.4983737133715" calcext:value-type="float">
            <text:p>59.4983737133715</text:p>
          </table:table-cell>
          <table:table-cell table:formula="of:=10^(([.$AG$1]-[.F21])/(10*[.$AG$2]))" office:value-type="float" office:value="69.8311195355766" calcext:value-type="float">
            <text:p>69.8311195355766</text:p>
          </table:table-cell>
          <table:table-cell table:formula="of:=10^(([.$AG$1]-[.J21])/(10*[.$AG$2]))" office:value-type="float" office:value="38.5745304696435" calcext:value-type="float">
            <text:p>38.5745304696435</text:p>
          </table:table-cell>
          <table:table-cell table:formula="of:=10^(([.$AG$1]-[.K21])/(10*[.$AG$2]))" office:value-type="float" office:value="48.8790383537736" calcext:value-type="float">
            <text:p>48.8790383537736</text:p>
          </table:table-cell>
          <table:table-cell table:formula="of:=10^(([.$AG$1]-[.O21])/(10*[.$AG$2]))" office:value-type="float" office:value="53.1792099979533" calcext:value-type="float">
            <text:p>53.1792099979533</text:p>
          </table:table-cell>
          <table:table-cell table:formula="of:=10^(([.$AG$1]-[.P21])/(10*[.$AG$2]))" office:value-type="float" office:value="48.8790383537736" calcext:value-type="float">
            <text:p>48.8790383537736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1.869365452428" calcext:value-type="float">
            <text:p>41.869365452428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9.8013766490682" calcext:value-type="float">
            <text:p>-89.8013766490682</text:p>
          </table:table-cell>
          <table:table-cell office:value-type="float" office:value="-92.0998569711974" calcext:value-type="float">
            <text:p>-92.0998569711974</text:p>
          </table:table-cell>
          <table:table-cell office:value-type="float" office:value="22.9110972257452" calcext:value-type="float">
            <text:p>22.9110972257452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4.5466979380086" calcext:value-type="float">
            <text:p>-84.5466979380086</text:p>
          </table:table-cell>
          <table:table-cell office:value-type="float" office:value="-87.6259960496727" calcext:value-type="float">
            <text:p>-87.6259960496727</text:p>
          </table:table-cell>
          <table:table-cell office:value-type="float" office:value="15.3069946802743" calcext:value-type="float">
            <text:p>15.3069946802743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8.5285505338449" calcext:value-type="float">
            <text:p>-88.5285505338449</text:p>
          </table:table-cell>
          <table:table-cell office:value-type="float" office:value="-87.6259960496727" calcext:value-type="float">
            <text:p>-87.6259960496727</text:p>
          </table:table-cell>
          <table:table-cell office:value-type="float" office:value="20.7786989611271" calcext:value-type="float">
            <text:p>20.7786989611271</text:p>
          </table:table-cell>
          <table:table-cell office:value-type="float" office:value="40.196686482865" calcext:value-type="float">
            <text:p>40.196686482865</text:p>
          </table:table-cell>
          <table:table-cell office:value-type="float" office:value="-132.127404520728" calcext:value-type="float">
            <text:p>-132.127404520728</text:p>
          </table:table-cell>
          <table:table-cell office:value-type="float" office:value="-136.697436531194" calcext:value-type="float">
            <text:p>-136.697436531194</text:p>
          </table:table-cell>
          <table:table-cell table:number-columns-repeated="5"/>
          <table:table-cell table:formula="of:=10^(([.$AG$1]-[.E22])/(10*[.$AG$2]))" office:value-type="float" office:value="55.9006328467686" calcext:value-type="float">
            <text:p>55.9006328467686</text:p>
          </table:table-cell>
          <table:table-cell table:formula="of:=10^(([.$AG$1]-[.F22])/(10*[.$AG$2]))" office:value-type="float" office:value="67.3077630055162" calcext:value-type="float">
            <text:p>67.3077630055162</text:p>
          </table:table-cell>
          <table:table-cell table:formula="of:=10^(([.$AG$1]-[.J22])/(10*[.$AG$2]))" office:value-type="float" office:value="36.563017718265" calcext:value-type="float">
            <text:p>36.563017718265</text:p>
          </table:table-cell>
          <table:table-cell table:formula="of:=10^(([.$AG$1]-[.K22])/(10*[.$AG$2]))" office:value-type="float" office:value="46.8907933519103" calcext:value-type="float">
            <text:p>46.8907933519103</text:p>
          </table:table-cell>
          <table:table-cell table:formula="of:=10^(([.$AG$1]-[.O22])/(10*[.$AG$2]))" office:value-type="float" office:value="50.4378027709913" calcext:value-type="float">
            <text:p>50.4378027709913</text:p>
          </table:table-cell>
          <table:table-cell table:formula="of:=10^(([.$AG$1]-[.P22])/(10*[.$AG$2]))" office:value-type="float" office:value="46.8907933519103" calcext:value-type="float">
            <text:p>46.8907933519103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1.8892222494561" calcext:value-type="float">
            <text:p>41.8892222494561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8.9609636543477" calcext:value-type="float">
            <text:p>-88.9609636543477</text:p>
          </table:table-cell>
          <table:table-cell office:value-type="float" office:value="-91.5898712740777" calcext:value-type="float">
            <text:p>-91.5898712740777</text:p>
          </table:table-cell>
          <table:table-cell office:value-type="float" office:value="21.4798934043024" calcext:value-type="float">
            <text:p>21.4798934043024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office:value-type="float" office:value="-83.782688556606" calcext:value-type="float">
            <text:p>-83.782688556606</text:p>
          </table:table-cell>
          <table:table-cell office:value-type="float" office:value="-87.0633964447054" calcext:value-type="float">
            <text:p>-87.0633964447054</text:p>
          </table:table-cell>
          <table:table-cell office:value-type="float" office:value="14.4352048683862" calcext:value-type="float">
            <text:p>14.4352048683862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8.0699853736914" calcext:value-type="float">
            <text:p>-88.0699853736914</text:p>
          </table:table-cell>
          <table:table-cell office:value-type="float" office:value="-87.0633964447054" calcext:value-type="float">
            <text:p>-87.0633964447054</text:p>
          </table:table-cell>
          <table:table-cell office:value-type="float" office:value="20.0600885510157" calcext:value-type="float">
            <text:p>20.0600885510157</text:p>
          </table:table-cell>
          <table:table-cell office:value-type="float" office:value="55.1140738604564" calcext:value-type="float">
            <text:p>55.1140738604564</text:p>
          </table:table-cell>
          <table:table-cell office:value-type="float" office:value="-115.034855030869" calcext:value-type="float">
            <text:p>-115.034855030869</text:p>
          </table:table-cell>
          <table:table-cell office:value-type="float" office:value="-126.210537745629" calcext:value-type="float">
            <text:p>-126.210537745629</text:p>
          </table:table-cell>
          <table:table-cell table:number-columns-repeated="5"/>
          <table:table-cell table:formula="of:=10^(([.$AG$1]-[.E23])/(10*[.$AG$2]))" office:value-type="float" office:value="52.2310250730158" calcext:value-type="float">
            <text:p>52.2310250730158</text:p>
          </table:table-cell>
          <table:table-cell table:formula="of:=10^(([.$AG$1]-[.F23])/(10*[.$AG$2]))" office:value-type="float" office:value="64.5908384151618" calcext:value-type="float">
            <text:p>64.5908384151618</text:p>
          </table:table-cell>
          <table:table-cell table:formula="of:=10^(([.$AG$1]-[.J23])/(10*[.$AG$2]))" office:value-type="float" office:value="34.3743651611495" calcext:value-type="float">
            <text:p>34.3743651611495</text:p>
          </table:table-cell>
          <table:table-cell table:formula="of:=10^(([.$AG$1]-[.K23])/(10*[.$AG$2]))" office:value-type="float" office:value="44.807142012655" calcext:value-type="float">
            <text:p>44.807142012655</text:p>
          </table:table-cell>
          <table:table-cell table:formula="of:=10^(([.$AG$1]-[.O23])/(10*[.$AG$2]))" office:value-type="float" office:value="48.6033443255177" calcext:value-type="float">
            <text:p>48.6033443255177</text:p>
          </table:table-cell>
          <table:table-cell table:formula="of:=10^(([.$AG$1]-[.P23])/(10*[.$AG$2]))" office:value-type="float" office:value="44.807142012655" calcext:value-type="float">
            <text:p>44.807142012655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1.8979610114023" calcext:value-type="float">
            <text:p>41.8979610114023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8.3726745580434" calcext:value-type="float">
            <text:p>-88.3726745580434</text:p>
          </table:table-cell>
          <table:table-cell office:value-type="float" office:value="-91.1308841466699" calcext:value-type="float">
            <text:p>-91.1308841466699</text:p>
          </table:table-cell>
          <table:table-cell office:value-type="float" office:value="20.5315853725707" calcext:value-type="float">
            <text:p>20.5315853725707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5478819896242" calcext:value-type="float">
            <text:p>-83.5478819896242</text:p>
          </table:table-cell>
          <table:table-cell office:value-type="float" office:value="-86.6570568002349" calcext:value-type="float">
            <text:p>-86.6570568002349</text:p>
          </table:table-cell>
          <table:table-cell office:value-type="float" office:value="14.1773828171353" calcext:value-type="float">
            <text:p>14.1773828171353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748989761584" calcext:value-type="float">
            <text:p>-87.748989761584</text:p>
          </table:table-cell>
          <table:table-cell office:value-type="float" office:value="-86.6570568002349" calcext:value-type="float">
            <text:p>-86.6570568002349</text:p>
          </table:table-cell>
          <table:table-cell office:value-type="float" office:value="19.5719001770498" calcext:value-type="float">
            <text:p>19.5719001770498</text:p>
          </table:table-cell>
          <table:table-cell office:value-type="float" office:value="59.7921322010712" calcext:value-type="float">
            <text:p>59.7921322010712</text:p>
          </table:table-cell>
          <table:table-cell office:value-type="float" office:value="-100.279006530707" calcext:value-type="float">
            <text:p>-100.279006530707</text:p>
          </table:table-cell>
          <table:table-cell office:value-type="float" office:value="-115.386276449224" calcext:value-type="float">
            <text:p>-115.386276449224</text:p>
          </table:table-cell>
          <table:table-cell table:number-columns-repeated="5"/>
          <table:table-cell table:formula="of:=10^(([.$AG$1]-[.E24])/(10*[.$AG$2]))" office:value-type="float" office:value="49.8065920354277" calcext:value-type="float">
            <text:p>49.8065920354277</text:p>
          </table:table-cell>
          <table:table-cell table:formula="of:=10^(([.$AG$1]-[.F24])/(10*[.$AG$2]))" office:value-type="float" office:value="62.2395021943041" calcext:value-type="float">
            <text:p>62.2395021943041</text:p>
          </table:table-cell>
          <table:table-cell table:formula="of:=10^(([.$AG$1]-[.J24])/(10*[.$AG$2]))" office:value-type="float" office:value="33.7284092859455" calcext:value-type="float">
            <text:p>33.7284092859455</text:p>
          </table:table-cell>
          <table:table-cell table:formula="of:=10^(([.$AG$1]-[.K24])/(10*[.$AG$2]))" office:value-type="float" office:value="43.3600438057214" calcext:value-type="float">
            <text:p>43.3600438057214</text:p>
          </table:table-cell>
          <table:table-cell table:formula="of:=10^(([.$AG$1]-[.O24])/(10*[.$AG$2]))" office:value-type="float" office:value="47.3590682620517" calcext:value-type="float">
            <text:p>47.3590682620517</text:p>
          </table:table-cell>
          <table:table-cell table:formula="of:=10^(([.$AG$1]-[.P24])/(10*[.$AG$2]))" office:value-type="float" office:value="43.3600438057214" calcext:value-type="float">
            <text:p>43.3600438057214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1.8976927090773" calcext:value-type="float">
            <text:p>41.8976927090773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7.6608721906304" calcext:value-type="float">
            <text:p>-87.6608721906304</text:p>
          </table:table-cell>
          <table:table-cell office:value-type="float" office:value="-90.6177957320029" calcext:value-type="float">
            <text:p>-90.6177957320029</text:p>
          </table:table-cell>
          <table:table-cell office:value-type="float" office:value="19.4399766832404" calcext:value-type="float">
            <text:p>19.4399766832404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3.0835173927369" calcext:value-type="float">
            <text:p>-83.0835173927369</text:p>
          </table:table-cell>
          <table:table-cell office:value-type="float" office:value="-86.1913511202114" calcext:value-type="float">
            <text:p>-86.1913511202114</text:p>
          </table:table-cell>
          <table:table-cell office:value-type="float" office:value="13.6809812101536" calcext:value-type="float">
            <text:p>13.6809812101536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5242928331088" calcext:value-type="float">
            <text:p>-87.5242928331088</text:p>
          </table:table-cell>
          <table:table-cell office:value-type="float" office:value="-86.1913511202114" calcext:value-type="float">
            <text:p>-86.1913511202114</text:p>
          </table:table-cell>
          <table:table-cell office:value-type="float" office:value="19.2372546725906" calcext:value-type="float">
            <text:p>19.2372546725906</text:p>
          </table:table-cell>
          <table:table-cell office:value-type="float" office:value="74.843639256296" calcext:value-type="float">
            <text:p>74.843639256296</text:p>
          </table:table-cell>
          <table:table-cell office:value-type="float" office:value="-86.7315666237984" calcext:value-type="float">
            <text:p>-86.7315666237984</text:p>
          </table:table-cell>
          <table:table-cell office:value-type="float" office:value="-113.298250304181" calcext:value-type="float">
            <text:p>-113.298250304181</text:p>
          </table:table-cell>
          <table:table-cell table:number-columns-repeated="5"/>
          <table:table-cell table:formula="of:=10^(([.$AG$1]-[.E25])/(10*[.$AG$2]))" office:value-type="float" office:value="47.0231052316467" calcext:value-type="float">
            <text:p>47.0231052316467</text:p>
          </table:table-cell>
          <table:table-cell table:formula="of:=10^(([.$AG$1]-[.F25])/(10*[.$AG$2]))" office:value-type="float" office:value="59.7121911705126" calcext:value-type="float">
            <text:p>59.7121911705126</text:p>
          </table:table-cell>
          <table:table-cell table:formula="of:=10^(([.$AG$1]-[.J25])/(10*[.$AG$2]))" office:value-type="float" office:value="32.4864581405167" calcext:value-type="float">
            <text:p>32.4864581405167</text:p>
          </table:table-cell>
          <table:table-cell table:formula="of:=10^(([.$AG$1]-[.K25])/(10*[.$AG$2]))" office:value-type="float" office:value="41.7589107709564" calcext:value-type="float">
            <text:p>41.7589107709564</text:p>
          </table:table-cell>
          <table:table-cell table:formula="of:=10^(([.$AG$1]-[.O25])/(10*[.$AG$2]))" office:value-type="float" office:value="46.5070772245381" calcext:value-type="float">
            <text:p>46.5070772245381</text:p>
          </table:table-cell>
          <table:table-cell table:formula="of:=10^(([.$AG$1]-[.P25])/(10*[.$AG$2]))" office:value-type="float" office:value="41.7589107709564" calcext:value-type="float">
            <text:p>41.758910770956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.9070640426416" calcext:value-type="float">
            <text:p>41.9070640426416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1626105334413" calcext:value-type="float">
            <text:p>-87.1626105334413</text:p>
          </table:table-cell>
          <table:table-cell office:value-type="float" office:value="-90.1560161588026" calcext:value-type="float">
            <text:p>-90.1560161588026</text:p>
          </table:table-cell>
          <table:table-cell office:value-type="float" office:value="18.7105699872902" calcext:value-type="float">
            <text:p>18.710569987290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7584621749158" calcext:value-type="float">
            <text:p>-82.7584621749158</text:p>
          </table:table-cell>
          <table:table-cell office:value-type="float" office:value="-85.7722160081903" calcext:value-type="float">
            <text:p>-85.7722160081903</text:p>
          </table:table-cell>
          <table:table-cell office:value-type="float" office:value="13.3438783023288" calcext:value-type="float">
            <text:p>13.3438783023288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3670049831761" calcext:value-type="float">
            <text:p>-87.3670049831761</text:p>
          </table:table-cell>
          <table:table-cell office:value-type="float" office:value="-85.7722160081903" calcext:value-type="float">
            <text:p>-85.7722160081903</text:p>
          </table:table-cell>
          <table:table-cell office:value-type="float" office:value="19.0064131780892" calcext:value-type="float">
            <text:p>19.0064131780892</text:p>
          </table:table-cell>
          <table:table-cell office:value-type="float" office:value="84.0717779212013" calcext:value-type="float">
            <text:p>84.0717779212013</text:p>
          </table:table-cell>
          <table:table-cell office:value-type="float" office:value="-78.2237914099646" calcext:value-type="float">
            <text:p>-78.2237914099646</text:p>
          </table:table-cell>
          <table:table-cell office:value-type="float" office:value="-113.659857026122" calcext:value-type="float">
            <text:p>-113.659857026122</text:p>
          </table:table-cell>
          <table:table-cell table:number-columns-repeated="5"/>
          <table:table-cell table:formula="of:=10^(([.$AG$1]-[.E26])/(10*[.$AG$2]))" office:value-type="float" office:value="45.1677482056136" calcext:value-type="float">
            <text:p>45.1677482056136</text:p>
          </table:table-cell>
          <table:table-cell table:formula="of:=10^(([.$AG$1]-[.F26])/(10*[.$AG$2]))" office:value-type="float" office:value="57.5254753551927" calcext:value-type="float">
            <text:p>57.5254753551927</text:p>
          </table:table-cell>
          <table:table-cell table:formula="of:=10^(([.$AG$1]-[.J26])/(10*[.$AG$2]))" office:value-type="float" office:value="31.6444038513827" calcext:value-type="float">
            <text:p>31.6444038513827</text:p>
          </table:table-cell>
          <table:table-cell table:formula="of:=10^(([.$AG$1]-[.K26])/(10*[.$AG$2]))" office:value-type="float" office:value="40.3685050771641" calcext:value-type="float">
            <text:p>40.3685050771641</text:p>
          </table:table-cell>
          <table:table-cell table:formula="of:=10^(([.$AG$1]-[.O26])/(10*[.$AG$2]))" office:value-type="float" office:value="45.9198197711428" calcext:value-type="float">
            <text:p>45.9198197711428</text:p>
          </table:table-cell>
          <table:table-cell table:formula="of:=10^(([.$AG$1]-[.P26])/(10*[.$AG$2]))" office:value-type="float" office:value="40.3685050771641" calcext:value-type="float">
            <text:p>40.3685050771641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1.8979283359912" calcext:value-type="float">
            <text:p>41.8979283359912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6.5138273734089" calcext:value-type="float">
            <text:p>-86.5138273734089</text:p>
          </table:table-cell>
          <table:table-cell office:value-type="float" office:value="-89.6404145429224" calcext:value-type="float">
            <text:p>-89.6404145429224</text:p>
          </table:table-cell>
          <table:table-cell office:value-type="float" office:value="17.8016768224947" calcext:value-type="float">
            <text:p>17.8016768224947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8309235224411" calcext:value-type="float">
            <text:p>-82.8309235224411</text:p>
          </table:table-cell>
          <table:table-cell office:value-type="float" office:value="-85.4949944073712" calcext:value-type="float">
            <text:p>-85.4949944073712</text:p>
          </table:table-cell>
          <table:table-cell office:value-type="float" office:value="13.4182985586402" calcext:value-type="float">
            <text:p>13.4182985586402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87.5569034882233" calcext:value-type="float">
            <text:p>-87.5569034882233</text:p>
          </table:table-cell>
          <table:table-cell office:value-type="float" office:value="-85.4949944073712" calcext:value-type="float">
            <text:p>-85.4949944073712</text:p>
          </table:table-cell>
          <table:table-cell office:value-type="float" office:value="19.2854650660743" calcext:value-type="float">
            <text:p>19.2854650660743</text:p>
          </table:table-cell>
          <table:table-cell office:value-type="float" office:value="108.837092236359" calcext:value-type="float">
            <text:p>108.837092236359</text:p>
          </table:table-cell>
          <table:table-cell office:value-type="float" office:value="-62.2340734017007" calcext:value-type="float">
            <text:p>-62.2340734017007</text:p>
          </table:table-cell>
          <table:table-cell office:value-type="float" office:value="-124.365134492265" calcext:value-type="float">
            <text:p>-124.365134492265</text:p>
          </table:table-cell>
          <table:table-cell table:number-columns-repeated="5"/>
          <table:table-cell table:formula="of:=10^(([.$AG$1]-[.E27])/(10*[.$AG$2]))" office:value-type="float" office:value="42.8611795111207" calcext:value-type="float">
            <text:p>42.8611795111207</text:p>
          </table:table-cell>
          <table:table-cell table:formula="of:=10^(([.$AG$1]-[.F27])/(10*[.$AG$2]))" office:value-type="float" office:value="55.1783781695717" calcext:value-type="float">
            <text:p>55.1783781695717</text:p>
          </table:table-cell>
          <table:table-cell table:formula="of:=10^(([.$AG$1]-[.J27])/(10*[.$AG$2]))" office:value-type="float" office:value="31.830203986349" calcext:value-type="float">
            <text:p>31.830203986349</text:p>
          </table:table-cell>
          <table:table-cell table:formula="of:=10^(([.$AG$1]-[.K27])/(10*[.$AG$2]))" office:value-type="float" office:value="39.4744050597519" calcext:value-type="float">
            <text:p>39.4744050597519</text:p>
          </table:table-cell>
          <table:table-cell table:formula="of:=10^(([.$AG$1]-[.O27])/(10*[.$AG$2]))" office:value-type="float" office:value="46.6297707487709" calcext:value-type="float">
            <text:p>46.6297707487709</text:p>
          </table:table-cell>
          <table:table-cell table:formula="of:=10^(([.$AG$1]-[.P27])/(10*[.$AG$2]))" office:value-type="float" office:value="39.4744050597519" calcext:value-type="float">
            <text:p>39.4744050597519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1.8674268677394" calcext:value-type="float">
            <text:p>41.8674268677394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6.0596791613862" calcext:value-type="float">
            <text:p>-86.0596791613862</text:p>
          </table:table-cell>
          <table:table-cell office:value-type="float" office:value="-89.1763730886301" calcext:value-type="float">
            <text:p>-89.1763730886301</text:p>
          </table:table-cell>
          <table:table-cell office:value-type="float" office:value="17.1918510078645" calcext:value-type="float">
            <text:p>17.191851007864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8816464657088" calcext:value-type="float">
            <text:p>-82.8816464657088</text:p>
          </table:table-cell>
          <table:table-cell office:value-type="float" office:value="-85.2454949666341" calcext:value-type="float">
            <text:p>-85.2454949666341</text:p>
          </table:table-cell>
          <table:table-cell office:value-type="float" office:value="13.4706395552324" calcext:value-type="float">
            <text:p>13.4706395552324</text:p>
          </table:table-cell>
          <table:table-cell office:value-type="float" office:value="-88" calcext:value-type="float">
            <text:p>-88</text:p>
          </table:table-cell>
          <table:table-cell office:value-type="float" office:value="-93" calcext:value-type="float">
            <text:p>-93</text:p>
          </table:table-cell>
          <table:table-cell office:value-type="float" office:value="-89.1898324417563" calcext:value-type="float">
            <text:p>-89.1898324417563</text:p>
          </table:table-cell>
          <table:table-cell office:value-type="float" office:value="-85.2454949666341" calcext:value-type="float">
            <text:p>-85.2454949666341</text:p>
          </table:table-cell>
          <table:table-cell office:value-type="float" office:value="21.8605498499393" calcext:value-type="float">
            <text:p>21.8605498499393</text:p>
          </table:table-cell>
          <table:table-cell office:value-type="float" office:value="214.78358370031" calcext:value-type="float">
            <text:p>214.78358370031</text:p>
          </table:table-cell>
          <table:table-cell office:value-type="float" office:value="-51.8943686589184" calcext:value-type="float">
            <text:p>-51.8943686589184</text:p>
          </table:table-cell>
          <table:table-cell office:value-type="float" office:value="-220.417091279203" calcext:value-type="float">
            <text:p>-220.417091279203</text:p>
          </table:table-cell>
          <table:table-cell table:number-columns-repeated="5"/>
          <table:table-cell table:formula="of:=10^(([.$AG$1]-[.E28])/(10*[.$AG$2]))" office:value-type="float" office:value="41.3170297988849" calcext:value-type="float">
            <text:p>41.3170297988849</text:p>
          </table:table-cell>
          <table:table-cell table:formula="of:=10^(([.$AG$1]-[.F28])/(10*[.$AG$2]))" office:value-type="float" office:value="53.1479814851328" calcext:value-type="float">
            <text:p>53.1479814851328</text:p>
          </table:table-cell>
          <table:table-cell table:formula="of:=10^(([.$AG$1]-[.J28])/(10*[.$AG$2]))" office:value-type="float" office:value="31.9609128011613" calcext:value-type="float">
            <text:p>31.9609128011613</text:p>
          </table:table-cell>
          <table:table-cell table:formula="of:=10^(([.$AG$1]-[.K28])/(10*[.$AG$2]))" office:value-type="float" office:value="38.6866591297171" calcext:value-type="float">
            <text:p>38.6866591297171</text:p>
          </table:table-cell>
          <table:table-cell table:formula="of:=10^(([.$AG$1]-[.O28])/(10*[.$AG$2]))" office:value-type="float" office:value="53.2058067914151" calcext:value-type="float">
            <text:p>53.2058067914151</text:p>
          </table:table-cell>
          <table:table-cell table:formula="of:=10^(([.$AG$1]-[.P28])/(10*[.$AG$2]))" office:value-type="float" office:value="38.6866591297171" calcext:value-type="float">
            <text:p>38.6866591297171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1.8293771035228" calcext:value-type="float">
            <text:p>41.8293771035228</text:p>
          </table:table-cell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office:value-type="float" office:value="-85.7417754129704" calcext:value-type="float">
            <text:p>-85.7417754129704</text:p>
          </table:table-cell>
          <table:table-cell office:value-type="float" office:value="-88.7587357797671" calcext:value-type="float">
            <text:p>-88.7587357797671</text:p>
          </table:table-cell>
          <table:table-cell office:value-type="float" office:value="16.7774459007773" calcext:value-type="float">
            <text:p>16.7774459007773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9171525259961" calcext:value-type="float">
            <text:p>-82.9171525259961</text:p>
          </table:table-cell>
          <table:table-cell office:value-type="float" office:value="-85.0209454699707" calcext:value-type="float">
            <text:p>-85.0209454699707</text:p>
          </table:table-cell>
          <table:table-cell office:value-type="float" office:value="13.5073996851595" calcext:value-type="float">
            <text:p>13.5073996851595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0.3328827092294" calcext:value-type="float">
            <text:p>-90.3328827092294</text:p>
          </table:table-cell>
          <table:table-cell office:value-type="float" office:value="-85.0209454699707" calcext:value-type="float">
            <text:p>-85.0209454699707</text:p>
          </table:table-cell>
          <table:table-cell office:value-type="float" office:value="23.8650724407322" calcext:value-type="float">
            <text:p>23.8650724407322</text:p>
          </table:table-cell>
          <table:table-cell office:value-type="float" office:value="304.43056202982" calcext:value-type="float">
            <text:p>304.43056202982</text:p>
          </table:table-cell>
          <table:table-cell office:value-type="float" office:value="-45.0449294085739" calcext:value-type="float">
            <text:p>-45.0449294085739</text:p>
          </table:table-cell>
          <table:table-cell office:value-type="float" office:value="-307.364030424588" calcext:value-type="float">
            <text:p>-307.364030424588</text:p>
          </table:table-cell>
          <table:table-cell table:number-columns-repeated="5"/>
          <table:table-cell table:formula="of:=10^(([.$AG$1]-[.E29])/(10*[.$AG$2]))" office:value-type="float" office:value="40.2693459489882" calcext:value-type="float">
            <text:p>40.2693459489882</text:p>
          </table:table-cell>
          <table:table-cell table:formula="of:=10^(([.$AG$1]-[.F29])/(10*[.$AG$2]))" office:value-type="float" office:value="51.384582753748" calcext:value-type="float">
            <text:p>51.384582753748</text:p>
          </table:table-cell>
          <table:table-cell table:formula="of:=10^(([.$AG$1]-[.J29])/(10*[.$AG$2]))" office:value-type="float" office:value="32.0527282055431" calcext:value-type="float">
            <text:p>32.0527282055431</text:p>
          </table:table-cell>
          <table:table-cell table:formula="of:=10^(([.$AG$1]-[.K29])/(10*[.$AG$2]))" office:value-type="float" office:value="37.9911375128973" calcext:value-type="float">
            <text:p>37.9911375128973</text:p>
          </table:table-cell>
          <table:table-cell table:formula="of:=10^(([.$AG$1]-[.O29])/(10*[.$AG$2]))" office:value-type="float" office:value="58.3533858105263" calcext:value-type="float">
            <text:p>58.3533858105263</text:p>
          </table:table-cell>
          <table:table-cell table:formula="of:=10^(([.$AG$1]-[.P29])/(10*[.$AG$2]))" office:value-type="float" office:value="37.9911375128973" calcext:value-type="float">
            <text:p>37.9911375128973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1.7679129056772" calcext:value-type="float">
            <text:p>41.7679129056772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5.5192427890792" calcext:value-type="float">
            <text:p>-85.5192427890792</text:p>
          </table:table-cell>
          <table:table-cell office:value-type="float" office:value="-88.3828622017904" calcext:value-type="float">
            <text:p>-88.3828622017904</text:p>
          </table:table-cell>
          <table:table-cell office:value-type="float" office:value="16.4933202969412" calcext:value-type="float">
            <text:p>16.4933202969412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2.9420067681973" calcext:value-type="float">
            <text:p>-82.9420067681973</text:p>
          </table:table-cell>
          <table:table-cell office:value-type="float" office:value="-84.8188509229736" calcext:value-type="float">
            <text:p>-84.8188509229736</text:p>
          </table:table-cell>
          <table:table-cell office:value-type="float" office:value="13.5331914472572" calcext:value-type="float">
            <text:p>13.5331914472572</text:p>
          </table:table-cell>
          <table:table-cell office:value-type="float" office:value="-105" calcext:value-type="float">
            <text:p>-105</text:p>
          </table:table-cell>
          <table:table-cell office:value-type="float" office:value="-93" calcext:value-type="float">
            <text:p>-93</text:p>
          </table:table-cell>
          <table:table-cell office:value-type="float" office:value="-91.1330178964606" calcext:value-type="float">
            <text:p>-91.1330178964606</text:p>
          </table:table-cell>
          <table:table-cell office:value-type="float" office:value="-84.8188509229736" calcext:value-type="float">
            <text:p>-84.8188509229736</text:p>
          </table:table-cell>
          <table:table-cell office:value-type="float" office:value="25.3766289668997" calcext:value-type="float">
            <text:p>25.3766289668997</text:p>
          </table:table-cell>
          <table:table-cell office:value-type="float" office:value="376.327173838757" calcext:value-type="float">
            <text:p>376.327173838757</text:p>
          </table:table-cell>
          <table:table-cell office:value-type="float" office:value="-40.4310653042619" calcext:value-type="float">
            <text:p>-40.4310653042619</text:p>
          </table:table-cell>
          <table:table-cell office:value-type="float" office:value="-378.189240863093" calcext:value-type="float">
            <text:p>-378.189240863093</text:p>
          </table:table-cell>
          <table:table-cell table:number-columns-repeated="5"/>
          <table:table-cell table:formula="of:=10^(([.$AG$1]-[.E30])/(10*[.$AG$2]))" office:value-type="float" office:value="39.5518146309054" calcext:value-type="float">
            <text:p>39.5518146309054</text:p>
          </table:table-cell>
          <table:table-cell table:formula="of:=10^(([.$AG$1]-[.F30])/(10*[.$AG$2]))" office:value-type="float" office:value="49.8476039597955" calcext:value-type="float">
            <text:p>49.8476039597955</text:p>
          </table:table-cell>
          <table:table-cell table:formula="of:=10^(([.$AG$1]-[.J30])/(10*[.$AG$2]))" office:value-type="float" office:value="32.1171558818504" calcext:value-type="float">
            <text:p>32.1171558818504</text:p>
          </table:table-cell>
          <table:table-cell table:formula="of:=10^(([.$AG$1]-[.K30])/(10*[.$AG$2]))" office:value-type="float" office:value="37.3758656892538" calcext:value-type="float">
            <text:p>37.3758656892538</text:p>
          </table:table-cell>
          <table:table-cell table:formula="of:=10^(([.$AG$1]-[.O30])/(10*[.$AG$2]))" office:value-type="float" office:value="62.2502326425777" calcext:value-type="float">
            <text:p>62.2502326425777</text:p>
          </table:table-cell>
          <table:table-cell table:formula="of:=10^(([.$AG$1]-[.P30])/(10*[.$AG$2]))" office:value-type="float" office:value="37.3758656892538" calcext:value-type="float">
            <text:p>37.375865689253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6858545105052" calcext:value-type="float">
            <text:p>41.6858545105052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3634699523555" calcext:value-type="float">
            <text:p>-85.3634699523555</text:p>
          </table:table-cell>
          <table:table-cell office:value-type="float" office:value="-88.0445759816114" calcext:value-type="float">
            <text:p>-88.0445759816114</text:p>
          </table:table-cell>
          <table:table-cell office:value-type="float" office:value="16.297300186994" calcext:value-type="float">
            <text:p>16.297300186994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594047377381" calcext:value-type="float">
            <text:p>-82.9594047377381</text:p>
          </table:table-cell>
          <table:table-cell office:value-type="float" office:value="-84.6369658306763" calcext:value-type="float">
            <text:p>-84.6369658306763</text:p>
          </table:table-cell>
          <table:table-cell office:value-type="float" office:value="13.5512749778073" calcext:value-type="float">
            <text:p>13.5512749778073</text:p>
          </table:table-cell>
          <table:table-cell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1.6931125275224" calcext:value-type="float">
            <text:p>-91.6931125275224</text:p>
          </table:table-cell>
          <table:table-cell office:value-type="float" office:value="-84.6369658306763" calcext:value-type="float">
            <text:p>-84.6369658306763</text:p>
          </table:table-cell>
          <table:table-cell office:value-type="float" office:value="26.4913292846602" calcext:value-type="float">
            <text:p>26.4913292846602</text:p>
          </table:table-cell>
          <table:table-cell office:value-type="float" office:value="431.758814875431" calcext:value-type="float">
            <text:p>431.758814875431</text:p>
          </table:table-cell>
          <table:table-cell office:value-type="float" office:value="-37.2867908458413" calcext:value-type="float">
            <text:p>-37.2867908458413</text:p>
          </table:table-cell>
          <table:table-cell office:value-type="float" office:value="-433.104405037992" calcext:value-type="float">
            <text:p>-433.104405037992</text:p>
          </table:table-cell>
          <table:table-cell table:number-columns-repeated="5"/>
          <table:table-cell table:formula="of:=10^(([.$AG$1]-[.E31])/(10*[.$AG$2]))" office:value-type="float" office:value="39.0571635294675" calcext:value-type="float">
            <text:p>39.0571635294675</text:p>
          </table:table-cell>
          <table:table-cell table:formula="of:=10^(([.$AG$1]-[.F31])/(10*[.$AG$2]))" office:value-type="float" office:value="48.503669483892" calcext:value-type="float">
            <text:p>48.503669483892</text:p>
          </table:table-cell>
          <table:table-cell table:formula="of:=10^(([.$AG$1]-[.J31])/(10*[.$AG$2]))" office:value-type="float" office:value="32.1623322940909" calcext:value-type="float">
            <text:p>32.1623322940909</text:p>
          </table:table-cell>
          <table:table-cell table:formula="of:=10^(([.$AG$1]-[.K31])/(10*[.$AG$2]))" office:value-type="float" office:value="36.830645241634" calcext:value-type="float">
            <text:p>36.830645241634</text:p>
          </table:table-cell>
          <table:table-cell table:formula="of:=10^(([.$AG$1]-[.O31])/(10*[.$AG$2]))" office:value-type="float" office:value="65.1318512001297" calcext:value-type="float">
            <text:p>65.1318512001297</text:p>
          </table:table-cell>
          <table:table-cell table:formula="of:=10^(([.$AG$1]-[.P31])/(10*[.$AG$2]))" office:value-type="float" office:value="36.830645241634" calcext:value-type="float">
            <text:p>36.830645241634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41.6007030487149" calcext:value-type="float">
            <text:p>41.6007030487149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5.2544289666488" calcext:value-type="float">
            <text:p>-85.2544289666488</text:p>
          </table:table-cell>
          <table:table-cell office:value-type="float" office:value="-87.7401183834503" calcext:value-type="float">
            <text:p>-87.7401183834503</text:p>
          </table:table-cell>
          <table:table-cell office:value-type="float" office:value="16.1614739135249" calcext:value-type="float">
            <text:p>16.1614739135249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715833164167" calcext:value-type="float">
            <text:p>-82.9715833164167</text:p>
          </table:table-cell>
          <table:table-cell office:value-type="float" office:value="-84.4732692476086" calcext:value-type="float">
            <text:p>-84.4732692476086</text:p>
          </table:table-cell>
          <table:table-cell office:value-type="float" office:value="13.5639478247657" calcext:value-type="float">
            <text:p>13.5639478247657</text:p>
          </table:table-cell>
          <table:table-cell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office:value-type="float" office:value="-91.4851787692657" calcext:value-type="float">
            <text:p>-91.4851787692657</text:p>
          </table:table-cell>
          <table:table-cell office:value-type="float" office:value="-84.4732692476086" calcext:value-type="float">
            <text:p>-84.4732692476086</text:p>
          </table:table-cell>
          <table:table-cell office:value-type="float" office:value="26.0718966344936" calcext:value-type="float">
            <text:p>26.0718966344936</text:p>
          </table:table-cell>
          <table:table-cell office:value-type="float" office:value="413.681942950389" calcext:value-type="float">
            <text:p>413.681942950389</text:p>
          </table:table-cell>
          <table:table-cell office:value-type="float" office:value="-35.1266174839001" calcext:value-type="float">
            <text:p>-35.1266174839001</text:p>
          </table:table-cell>
          <table:table-cell office:value-type="float" office:value="-414.90027479166" calcext:value-type="float">
            <text:p>-414.90027479166</text:p>
          </table:table-cell>
          <table:table-cell table:number-columns-repeated="5"/>
          <table:table-cell table:formula="of:=10^(([.$AG$1]-[.E32])/(10*[.$AG$2]))" office:value-type="float" office:value="38.7145932340386" calcext:value-type="float">
            <text:p>38.7145932340386</text:p>
          </table:table-cell>
          <table:table-cell table:formula="of:=10^(([.$AG$1]-[.F32])/(10*[.$AG$2]))" office:value-type="float" office:value="47.3251362634591" calcext:value-type="float">
            <text:p>47.3251362634591</text:p>
          </table:table-cell>
          <table:table-cell table:formula="of:=10^(([.$AG$1]-[.J32])/(10*[.$AG$2]))" office:value-type="float" office:value="32.1939935870548" calcext:value-type="float">
            <text:p>32.1939935870548</text:p>
          </table:table-cell>
          <table:table-cell table:formula="of:=10^(([.$AG$1]-[.K32])/(10*[.$AG$2]))" office:value-type="float" office:value="36.3467503185899" calcext:value-type="float">
            <text:p>36.3467503185899</text:p>
          </table:table-cell>
          <table:table-cell table:formula="of:=10^(([.$AG$1]-[.O32])/(10*[.$AG$2]))" office:value-type="float" office:value="64.0468095724915" calcext:value-type="float">
            <text:p>64.0468095724915</text:p>
          </table:table-cell>
          <table:table-cell table:formula="of:=10^(([.$AG$1]-[.P32])/(10*[.$AG$2]))" office:value-type="float" office:value="36.3467503185899" calcext:value-type="float">
            <text:p>36.3467503185899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1.494299948641" calcext:value-type="float">
            <text:p>41.494299948641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1781002766542" calcext:value-type="float">
            <text:p>-85.1781002766542</text:p>
          </table:table-cell>
          <table:table-cell office:value-type="float" office:value="-87.4661065451052" calcext:value-type="float">
            <text:p>-87.4661065451052</text:p>
          </table:table-cell>
          <table:table-cell office:value-type="float" office:value="16.0670696334747" calcext:value-type="float">
            <text:p>16.0670696334747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2.9801083214917" calcext:value-type="float">
            <text:p>-82.9801083214917</text:p>
          </table:table-cell>
          <table:table-cell office:value-type="float" office:value="-84.3259423228478" calcext:value-type="float">
            <text:p>-84.3259423228478</text:p>
          </table:table-cell>
          <table:table-cell office:value-type="float" office:value="13.5728258685371" calcext:value-type="float">
            <text:p>13.5728258685371</text:p>
          </table:table-cell>
          <table:table-cell office:value-type="float" office:value="-93" calcext:value-type="float">
            <text:p>-93</text:p>
          </table:table-cell>
          <table:table-cell office:value-type="float" office:value="-89" calcext:value-type="float">
            <text:p>-89</text:p>
          </table:table-cell>
          <table:table-cell office:value-type="float" office:value="-90.739625138486" calcext:value-type="float">
            <text:p>-90.739625138486</text:p>
          </table:table-cell>
          <table:table-cell office:value-type="float" office:value="-84.3259423228478" calcext:value-type="float">
            <text:p>-84.3259423228478</text:p>
          </table:table-cell>
          <table:table-cell office:value-type="float" office:value="24.6218588870234" calcext:value-type="float">
            <text:p>24.6218588870234</text:p>
          </table:table-cell>
          <table:table-cell office:value-type="float" office:value="348.211474426245" calcext:value-type="float">
            <text:p>348.211474426245</text:p>
          </table:table-cell>
          <table:table-cell office:value-type="float" office:value="-33.6341475224072" calcext:value-type="float">
            <text:p>-33.6341475224072</text:p>
          </table:table-cell>
          <table:table-cell office:value-type="float" office:value="-349.513355951493" calcext:value-type="float">
            <text:p>-349.513355951493</text:p>
          </table:table-cell>
          <table:table-cell table:number-columns-repeated="5"/>
          <table:table-cell table:formula="of:=10^(([.$AG$1]-[.E33])/(10*[.$AG$2]))" office:value-type="float" office:value="38.4765833863621" calcext:value-type="float">
            <text:p>38.4765833863621</text:p>
          </table:table-cell>
          <table:table-cell table:formula="of:=10^(([.$AG$1]-[.F33])/(10*[.$AG$2]))" office:value-type="float" office:value="46.2889599232921" calcext:value-type="float">
            <text:p>46.2889599232921</text:p>
          </table:table-cell>
          <table:table-cell table:formula="of:=10^(([.$AG$1]-[.J33])/(10*[.$AG$2]))" office:value-type="float" office:value="32.2161750352996" calcext:value-type="float">
            <text:p>32.2161750352996</text:p>
          </table:table-cell>
          <table:table-cell table:formula="of:=10^(([.$AG$1]-[.K33])/(10*[.$AG$2]))" office:value-type="float" office:value="35.9166830201014" calcext:value-type="float">
            <text:p>35.9166830201014</text:p>
          </table:table-cell>
          <table:table-cell table:formula="of:=10^(([.$AG$1]-[.O33])/(10*[.$AG$2]))" office:value-type="float" office:value="60.3028341911241" calcext:value-type="float">
            <text:p>60.3028341911241</text:p>
          </table:table-cell>
          <table:table-cell table:formula="of:=10^(([.$AG$1]-[.P33])/(10*[.$AG$2]))" office:value-type="float" office:value="35.9166830201014" calcext:value-type="float">
            <text:p>35.9166830201014</text:p>
          </table:table-cell>
          <table:table-cell table:number-columns-repeated="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1.3649424299486" calcext:value-type="float">
            <text:p>41.364942429948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1246701936579" calcext:value-type="float">
            <text:p>-85.1246701936579</text:p>
          </table:table-cell>
          <table:table-cell office:value-type="float" office:value="-87.2194958905947" calcext:value-type="float">
            <text:p>-87.2194958905947</text:p>
          </table:table-cell>
          <table:table-cell office:value-type="float" office:value="16.0013149393901" calcext:value-type="float">
            <text:p>16.0013149393901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860758250442" calcext:value-type="float">
            <text:p>-82.9860758250442</text:p>
          </table:table-cell>
          <table:table-cell office:value-type="float" office:value="-84.193348090563" calcext:value-type="float">
            <text:p>-84.193348090563</text:p>
          </table:table-cell>
          <table:table-cell office:value-type="float" office:value="13.5790439564765" calcext:value-type="float">
            <text:p>13.5790439564765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9.9177375969402" calcext:value-type="float">
            <text:p>-89.9177375969402</text:p>
          </table:table-cell>
          <table:table-cell office:value-type="float" office:value="-84.193348090563" calcext:value-type="float">
            <text:p>-84.193348090563</text:p>
          </table:table-cell>
          <table:table-cell office:value-type="float" office:value="23.1166334457093" calcext:value-type="float">
            <text:p>23.1166334457093</text:p>
          </table:table-cell>
          <table:table-cell office:value-type="float" office:value="283.824953463036" calcext:value-type="float">
            <text:p>283.824953463036</text:p>
          </table:table-cell>
          <table:table-cell office:value-type="float" office:value="-32.5989295534673" calcext:value-type="float">
            <text:p>-32.5989295534673</text:p>
          </table:table-cell>
          <table:table-cell office:value-type="float" office:value="-285.30234072519" calcext:value-type="float">
            <text:p>-285.30234072519</text:p>
          </table:table-cell>
          <table:table-cell table:number-columns-repeated="5"/>
          <table:table-cell table:formula="of:=10^(([.$AG$1]-[.E34])/(10*[.$AG$2]))" office:value-type="float" office:value="38.3108476562783" calcext:value-type="float">
            <text:p>38.3108476562783</text:p>
          </table:table-cell>
          <table:table-cell table:formula="of:=10^(([.$AG$1]-[.F34])/(10*[.$AG$2]))" office:value-type="float" office:value="45.3758127733607" calcext:value-type="float">
            <text:p>45.3758127733607</text:p>
          </table:table-cell>
          <table:table-cell table:formula="of:=10^(([.$AG$1]-[.J34])/(10*[.$AG$2]))" office:value-type="float" office:value="32.2317111417528" calcext:value-type="float">
            <text:p>32.2317111417528</text:p>
          </table:table-cell>
          <table:table-cell table:formula="of:=10^(([.$AG$1]-[.K34])/(10*[.$AG$2]))" office:value-type="float" office:value="35.5339750156624" calcext:value-type="float">
            <text:p>35.5339750156624</text:p>
          </table:table-cell>
          <table:table-cell table:formula="of:=10^(([.$AG$1]-[.O34])/(10*[.$AG$2]))" office:value-type="float" office:value="56.4286375888281" calcext:value-type="float">
            <text:p>56.4286375888281</text:p>
          </table:table-cell>
          <table:table-cell table:formula="of:=10^(([.$AG$1]-[.P34])/(10*[.$AG$2]))" office:value-type="float" office:value="35.5339750156624" calcext:value-type="float">
            <text:p>35.5339750156624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41.1830574575598" calcext:value-type="float">
            <text:p>41.1830574575598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5.0872691355606" calcext:value-type="float">
            <text:p>-85.0872691355606</text:p>
          </table:table-cell>
          <table:table-cell office:value-type="float" office:value="-86.9975463015352" calcext:value-type="float">
            <text:p>-86.9975463015352</text:p>
          </table:table-cell>
          <table:table-cell office:value-type="float" office:value="15.955446834807" calcext:value-type="float">
            <text:p>15.955446834807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902530775309" calcext:value-type="float">
            <text:p>-82.9902530775309</text:p>
          </table:table-cell>
          <table:table-cell office:value-type="float" office:value="-84.0740132815067" calcext:value-type="float">
            <text:p>-84.0740132815067</text:p>
          </table:table-cell>
          <table:table-cell office:value-type="float" office:value="13.5833983129202" calcext:value-type="float">
            <text:p>13.5833983129202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9.3424163178581" calcext:value-type="float">
            <text:p>-89.3424163178581</text:p>
          </table:table-cell>
          <table:table-cell office:value-type="float" office:value="-84.0740132815067" calcext:value-type="float">
            <text:p>-84.0740132815067</text:p>
          </table:table-cell>
          <table:table-cell office:value-type="float" office:value="22.1180691035706" calcext:value-type="float">
            <text:p>22.1180691035706</text:p>
          </table:table-cell>
          <table:table-cell office:value-type="float" office:value="243.413318474414" calcext:value-type="float">
            <text:p>243.413318474414</text:p>
          </table:table-cell>
          <table:table-cell office:value-type="float" office:value="-31.8788972595033" calcext:value-type="float">
            <text:p>-31.8788972595033</text:p>
          </table:table-cell>
          <table:table-cell office:value-type="float" office:value="-245.041130977353" calcext:value-type="float">
            <text:p>-245.041130977353</text:p>
          </table:table-cell>
          <table:table-cell table:number-columns-repeated="5"/>
          <table:table-cell table:formula="of:=10^(([.$AG$1]-[.E35])/(10*[.$AG$2]))" office:value-type="float" office:value="38.1952575973871" calcext:value-type="float">
            <text:p>38.1952575973871</text:p>
          </table:table-cell>
          <table:table-cell table:formula="of:=10^(([.$AG$1]-[.F35])/(10*[.$AG$2]))" office:value-type="float" office:value="44.5693922771742" calcext:value-type="float">
            <text:p>44.5693922771742</text:p>
          </table:table-cell>
          <table:table-cell table:formula="of:=10^(([.$AG$1]-[.J35])/(10*[.$AG$2]))" office:value-type="float" office:value="32.2425908739245" calcext:value-type="float">
            <text:p>32.2425908739245</text:p>
          </table:table-cell>
          <table:table-cell table:formula="of:=10^(([.$AG$1]-[.K35])/(10*[.$AG$2]))" office:value-type="float" office:value="35.1930256766439" calcext:value-type="float">
            <text:p>35.1930256766439</text:p>
          </table:table-cell>
          <table:table-cell table:formula="of:=10^(([.$AG$1]-[.O35])/(10*[.$AG$2]))" office:value-type="float" office:value="53.8657676288577" calcext:value-type="float">
            <text:p>53.8657676288577</text:p>
          </table:table-cell>
          <table:table-cell table:formula="of:=10^(([.$AG$1]-[.P35])/(10*[.$AG$2]))" office:value-type="float" office:value="35.1930256766439" calcext:value-type="float">
            <text:p>35.193025676643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0217931207327" calcext:value-type="float">
            <text:p>41.0217931207327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0610883948924" calcext:value-type="float">
            <text:p>-85.0610883948924</text:p>
          </table:table-cell>
          <table:table-cell office:value-type="float" office:value="-86.7977916713817" calcext:value-type="float">
            <text:p>-86.7977916713817</text:p>
          </table:table-cell>
          <table:table-cell office:value-type="float" office:value="15.9234174157653" calcext:value-type="float">
            <text:p>15.923417415765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931771542716" calcext:value-type="float">
            <text:p>-82.9931771542716</text:p>
          </table:table-cell>
          <table:table-cell office:value-type="float" office:value="-83.966611953356" calcext:value-type="float">
            <text:p>-83.966611953356</text:p>
          </table:table-cell>
          <table:table-cell office:value-type="float" office:value="13.5864471932027" calcext:value-type="float">
            <text:p>13.5864471932027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8.9396914225007" calcext:value-type="float">
            <text:p>-88.9396914225007</text:p>
          </table:table-cell>
          <table:table-cell office:value-type="float" office:value="-83.966611953356" calcext:value-type="float">
            <text:p>-83.966611953356</text:p>
          </table:table-cell>
          <table:table-cell office:value-type="float" office:value="21.4448517077422" calcext:value-type="float">
            <text:p>21.4448517077422</text:p>
          </table:table-cell>
          <table:table-cell office:value-type="float" office:value="217.205956823271" calcext:value-type="float">
            <text:p>217.205956823271</text:p>
          </table:table-cell>
          <table:table-cell office:value-type="float" office:value="-31.3771249377324" calcext:value-type="float">
            <text:p>-31.3771249377324</text:p>
          </table:table-cell>
          <table:table-cell office:value-type="float" office:value="-218.957299573705" calcext:value-type="float">
            <text:p>-218.957299573705</text:p>
          </table:table-cell>
          <table:table-cell table:number-columns-repeated="5"/>
          <table:table-cell table:formula="of:=10^(([.$AG$1]-[.E36])/(10*[.$AG$2]))" office:value-type="float" office:value="38.1145521274685" calcext:value-type="float">
            <text:p>38.1145521274685</text:p>
          </table:table-cell>
          <table:table-cell table:formula="of:=10^(([.$AG$1]-[.F36])/(10*[.$AG$2]))" office:value-type="float" office:value="43.8558747568175" calcext:value-type="float">
            <text:p>43.8558747568175</text:p>
          </table:table-cell>
          <table:table-cell table:formula="of:=10^(([.$AG$1]-[.J36])/(10*[.$AG$2]))" office:value-type="float" office:value="32.2502088714645" calcext:value-type="float">
            <text:p>32.2502088714645</text:p>
          </table:table-cell>
          <table:table-cell table:formula="of:=10^(([.$AG$1]-[.K36])/(10*[.$AG$2]))" office:value-type="float" office:value="34.8889692300722" calcext:value-type="float">
            <text:p>34.8889692300722</text:p>
          </table:table-cell>
          <table:table-cell table:formula="of:=10^(([.$AG$1]-[.O36])/(10*[.$AG$2]))" office:value-type="float" office:value="52.1413360502382" calcext:value-type="float">
            <text:p>52.1413360502382</text:p>
          </table:table-cell>
          <table:table-cell table:formula="of:=10^(([.$AG$1]-[.P36])/(10*[.$AG$2]))" office:value-type="float" office:value="34.8889692300722" calcext:value-type="float">
            <text:p>34.8889692300722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0.7919997219157" calcext:value-type="float">
            <text:p>40.7919997219157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7427618764247" calcext:value-type="float">
            <text:p>-84.7427618764247</text:p>
          </table:table-cell>
          <table:table-cell office:value-type="float" office:value="-86.5180125042436" calcext:value-type="float">
            <text:p>-86.5180125042436</text:p>
          </table:table-cell>
          <table:table-cell office:value-type="float" office:value="15.5390833384462" calcext:value-type="float">
            <text:p>15.5390833384462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2.9952240079901" calcext:value-type="float">
            <text:p>-82.9952240079901</text:p>
          </table:table-cell>
          <table:table-cell office:value-type="float" office:value="-83.8699507580204" calcext:value-type="float">
            <text:p>-83.8699507580204</text:p>
          </table:table-cell>
          <table:table-cell office:value-type="float" office:value="13.588581816574" calcext:value-type="float">
            <text:p>13.588581816574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8.6577839957505" calcext:value-type="float">
            <text:p>-88.6577839957505</text:p>
          </table:table-cell>
          <table:table-cell office:value-type="float" office:value="-83.8699507580204" calcext:value-type="float">
            <text:p>-83.8699507580204</text:p>
          </table:table-cell>
          <table:table-cell office:value-type="float" office:value="20.985829166066" calcext:value-type="float">
            <text:p>20.985829166066</text:p>
          </table:table-cell>
          <table:table-cell office:value-type="float" office:value="205.271210725567" calcext:value-type="float">
            <text:p>205.271210725567</text:p>
          </table:table-cell>
          <table:table-cell office:value-type="float" office:value="-25.8543432788413" calcext:value-type="float">
            <text:p>-25.8543432788413</text:p>
          </table:table-cell>
          <table:table-cell office:value-type="float" office:value="-206.374448091646" calcext:value-type="float">
            <text:p>-206.374448091646</text:p>
          </table:table-cell>
          <table:table-cell table:number-columns-repeated="5"/>
          <table:table-cell table:formula="of:=10^(([.$AG$1]-[.E37])/(10*[.$AG$2]))" office:value-type="float" office:value="37.1468052867369" calcext:value-type="float">
            <text:p>37.1468052867369</text:p>
          </table:table-cell>
          <table:table-cell table:formula="of:=10^(([.$AG$1]-[.F37])/(10*[.$AG$2]))" office:value-type="float" office:value="42.8756744841578" calcext:value-type="float">
            <text:p>42.8756744841578</text:p>
          </table:table-cell>
          <table:table-cell table:formula="of:=10^(([.$AG$1]-[.J37])/(10*[.$AG$2]))" office:value-type="float" office:value="32.255542540666" calcext:value-type="float">
            <text:p>32.255542540666</text:p>
          </table:table-cell>
          <table:table-cell table:formula="of:=10^(([.$AG$1]-[.K37])/(10*[.$AG$2]))" office:value-type="float" office:value="34.6175651188811" calcext:value-type="float">
            <text:p>34.6175651188811</text:p>
          </table:table-cell>
          <table:table-cell table:formula="of:=10^(([.$AG$1]-[.O37])/(10*[.$AG$2]))" office:value-type="float" office:value="50.9671872359423" calcext:value-type="float">
            <text:p>50.9671872359423</text:p>
          </table:table-cell>
          <table:table-cell table:formula="of:=10^(([.$AG$1]-[.P37])/(10*[.$AG$2]))" office:value-type="float" office:value="34.6175651188811" calcext:value-type="float">
            <text:p>34.6175651188811</text:p>
          </table:table-cell>
          <table:table-cell table:number-columns-repeated="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0.6272119968776" calcext:value-type="float">
            <text:p>40.627211996877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5199333134973" calcext:value-type="float">
            <text:p>-84.5199333134973</text:p>
          </table:table-cell>
          <table:table-cell office:value-type="float" office:value="-86.2662112538192" calcext:value-type="float">
            <text:p>-86.2662112538192</text:p>
          </table:table-cell>
          <table:table-cell office:value-type="float" office:value="15.2755823959721" calcext:value-type="float">
            <text:p>15.2755823959721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2.9966568055931" calcext:value-type="float">
            <text:p>-82.9966568055931</text:p>
          </table:table-cell>
          <table:table-cell office:value-type="float" office:value="-83.7829556822184" calcext:value-type="float">
            <text:p>-83.7829556822184</text:p>
          </table:table-cell>
          <table:table-cell office:value-type="float" office:value="13.5900762524816" calcext:value-type="float">
            <text:p>13.5900762524816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8.1604487970253" calcext:value-type="float">
            <text:p>-88.1604487970253</text:p>
          </table:table-cell>
          <table:table-cell office:value-type="float" office:value="-83.7829556822184" calcext:value-type="float">
            <text:p>-83.7829556822184</text:p>
          </table:table-cell>
          <table:table-cell office:value-type="float" office:value="20.1998569190401" calcext:value-type="float">
            <text:p>20.1998569190401</text:p>
          </table:table-cell>
          <table:table-cell office:value-type="float" office:value="179.717834387279" calcext:value-type="float">
            <text:p>179.717834387279</text:p>
          </table:table-cell>
          <table:table-cell office:value-type="float" office:value="-22.1451113581229" calcext:value-type="float">
            <text:p>-22.1451113581229</text:p>
          </table:table-cell>
          <table:table-cell office:value-type="float" office:value="-180.496160214541" calcext:value-type="float">
            <text:p>-180.496160214541</text:p>
          </table:table-cell>
          <table:table-cell table:number-columns-repeated="5"/>
          <table:table-cell table:formula="of:=10^(([.$AG$1]-[.E38])/(10*[.$AG$2]))" office:value-type="float" office:value="36.484040006568" calcext:value-type="float">
            <text:p>36.484040006568</text:p>
          </table:table-cell>
          <table:table-cell table:formula="of:=10^(([.$AG$1]-[.F38])/(10*[.$AG$2]))" office:value-type="float" office:value="42.012239582858" calcext:value-type="float">
            <text:p>42.012239582858</text:p>
          </table:table-cell>
          <table:table-cell table:formula="of:=10^(([.$AG$1]-[.J38])/(10*[.$AG$2]))" office:value-type="float" office:value="32.2592766339501" calcext:value-type="float">
            <text:p>32.2592766339501</text:p>
          </table:table-cell>
          <table:table-cell table:formula="of:=10^(([.$AG$1]-[.K38])/(10*[.$AG$2]))" office:value-type="float" office:value="34.3751070276013" calcext:value-type="float">
            <text:p>34.3751070276013</text:p>
          </table:table-cell>
          <table:table-cell table:formula="of:=10^(([.$AG$1]-[.O38])/(10*[.$AG$2]))" office:value-type="float" office:value="48.9598759391547" calcext:value-type="float">
            <text:p>48.9598759391547</text:p>
          </table:table-cell>
          <table:table-cell table:formula="of:=10^(([.$AG$1]-[.P38])/(10*[.$AG$2]))" office:value-type="float" office:value="34.3751070276013" calcext:value-type="float">
            <text:p>34.3751070276013</text:p>
          </table:table-cell>
          <table:table-cell table:number-columns-repeated="2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0.467847506322" calcext:value-type="float">
            <text:p>40.467847506322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3639533194481" calcext:value-type="float">
            <text:p>-84.3639533194481</text:p>
          </table:table-cell>
          <table:table-cell office:value-type="float" office:value="-86.0395901284373" calcext:value-type="float">
            <text:p>-86.0395901284373</text:p>
          </table:table-cell>
          <table:table-cell office:value-type="float" office:value="15.0937948874267" calcext:value-type="float">
            <text:p>15.0937948874267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976597639152" calcext:value-type="float">
            <text:p>-82.9976597639152</text:p>
          </table:table-cell>
          <table:table-cell office:value-type="float" office:value="-83.7046601139966" calcext:value-type="float">
            <text:p>-83.7046601139966</text:p>
          </table:table-cell>
          <table:table-cell office:value-type="float" office:value="13.5911224554065" calcext:value-type="float">
            <text:p>13.5911224554065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7.8123141579177" calcext:value-type="float">
            <text:p>-87.8123141579177</text:p>
          </table:table-cell>
          <table:table-cell office:value-type="float" office:value="-83.7046601139966" calcext:value-type="float">
            <text:p>-83.7046601139966</text:p>
          </table:table-cell>
          <table:table-cell office:value-type="float" office:value="19.667257558901" calcext:value-type="float">
            <text:p>19.667257558901</text:p>
          </table:table-cell>
          <table:table-cell office:value-type="float" office:value="163.049025872667" calcext:value-type="float">
            <text:p>163.049025872667</text:p>
          </table:table-cell>
          <table:table-cell office:value-type="float" office:value="-19.622742957207" calcext:value-type="float">
            <text:p>-19.622742957207</text:p>
          </table:table-cell>
          <table:table-cell office:value-type="float" office:value="-163.593680464014" calcext:value-type="float">
            <text:p>-163.593680464014</text:p>
          </table:table-cell>
          <table:table-cell table:number-columns-repeated="5"/>
          <table:table-cell table:formula="of:=10^(([.$AG$1]-[.E39])/(10*[.$AG$2]))" office:value-type="float" office:value="36.0271527614596" calcext:value-type="float">
            <text:p>36.0271527614596</text:p>
          </table:table-cell>
          <table:table-cell table:formula="of:=10^(([.$AG$1]-[.F39])/(10*[.$AG$2]))" office:value-type="float" office:value="41.2500248991529" calcext:value-type="float">
            <text:p>41.2500248991529</text:p>
          </table:table-cell>
          <table:table-cell table:formula="of:=10^(([.$AG$1]-[.J39])/(10*[.$AG$2]))" office:value-type="float" office:value="32.2618907564531" calcext:value-type="float">
            <text:p>32.2618907564531</text:p>
          </table:table-cell>
          <table:table-cell table:formula="of:=10^(([.$AG$1]-[.K39])/(10*[.$AG$2]))" office:value-type="float" office:value="34.1583470059877" calcext:value-type="float">
            <text:p>34.1583470059877</text:p>
          </table:table-cell>
          <table:table-cell table:formula="of:=10^(([.$AG$1]-[.O39])/(10*[.$AG$2]))" office:value-type="float" office:value="47.6019844541399" calcext:value-type="float">
            <text:p>47.6019844541399</text:p>
          </table:table-cell>
          <table:table-cell table:formula="of:=10^(([.$AG$1]-[.P39])/(10*[.$AG$2]))" office:value-type="float" office:value="34.1583470059877" calcext:value-type="float">
            <text:p>34.1583470059877</text:p>
          </table:table-cell>
          <table:table-cell table:number-columns-repeated="2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0.310172127426" calcext:value-type="float">
            <text:p>40.310172127426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9547673236137" calcext:value-type="float">
            <text:p>-83.9547673236137</text:p>
          </table:table-cell>
          <table:table-cell office:value-type="float" office:value="-85.7356311155936" calcext:value-type="float">
            <text:p>-85.7356311155936</text:p>
          </table:table-cell>
          <table:table-cell office:value-type="float" office:value="14.6271229118213" calcext:value-type="float">
            <text:p>14.627122911821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983618347406" calcext:value-type="float">
            <text:p>-82.9983618347406</text:p>
          </table:table-cell>
          <table:table-cell office:value-type="float" office:value="-83.6341941025969" calcext:value-type="float">
            <text:p>-83.6341941025969</text:p>
          </table:table-cell>
          <table:table-cell office:value-type="float" office:value="13.5918548453747" calcext:value-type="float">
            <text:p>13.5918548453747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5686199105424" calcext:value-type="float">
            <text:p>-87.5686199105424</text:p>
          </table:table-cell>
          <table:table-cell office:value-type="float" office:value="-83.6341941025969" calcext:value-type="float">
            <text:p>-83.6341941025969</text:p>
          </table:table-cell>
          <table:table-cell office:value-type="float" office:value="19.3028156803911" calcext:value-type="float">
            <text:p>19.3028156803911</text:p>
          </table:table-cell>
          <table:table-cell office:value-type="float" office:value="156.777655178248" calcext:value-type="float">
            <text:p>156.777655178248</text:p>
          </table:table-cell>
          <table:table-cell office:value-type="float" office:value="-13.3091847908153" calcext:value-type="float">
            <text:p>-13.3091847908153</text:p>
          </table:table-cell>
          <table:table-cell office:value-type="float" office:value="-156.705222601197" calcext:value-type="float">
            <text:p>-156.705222601197</text:p>
          </table:table-cell>
          <table:table-cell table:number-columns-repeated="5"/>
          <table:table-cell table:formula="of:=10^(([.$AG$1]-[.E40])/(10*[.$AG$2]))" office:value-type="float" office:value="34.8555979648285" calcext:value-type="float">
            <text:p>34.8555979648285</text:p>
          </table:table-cell>
          <table:table-cell table:formula="of:=10^(([.$AG$1]-[.F40])/(10*[.$AG$2]))" office:value-type="float" office:value="40.2493606872118" calcext:value-type="float">
            <text:p>40.2493606872118</text:p>
          </table:table-cell>
          <table:table-cell table:formula="of:=10^(([.$AG$1]-[.J40])/(10*[.$AG$2]))" office:value-type="float" office:value="32.2637207682457" calcext:value-type="float">
            <text:p>32.2637207682457</text:p>
          </table:table-cell>
          <table:table-cell table:formula="of:=10^(([.$AG$1]-[.K40])/(10*[.$AG$2]))" office:value-type="float" office:value="33.964431871738" calcext:value-type="float">
            <text:p>33.964431871738</text:p>
          </table:table-cell>
          <table:table-cell table:formula="of:=10^(([.$AG$1]-[.O40])/(10*[.$AG$2]))" office:value-type="float" office:value="46.6739313211641" calcext:value-type="float">
            <text:p>46.6739313211641</text:p>
          </table:table-cell>
          <table:table-cell table:formula="of:=10^(([.$AG$1]-[.P40])/(10*[.$AG$2]))" office:value-type="float" office:value="33.964431871738" calcext:value-type="float">
            <text:p>33.96443187173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.1379292302573" calcext:value-type="float">
            <text:p>40.137929230257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6683371265296" calcext:value-type="float">
            <text:p>-83.6683371265296</text:p>
          </table:table-cell>
          <table:table-cell office:value-type="float" office:value="-85.4620680040342" calcext:value-type="float">
            <text:p>-85.4620680040342</text:p>
          </table:table-cell>
          <table:table-cell office:value-type="float" office:value="14.3090643757163" calcext:value-type="float">
            <text:p>14.309064375716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988532843184" calcext:value-type="float">
            <text:p>-82.9988532843184</text:p>
          </table:table-cell>
          <table:table-cell office:value-type="float" office:value="-83.5707746923372" calcext:value-type="float">
            <text:p>-83.5707746923372</text:p>
          </table:table-cell>
          <table:table-cell office:value-type="float" office:value="13.5923675418349" calcext:value-type="float">
            <text:p>13.5923675418349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7.3980339373797" calcext:value-type="float">
            <text:p>-87.3980339373797</text:p>
          </table:table-cell>
          <table:table-cell office:value-type="float" office:value="-83.5707746923372" calcext:value-type="float">
            <text:p>-83.5707746923372</text:p>
          </table:table-cell>
          <table:table-cell office:value-type="float" office:value="19.0517320395253" calcext:value-type="float">
            <text:p>19.0517320395253</text:p>
          </table:table-cell>
          <table:table-cell office:value-type="float" office:value="152.428486573211" calcext:value-type="float">
            <text:p>152.428486573211</text:p>
          </table:table-cell>
          <table:table-cell office:value-type="float" office:value="-9.11948541639333" calcext:value-type="float">
            <text:p>-9.11948541639333</text:p>
          </table:table-cell>
          <table:table-cell office:value-type="float" office:value="-152.061217523681" calcext:value-type="float">
            <text:p>-152.061217523681</text:p>
          </table:table-cell>
          <table:table-cell table:number-columns-repeated="5"/>
          <table:table-cell table:formula="of:=10^(([.$AG$1]-[.E41])/(10*[.$AG$2]))" office:value-type="float" office:value="34.0582520607966" calcext:value-type="float">
            <text:p>34.0582520607966</text:p>
          </table:table-cell>
          <table:table-cell table:formula="of:=10^(([.$AG$1]-[.F41])/(10*[.$AG$2]))" office:value-type="float" office:value="39.3695345962149" calcext:value-type="float">
            <text:p>39.3695345962149</text:p>
          </table:table-cell>
          <table:table-cell table:formula="of:=10^(([.$AG$1]-[.J41])/(10*[.$AG$2]))" office:value-type="float" office:value="32.2650018382641" calcext:value-type="float">
            <text:p>32.2650018382641</text:p>
          </table:table-cell>
          <table:table-cell table:formula="of:=10^(([.$AG$1]-[.K41])/(10*[.$AG$2]))" office:value-type="float" office:value="33.7908496526219" calcext:value-type="float">
            <text:p>33.7908496526219</text:p>
          </table:table-cell>
          <table:table-cell table:formula="of:=10^(([.$AG$1]-[.O41])/(10*[.$AG$2]))" office:value-type="float" office:value="46.0350808348687" calcext:value-type="float">
            <text:p>46.0350808348687</text:p>
          </table:table-cell>
          <table:table-cell table:formula="of:=10^(([.$AG$1]-[.P41])/(10*[.$AG$2]))" office:value-type="float" office:value="33.7908496526219" calcext:value-type="float">
            <text:p>33.7908496526219</text:p>
          </table:table-cell>
          <table:table-cell table:number-columns-repeated="2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0.0033064123898" calcext:value-type="float">
            <text:p>40.0033064123898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4678359885707" calcext:value-type="float">
            <text:p>-83.4678359885707</text:p>
          </table:table-cell>
          <table:table-cell office:value-type="float" office:value="-85.2158612036308" calcext:value-type="float">
            <text:p>-85.2158612036308</text:p>
          </table:table-cell>
          <table:table-cell office:value-type="float" office:value="14.0905474342477" calcext:value-type="float">
            <text:p>14.0905474342477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3.2991972990229" calcext:value-type="float">
            <text:p>-83.2991972990229</text:p>
          </table:table-cell>
          <table:table-cell office:value-type="float" office:value="-83.6136972231035" calcext:value-type="float">
            <text:p>-83.6136972231035</text:p>
          </table:table-cell>
          <table:table-cell office:value-type="float" office:value="13.9093417129253" calcext:value-type="float">
            <text:p>13.9093417129253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2786237561658" calcext:value-type="float">
            <text:p>-87.2786237561658</text:p>
          </table:table-cell>
          <table:table-cell office:value-type="float" office:value="-83.6136972231035" calcext:value-type="float">
            <text:p>-83.6136972231035</text:p>
          </table:table-cell>
          <table:table-cell office:value-type="float" office:value="18.8779192993607" calcext:value-type="float">
            <text:p>18.8779192993607</text:p>
          </table:table-cell>
          <table:table-cell office:value-type="float" office:value="145.663550364591" calcext:value-type="float">
            <text:p>145.663550364591</text:p>
          </table:table-cell>
          <table:table-cell office:value-type="float" office:value="-2.33624550448135" calcext:value-type="float">
            <text:p>-2.33624550448135</text:p>
          </table:table-cell>
          <table:table-cell office:value-type="float" office:value="-145.008567044167" calcext:value-type="float">
            <text:p>-145.008567044167</text:p>
          </table:table-cell>
          <table:table-cell table:number-columns-repeated="5"/>
          <table:table-cell table:formula="of:=10^(([.$AG$1]-[.E42])/(10*[.$AG$2]))" office:value-type="float" office:value="33.5109876449549" calcext:value-type="float">
            <text:p>33.5109876449549</text:p>
          </table:table-cell>
          <table:table-cell table:formula="of:=10^(([.$AG$1]-[.F42])/(10*[.$AG$2]))" office:value-type="float" office:value="38.5941469162685" calcext:value-type="float">
            <text:p>38.5941469162685</text:p>
          </table:table-cell>
          <table:table-cell table:formula="of:=10^(([.$AG$1]-[.J42])/(10*[.$AG$2]))" office:value-type="float" office:value="33.0575056372277" calcext:value-type="float">
            <text:p>33.0575056372277</text:p>
          </table:table-cell>
          <table:table-cell table:formula="of:=10^(([.$AG$1]-[.K42])/(10*[.$AG$2]))" office:value-type="float" office:value="33.9082335448412" calcext:value-type="float">
            <text:p>33.9082335448412</text:p>
          </table:table-cell>
          <table:table-cell table:formula="of:=10^(([.$AG$1]-[.O42])/(10*[.$AG$2]))" office:value-type="float" office:value="45.5930954946011" calcext:value-type="float">
            <text:p>45.5930954946011</text:p>
          </table:table-cell>
          <table:table-cell table:formula="of:=10^(([.$AG$1]-[.P42])/(10*[.$AG$2]))" office:value-type="float" office:value="33.9082335448412" calcext:value-type="float">
            <text:p>33.9082335448412</text:p>
          </table:table-cell>
          <table:table-cell table:number-columns-repeated="2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39.8430607344654" calcext:value-type="float">
            <text:p>39.8430607344654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6274851919995" calcext:value-type="float">
            <text:p>-83.6274851919995</text:p>
          </table:table-cell>
          <table:table-cell office:value-type="float" office:value="-85.0942750832677" calcext:value-type="float">
            <text:p>-85.0942750832677</text:p>
          </table:table-cell>
          <table:table-cell office:value-type="float" office:value="14.2642685433173" calcext:value-type="float">
            <text:p>14.2642685433173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3.509438109316" calcext:value-type="float">
            <text:p>-83.509438109316</text:p>
          </table:table-cell>
          <table:table-cell office:value-type="float" office:value="-83.6523275007932" calcext:value-type="float">
            <text:p>-83.6523275007932</text:p>
          </table:table-cell>
          <table:table-cell office:value-type="float" office:value="14.1356115987523" calcext:value-type="float">
            <text:p>14.1356115987523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6.895036629316" calcext:value-type="float">
            <text:p>-86.895036629316</text:p>
          </table:table-cell>
          <table:table-cell office:value-type="float" office:value="-83.6523275007932" calcext:value-type="float">
            <text:p>-83.6523275007932</text:p>
          </table:table-cell>
          <table:table-cell office:value-type="float" office:value="18.330228873217" calcext:value-type="float">
            <text:p>18.330228873217</text:p>
          </table:table-cell>
          <table:table-cell office:value-type="float" office:value="122.049367400133" calcext:value-type="float">
            <text:p>122.049367400133</text:p>
          </table:table-cell>
          <table:table-cell office:value-type="float" office:value="-1.69083718413192" calcext:value-type="float">
            <text:p>-1.69083718413192</text:p>
          </table:table-cell>
          <table:table-cell office:value-type="float" office:value="-121.233108212037" calcext:value-type="float">
            <text:p>-121.233108212037</text:p>
          </table:table-cell>
          <table:table-cell table:number-columns-repeated="5"/>
          <table:table-cell table:formula="of:=10^(([.$AG$1]-[.E43])/(10*[.$AG$2]))" office:value-type="float" office:value="33.9460271399514" calcext:value-type="float">
            <text:p>33.9460271399514</text:p>
          </table:table-cell>
          <table:table-cell table:formula="of:=10^(([.$AG$1]-[.F43])/(10*[.$AG$2]))" office:value-type="float" office:value="38.216883292736" calcext:value-type="float">
            <text:p>38.216883292736</text:p>
          </table:table-cell>
          <table:table-cell table:formula="of:=10^(([.$AG$1]-[.J43])/(10*[.$AG$2]))" office:value-type="float" office:value="33.6238121904609" calcext:value-type="float">
            <text:p>33.6238121904609</text:p>
          </table:table-cell>
          <table:table-cell table:formula="of:=10^(([.$AG$1]-[.K43])/(10*[.$AG$2]))" office:value-type="float" office:value="34.0142276529659" calcext:value-type="float">
            <text:p>34.0142276529659</text:p>
          </table:table-cell>
          <table:table-cell table:formula="of:=10^(([.$AG$1]-[.O43])/(10*[.$AG$2]))" office:value-type="float" office:value="44.2017925234394" calcext:value-type="float">
            <text:p>44.2017925234394</text:p>
          </table:table-cell>
          <table:table-cell table:formula="of:=10^(([.$AG$1]-[.P43])/(10*[.$AG$2]))" office:value-type="float" office:value="34.0142276529659" calcext:value-type="float">
            <text:p>34.0142276529659</text:p>
          </table:table-cell>
          <table:table-cell table:number-columns-repeated="2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39.6645243297222" calcext:value-type="float">
            <text:p>39.6645243297222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3.7392396343996" calcext:value-type="float">
            <text:p>-83.7392396343996</text:p>
          </table:table-cell>
          <table:table-cell office:value-type="float" office:value="-84.984847574941" calcext:value-type="float">
            <text:p>-84.984847574941</text:p>
          </table:table-cell>
          <table:table-cell office:value-type="float" office:value="14.387146121094" calcext:value-type="float">
            <text:p>14.387146121094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6566066765212" calcext:value-type="float">
            <text:p>-83.6566066765212</text:p>
          </table:table-cell>
          <table:table-cell office:value-type="float" office:value="-83.6870947507139" calcext:value-type="float">
            <text:p>-83.6870947507139</text:p>
          </table:table-cell>
          <table:table-cell office:value-type="float" office:value="14.2961870745827" calcext:value-type="float">
            <text:p>14.2961870745827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6.6265256405212" calcext:value-type="float">
            <text:p>-86.6265256405212</text:p>
          </table:table-cell>
          <table:table-cell office:value-type="float" office:value="-83.6870947507139" calcext:value-type="float">
            <text:p>-83.6870947507139</text:p>
          </table:table-cell>
          <table:table-cell office:value-type="float" office:value="17.9563276481754" calcext:value-type="float">
            <text:p>17.9563276481754</text:p>
          </table:table-cell>
          <table:table-cell office:value-type="float" office:value="106.065616942723" calcext:value-type="float">
            <text:p>106.065616942723</text:p>
          </table:table-cell>
          <table:table-cell office:value-type="float" office:value="-1.21591301738455" calcext:value-type="float">
            <text:p>-1.21591301738455</text:p>
          </table:table-cell>
          <table:table-cell office:value-type="float" office:value="-105.099659932536" calcext:value-type="float">
            <text:p>-105.099659932536</text:p>
          </table:table-cell>
          <table:table-cell table:number-columns-repeated="5"/>
          <table:table-cell table:formula="of:=10^(([.$AG$1]-[.E44])/(10*[.$AG$2]))" office:value-type="float" office:value="34.2539108124028" calcext:value-type="float">
            <text:p>34.2539108124028</text:p>
          </table:table-cell>
          <table:table-cell table:formula="of:=10^(([.$AG$1]-[.F44])/(10*[.$AG$2]))" office:value-type="float" office:value="37.880500138403" calcext:value-type="float">
            <text:p>37.880500138403</text:p>
          </table:table-cell>
          <table:table-cell table:formula="of:=10^(([.$AG$1]-[.J44])/(10*[.$AG$2]))" office:value-type="float" office:value="34.025989259311" calcext:value-type="float">
            <text:p>34.025989259311</text:p>
          </table:table-cell>
          <table:table-cell table:formula="of:=10^(([.$AG$1]-[.K44])/(10*[.$AG$2]))" office:value-type="float" office:value="34.1099056063205" calcext:value-type="float">
            <text:p>34.1099056063205</text:p>
          </table:table-cell>
          <table:table-cell table:formula="of:=10^(([.$AG$1]-[.O44])/(10*[.$AG$2]))" office:value-type="float" office:value="43.2532199331788" calcext:value-type="float">
            <text:p>43.2532199331788</text:p>
          </table:table-cell>
          <table:table-cell table:formula="of:=10^(([.$AG$1]-[.P44])/(10*[.$AG$2]))" office:value-type="float" office:value="34.1099056063205" calcext:value-type="float">
            <text:p>34.1099056063205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39.5153893511791" calcext:value-type="float">
            <text:p>39.5153893511791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3.8174677440797" calcext:value-type="float">
            <text:p>-83.8174677440797</text:p>
          </table:table-cell>
          <table:table-cell office:value-type="float" office:value="-84.8863628174469" calcext:value-type="float">
            <text:p>-84.8863628174469</text:p>
          </table:table-cell>
          <table:table-cell office:value-type="float" office:value="14.4737896991329" calcext:value-type="float">
            <text:p>14.4737896991329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7596246735648" calcext:value-type="float">
            <text:p>-83.7596246735648</text:p>
          </table:table-cell>
          <table:table-cell office:value-type="float" office:value="-83.7183852756425" calcext:value-type="float">
            <text:p>-83.7183852756425</text:p>
          </table:table-cell>
          <table:table-cell office:value-type="float" office:value="14.4096740067741" calcext:value-type="float">
            <text:p>14.4096740067741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.1385679483649" calcext:value-type="float">
            <text:p>-86.1385679483649</text:p>
          </table:table-cell>
          <table:table-cell office:value-type="float" office:value="-83.7183852756425" calcext:value-type="float">
            <text:p>-83.7183852756425</text:p>
          </table:table-cell>
          <table:table-cell office:value-type="float" office:value="17.2962623858535" calcext:value-type="float">
            <text:p>17.2962623858535</text:p>
          </table:table-cell>
          <table:table-cell office:value-type="float" office:value="82.3133090861129" calcext:value-type="float">
            <text:p>82.3133090861129</text:p>
          </table:table-cell>
          <table:table-cell office:value-type="float" office:value="-0.871765124193484" calcext:value-type="float">
            <text:p>-0.871765124193484</text:p>
          </table:table-cell>
          <table:table-cell office:value-type="float" office:value="-81.0427496733184" calcext:value-type="float">
            <text:p>-81.0427496733184</text:p>
          </table:table-cell>
          <table:table-cell table:number-columns-repeated="5"/>
          <table:table-cell table:formula="of:=10^(([.$AG$1]-[.E45])/(10*[.$AG$2]))" office:value-type="float" office:value="34.4710893843502" calcext:value-type="float">
            <text:p>34.4710893843502</text:p>
          </table:table-cell>
          <table:table-cell table:formula="of:=10^(([.$AG$1]-[.F45])/(10*[.$AG$2]))" office:value-type="float" office:value="37.5802875521758" calcext:value-type="float">
            <text:p>37.5802875521758</text:p>
          </table:table-cell>
          <table:table-cell table:formula="of:=10^(([.$AG$1]-[.J45])/(10*[.$AG$2]))" office:value-type="float" office:value="34.3103720278263" calcext:value-type="float">
            <text:p>34.3103720278263</text:p>
          </table:table-cell>
          <table:table-cell table:formula="of:=10^(([.$AG$1]-[.K45])/(10*[.$AG$2]))" office:value-type="float" office:value="34.1962458494756" calcext:value-type="float">
            <text:p>34.1962458494756</text:p>
          </table:table-cell>
          <table:table-cell table:formula="of:=10^(([.$AG$1]-[.O45])/(10*[.$AG$2]))" office:value-type="float" office:value="41.5812098070261" calcext:value-type="float">
            <text:p>41.5812098070261</text:p>
          </table:table-cell>
          <table:table-cell table:formula="of:=10^(([.$AG$1]-[.P45])/(10*[.$AG$2]))" office:value-type="float" office:value="34.1962458494756" calcext:value-type="float">
            <text:p>34.196245849475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.3365509863865" calcext:value-type="float">
            <text:p>39.3365509863865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8722274208558" calcext:value-type="float">
            <text:p>-83.8722274208558</text:p>
          </table:table-cell>
          <table:table-cell office:value-type="float" office:value="-84.7977265357022" calcext:value-type="float">
            <text:p>-84.7977265357022</text:p>
          </table:table-cell>
          <table:table-cell office:value-type="float" office:value="14.5347504838837" calcext:value-type="float">
            <text:p>14.5347504838837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.8317372714954" calcext:value-type="float">
            <text:p>-83.8317372714954</text:p>
          </table:table-cell>
          <table:table-cell office:value-type="float" office:value="-83.7465467480782" calcext:value-type="float">
            <text:p>-83.7465467480782</text:p>
          </table:table-cell>
          <table:table-cell office:value-type="float" office:value="14.4896504640965" calcext:value-type="float">
            <text:p>14.4896504640965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5.7969975638554" calcext:value-type="float">
            <text:p>-85.7969975638554</text:p>
          </table:table-cell>
          <table:table-cell office:value-type="float" office:value="-83.7465467480782" calcext:value-type="float">
            <text:p>-83.7465467480782</text:p>
          </table:table-cell>
          <table:table-cell office:value-type="float" office:value="16.848707291484" calcext:value-type="float">
            <text:p>16.848707291484</text:p>
          </table:table-cell>
          <table:table-cell office:value-type="float" office:value="66.5798784227725" calcext:value-type="float">
            <text:p>66.5798784227725</text:p>
          </table:table-cell>
          <table:table-cell office:value-type="float" office:value="-0.625000480484327" calcext:value-type="float">
            <text:p>-0.625000480484327</text:p>
          </table:table-cell>
          <table:table-cell office:value-type="float" office:value="-64.9840924016233" calcext:value-type="float">
            <text:p>-64.9840924016233</text:p>
          </table:table-cell>
          <table:table-cell table:number-columns-repeated="5"/>
          <table:table-cell table:formula="of:=10^(([.$AG$1]-[.E46])/(10*[.$AG$2]))" office:value-type="float" office:value="34.6239331621655" calcext:value-type="float">
            <text:p>34.6239331621655</text:p>
          </table:table-cell>
          <table:table-cell table:formula="of:=10^(([.$AG$1]-[.F46])/(10*[.$AG$2]))" office:value-type="float" office:value="37.312131031311" calcext:value-type="float">
            <text:p>37.312131031311</text:p>
          </table:table-cell>
          <table:table-cell table:formula="of:=10^(([.$AG$1]-[.J46])/(10*[.$AG$2]))" office:value-type="float" office:value="34.5108529932966" calcext:value-type="float">
            <text:p>34.5108529932966</text:p>
          </table:table-cell>
          <table:table-cell table:formula="of:=10^(([.$AG$1]-[.K46])/(10*[.$AG$2]))" office:value-type="float" office:value="34.2741389107474" calcext:value-type="float">
            <text:p>34.2741389107474</text:p>
          </table:table-cell>
          <table:table-cell table:formula="of:=10^(([.$AG$1]-[.O46])/(10*[.$AG$2]))" office:value-type="float" office:value="40.4494103632848" calcext:value-type="float">
            <text:p>40.4494103632848</text:p>
          </table:table-cell>
          <table:table-cell table:formula="of:=10^(([.$AG$1]-[.P46])/(10*[.$AG$2]))" office:value-type="float" office:value="34.2741389107474" calcext:value-type="float">
            <text:p>34.2741389107474</text:p>
          </table:table-cell>
          <table:table-cell table:number-columns-repeated="2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39.1983321284178" calcext:value-type="float">
            <text:p>39.1983321284178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9105591945991" calcext:value-type="float">
            <text:p>-83.9105591945991</text:p>
          </table:table-cell>
          <table:table-cell office:value-type="float" office:value="-84.717953882132" calcext:value-type="float">
            <text:p>-84.717953882132</text:p>
          </table:table-cell>
          <table:table-cell office:value-type="float" office:value="14.5775757381543" calcext:value-type="float">
            <text:p>14.5775757381543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8822160900468" calcext:value-type="float">
            <text:p>-83.8822160900468</text:p>
          </table:table-cell>
          <table:table-cell office:value-type="float" office:value="-83.7718920732704" calcext:value-type="float">
            <text:p>-83.7718920732704</text:p>
          </table:table-cell>
          <table:table-cell office:value-type="float" office:value="14.5458979492916" calcext:value-type="float">
            <text:p>14.5458979492916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5.5578982946988" calcext:value-type="float">
            <text:p>-85.5578982946988</text:p>
          </table:table-cell>
          <table:table-cell office:value-type="float" office:value="-83.7718920732704" calcext:value-type="float">
            <text:p>-83.7718920732704</text:p>
          </table:table-cell>
          <table:table-cell office:value-type="float" office:value="16.5423273178483" calcext:value-type="float">
            <text:p>16.5423273178483</text:p>
          </table:table-cell>
          <table:table-cell office:value-type="float" office:value="55.9800921721848" calcext:value-type="float">
            <text:p>55.9800921721848</text:p>
          </table:table-cell>
          <table:table-cell office:value-type="float" office:value="-0.449348750190462" calcext:value-type="float">
            <text:p>-0.449348750190462</text:p>
          </table:table-cell>
          <table:table-cell office:value-type="float" office:value="-54.0574198626255" calcext:value-type="float">
            <text:p>-54.0574198626255</text:p>
          </table:table-cell>
          <table:table-cell table:number-columns-repeated="5"/>
          <table:table-cell table:formula="of:=10^(([.$AG$1]-[.E47])/(10*[.$AG$2]))" office:value-type="float" office:value="34.7313268624164" calcext:value-type="float">
            <text:p>34.7313268624164</text:p>
          </table:table-cell>
          <table:table-cell table:formula="of:=10^(([.$AG$1]-[.F47])/(10*[.$AG$2]))" office:value-type="float" office:value="37.0724265503192" calcext:value-type="float">
            <text:p>37.0724265503192</text:p>
          </table:table-cell>
          <table:table-cell table:formula="of:=10^(([.$AG$1]-[.J47])/(10*[.$AG$2]))" office:value-type="float" office:value="34.6518862707302" calcext:value-type="float">
            <text:p>34.6518862707302</text:p>
          </table:table-cell>
          <table:table-cell table:formula="of:=10^(([.$AG$1]-[.K47])/(10*[.$AG$2]))" office:value-type="float" office:value="34.3443943542582" calcext:value-type="float">
            <text:p>34.3443943542582</text:p>
          </table:table-cell>
          <table:table-cell table:formula="of:=10^(([.$AG$1]-[.O47])/(10*[.$AG$2]))" office:value-type="float" office:value="39.6755309368482" calcext:value-type="float">
            <text:p>39.6755309368482</text:p>
          </table:table-cell>
          <table:table-cell table:formula="of:=10^(([.$AG$1]-[.P47])/(10*[.$AG$2]))" office:value-type="float" office:value="34.3443943542582" calcext:value-type="float">
            <text:p>34.3443943542582</text:p>
          </table:table-cell>
          <table:table-cell table:number-columns-repeated="2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39.0869337730239" calcext:value-type="float">
            <text:p>39.0869337730239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.9373914362193" calcext:value-type="float">
            <text:p>-83.9373914362193</text:p>
          </table:table-cell>
          <table:table-cell office:value-type="float" office:value="-84.6461584939188" calcext:value-type="float">
            <text:p>-84.6461584939188</text:p>
          </table:table-cell>
          <table:table-cell office:value-type="float" office:value="14.6076284714546" calcext:value-type="float">
            <text:p>14.6076284714546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9175512630327" calcext:value-type="float">
            <text:p>-83.9175512630327</text:p>
          </table:table-cell>
          <table:table-cell office:value-type="float" office:value="-83.7947028659434" calcext:value-type="float">
            <text:p>-83.7947028659434</text:p>
          </table:table-cell>
          <table:table-cell office:value-type="float" office:value="14.5854010553477" calcext:value-type="float">
            <text:p>14.5854010553477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5.3905288062891" calcext:value-type="float">
            <text:p>-85.3905288062891</text:p>
          </table:table-cell>
          <table:table-cell office:value-type="float" office:value="-83.7947028659434" calcext:value-type="float">
            <text:p>-83.7947028659434</text:p>
          </table:table-cell>
          <table:table-cell office:value-type="float" office:value="16.3311823054368" calcext:value-type="float">
            <text:p>16.3311823054368</text:p>
          </table:table-cell>
          <table:table-cell office:value-type="float" office:value="48.7550471457434" calcext:value-type="float">
            <text:p>48.7550471457434</text:p>
          </table:table-cell>
          <table:table-cell office:value-type="float" office:value="-0.324948006686692" calcext:value-type="float">
            <text:p>-0.324948006686692</text:p>
          </table:table-cell>
          <table:table-cell office:value-type="float" office:value="-46.5229593830575" calcext:value-type="float">
            <text:p>-46.5229593830575</text:p>
          </table:table-cell>
          <table:table-cell table:number-columns-repeated="5"/>
          <table:table-cell table:formula="of:=10^(([.$AG$1]-[.E48])/(10*[.$AG$2]))" office:value-type="float" office:value="34.8067005886808" calcext:value-type="float">
            <text:p>34.8067005886808</text:p>
          </table:table-cell>
          <table:table-cell table:formula="of:=10^(([.$AG$1]-[.F48])/(10*[.$AG$2]))" office:value-type="float" office:value="36.8580094438826" calcext:value-type="float">
            <text:p>36.8580094438826</text:p>
          </table:table-cell>
          <table:table-cell table:formula="of:=10^(([.$AG$1]-[.J48])/(10*[.$AG$2]))" office:value-type="float" office:value="34.7509523541786" calcext:value-type="float">
            <text:p>34.7509523541786</text:p>
          </table:table-cell>
          <table:table-cell table:formula="of:=10^(([.$AG$1]-[.K48])/(10*[.$AG$2]))" office:value-type="float" office:value="34.4077473737743" calcext:value-type="float">
            <text:p>34.4077473737743</text:p>
          </table:table-cell>
          <table:table-cell table:formula="of:=10^(([.$AG$1]-[.O48])/(10*[.$AG$2]))" office:value-type="float" office:value="39.1426418007302" calcext:value-type="float">
            <text:p>39.1426418007302</text:p>
          </table:table-cell>
          <table:table-cell table:formula="of:=10^(([.$AG$1]-[.P48])/(10*[.$AG$2]))" office:value-type="float" office:value="34.4077473737743" calcext:value-type="float">
            <text:p>34.4077473737743</text:p>
          </table:table-cell>
          <table:table-cell table:number-columns-repeated="2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38.9361911767236" calcext:value-type="float">
            <text:p>38.9361911767236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9561740053535" calcext:value-type="float">
            <text:p>-83.9561740053535</text:p>
          </table:table-cell>
          <table:table-cell office:value-type="float" office:value="-84.5815426445269" calcext:value-type="float">
            <text:p>-84.5815426445269</text:p>
          </table:table-cell>
          <table:table-cell office:value-type="float" office:value="14.6287022409287" calcext:value-type="float">
            <text:p>14.6287022409287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.2422858841229" calcext:value-type="float">
            <text:p>-84.2422858841229</text:p>
          </table:table-cell>
          <table:table-cell office:value-type="float" office:value="-83.9152325793491" calcext:value-type="float">
            <text:p>-83.9152325793491</text:p>
          </table:table-cell>
          <table:table-cell office:value-type="float" office:value="14.9535002668472" calcext:value-type="float">
            <text:p>14.9535002668472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2733701644024" calcext:value-type="float">
            <text:p>-85.2733701644024</text:p>
          </table:table-cell>
          <table:table-cell office:value-type="float" office:value="-83.9152325793491" calcext:value-type="float">
            <text:p>-83.9152325793491</text:p>
          </table:table-cell>
          <table:table-cell office:value-type="float" office:value="16.1849864002151" calcext:value-type="float">
            <text:p>16.1849864002151</text:p>
          </table:table-cell>
          <table:table-cell office:value-type="float" office:value="39.4653436079124" calcext:value-type="float">
            <text:p>39.4653436079124</text:p>
          </table:table-cell>
          <table:table-cell office:value-type="float" office:value="4.33738226220246" calcext:value-type="float">
            <text:p>4.33738226220246</text:p>
          </table:table-cell>
          <table:table-cell office:value-type="float" office:value="-36.8522295685433" calcext:value-type="float">
            <text:p>-36.8522295685433</text:p>
          </table:table-cell>
          <table:table-cell table:number-columns-repeated="5"/>
          <table:table-cell table:formula="of:=10^(([.$AG$1]-[.E49])/(10*[.$AG$2]))" office:value-type="float" office:value="34.8595595034578" calcext:value-type="float">
            <text:p>34.8595595034578</text:p>
          </table:table-cell>
          <table:table-cell table:formula="of:=10^(([.$AG$1]-[.F49])/(10*[.$AG$2]))" office:value-type="float" office:value="36.6660945655341" calcext:value-type="float">
            <text:p>36.6660945655341</text:p>
          </table:table-cell>
          <table:table-cell table:formula="of:=10^(([.$AG$1]-[.J49])/(10*[.$AG$2]))" office:value-type="float" office:value="35.6747475231849" calcext:value-type="float">
            <text:p>35.6747475231849</text:p>
          </table:table-cell>
          <table:table-cell table:formula="of:=10^(([.$AG$1]-[.K49])/(10*[.$AG$2]))" office:value-type="float" office:value="34.7444429930285" calcext:value-type="float">
            <text:p>34.7444429930285</text:p>
          </table:table-cell>
          <table:table-cell table:formula="of:=10^(([.$AG$1]-[.O49])/(10*[.$AG$2]))" office:value-type="float" office:value="38.7738837611906" calcext:value-type="float">
            <text:p>38.7738837611906</text:p>
          </table:table-cell>
          <table:table-cell table:formula="of:=10^(([.$AG$1]-[.P49])/(10*[.$AG$2]))" office:value-type="float" office:value="34.7444429930285" calcext:value-type="float">
            <text:p>34.7444429930285</text:p>
          </table:table-cell>
          <table:table-cell table:number-columns-repeated="2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38.763463460634" calcext:value-type="float">
            <text:p>38.763463460634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9693218037475" calcext:value-type="float">
            <text:p>-83.9693218037475</text:p>
          </table:table-cell>
          <table:table-cell office:value-type="float" office:value="-84.5233883800742" calcext:value-type="float">
            <text:p>-84.5233883800742</text:p>
          </table:table-cell>
          <table:table-cell office:value-type="float" office:value="14.6434719662497" calcext:value-type="float">
            <text:p>14.6434719662497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469600118886" calcext:value-type="float">
            <text:p>-84.469600118886</text:p>
          </table:table-cell>
          <table:table-cell office:value-type="float" office:value="-84.0237093214141" calcext:value-type="float">
            <text:p>-84.0237093214141</text:p>
          </table:table-cell>
          <table:table-cell office:value-type="float" office:value="15.2166833730647" calcext:value-type="float">
            <text:p>15.2166833730647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5.1913591150817" calcext:value-type="float">
            <text:p>-85.1913591150817</text:p>
          </table:table-cell>
          <table:table-cell office:value-type="float" office:value="-84.0237093214141" calcext:value-type="float">
            <text:p>-84.0237093214141</text:p>
          </table:table-cell>
          <table:table-cell office:value-type="float" office:value="16.0834286649337" calcext:value-type="float">
            <text:p>16.0834286649337</text:p>
          </table:table-cell>
          <table:table-cell office:value-type="float" office:value="32.8665641117017" calcext:value-type="float">
            <text:p>32.8665641117017</text:p>
          </table:table-cell>
          <table:table-cell office:value-type="float" office:value="7.75008256807414" calcext:value-type="float">
            <text:p>7.75008256807414</text:p>
          </table:table-cell>
          <table:table-cell office:value-type="float" office:value="-30.299403611679" calcext:value-type="float">
            <text:p>-30.299403611679</text:p>
          </table:table-cell>
          <table:table-cell table:number-columns-repeated="5"/>
          <table:table-cell table:formula="of:=10^(([.$AG$1]-[.E50])/(10*[.$AG$2]))" office:value-type="float" office:value="34.8966084994416" calcext:value-type="float">
            <text:p>34.8966084994416</text:p>
          </table:table-cell>
          <table:table-cell table:formula="of:=10^(([.$AG$1]-[.F50])/(10*[.$AG$2]))" office:value-type="float" office:value="36.4942257044155" calcext:value-type="float">
            <text:p>36.4942257044155</text:p>
          </table:table-cell>
          <table:table-cell table:formula="of:=10^(([.$AG$1]-[.J50])/(10*[.$AG$2]))" office:value-type="float" office:value="36.3359773598766" calcext:value-type="float">
            <text:p>36.3359773598766</text:p>
          </table:table-cell>
          <table:table-cell table:formula="of:=10^(([.$AG$1]-[.K50])/(10*[.$AG$2]))" office:value-type="float" office:value="35.0502851207271" calcext:value-type="float">
            <text:p>35.0502851207271</text:p>
          </table:table-cell>
          <table:table-cell table:formula="of:=10^(([.$AG$1]-[.O50])/(10*[.$AG$2]))" office:value-type="float" office:value="38.5178221313417" calcext:value-type="float">
            <text:p>38.5178221313417</text:p>
          </table:table-cell>
          <table:table-cell table:formula="of:=10^(([.$AG$1]-[.P50])/(10*[.$AG$2]))" office:value-type="float" office:value="35.0502851207271" calcext:value-type="float">
            <text:p>35.050285120727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5365996960013" calcext:value-type="float">
            <text:p>38.5365996960013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4.2785252626232" calcext:value-type="float">
            <text:p>-84.2785252626232</text:p>
          </table:table-cell>
          <table:table-cell office:value-type="float" office:value="-84.5710495420668" calcext:value-type="float">
            <text:p>-84.5710495420668</text:p>
          </table:table-cell>
          <table:table-cell office:value-type="float" office:value="14.9951509536759" calcext:value-type="float">
            <text:p>14.9951509536759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3287200832202" calcext:value-type="float">
            <text:p>-84.3287200832202</text:p>
          </table:table-cell>
          <table:table-cell office:value-type="float" office:value="-84.0213383892727" calcext:value-type="float">
            <text:p>-84.0213383892727</text:p>
          </table:table-cell>
          <table:table-cell office:value-type="float" office:value="15.0530326208052" calcext:value-type="float">
            <text:p>15.0530326208052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5.1339513805572" calcext:value-type="float">
            <text:p>-85.1339513805572</text:p>
          </table:table-cell>
          <table:table-cell office:value-type="float" office:value="-84.0213383892727" calcext:value-type="float">
            <text:p>-84.0213383892727</text:p>
          </table:table-cell>
          <table:table-cell office:value-type="float" office:value="16.0127176557393" calcext:value-type="float">
            <text:p>16.0127176557393</text:p>
          </table:table-cell>
          <table:table-cell office:value-type="float" office:value="27.93589900814" calcext:value-type="float">
            <text:p>27.93589900814</text:p>
          </table:table-cell>
          <table:table-cell office:value-type="float" office:value="0.760563163408909" calcext:value-type="float">
            <text:p>0.760563163408909</text:p>
          </table:table-cell>
          <table:table-cell office:value-type="float" office:value="-23.5715458106816" calcext:value-type="float">
            <text:p>-23.5715458106816</text:p>
          </table:table-cell>
          <table:table-cell table:number-columns-repeated="5"/>
          <table:table-cell table:formula="of:=10^(([.$AG$1]-[.E51])/(10*[.$AG$2]))" office:value-type="float" office:value="35.7793515519801" calcext:value-type="float">
            <text:p>35.7793515519801</text:p>
          </table:table-cell>
          <table:table-cell table:formula="of:=10^(([.$AG$1]-[.F51])/(10*[.$AG$2]))" office:value-type="float" office:value="36.635023559169" calcext:value-type="float">
            <text:p>36.635023559169</text:p>
          </table:table-cell>
          <table:table-cell table:formula="of:=10^(([.$AG$1]-[.J51])/(10*[.$AG$2]))" office:value-type="float" office:value="35.9247444217912" calcext:value-type="float">
            <text:p>35.9247444217912</text:p>
          </table:table-cell>
          <table:table-cell table:formula="of:=10^(([.$AG$1]-[.K51])/(10*[.$AG$2]))" office:value-type="float" office:value="35.043571761086" calcext:value-type="float">
            <text:p>35.043571761086</text:p>
          </table:table-cell>
          <table:table-cell table:formula="of:=10^(([.$AG$1]-[.O51])/(10*[.$AG$2]))" office:value-type="float" office:value="38.3395858154733" calcext:value-type="float">
            <text:p>38.3395858154733</text:p>
          </table:table-cell>
          <table:table-cell table:formula="of:=10^(([.$AG$1]-[.P51])/(10*[.$AG$2]))" office:value-type="float" office:value="35.043571761086" calcext:value-type="float">
            <text:p>35.043571761086</text:p>
          </table:table-cell>
          <table:table-cell table:number-columns-repeated="2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8.3600536693818" calcext:value-type="float">
            <text:p>38.3600536693818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.4949676838363" calcext:value-type="float">
            <text:p>-84.4949676838363</text:p>
          </table:table-cell>
          <table:table-cell office:value-type="float" office:value="-84.6139445878601" calcext:value-type="float">
            <text:p>-84.6139445878601</text:p>
          </table:table-cell>
          <table:table-cell office:value-type="float" office:value="15.2463396125612" calcext:value-type="float">
            <text:p>15.2463396125612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9301040582541" calcext:value-type="float">
            <text:p>-83.9301040582541</text:p>
          </table:table-cell>
          <table:table-cell office:value-type="float" office:value="-83.9192045503455" calcext:value-type="float">
            <text:p>-83.9192045503455</text:p>
          </table:table-cell>
          <table:table-cell office:value-type="float" office:value="14.5994603160294" calcext:value-type="float">
            <text:p>14.5994603160294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09376596639" calcext:value-type="float">
            <text:p>-85.09376596639</text:p>
          </table:table-cell>
          <table:table-cell office:value-type="float" office:value="-83.9192045503455" calcext:value-type="float">
            <text:p>-83.9192045503455</text:p>
          </table:table-cell>
          <table:table-cell office:value-type="float" office:value="15.9634050054731" calcext:value-type="float">
            <text:p>15.9634050054731</text:p>
          </table:table-cell>
          <table:table-cell office:value-type="float" office:value="28.6411803291673" calcext:value-type="float">
            <text:p>28.6411803291673</text:p>
          </table:table-cell>
          <table:table-cell office:value-type="float" office:value="-8.80574093738009" calcext:value-type="float">
            <text:p>-8.80574093738009</text:p>
          </table:table-cell>
          <table:table-cell office:value-type="float" office:value="-25.9776015655305" calcext:value-type="float">
            <text:p>-25.9776015655305</text:p>
          </table:table-cell>
          <table:table-cell table:number-columns-repeated="5"/>
          <table:table-cell table:formula="of:=10^(([.$AG$1]-[.E52])/(10*[.$AG$2]))" office:value-type="float" office:value="36.4105246012489" calcext:value-type="float">
            <text:p>36.4105246012489</text:p>
          </table:table-cell>
          <table:table-cell table:formula="of:=10^(([.$AG$1]-[.F52])/(10*[.$AG$2]))" office:value-type="float" office:value="36.7622060135086" calcext:value-type="float">
            <text:p>36.7622060135086</text:p>
          </table:table-cell>
          <table:table-cell table:formula="of:=10^(([.$AG$1]-[.J52])/(10*[.$AG$2]))" office:value-type="float" office:value="34.7862136466418" calcext:value-type="float">
            <text:p>34.7862136466418</text:p>
          </table:table-cell>
          <table:table-cell table:formula="of:=10^(([.$AG$1]-[.K52])/(10*[.$AG$2]))" office:value-type="float" office:value="34.7555944583074" calcext:value-type="float">
            <text:p>34.7555944583074</text:p>
          </table:table-cell>
          <table:table-cell table:formula="of:=10^(([.$AG$1]-[.O52])/(10*[.$AG$2]))" office:value-type="float" office:value="38.2153113574696" calcext:value-type="float">
            <text:p>38.2153113574696</text:p>
          </table:table-cell>
          <table:table-cell table:formula="of:=10^(([.$AG$1]-[.P52])/(10*[.$AG$2]))" office:value-type="float" office:value="34.7555944583074" calcext:value-type="float">
            <text:p>34.7555944583074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8.231518143225" calcext:value-type="float">
            <text:p>38.231518143225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6464773786854" calcext:value-type="float">
            <text:p>-84.6464773786854</text:p>
          </table:table-cell>
          <table:table-cell office:value-type="float" office:value="-84.6525501290741" calcext:value-type="float">
            <text:p>-84.6525501290741</text:p>
          </table:table-cell>
          <table:table-cell office:value-type="float" office:value="15.4246711096855" calcext:value-type="float">
            <text:p>15.4246711096855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3.6510728407779" calcext:value-type="float">
            <text:p>-83.6510728407779</text:p>
          </table:table-cell>
          <table:table-cell office:value-type="float" office:value="-83.8272840953109" calcext:value-type="float">
            <text:p>-83.8272840953109</text:p>
          </table:table-cell>
          <table:table-cell office:value-type="float" office:value="14.2901162358913" calcext:value-type="float">
            <text:p>14.2901162358913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065636176473" calcext:value-type="float">
            <text:p>-85.065636176473</text:p>
          </table:table-cell>
          <table:table-cell office:value-type="float" office:value="-83.8272840953109" calcext:value-type="float">
            <text:p>-83.8272840953109</text:p>
          </table:table-cell>
          <table:table-cell office:value-type="float" office:value="15.928976536557" calcext:value-type="float">
            <text:p>15.928976536557</text:p>
          </table:table-cell>
          <table:table-cell office:value-type="float" office:value="28.8618145997626" calcext:value-type="float">
            <text:p>28.8618145997626</text:p>
          </table:table-cell>
          <table:table-cell office:value-type="float" office:value="-15.3541167303091" calcext:value-type="float">
            <text:p>-15.3541167303091</text:p>
          </table:table-cell>
          <table:table-cell office:value-type="float" office:value="-29.1044918374567" calcext:value-type="float">
            <text:p>-29.1044918374567</text:p>
          </table:table-cell>
          <table:table-cell table:number-columns-repeated="5"/>
          <table:table-cell table:formula="of:=10^(([.$AG$1]-[.E53])/(10*[.$AG$2]))" office:value-type="float" office:value="36.8589590468723" calcext:value-type="float">
            <text:p>36.8589590468723</text:p>
          </table:table-cell>
          <table:table-cell table:formula="of:=10^(([.$AG$1]-[.F53])/(10*[.$AG$2]))" office:value-type="float" office:value="36.8770476849309" calcext:value-type="float">
            <text:p>36.8770476849309</text:p>
          </table:table-cell>
          <table:table-cell table:formula="of:=10^(([.$AG$1]-[.J53])/(10*[.$AG$2]))" office:value-type="float" office:value="34.0107799051735" calcext:value-type="float">
            <text:p>34.0107799051735</text:p>
          </table:table-cell>
          <table:table-cell table:formula="of:=10^(([.$AG$1]-[.K53])/(10*[.$AG$2]))" office:value-type="float" office:value="34.498438806479" calcext:value-type="float">
            <text:p>34.498438806479</text:p>
          </table:table-cell>
          <table:table-cell table:formula="of:=10^(([.$AG$1]-[.O53])/(10*[.$AG$2]))" office:value-type="float" office:value="38.1285589954721" calcext:value-type="float">
            <text:p>38.1285589954721</text:p>
          </table:table-cell>
          <table:table-cell table:formula="of:=10^(([.$AG$1]-[.P53])/(10*[.$AG$2]))" office:value-type="float" office:value="34.498438806479" calcext:value-type="float">
            <text:p>34.498438806479</text:p>
          </table:table-cell>
          <table:table-cell table:number-columns-repeated="2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38.0953316308255" calcext:value-type="float">
            <text:p>38.0953316308255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4.4525341650798" calcext:value-type="float">
            <text:p>-84.4525341650798</text:p>
          </table:table-cell>
          <table:table-cell office:value-type="float" office:value="-84.5872951161667" calcext:value-type="float">
            <text:p>-84.5872951161667</text:p>
          </table:table-cell>
          <table:table-cell office:value-type="float" office:value="15.1967646908814" calcext:value-type="float">
            <text:p>15.1967646908814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4557509885445" calcext:value-type="float">
            <text:p>-83.4557509885445</text:p>
          </table:table-cell>
          <table:table-cell office:value-type="float" office:value="-83.7445556857798" calcext:value-type="float">
            <text:p>-83.7445556857798</text:p>
          </table:table-cell>
          <table:table-cell office:value-type="float" office:value="14.0774836934492" calcext:value-type="float">
            <text:p>14.0774836934492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5.0459453235311" calcext:value-type="float">
            <text:p>-85.0459453235311</text:p>
          </table:table-cell>
          <table:table-cell office:value-type="float" office:value="-83.7445556857798" calcext:value-type="float">
            <text:p>-83.7445556857798</text:p>
          </table:table-cell>
          <table:table-cell office:value-type="float" office:value="15.9049207979669" calcext:value-type="float">
            <text:p>15.9049207979669</text:p>
          </table:table-cell>
          <table:table-cell office:value-type="float" office:value="34.1030748227244" calcext:value-type="float">
            <text:p>34.1030748227244</text:p>
          </table:table-cell>
          <table:table-cell office:value-type="float" office:value="-14.9236863321336" calcext:value-type="float">
            <text:p>-14.9236863321336</text:p>
          </table:table-cell>
          <table:table-cell office:value-type="float" office:value="-34.2138203482109" calcext:value-type="float">
            <text:p>-34.2138203482109</text:p>
          </table:table-cell>
          <table:table-cell table:number-columns-repeated="5"/>
          <table:table-cell table:formula="of:=10^(([.$AG$1]-[.E54])/(10*[.$AG$2]))" office:value-type="float" office:value="36.2859118236045" calcext:value-type="float">
            <text:p>36.2859118236045</text:p>
          </table:table-cell>
          <table:table-cell table:formula="of:=10^(([.$AG$1]-[.F54])/(10*[.$AG$2]))" office:value-type="float" office:value="36.6831393256554" calcext:value-type="float">
            <text:p>36.6831393256554</text:p>
          </table:table-cell>
          <table:table-cell table:formula="of:=10^(([.$AG$1]-[.J54])/(10*[.$AG$2]))" office:value-type="float" office:value="33.4782842596059" calcext:value-type="float">
            <text:p>33.4782842596059</text:p>
          </table:table-cell>
          <table:table-cell table:formula="of:=10^(([.$AG$1]-[.K54])/(10*[.$AG$2]))" office:value-type="float" office:value="34.2686259195417" calcext:value-type="float">
            <text:p>34.2686259195417</text:p>
          </table:table-cell>
          <table:table-cell table:formula="of:=10^(([.$AG$1]-[.O54])/(10*[.$AG$2]))" office:value-type="float" office:value="38.067949545641" calcext:value-type="float">
            <text:p>38.067949545641</text:p>
          </table:table-cell>
          <table:table-cell table:formula="of:=10^(([.$AG$1]-[.P54])/(10*[.$AG$2]))" office:value-type="float" office:value="34.2686259195417" calcext:value-type="float">
            <text:p>34.2686259195417</text:p>
          </table:table-cell>
          <table:table-cell table:number-columns-repeated="2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7.9600737052795" calcext:value-type="float">
            <text:p>37.9600737052795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3167739155558" calcext:value-type="float">
            <text:p>-84.3167739155558</text:p>
          </table:table-cell>
          <table:table-cell office:value-type="float" office:value="-84.5285656045501" calcext:value-type="float">
            <text:p>-84.5285656045501</text:p>
          </table:table-cell>
          <table:table-cell office:value-type="float" office:value="15.0392367869666" calcext:value-type="float">
            <text:p>15.0392367869666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3190256919812" calcext:value-type="float">
            <text:p>-83.3190256919812</text:p>
          </table:table-cell>
          <table:table-cell office:value-type="float" office:value="-83.6701001172018" calcext:value-type="float">
            <text:p>-83.6701001172018</text:p>
          </table:table-cell>
          <table:table-cell office:value-type="float" office:value="13.9305262531545" calcext:value-type="float">
            <text:p>13.9305262531545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5.0321617264718" calcext:value-type="float">
            <text:p>-85.0321617264718</text:p>
          </table:table-cell>
          <table:table-cell office:value-type="float" office:value="-83.6701001172018" calcext:value-type="float">
            <text:p>-83.6701001172018</text:p>
          </table:table-cell>
          <table:table-cell office:value-type="float" office:value="15.8881033997794" calcext:value-type="float">
            <text:p>15.8881033997794</text:p>
          </table:table-cell>
          <table:table-cell office:value-type="float" office:value="37.6689566195033" calcext:value-type="float">
            <text:p>37.6689566195033</text:p>
          </table:table-cell>
          <table:table-cell office:value-type="float" office:value="-14.6295824748277" calcext:value-type="float">
            <text:p>-14.6295824748277</text:p>
          </table:table-cell>
          <table:table-cell office:value-type="float" office:value="-37.7131475592953" calcext:value-type="float">
            <text:p>-37.7131475592953</text:p>
          </table:table-cell>
          <table:table-cell table:number-columns-repeated="5"/>
          <table:table-cell table:formula="of:=10^(([.$AG$1]-[.E55])/(10*[.$AG$2]))" office:value-type="float" office:value="35.8900880130919" calcext:value-type="float">
            <text:p>35.8900880130919</text:p>
          </table:table-cell>
          <table:table-cell table:formula="of:=10^(([.$AG$1]-[.F55])/(10*[.$AG$2]))" office:value-type="float" office:value="36.5094937275638" calcext:value-type="float">
            <text:p>36.5094937275638</text:p>
          </table:table-cell>
          <table:table-cell table:formula="of:=10^(([.$AG$1]-[.J55])/(10*[.$AG$2]))" office:value-type="float" office:value="33.1105056945717" calcext:value-type="float">
            <text:p>33.1105056945717</text:p>
          </table:table-cell>
          <table:table-cell table:formula="of:=10^(([.$AG$1]-[.K55])/(10*[.$AG$2]))" office:value-type="float" office:value="34.0631035394915" calcext:value-type="float">
            <text:p>34.0631035394915</text:p>
          </table:table-cell>
          <table:table-cell table:formula="of:=10^(([.$AG$1]-[.O55])/(10*[.$AG$2]))" office:value-type="float" office:value="38.0255802652981" calcext:value-type="float">
            <text:p>38.0255802652981</text:p>
          </table:table-cell>
          <table:table-cell table:formula="of:=10^(([.$AG$1]-[.P55])/(10*[.$AG$2]))" office:value-type="float" office:value="34.0631035394915" calcext:value-type="float">
            <text:p>34.06310353949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.8299881914576" calcext:value-type="float">
            <text:p>37.8299881914576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9217417408891" calcext:value-type="float">
            <text:p>-83.9217417408891</text:p>
          </table:table-cell>
          <table:table-cell office:value-type="float" office:value="-84.375709044095" calcext:value-type="float">
            <text:p>-84.375709044095</text:p>
          </table:table-cell>
          <table:table-cell office:value-type="float" office:value="14.5900929278569" calcext:value-type="float">
            <text:p>14.5900929278569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2233179843868" calcext:value-type="float">
            <text:p>-83.2233179843868</text:p>
          </table:table-cell>
          <table:table-cell office:value-type="float" office:value="-83.6030901054817" calcext:value-type="float">
            <text:p>-83.6030901054817</text:p>
          </table:table-cell>
          <table:table-cell office:value-type="float" office:value="13.8285697999473" calcext:value-type="float">
            <text:p>13.8285697999473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0225132085302" calcext:value-type="float">
            <text:p>-85.0225132085302</text:p>
          </table:table-cell>
          <table:table-cell office:value-type="float" office:value="-83.6030901054817" calcext:value-type="float">
            <text:p>-83.6030901054817</text:p>
          </table:table-cell>
          <table:table-cell office:value-type="float" office:value="15.8763418025912" calcext:value-type="float">
            <text:p>15.8763418025912</text:p>
          </table:table-cell>
          <table:table-cell office:value-type="float" office:value="44.9245727045451" calcext:value-type="float">
            <text:p>44.9245727045451</text:p>
          </table:table-cell>
          <table:table-cell office:value-type="float" office:value="-9.86703133249336" calcext:value-type="float">
            <text:p>-9.86703133249336</text:p>
          </table:table-cell>
          <table:table-cell office:value-type="float" office:value="-43.7405628786903" calcext:value-type="float">
            <text:p>-43.7405628786903</text:p>
          </table:table-cell>
          <table:table-cell table:number-columns-repeated="5"/>
          <table:table-cell table:formula="of:=10^(([.$AG$1]-[.E56])/(10*[.$AG$2]))" office:value-type="float" office:value="34.7627195941171" calcext:value-type="float">
            <text:p>34.7627195941171</text:p>
          </table:table-cell>
          <table:table-cell table:formula="of:=10^(([.$AG$1]-[.F56])/(10*[.$AG$2]))" office:value-type="float" office:value="36.0613866657315" calcext:value-type="float">
            <text:p>36.0613866657315</text:p>
          </table:table-cell>
          <table:table-cell table:formula="of:=10^(([.$AG$1]-[.J56])/(10*[.$AG$2]))" office:value-type="float" office:value="32.855467305891" calcext:value-type="float">
            <text:p>32.855467305891</text:p>
          </table:table-cell>
          <table:table-cell table:formula="of:=10^(([.$AG$1]-[.K56])/(10*[.$AG$2]))" office:value-type="float" office:value="33.8791874799905" calcext:value-type="float">
            <text:p>33.8791874799905</text:p>
          </table:table-cell>
          <table:table-cell table:formula="of:=10^(([.$AG$1]-[.O56])/(10*[.$AG$2]))" office:value-type="float" office:value="37.995949830372" calcext:value-type="float">
            <text:p>37.995949830372</text:p>
          </table:table-cell>
          <table:table-cell table:formula="of:=10^(([.$AG$1]-[.P56])/(10*[.$AG$2]))" office:value-type="float" office:value="33.8791874799905" calcext:value-type="float">
            <text:p>33.8791874799905</text:p>
          </table:table-cell>
          <table:table-cell table:number-columns-repeated="2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37.6523741506761" calcext:value-type="float">
            <text:p>37.6523741506761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6452192186223" calcext:value-type="float">
            <text:p>-83.6452192186223</text:p>
          </table:table-cell>
          <table:table-cell office:value-type="float" office:value="-84.2381381396855" calcext:value-type="float">
            <text:p>-84.2381381396855</text:p>
          </table:table-cell>
          <table:table-cell office:value-type="float" office:value="14.2836973844502" calcext:value-type="float">
            <text:p>14.2836973844502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1563225890708" calcext:value-type="float">
            <text:p>-83.1563225890708</text:p>
          </table:table-cell>
          <table:table-cell office:value-type="float" office:value="-83.5427810949335" calcext:value-type="float">
            <text:p>-83.5427810949335</text:p>
          </table:table-cell>
          <table:table-cell office:value-type="float" office:value="13.7576446042543" calcext:value-type="float">
            <text:p>13.7576446042543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0157592459712" calcext:value-type="float">
            <text:p>-85.0157592459712</text:p>
          </table:table-cell>
          <table:table-cell office:value-type="float" office:value="-83.5427810949335" calcext:value-type="float">
            <text:p>-83.5427810949335</text:p>
          </table:table-cell>
          <table:table-cell office:value-type="float" office:value="15.8681138655127" calcext:value-type="float">
            <text:p>15.8681138655127</text:p>
          </table:table-cell>
          <table:table-cell office:value-type="float" office:value="49.7685758853073" calcext:value-type="float">
            <text:p>49.7685758853073</text:p>
          </table:table-cell>
          <table:table-cell office:value-type="float" office:value="-6.73510268799175" calcext:value-type="float">
            <text:p>-6.73510268799175</text:p>
          </table:table-cell>
          <table:table-cell office:value-type="float" office:value="-48.2236834936357" calcext:value-type="float">
            <text:p>-48.2236834936357</text:p>
          </table:table-cell>
          <table:table-cell table:number-columns-repeated="5"/>
          <table:table-cell table:formula="of:=10^(([.$AG$1]-[.E57])/(10*[.$AG$2]))" office:value-type="float" office:value="33.994699039866" calcext:value-type="float">
            <text:p>33.994699039866</text:p>
          </table:table-cell>
          <table:table-cell table:formula="of:=10^(([.$AG$1]-[.F57])/(10*[.$AG$2]))" office:value-type="float" office:value="35.6627946871772" calcext:value-type="float">
            <text:p>35.6627946871772</text:p>
          </table:table-cell>
          <table:table-cell table:formula="of:=10^(([.$AG$1]-[.J57])/(10*[.$AG$2]))" office:value-type="float" office:value="32.67811019578" calcext:value-type="float">
            <text:p>32.67811019578</text:p>
          </table:table-cell>
          <table:table-cell table:formula="of:=10^(([.$AG$1]-[.K57])/(10*[.$AG$2]))" office:value-type="float" office:value="33.7145122058948" calcext:value-type="float">
            <text:p>33.7145122058948</text:p>
          </table:table-cell>
          <table:table-cell table:formula="of:=10^(([.$AG$1]-[.O57])/(10*[.$AG$2]))" office:value-type="float" office:value="37.9752222647942" calcext:value-type="float">
            <text:p>37.9752222647942</text:p>
          </table:table-cell>
          <table:table-cell table:formula="of:=10^(([.$AG$1]-[.P57])/(10*[.$AG$2]))" office:value-type="float" office:value="33.7145122058948" calcext:value-type="float">
            <text:p>33.7145122058948</text:p>
          </table:table-cell>
          <table:table-cell table:number-columns-repeated="2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7.4230865542437" calcext:value-type="float">
            <text:p>37.4230865542437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4516534530356" calcext:value-type="float">
            <text:p>-83.4516534530356</text:p>
          </table:table-cell>
          <table:table-cell office:value-type="float" office:value="-84.114324325717" calcext:value-type="float">
            <text:p>-84.114324325717</text:p>
          </table:table-cell>
          <table:table-cell office:value-type="float" office:value="14.0730570565253" calcext:value-type="float">
            <text:p>14.0730570565253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8094258123495" calcext:value-type="float">
            <text:p>-82.8094258123495</text:p>
          </table:table-cell>
          <table:table-cell office:value-type="float" office:value="-83.3885029854401" calcext:value-type="float">
            <text:p>-83.3885029854401</text:p>
          </table:table-cell>
          <table:table-cell office:value-type="float" office:value="13.3961764846414" calcext:value-type="float">
            <text:p>13.3961764846414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5.0110314721798" calcext:value-type="float">
            <text:p>-85.0110314721798</text:p>
          </table:table-cell>
          <table:table-cell office:value-type="float" office:value="-83.3885029854401" calcext:value-type="float">
            <text:p>-83.3885029854401</text:p>
          </table:table-cell>
          <table:table-cell office:value-type="float" office:value="15.8623568468527" calcext:value-type="float">
            <text:p>15.8623568468527</text:p>
          </table:table-cell>
          <table:table-cell office:value-type="float" office:value="56.6837569150379" calcext:value-type="float">
            <text:p>56.6837569150379</text:p>
          </table:table-cell>
          <table:table-cell office:value-type="float" office:value="-8.48154114025248" calcext:value-type="float">
            <text:p>-8.48154114025248</text:p>
          </table:table-cell>
          <table:table-cell office:value-type="float" office:value="-55.6419365765297" calcext:value-type="float">
            <text:p>-55.6419365765297</text:p>
          </table:table-cell>
          <table:table-cell table:number-columns-repeated="5"/>
          <table:table-cell table:formula="of:=10^(([.$AG$1]-[.E58])/(10*[.$AG$2]))" office:value-type="float" office:value="33.4672031088726" calcext:value-type="float">
            <text:p>33.4672031088726</text:p>
          </table:table-cell>
          <table:table-cell table:formula="of:=10^(([.$AG$1]-[.F58])/(10*[.$AG$2]))" office:value-type="float" office:value="35.3078301700409" calcext:value-type="float">
            <text:p>35.3078301700409</text:p>
          </table:table-cell>
          <table:table-cell table:formula="of:=10^(([.$AG$1]-[.J58])/(10*[.$AG$2]))" office:value-type="float" office:value="31.7749675878422" calcext:value-type="float">
            <text:p>31.7749675878422</text:p>
          </table:table-cell>
          <table:table-cell table:formula="of:=10^(([.$AG$1]-[.K58])/(10*[.$AG$2]))" office:value-type="float" office:value="33.2968855645067" calcext:value-type="float">
            <text:p>33.2968855645067</text:p>
          </table:table-cell>
          <table:table-cell table:formula="of:=10^(([.$AG$1]-[.O58])/(10*[.$AG$2]))" office:value-type="float" office:value="37.9607196971058" calcext:value-type="float">
            <text:p>37.9607196971058</text:p>
          </table:table-cell>
          <table:table-cell table:formula="of:=10^(([.$AG$1]-[.P58])/(10*[.$AG$2]))" office:value-type="float" office:value="33.2968855645067" calcext:value-type="float">
            <text:p>33.2968855645067</text:p>
          </table:table-cell>
          <table:table-cell table:number-columns-repeated="2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37.2224519113872" calcext:value-type="float">
            <text:p>37.2224519113872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3.0161574171249" calcext:value-type="float">
            <text:p>-83.0161574171249</text:p>
          </table:table-cell>
          <table:table-cell office:value-type="float" office:value="-83.9028918931453" calcext:value-type="float">
            <text:p>-83.9028918931453</text:p>
          </table:table-cell>
          <table:table-cell office:value-type="float" office:value="13.6104321196913" calcext:value-type="float">
            <text:p>13.6104321196913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5665980686447" calcext:value-type="float">
            <text:p>-82.5665980686447</text:p>
          </table:table-cell>
          <table:table-cell office:value-type="float" office:value="-83.2496526868961" calcext:value-type="float">
            <text:p>-83.2496526868961</text:p>
          </table:table-cell>
          <table:table-cell office:value-type="float" office:value="13.1488146145379" calcext:value-type="float">
            <text:p>13.1488146145379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5.0077220305259" calcext:value-type="float">
            <text:p>-85.0077220305259</text:p>
          </table:table-cell>
          <table:table-cell office:value-type="float" office:value="-83.2496526868961" calcext:value-type="float">
            <text:p>-83.2496526868961</text:p>
          </table:table-cell>
          <table:table-cell office:value-type="float" office:value="15.8583281765948" calcext:value-type="float">
            <text:p>15.8583281765948</text:p>
          </table:table-cell>
          <table:table-cell office:value-type="float" office:value="65.5283555140552" calcext:value-type="float">
            <text:p>65.5283555140552</text:p>
          </table:table-cell>
          <table:table-cell office:value-type="float" office:value="-5.6447894169276" calcext:value-type="float">
            <text:p>-5.6447894169276</text:p>
          </table:table-cell>
          <table:table-cell office:value-type="float" office:value="-64.3950785576565" calcext:value-type="float">
            <text:p>-64.3950785576565</text:p>
          </table:table-cell>
          <table:table-cell table:number-columns-repeated="5"/>
          <table:table-cell table:formula="of:=10^(([.$AG$1]-[.E59])/(10*[.$AG$2]))" office:value-type="float" office:value="32.3101412587439" calcext:value-type="float">
            <text:p>32.3101412587439</text:p>
          </table:table-cell>
          <table:table-cell table:formula="of:=10^(([.$AG$1]-[.F59])/(10*[.$AG$2]))" office:value-type="float" office:value="34.7098188521312" calcext:value-type="float">
            <text:p>34.7098188521312</text:p>
          </table:table-cell>
          <table:table-cell table:formula="of:=10^(([.$AG$1]-[.J59])/(10*[.$AG$2]))" office:value-type="float" office:value="31.1576607631183" calcext:value-type="float">
            <text:p>31.1576607631183</text:p>
          </table:table-cell>
          <table:table-cell table:formula="of:=10^(([.$AG$1]-[.K59])/(10*[.$AG$2]))" office:value-type="float" office:value="32.9254465082877" calcext:value-type="float">
            <text:p>32.9254465082877</text:p>
          </table:table-cell>
          <table:table-cell table:formula="of:=10^(([.$AG$1]-[.O59])/(10*[.$AG$2]))" office:value-type="float" office:value="37.9505711952372" calcext:value-type="float">
            <text:p>37.9505711952372</text:p>
          </table:table-cell>
          <table:table-cell table:formula="of:=10^(([.$AG$1]-[.P59])/(10*[.$AG$2]))" office:value-type="float" office:value="32.9254465082877" calcext:value-type="float">
            <text:p>32.9254465082877</text:p>
          </table:table-cell>
          <table:table-cell table:number-columns-repeated="2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37.0523140346415" calcext:value-type="float">
            <text:p>37.052314034641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7113101919874" calcext:value-type="float">
            <text:p>-82.7113101919874</text:p>
          </table:table-cell>
          <table:table-cell office:value-type="float" office:value="-83.7126027038308" calcext:value-type="float">
            <text:p>-83.7126027038308</text:p>
          </table:table-cell>
          <table:table-cell office:value-type="float" office:value="13.2956734409436" calcext:value-type="float">
            <text:p>13.295673440943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3966186480513" calcext:value-type="float">
            <text:p>-82.3966186480513</text:p>
          </table:table-cell>
          <table:table-cell office:value-type="float" office:value="-83.1246874182065" calcext:value-type="float">
            <text:p>-83.1246874182065</text:p>
          </table:table-cell>
          <table:table-cell office:value-type="float" office:value="12.9783840547425" calcext:value-type="float">
            <text:p>12.9783840547425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office:value-type="float" office:value="-85.3054054213681" calcext:value-type="float">
            <text:p>-85.3054054213681</text:p>
          </table:table-cell>
          <table:table-cell office:value-type="float" office:value="-83.1246874182065" calcext:value-type="float">
            <text:p>-83.1246874182065</text:p>
          </table:table-cell>
          <table:table-cell office:value-type="float" office:value="16.2248309583616" calcext:value-type="float">
            <text:p>16.2248309583616</text:p>
          </table:table-cell>
          <table:table-cell office:value-type="float" office:value="82.1910805756534" calcext:value-type="float">
            <text:p>82.1910805756534</text:p>
          </table:table-cell>
          <table:table-cell office:value-type="float" office:value="-3.81930889809982" calcext:value-type="float">
            <text:p>-3.81930889809982</text:p>
          </table:table-cell>
          <table:table-cell office:value-type="float" office:value="-81.2245553737197" calcext:value-type="float">
            <text:p>-81.2245553737197</text:p>
          </table:table-cell>
          <table:table-cell table:number-columns-repeated="5"/>
          <table:table-cell table:formula="of:=10^(([.$AG$1]-[.E60])/(10*[.$AG$2]))" office:value-type="float" office:value="31.5240830424108" calcext:value-type="float">
            <text:p>31.5240830424108</text:p>
          </table:table-cell>
          <table:table-cell table:formula="of:=10^(([.$AG$1]-[.F60])/(10*[.$AG$2]))" office:value-type="float" office:value="34.1802734983245" calcext:value-type="float">
            <text:p>34.1802734983245</text:p>
          </table:table-cell>
          <table:table-cell table:formula="of:=10^(([.$AG$1]-[.J60])/(10*[.$AG$2]))" office:value-type="float" office:value="30.7326955945611" calcext:value-type="float">
            <text:p>30.7326955945611</text:p>
          </table:table-cell>
          <table:table-cell table:formula="of:=10^(([.$AG$1]-[.K60])/(10*[.$AG$2]))" office:value-type="float" office:value="32.594695405677" calcext:value-type="float">
            <text:p>32.594695405677</text:p>
          </table:table-cell>
          <table:table-cell table:formula="of:=10^(([.$AG$1]-[.O60])/(10*[.$AG$2]))" office:value-type="float" office:value="38.8743685879127" calcext:value-type="float">
            <text:p>38.8743685879127</text:p>
          </table:table-cell>
          <table:table-cell table:formula="of:=10^(([.$AG$1]-[.P60])/(10*[.$AG$2]))" office:value-type="float" office:value="32.594695405677" calcext:value-type="float">
            <text:p>32.59469540567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.866605274996" calcext:value-type="float">
            <text:p>36.86660527499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4979171343912" calcext:value-type="float">
            <text:p>-82.4979171343912</text:p>
          </table:table-cell>
          <table:table-cell office:value-type="float" office:value="-83.5413424334477" calcext:value-type="float">
            <text:p>-83.5413424334477</text:p>
          </table:table-cell>
          <table:table-cell office:value-type="float" office:value="13.0796835808069" calcext:value-type="float">
            <text:p>13.079683580806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2776330536359" calcext:value-type="float">
            <text:p>-82.2776330536359</text:p>
          </table:table-cell>
          <table:table-cell office:value-type="float" office:value="-83.0122186763859" calcext:value-type="float">
            <text:p>-83.0122186763859</text:p>
          </table:table-cell>
          <table:table-cell office:value-type="float" office:value="12.8603987669807" calcext:value-type="float">
            <text:p>12.860398766980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5137837949577" calcext:value-type="float">
            <text:p>-85.5137837949577</text:p>
          </table:table-cell>
          <table:table-cell office:value-type="float" office:value="-83.0122186763859" calcext:value-type="float">
            <text:p>-83.0122186763859</text:p>
          </table:table-cell>
          <table:table-cell office:value-type="float" office:value="16.4864111540673" calcext:value-type="float">
            <text:p>16.4864111540673</text:p>
          </table:table-cell>
          <table:table-cell office:value-type="float" office:value="94.0106624548095" calcext:value-type="float">
            <text:p>94.0106624548095</text:p>
          </table:table-cell>
          <table:table-cell office:value-type="float" office:value="-2.61557551285055" calcext:value-type="float">
            <text:p>-2.61557551285055</text:p>
          </table:table-cell>
          <table:table-cell office:value-type="float" office:value="-93.1491189782002" calcext:value-type="float">
            <text:p>-93.1491189782002</text:p>
          </table:table-cell>
          <table:table-cell table:number-columns-repeated="5"/>
          <table:table-cell table:formula="of:=10^(([.$AG$1]-[.E61])/(10*[.$AG$2]))" office:value-type="float" office:value="30.9852487606947" calcext:value-type="float">
            <text:p>30.9852487606947</text:p>
          </table:table-cell>
          <table:table-cell table:formula="of:=10^(([.$AG$1]-[.F61])/(10*[.$AG$2]))" office:value-type="float" office:value="33.7105936947427" calcext:value-type="float">
            <text:p>33.7105936947427</text:p>
          </table:table-cell>
          <table:table-cell table:formula="of:=10^(([.$AG$1]-[.J61])/(10*[.$AG$2]))" office:value-type="float" office:value="30.4386734281372" calcext:value-type="float">
            <text:p>30.4386734281372</text:p>
          </table:table-cell>
          <table:table-cell table:formula="of:=10^(([.$AG$1]-[.K61])/(10*[.$AG$2]))" office:value-type="float" office:value="32.2998611435401" calcext:value-type="float">
            <text:p>32.2998611435401</text:p>
          </table:table-cell>
          <table:table-cell table:formula="of:=10^(([.$AG$1]-[.O61])/(10*[.$AG$2]))" office:value-type="float" office:value="39.5343743249027" calcext:value-type="float">
            <text:p>39.5343743249027</text:p>
          </table:table-cell>
          <table:table-cell table:formula="of:=10^(([.$AG$1]-[.P61])/(10*[.$AG$2]))" office:value-type="float" office:value="32.2998611435401" calcext:value-type="float">
            <text:p>32.2998611435401</text:p>
          </table:table-cell>
          <table:table-cell table:number-columns-repeated="2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36.681612415798" calcext:value-type="float">
            <text:p>36.681612415798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6485419940738" calcext:value-type="float">
            <text:p>-82.6485419940738</text:p>
          </table:table-cell>
          <table:table-cell office:value-type="float" office:value="-83.4872081901029" calcext:value-type="float">
            <text:p>-83.4872081901029</text:p>
          </table:table-cell>
          <table:table-cell office:value-type="float" office:value="13.2317737559489" calcext:value-type="float">
            <text:p>13.2317737559489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2.1943431375451" calcext:value-type="float">
            <text:p>-82.1943431375451</text:p>
          </table:table-cell>
          <table:table-cell office:value-type="float" office:value="-82.9109968087473" calcext:value-type="float">
            <text:p>-82.9109968087473</text:p>
          </table:table-cell>
          <table:table-cell office:value-type="float" office:value="12.7784478404735" calcext:value-type="float">
            <text:p>12.7784478404735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3596486564704" calcext:value-type="float">
            <text:p>-85.3596486564704</text:p>
          </table:table-cell>
          <table:table-cell office:value-type="float" office:value="-82.9109968087473" calcext:value-type="float">
            <text:p>-82.9109968087473</text:p>
          </table:table-cell>
          <table:table-cell office:value-type="float" office:value="16.2925209663743" calcext:value-type="float">
            <text:p>16.2925209663743</text:p>
          </table:table-cell>
          <table:table-cell office:value-type="float" office:value="87.2177098273032" calcext:value-type="float">
            <text:p>87.2177098273032</text:p>
          </table:table-cell>
          <table:table-cell office:value-type="float" office:value="-5.38959432586989" calcext:value-type="float">
            <text:p>-5.38959432586989</text:p>
          </table:table-cell>
          <table:table-cell office:value-type="float" office:value="-86.4104876498645" calcext:value-type="float">
            <text:p>-86.4104876498645</text:p>
          </table:table-cell>
          <table:table-cell table:number-columns-repeated="5"/>
          <table:table-cell table:formula="of:=10^(([.$AG$1]-[.E62])/(10*[.$AG$2]))" office:value-type="float" office:value="31.3646228731904" calcext:value-type="float">
            <text:p>31.3646228731904</text:p>
          </table:table-cell>
          <table:table-cell table:formula="of:=10^(([.$AG$1]-[.F62])/(10*[.$AG$2]))" office:value-type="float" office:value="33.5634776896184" calcext:value-type="float">
            <text:p>33.5634776896184</text:p>
          </table:table-cell>
          <table:table-cell table:formula="of:=10^(([.$AG$1]-[.J62])/(10*[.$AG$2]))" office:value-type="float" office:value="30.2345332134155" calcext:value-type="float">
            <text:p>30.2345332134155</text:p>
          </table:table-cell>
          <table:table-cell table:formula="of:=10^(([.$AG$1]-[.K62])/(10*[.$AG$2]))" office:value-type="float" office:value="32.0367912081293" calcext:value-type="float">
            <text:p>32.0367912081293</text:p>
          </table:table-cell>
          <table:table-cell table:formula="of:=10^(([.$AG$1]-[.O62])/(10*[.$AG$2]))" office:value-type="float" office:value="39.0451071986316" calcext:value-type="float">
            <text:p>39.0451071986316</text:p>
          </table:table-cell>
          <table:table-cell table:formula="of:=10^(([.$AG$1]-[.P62])/(10*[.$AG$2]))" office:value-type="float" office:value="32.0367912081293" calcext:value-type="float">
            <text:p>32.0367912081293</text:p>
          </table:table-cell>
          <table:table-cell table:number-columns-repeated="2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36.4745922826205" calcext:value-type="float">
            <text:p>36.4745922826205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2.4539793958517" calcext:value-type="float">
            <text:p>-82.4539793958517</text:p>
          </table:table-cell>
          <table:table-cell office:value-type="float" office:value="-83.3384873710926" calcext:value-type="float">
            <text:p>-83.3384873710926</text:p>
          </table:table-cell>
          <table:table-cell office:value-type="float" office:value="13.035648653665" calcext:value-type="float">
            <text:p>13.03564865366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1360401962816" calcext:value-type="float">
            <text:p>-82.1360401962816</text:p>
          </table:table-cell>
          <table:table-cell office:value-type="float" office:value="-82.8198971278726" calcext:value-type="float">
            <text:p>-82.8198971278726</text:p>
          </table:table-cell>
          <table:table-cell office:value-type="float" office:value="12.721393111089" calcext:value-type="float">
            <text:p>12.721393111089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5517540595293" calcext:value-type="float">
            <text:p>-85.5517540595293</text:p>
          </table:table-cell>
          <table:table-cell office:value-type="float" office:value="-82.8198971278726" calcext:value-type="float">
            <text:p>-82.8198971278726</text:p>
          </table:table-cell>
          <table:table-cell office:value-type="float" office:value="16.5345280026194" calcext:value-type="float">
            <text:p>16.5345280026194</text:p>
          </table:table-cell>
          <table:table-cell office:value-type="float" office:value="97.5345214235829" calcext:value-type="float">
            <text:p>97.5345214235829</text:p>
          </table:table-cell>
          <table:table-cell office:value-type="float" office:value="-3.70922415224319" calcext:value-type="float">
            <text:p>-3.70922415224319</text:p>
          </table:table-cell>
          <table:table-cell office:value-type="float" office:value="-96.7519564165784" calcext:value-type="float">
            <text:p>-96.7519564165784</text:p>
          </table:table-cell>
          <table:table-cell table:number-columns-repeated="5"/>
          <table:table-cell table:formula="of:=10^(([.$AG$1]-[.E63])/(10*[.$AG$2]))" office:value-type="float" office:value="30.8754511457004" calcext:value-type="float">
            <text:p>30.8754511457004</text:p>
          </table:table-cell>
          <table:table-cell table:formula="of:=10^(([.$AG$1]-[.F63])/(10*[.$AG$2]))" office:value-type="float" office:value="33.1626081784257" calcext:value-type="float">
            <text:p>33.1626081784257</text:p>
          </table:table-cell>
          <table:table-cell table:formula="of:=10^(([.$AG$1]-[.J63])/(10*[.$AG$2]))" office:value-type="float" office:value="30.0924502180828" calcext:value-type="float">
            <text:p>30.0924502180828</text:p>
          </table:table-cell>
          <table:table-cell table:formula="of:=10^(([.$AG$1]-[.K63])/(10*[.$AG$2]))" office:value-type="float" office:value="31.801860690592" calcext:value-type="float">
            <text:p>31.801860690592</text:p>
          </table:table-cell>
          <table:table-cell table:formula="of:=10^(([.$AG$1]-[.O63])/(10*[.$AG$2]))" office:value-type="float" office:value="39.6558405786538" calcext:value-type="float">
            <text:p>39.6558405786538</text:p>
          </table:table-cell>
          <table:table-cell table:formula="of:=10^(([.$AG$1]-[.P63])/(10*[.$AG$2]))" office:value-type="float" office:value="31.801860690592" calcext:value-type="float">
            <text:p>31.801860690592</text:p>
          </table:table-cell>
          <table:table-cell table:number-columns-repeated="2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6.2776632218414" calcext:value-type="float">
            <text:p>36.2776632218414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3177855770962" calcext:value-type="float">
            <text:p>-82.3177855770962</text:p>
          </table:table-cell>
          <table:table-cell office:value-type="float" office:value="-83.2046386339834" calcext:value-type="float">
            <text:p>-83.2046386339834</text:p>
          </table:table-cell>
          <table:table-cell office:value-type="float" office:value="12.9000933362945" calcext:value-type="float">
            <text:p>12.900093336294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952281373971" calcext:value-type="float">
            <text:p>-82.0952281373971</text:p>
          </table:table-cell>
          <table:table-cell office:value-type="float" office:value="-82.7379074150853" calcext:value-type="float">
            <text:p>-82.7379074150853</text:p>
          </table:table-cell>
          <table:table-cell office:value-type="float" office:value="12.681606441404" calcext:value-type="float">
            <text:p>12.681606441404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6862278416705" calcext:value-type="float">
            <text:p>-85.6862278416705</text:p>
          </table:table-cell>
          <table:table-cell office:value-type="float" office:value="-82.7379074150853" calcext:value-type="float">
            <text:p>-82.7379074150853</text:p>
          </table:table-cell>
          <table:table-cell office:value-type="float" office:value="16.7060686375228" calcext:value-type="float">
            <text:p>16.7060686375228</text:p>
          </table:table-cell>
          <table:table-cell office:value-type="float" office:value="104.837836163965" calcext:value-type="float">
            <text:p>104.837836163965</text:p>
          </table:table-cell>
          <table:table-cell office:value-type="float" office:value="-2.57057552293206" calcext:value-type="float">
            <text:p>-2.57057552293206</text:p>
          </table:table-cell>
          <table:table-cell office:value-type="float" office:value="-104.087036371107" calcext:value-type="float">
            <text:p>-104.087036371107</text:p>
          </table:table-cell>
          <table:table-cell table:number-columns-repeated="5"/>
          <table:table-cell table:formula="of:=10^(([.$AG$1]-[.E64])/(10*[.$AG$2]))" office:value-type="float" office:value="30.5375774643068" calcext:value-type="float">
            <text:p>30.5375774643068</text:p>
          </table:table-cell>
          <table:table-cell table:formula="of:=10^(([.$AG$1]-[.F64])/(10*[.$AG$2]))" office:value-type="float" office:value="32.8059208516854" calcext:value-type="float">
            <text:p>32.8059208516854</text:p>
          </table:table-cell>
          <table:table-cell table:formula="of:=10^(([.$AG$1]-[.J64])/(10*[.$AG$2]))" office:value-type="float" office:value="29.9933895894335" calcext:value-type="float">
            <text:p>29.9933895894335</text:p>
          </table:table-cell>
          <table:table-cell table:formula="of:=10^(([.$AG$1]-[.K64])/(10*[.$AG$2]))" office:value-type="float" office:value="31.5918965626197" calcext:value-type="float">
            <text:p>31.5918965626197</text:p>
          </table:table-cell>
          <table:table-cell table:formula="of:=10^(([.$AG$1]-[.O64])/(10*[.$AG$2]))" office:value-type="float" office:value="40.0890290934412" calcext:value-type="float">
            <text:p>40.0890290934412</text:p>
          </table:table-cell>
          <table:table-cell table:formula="of:=10^(([.$AG$1]-[.P64])/(10*[.$AG$2]))" office:value-type="float" office:value="31.5918965626197" calcext:value-type="float">
            <text:p>31.5918965626197</text:p>
          </table:table-cell>
          <table:table-cell table:number-columns-repeated="2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6.0734098708811" calcext:value-type="float">
            <text:p>36.0734098708811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2224499039673" calcext:value-type="float">
            <text:p>-82.2224499039673</text:p>
          </table:table-cell>
          <table:table-cell office:value-type="float" office:value="-83.084174770585" calcext:value-type="float">
            <text:p>-83.084174770585</text:p>
          </table:table-cell>
          <table:table-cell office:value-type="float" office:value="12.8060442101098" calcext:value-type="float">
            <text:p>12.8060442101098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3666596961779" calcext:value-type="float">
            <text:p>-82.3666596961779</text:p>
          </table:table-cell>
          <table:table-cell office:value-type="float" office:value="-82.7641166735768" calcext:value-type="float">
            <text:p>-82.7641166735768</text:p>
          </table:table-cell>
          <table:table-cell office:value-type="float" office:value="12.9485753949316" calcext:value-type="float">
            <text:p>12.948575394931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.7803594891693" calcext:value-type="float">
            <text:p>-85.7803594891693</text:p>
          </table:table-cell>
          <table:table-cell office:value-type="float" office:value="-82.7641166735768" calcext:value-type="float">
            <text:p>-82.7641166735768</text:p>
          </table:table-cell>
          <table:table-cell office:value-type="float" office:value="16.8272048973972" calcext:value-type="float">
            <text:p>16.8272048973972</text:p>
          </table:table-cell>
          <table:table-cell office:value-type="float" office:value="106.748956223191" calcext:value-type="float">
            <text:p>106.748956223191</text:p>
          </table:table-cell>
          <table:table-cell office:value-type="float" office:value="1.63856202133626" calcext:value-type="float">
            <text:p>1.63856202133626</text:p>
          </table:table-cell>
          <table:table-cell office:value-type="float" office:value="-105.983942498026" calcext:value-type="float">
            <text:p>-105.983942498026</text:p>
          </table:table-cell>
          <table:table-cell table:number-columns-repeated="5"/>
          <table:table-cell table:formula="of:=10^(([.$AG$1]-[.E65])/(10*[.$AG$2]))" office:value-type="float" office:value="30.3032682511913" calcext:value-type="float">
            <text:p>30.3032682511913</text:p>
          </table:table-cell>
          <table:table-cell table:formula="of:=10^(([.$AG$1]-[.F65])/(10*[.$AG$2]))" office:value-type="float" office:value="32.4881835802383" calcext:value-type="float">
            <text:p>32.4881835802383</text:p>
          </table:table-cell>
          <table:table-cell table:formula="of:=10^(([.$AG$1]-[.J65])/(10*[.$AG$2]))" office:value-type="float" office:value="30.6583983669058" calcext:value-type="float">
            <text:p>30.6583983669058</text:p>
          </table:table-cell>
          <table:table-cell table:formula="of:=10^(([.$AG$1]-[.K65])/(10*[.$AG$2]))" office:value-type="float" office:value="31.6588636105" calcext:value-type="float">
            <text:p>31.6588636105</text:p>
          </table:table-cell>
          <table:table-cell table:formula="of:=10^(([.$AG$1]-[.O65])/(10*[.$AG$2]))" office:value-type="float" office:value="40.3950735418108" calcext:value-type="float">
            <text:p>40.3950735418108</text:p>
          </table:table-cell>
          <table:table-cell table:formula="of:=10^(([.$AG$1]-[.P65])/(10*[.$AG$2]))" office:value-type="float" office:value="31.6588636105" calcext:value-type="float">
            <text:p>31.658863610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.8596885769548" calcext:value-type="float">
            <text:p>35.8596885769548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1557149327771" calcext:value-type="float">
            <text:p>-82.1557149327771</text:p>
          </table:table-cell>
          <table:table-cell office:value-type="float" office:value="-82.9757572935266" calcext:value-type="float">
            <text:p>-82.9757572935266</text:p>
          </table:table-cell>
          <table:table-cell office:value-type="float" office:value="12.7406180950113" calcext:value-type="float">
            <text:p>12.740618095011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5566617873246" calcext:value-type="float">
            <text:p>-82.5566617873246</text:p>
          </table:table-cell>
          <table:table-cell office:value-type="float" office:value="-82.7877050062191" calcext:value-type="float">
            <text:p>-82.7877050062191</text:p>
          </table:table-cell>
          <table:table-cell office:value-type="float" office:value="13.1387906546285" calcext:value-type="float">
            <text:p>13.1387906546285</text:p>
          </table:table-cell>
          <table:table-cell office:value-type="float" office:value="-85" calcext:value-type="float">
            <text:p>-85</text:p>
          </table:table-cell>
          <table:table-cell office:value-type="float" office:value="-87" calcext:value-type="float">
            <text:p>-87</text:p>
          </table:table-cell>
          <table:table-cell office:value-type="float" office:value="-86.1462516424185" calcext:value-type="float">
            <text:p>-86.1462516424185</text:p>
          </table:table-cell>
          <table:table-cell office:value-type="float" office:value="-82.7877050062191" calcext:value-type="float">
            <text:p>-82.7877050062191</text:p>
          </table:table-cell>
          <table:table-cell office:value-type="float" office:value="17.3064657839336" calcext:value-type="float">
            <text:p>17.3064657839336</text:p>
          </table:table-cell>
          <table:table-cell office:value-type="float" office:value="120.289367534061" calcext:value-type="float">
            <text:p>120.289367534061</text:p>
          </table:table-cell>
          <table:table-cell office:value-type="float" office:value="4.65385019237515" calcext:value-type="float">
            <text:p>4.65385019237515</text:p>
          </table:table-cell>
          <table:table-cell office:value-type="float" office:value="-119.684156469077" calcext:value-type="float">
            <text:p>-119.684156469077</text:p>
          </table:table-cell>
          <table:table-cell table:number-columns-repeated="5"/>
          <table:table-cell table:formula="of:=10^(([.$AG$1]-[.E66])/(10*[.$AG$2]))" office:value-type="float" office:value="30.1403223226548" calcext:value-type="float">
            <text:p>30.1403223226548</text:p>
          </table:table-cell>
          <table:table-cell table:formula="of:=10^(([.$AG$1]-[.F66])/(10*[.$AG$2]))" office:value-type="float" office:value="32.2048520655277" calcext:value-type="float">
            <text:p>32.2048520655277</text:p>
          </table:table-cell>
          <table:table-cell table:formula="of:=10^(([.$AG$1]-[.J66])/(10*[.$AG$2]))" office:value-type="float" office:value="31.1326581590812" calcext:value-type="float">
            <text:p>31.1326581590812</text:p>
          </table:table-cell>
          <table:table-cell table:formula="of:=10^(([.$AG$1]-[.K66])/(10*[.$AG$2]))" office:value-type="float" office:value="31.7192553154048" calcext:value-type="float">
            <text:p>31.7192553154048</text:p>
          </table:table-cell>
          <table:table-cell table:formula="of:=10^(([.$AG$1]-[.O66])/(10*[.$AG$2]))" office:value-type="float" office:value="41.6070307930296" calcext:value-type="float">
            <text:p>41.6070307930296</text:p>
          </table:table-cell>
          <table:table-cell table:formula="of:=10^(([.$AG$1]-[.P66])/(10*[.$AG$2]))" office:value-type="float" office:value="31.7192553154048" calcext:value-type="float">
            <text:p>31.7192553154048</text:p>
          </table:table-cell>
          <table:table-cell table:number-columns-repeated="2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5.6517754667207" calcext:value-type="float">
            <text:p>35.6517754667207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109000452944" calcext:value-type="float">
            <text:p>-82.109000452944</text:p>
          </table:table-cell>
          <table:table-cell office:value-type="float" office:value="-82.8781815641739" calcext:value-type="float">
            <text:p>-82.8781815641739</text:p>
          </table:table-cell>
          <table:table-cell office:value-type="float" office:value="12.6950188022325" calcext:value-type="float">
            <text:p>12.6950188022325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office:value-type="float" office:value="-82.9896632511272" calcext:value-type="float">
            <text:p>-82.9896632511272</text:p>
          </table:table-cell>
          <table:table-cell office:value-type="float" office:value="-82.9089345055972" calcext:value-type="float">
            <text:p>-82.9089345055972</text:p>
          </table:table-cell>
          <table:table-cell office:value-type="float" office:value="13.5827833948587" calcext:value-type="float">
            <text:p>13.5827833948587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6.402376149693" calcext:value-type="float">
            <text:p>-86.402376149693</text:p>
          </table:table-cell>
          <table:table-cell office:value-type="float" office:value="-82.9089345055972" calcext:value-type="float">
            <text:p>-82.9089345055972</text:p>
          </table:table-cell>
          <table:table-cell office:value-type="float" office:value="17.6500472217321" calcext:value-type="float">
            <text:p>17.6500472217321</text:p>
          </table:table-cell>
          <table:table-cell office:value-type="float" office:value="126.66522294695" calcext:value-type="float">
            <text:p>126.66522294695</text:p>
          </table:table-cell>
          <table:table-cell office:value-type="float" office:value="10.573864710278" calcext:value-type="float">
            <text:p>10.573864710278</text:p>
          </table:table-cell>
          <table:table-cell office:value-type="float" office:value="-126.427826831849" calcext:value-type="float">
            <text:p>-126.427826831849</text:p>
          </table:table-cell>
          <table:table-cell table:number-columns-repeated="5"/>
          <table:table-cell table:formula="of:=10^(([.$AG$1]-[.E67])/(10*[.$AG$2]))" office:value-type="float" office:value="30.0267817856665" calcext:value-type="float">
            <text:p>30.0267817856665</text:p>
          </table:table-cell>
          <table:table-cell table:formula="of:=10^(([.$AG$1]-[.F67])/(10*[.$AG$2]))" office:value-type="float" office:value="31.9519669820146" calcext:value-type="float">
            <text:p>31.9519669820146</text:p>
          </table:table-cell>
          <table:table-cell table:formula="of:=10^(([.$AG$1]-[.J67])/(10*[.$AG$2]))" office:value-type="float" office:value="32.2410544373979" calcext:value-type="float">
            <text:p>32.2410544373979</text:p>
          </table:table-cell>
          <table:table-cell table:formula="of:=10^(([.$AG$1]-[.K67])/(10*[.$AG$2]))" office:value-type="float" office:value="32.0314537293126" calcext:value-type="float">
            <text:p>32.0314537293126</text:p>
          </table:table-cell>
          <table:table-cell table:formula="of:=10^(([.$AG$1]-[.O67])/(10*[.$AG$2]))" office:value-type="float" office:value="42.4769718938185" calcext:value-type="float">
            <text:p>42.4769718938185</text:p>
          </table:table-cell>
          <table:table-cell table:formula="of:=10^(([.$AG$1]-[.P67])/(10*[.$AG$2]))" office:value-type="float" office:value="32.0314537293126" calcext:value-type="float">
            <text:p>32.0314537293126</text:p>
          </table:table-cell>
          <table:table-cell table:number-columns-repeated="2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35.4548456397053" calcext:value-type="float">
            <text:p>35.454845639705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763003170608" calcext:value-type="float">
            <text:p>-82.0763003170608</text:p>
          </table:table-cell>
          <table:table-cell office:value-type="float" office:value="-82.7903634077565" calcext:value-type="float">
            <text:p>-82.7903634077565</text:p>
          </table:table-cell>
          <table:table-cell office:value-type="float" office:value="12.6631964373259" calcext:value-type="float">
            <text:p>12.6631964373259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office:value-type="float" office:value="-83.292764275789" calcext:value-type="float">
            <text:p>-83.292764275789</text:p>
          </table:table-cell>
          <table:table-cell office:value-type="float" office:value="-83.0180410550375" calcext:value-type="float">
            <text:p>-83.0180410550375</text:p>
          </table:table-cell>
          <table:table-cell office:value-type="float" office:value="13.9024756319988" calcext:value-type="float">
            <text:p>13.9024756319988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6.5816633047851" calcext:value-type="float">
            <text:p>-86.5816633047851</text:p>
          </table:table-cell>
          <table:table-cell office:value-type="float" office:value="-83.0180410550375" calcext:value-type="float">
            <text:p>-83.0180410550375</text:p>
          </table:table-cell>
          <table:table-cell office:value-type="float" office:value="17.8946047449616" calcext:value-type="float">
            <text:p>17.8946047449616</text:p>
          </table:table-cell>
          <table:table-cell office:value-type="float" office:value="131.178339195982" calcext:value-type="float">
            <text:p>131.178339195982</text:p>
          </table:table-cell>
          <table:table-cell office:value-type="float" office:value="14.9346748581897" calcext:value-type="float">
            <text:p>14.9346748581897</text:p>
          </table:table-cell>
          <table:table-cell office:value-type="float" office:value="-131.358985156985" calcext:value-type="float">
            <text:p>-131.358985156985</text:p>
          </table:table-cell>
          <table:table-cell table:number-columns-repeated="5"/>
          <table:table-cell table:formula="of:=10^(([.$AG$1]-[.E68])/(10*[.$AG$2]))" office:value-type="float" office:value="29.9475579959007" calcext:value-type="float">
            <text:p>29.9475579959007</text:p>
          </table:table-cell>
          <table:table-cell table:formula="of:=10^(([.$AG$1]-[.F68])/(10*[.$AG$2]))" office:value-type="float" office:value="31.7260686706" calcext:value-type="float">
            <text:p>31.7260686706</text:p>
          </table:table-cell>
          <table:table-cell table:formula="of:=10^(([.$AG$1]-[.J68])/(10*[.$AG$2]))" office:value-type="float" office:value="33.0403288010309" calcext:value-type="float">
            <text:p>33.0403288010309</text:p>
          </table:table-cell>
          <table:table-cell table:formula="of:=10^(([.$AG$1]-[.K68])/(10*[.$AG$2]))" office:value-type="float" office:value="32.3150587110358" calcext:value-type="float">
            <text:p>32.3150587110358</text:p>
          </table:table-cell>
          <table:table-cell table:formula="of:=10^(([.$AG$1]-[.O68])/(10*[.$AG$2]))" office:value-type="float" office:value="43.0967307467894" calcext:value-type="float">
            <text:p>43.0967307467894</text:p>
          </table:table-cell>
          <table:table-cell table:formula="of:=10^(([.$AG$1]-[.P68])/(10*[.$AG$2]))" office:value-type="float" office:value="32.3150587110358" calcext:value-type="float">
            <text:p>32.3150587110358</text:p>
          </table:table-cell>
          <table:table-cell table:number-columns-repeated="2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35.257800475126" calcext:value-type="float">
            <text:p>35.25780047512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534102219425" calcext:value-type="float">
            <text:p>-82.0534102219425</text:p>
          </table:table-cell>
          <table:table-cell office:value-type="float" office:value="-82.7113270669809" calcext:value-type="float">
            <text:p>-82.7113270669809</text:p>
          </table:table-cell>
          <table:table-cell office:value-type="float" office:value="12.6409682560699" calcext:value-type="float">
            <text:p>12.6409682560699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5049349930523" calcext:value-type="float">
            <text:p>-83.5049349930523</text:p>
          </table:table-cell>
          <table:table-cell office:value-type="float" office:value="-83.1162369495337" calcext:value-type="float">
            <text:p>-83.1162369495337</text:p>
          </table:table-cell>
          <table:table-cell office:value-type="float" office:value="14.1307267946938" calcext:value-type="float">
            <text:p>14.1307267946938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4071643133496" calcext:value-type="float">
            <text:p>-86.4071643133496</text:p>
          </table:table-cell>
          <table:table-cell office:value-type="float" office:value="-83.1162369495337" calcext:value-type="float">
            <text:p>-83.1162369495337</text:p>
          </table:table-cell>
          <table:table-cell office:value-type="float" office:value="17.6565348968956" calcext:value-type="float">
            <text:p>17.6565348968956</text:p>
          </table:table-cell>
          <table:table-cell office:value-type="float" office:value="121.003903183635" calcext:value-type="float">
            <text:p>121.003903183635</text:p>
          </table:table-cell>
          <table:table-cell office:value-type="float" office:value="18.0988005887771" calcext:value-type="float">
            <text:p>18.0988005887771</text:p>
          </table:table-cell>
          <table:table-cell office:value-type="float" office:value="-121.618932479132" calcext:value-type="float">
            <text:p>-121.618932479132</text:p>
          </table:table-cell>
          <table:table-cell table:number-columns-repeated="5"/>
          <table:table-cell table:formula="of:=10^(([.$AG$1]-[.E69])/(10*[.$AG$2]))" office:value-type="float" office:value="29.8922257469869" calcext:value-type="float">
            <text:p>29.8922257469869</text:p>
          </table:table-cell>
          <table:table-cell table:formula="of:=10^(([.$AG$1]-[.F69])/(10*[.$AG$2]))" office:value-type="float" office:value="31.5241260214994" calcext:value-type="float">
            <text:p>31.5241260214994</text:p>
          </table:table-cell>
          <table:table-cell table:formula="of:=10^(([.$AG$1]-[.J69])/(10*[.$AG$2]))" office:value-type="float" office:value="33.6115814728186" calcext:value-type="float">
            <text:p>33.6115814728186</text:p>
          </table:table-cell>
          <table:table-cell table:formula="of:=10^(([.$AG$1]-[.K69])/(10*[.$AG$2]))" office:value-type="float" office:value="32.572449488994" calcext:value-type="float">
            <text:p>32.572449488994</text:p>
          </table:table-cell>
          <table:table-cell table:formula="of:=10^(([.$AG$1]-[.O69])/(10*[.$AG$2]))" office:value-type="float" office:value="42.4934071837316" calcext:value-type="float">
            <text:p>42.4934071837316</text:p>
          </table:table-cell>
          <table:table-cell table:formula="of:=10^(([.$AG$1]-[.P69])/(10*[.$AG$2]))" office:value-type="float" office:value="32.572449488994" calcext:value-type="float">
            <text:p>32.572449488994</text:p>
          </table:table-cell>
          <table:table-cell table:number-columns-repeated="2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5.0425474512438" calcext:value-type="float">
            <text:p>35.0425474512438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7373871553598" calcext:value-type="float">
            <text:p>-81.7373871553598</text:p>
          </table:table-cell>
          <table:table-cell office:value-type="float" office:value="-82.5401943602828" calcext:value-type="float">
            <text:p>-82.5401943602828</text:p>
          </table:table-cell>
          <table:table-cell office:value-type="float" office:value="12.3380418357131" calcext:value-type="float">
            <text:p>12.3380418357131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6534544951366" calcext:value-type="float">
            <text:p>-83.6534544951366</text:p>
          </table:table-cell>
          <table:table-cell office:value-type="float" office:value="-83.2046132545804" calcext:value-type="float">
            <text:p>-83.2046132545804</text:p>
          </table:table-cell>
          <table:table-cell office:value-type="float" office:value="14.2927286897235" calcext:value-type="float">
            <text:p>14.2927286897235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6.2850150193447" calcext:value-type="float">
            <text:p>-86.2850150193447</text:p>
          </table:table-cell>
          <table:table-cell office:value-type="float" office:value="-83.2046132545804" calcext:value-type="float">
            <text:p>-83.2046132545804</text:p>
          </table:table-cell>
          <table:table-cell office:value-type="float" office:value="17.4917730538983" calcext:value-type="float">
            <text:p>17.4917730538983</text:p>
          </table:table-cell>
          <table:table-cell office:value-type="float" office:value="117.387469571833" calcext:value-type="float">
            <text:p>117.387469571833</text:p>
          </table:table-cell>
          <table:table-cell office:value-type="float" office:value="23.6312804810176" calcext:value-type="float">
            <text:p>23.6312804810176</text:p>
          </table:table-cell>
          <table:table-cell office:value-type="float" office:value="-119.003033665577" calcext:value-type="float">
            <text:p>-119.003033665577</text:p>
          </table:table-cell>
          <table:table-cell table:number-columns-repeated="5"/>
          <table:table-cell table:formula="of:=10^(([.$AG$1]-[.E70])/(10*[.$AG$2]))" office:value-type="float" office:value="29.1386699811576" calcext:value-type="float">
            <text:p>29.1386699811576</text:p>
          </table:table-cell>
          <table:table-cell table:formula="of:=10^(([.$AG$1]-[.F70])/(10*[.$AG$2]))" office:value-type="float" office:value="31.091265444434" calcext:value-type="float">
            <text:p>31.091265444434</text:p>
          </table:table-cell>
          <table:table-cell table:formula="of:=10^(([.$AG$1]-[.J70])/(10*[.$AG$2]))" office:value-type="float" office:value="34.0173248793556" calcext:value-type="float">
            <text:p>34.0173248793556</text:p>
          </table:table-cell>
          <table:table-cell table:formula="of:=10^(([.$AG$1]-[.K70])/(10*[.$AG$2]))" office:value-type="float" office:value="32.805853584382" calcext:value-type="float">
            <text:p>32.805853584382</text:p>
          </table:table-cell>
          <table:table-cell table:formula="of:=10^(([.$AG$1]-[.O70])/(10*[.$AG$2]))" office:value-type="float" office:value="42.0761131868855" calcext:value-type="float">
            <text:p>42.0761131868855</text:p>
          </table:table-cell>
          <table:table-cell table:formula="of:=10^(([.$AG$1]-[.P70])/(10*[.$AG$2]))" office:value-type="float" office:value="32.805853584382" calcext:value-type="float">
            <text:p>32.80585358438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.8590081233538" calcext:value-type="float">
            <text:p>34.8590081233538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8161710087518" calcext:value-type="float">
            <text:p>-81.8161710087518</text:p>
          </table:table-cell>
          <table:table-cell office:value-type="float" office:value="-82.4861749242545" calcext:value-type="float">
            <text:p>-82.4861749242545</text:p>
          </table:table-cell>
          <table:table-cell office:value-type="float" office:value="12.4128745705296" calcext:value-type="float">
            <text:p>12.4128745705296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7574181465956" calcext:value-type="float">
            <text:p>-83.7574181465956</text:p>
          </table:table-cell>
          <table:table-cell office:value-type="float" office:value="-83.2841519291224" calcext:value-type="float">
            <text:p>-83.2841519291224</text:p>
          </table:table-cell>
          <table:table-cell office:value-type="float" office:value="14.4072338313167" calcext:value-type="float">
            <text:p>14.4072338313167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6.1995105135413" calcext:value-type="float">
            <text:p>-86.1995105135413</text:p>
          </table:table-cell>
          <table:table-cell office:value-type="float" office:value="-83.2841519291224" calcext:value-type="float">
            <text:p>-83.2841519291224</text:p>
          </table:table-cell>
          <table:table-cell office:value-type="float" office:value="17.3773554171255" calcext:value-type="float">
            <text:p>17.3773554171255</text:p>
          </table:table-cell>
          <table:table-cell office:value-type="float" office:value="111.46040858987" calcext:value-type="float">
            <text:p>111.46040858987</text:p>
          </table:table-cell>
          <table:table-cell office:value-type="float" office:value="24.283150712061" calcext:value-type="float">
            <text:p>24.283150712061</text:p>
          </table:table-cell>
          <table:table-cell office:value-type="float" office:value="-113.287380407886" calcext:value-type="float">
            <text:p>-113.287380407886</text:p>
          </table:table-cell>
          <table:table-cell table:number-columns-repeated="5"/>
          <table:table-cell table:formula="of:=10^(([.$AG$1]-[.E71])/(10*[.$AG$2]))" office:value-type="float" office:value="29.3247332635493" calcext:value-type="float">
            <text:p>29.3247332635493</text:p>
          </table:table-cell>
          <table:table-cell table:formula="of:=10^(([.$AG$1]-[.F71])/(10*[.$AG$2]))" office:value-type="float" office:value="30.955867550738" calcext:value-type="float">
            <text:p>30.955867550738</text:p>
          </table:table-cell>
          <table:table-cell table:formula="of:=10^(([.$AG$1]-[.J71])/(10*[.$AG$2]))" office:value-type="float" office:value="34.3042560375626" calcext:value-type="float">
            <text:p>34.3042560375626</text:p>
          </table:table-cell>
          <table:table-cell table:formula="of:=10^(([.$AG$1]-[.K71])/(10*[.$AG$2]))" office:value-type="float" office:value="33.017346918152" calcext:value-type="float">
            <text:p>33.017346918152</text:p>
          </table:table-cell>
          <table:table-cell table:formula="of:=10^(([.$AG$1]-[.O71])/(10*[.$AG$2]))" office:value-type="float" office:value="41.7864480493419" calcext:value-type="float">
            <text:p>41.7864480493419</text:p>
          </table:table-cell>
          <table:table-cell table:formula="of:=10^(([.$AG$1]-[.P71])/(10*[.$AG$2]))" office:value-type="float" office:value="33.017346918152" calcext:value-type="float">
            <text:p>33.017346918152</text:p>
          </table:table-cell>
          <table:table-cell table:number-columns-repeated="2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34.6364706238225" calcext:value-type="float">
            <text:p>34.636470623822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8713197061263" calcext:value-type="float">
            <text:p>-81.8713197061263</text:p>
          </table:table-cell>
          <table:table-cell office:value-type="float" office:value="-82.4375574318291" calcext:value-type="float">
            <text:p>-82.4375574318291</text:p>
          </table:table-cell>
          <table:table-cell office:value-type="float" office:value="12.46552737751" calcext:value-type="float">
            <text:p>12.46552737751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3.2301927026169" calcext:value-type="float">
            <text:p>-83.2301927026169</text:p>
          </table:table-cell>
          <table:table-cell office:value-type="float" office:value="-83.1557367362101" calcext:value-type="float">
            <text:p>-83.1557367362101</text:p>
          </table:table-cell>
          <table:table-cell office:value-type="float" office:value="13.8358684272351" calcext:value-type="float">
            <text:p>13.8358684272351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8396573594789" calcext:value-type="float">
            <text:p>-85.8396573594789</text:p>
          </table:table-cell>
          <table:table-cell office:value-type="float" office:value="-83.1557367362101" calcext:value-type="float">
            <text:p>-83.1557367362101</text:p>
          </table:table-cell>
          <table:table-cell office:value-type="float" office:value="16.9039647594406" calcext:value-type="float">
            <text:p>16.9039647594406</text:p>
          </table:table-cell>
          <table:table-cell office:value-type="float" office:value="103.014337316509" calcext:value-type="float">
            <text:p>103.014337316509</text:p>
          </table:table-cell>
          <table:table-cell office:value-type="float" office:value="16.3526737892321" calcext:value-type="float">
            <text:p>16.3526737892321</text:p>
          </table:table-cell>
          <table:table-cell office:value-type="float" office:value="-103.475784023491" calcext:value-type="float">
            <text:p>-103.475784023491</text:p>
          </table:table-cell>
          <table:table-cell table:number-columns-repeated="5"/>
          <table:table-cell table:formula="of:=10^(([.$AG$1]-[.E72])/(10*[.$AG$2]))" office:value-type="float" office:value="29.4556840280392" calcext:value-type="float">
            <text:p>29.4556840280392</text:p>
          </table:table-cell>
          <table:table-cell table:formula="of:=10^(([.$AG$1]-[.F72])/(10*[.$AG$2]))" office:value-type="float" office:value="30.8345136601177" calcext:value-type="float">
            <text:p>30.8345136601177</text:p>
          </table:table-cell>
          <table:table-cell table:formula="of:=10^(([.$AG$1]-[.J72])/(10*[.$AG$2]))" office:value-type="float" office:value="32.8737211355995" calcext:value-type="float">
            <text:p>32.8737211355995</text:p>
          </table:table-cell>
          <table:table-cell table:formula="of:=10^(([.$AG$1]-[.K72])/(10*[.$AG$2]))" office:value-type="float" office:value="32.6765634959477" calcext:value-type="float">
            <text:p>32.6765634959477</text:p>
          </table:table-cell>
          <table:table-cell table:formula="of:=10^(([.$AG$1]-[.O72])/(10*[.$AG$2]))" office:value-type="float" office:value="40.5890634138498" calcext:value-type="float">
            <text:p>40.5890634138498</text:p>
          </table:table-cell>
          <table:table-cell table:formula="of:=10^(([.$AG$1]-[.P72])/(10*[.$AG$2]))" office:value-type="float" office:value="32.6765634959477" calcext:value-type="float">
            <text:p>32.6765634959477</text:p>
          </table:table-cell>
          <table:table-cell table:number-columns-repeated="2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34.4385859364193" calcext:value-type="float">
            <text:p>34.438585936419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099237942884" calcext:value-type="float">
            <text:p>-81.9099237942884</text:p>
          </table:table-cell>
          <table:table-cell office:value-type="float" office:value="-82.3938016886462" calcext:value-type="float">
            <text:p>-82.3938016886462</text:p>
          </table:table-cell>
          <table:table-cell office:value-type="float" office:value="12.5025171746839" calcext:value-type="float">
            <text:p>12.502517174683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8611348918319" calcext:value-type="float">
            <text:p>-82.8611348918319</text:p>
          </table:table-cell>
          <table:table-cell office:value-type="float" office:value="-83.0401630625891" calcext:value-type="float">
            <text:p>-83.0401630625891</text:p>
          </table:table-cell>
          <table:table-cell office:value-type="float" office:value="13.449449122755" calcext:value-type="float">
            <text:p>13.449449122755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5.5877601516352" calcext:value-type="float">
            <text:p>-85.5877601516352</text:p>
          </table:table-cell>
          <table:table-cell office:value-type="float" office:value="-83.0401630625891" calcext:value-type="float">
            <text:p>-83.0401630625891</text:p>
          </table:table-cell>
          <table:table-cell office:value-type="float" office:value="16.580285521102" calcext:value-type="float">
            <text:p>16.580285521102</text:p>
          </table:table-cell>
          <table:table-cell office:value-type="float" office:value="97.2498905476011" calcext:value-type="float">
            <text:p>97.2498905476011</text:p>
          </table:table-cell>
          <table:table-cell office:value-type="float" office:value="11.140339091959" calcext:value-type="float">
            <text:p>11.140339091959</text:p>
          </table:table-cell>
          <table:table-cell office:value-type="float" office:value="-97.0258722106909" calcext:value-type="float">
            <text:p>-97.0258722106909</text:p>
          </table:table-cell>
          <table:table-cell table:number-columns-repeated="5"/>
          <table:table-cell table:formula="of:=10^(([.$AG$1]-[.E73])/(10*[.$AG$2]))" office:value-type="float" office:value="29.5476973437187" calcext:value-type="float">
            <text:p>29.5476973437187</text:p>
          </table:table-cell>
          <table:table-cell table:formula="of:=10^(([.$AG$1]-[.F73])/(10*[.$AG$2]))" office:value-type="float" office:value="30.7257019645618" calcext:value-type="float">
            <text:p>30.7257019645618</text:p>
          </table:table-cell>
          <table:table-cell table:formula="of:=10^(([.$AG$1]-[.J73])/(10*[.$AG$2]))" office:value-type="float" office:value="31.9079916617644" calcext:value-type="float">
            <text:p>31.9079916617644</text:p>
          </table:table-cell>
          <table:table-cell table:formula="of:=10^(([.$AG$1]-[.K73])/(10*[.$AG$2]))" office:value-type="float" office:value="32.37286678201" calcext:value-type="float">
            <text:p>32.37286678201</text:p>
          </table:table-cell>
          <table:table-cell table:formula="of:=10^(([.$AG$1]-[.O73])/(10*[.$AG$2]))" office:value-type="float" office:value="39.7713681957973" calcext:value-type="float">
            <text:p>39.7713681957973</text:p>
          </table:table-cell>
          <table:table-cell table:formula="of:=10^(([.$AG$1]-[.P73])/(10*[.$AG$2]))" office:value-type="float" office:value="32.37286678201" calcext:value-type="float">
            <text:p>32.37286678201</text:p>
          </table:table-cell>
          <table:table-cell table:number-columns-repeated="2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34.215005953491" calcext:value-type="float">
            <text:p>34.215005953491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9369466560019" calcext:value-type="float">
            <text:p>-81.9369466560019</text:p>
          </table:table-cell>
          <table:table-cell office:value-type="float" office:value="-82.3544215197815" calcext:value-type="float">
            <text:p>-82.3544215197815</text:p>
          </table:table-cell>
          <table:table-cell office:value-type="float" office:value="12.52847532192" calcext:value-type="float">
            <text:p>12.52847532192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2.6027944242823" calcext:value-type="float">
            <text:p>-82.6027944242823</text:p>
          </table:table-cell>
          <table:table-cell office:value-type="float" office:value="-82.9361467563302" calcext:value-type="float">
            <text:p>-82.9361467563302</text:p>
          </table:table-cell>
          <table:table-cell office:value-type="float" office:value="13.185395085715" calcext:value-type="float">
            <text:p>13.185395085715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.1114321061447" calcext:value-type="float">
            <text:p>-85.1114321061447</text:p>
          </table:table-cell>
          <table:table-cell office:value-type="float" office:value="-82.9361467563302" calcext:value-type="float">
            <text:p>-82.9361467563302</text:p>
          </table:table-cell>
          <table:table-cell office:value-type="float" office:value="15.9850648880002" calcext:value-type="float">
            <text:p>15.9850648880002</text:p>
          </table:table-cell>
          <table:table-cell office:value-type="float" office:value="82.3394729827024" calcext:value-type="float">
            <text:p>82.3394729827024</text:p>
          </table:table-cell>
          <table:table-cell office:value-type="float" office:value="7.6481589429268" calcext:value-type="float">
            <text:p>7.6481589429268</text:p>
          </table:table-cell>
          <table:table-cell office:value-type="float" office:value="-81.6923299159281" calcext:value-type="float">
            <text:p>-81.6923299159281</text:p>
          </table:table-cell>
          <table:table-cell table:number-columns-repeated="5"/>
          <table:table-cell table:formula="of:=10^(([.$AG$1]-[.E74])/(10*[.$AG$2]))" office:value-type="float" office:value="29.6122776322359" calcext:value-type="float">
            <text:p>29.6122776322359</text:p>
          </table:table-cell>
          <table:table-cell table:formula="of:=10^(([.$AG$1]-[.F74])/(10*[.$AG$2]))" office:value-type="float" office:value="30.6280997842361" calcext:value-type="float">
            <text:p>30.6280997842361</text:p>
          </table:table-cell>
          <table:table-cell table:formula="of:=10^(([.$AG$1]-[.J74])/(10*[.$AG$2]))" office:value-type="float" office:value="31.2489113567298" calcext:value-type="float">
            <text:p>31.2489113567298</text:p>
          </table:table-cell>
          <table:table-cell table:formula="of:=10^(([.$AG$1]-[.K74])/(10*[.$AG$2]))" office:value-type="float" office:value="32.1019537813042" calcext:value-type="float">
            <text:p>32.1019537813042</text:p>
          </table:table-cell>
          <table:table-cell table:formula="of:=10^(([.$AG$1]-[.O74])/(10*[.$AG$2]))" office:value-type="float" office:value="38.2698946666696" calcext:value-type="float">
            <text:p>38.2698946666696</text:p>
          </table:table-cell>
          <table:table-cell table:formula="of:=10^(([.$AG$1]-[.P74])/(10*[.$AG$2]))" office:value-type="float" office:value="32.1019537813042" calcext:value-type="float">
            <text:p>32.1019537813042</text:p>
          </table:table-cell>
          <table:table-cell table:number-columns-repeated="2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34.0082556705335" calcext:value-type="float">
            <text:p>34.008255670533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558626592013" calcext:value-type="float">
            <text:p>-81.9558626592013</text:p>
          </table:table-cell>
          <table:table-cell office:value-type="float" office:value="-82.3189793678034" calcext:value-type="float">
            <text:p>-82.3189793678034</text:p>
          </table:table-cell>
          <table:table-cell office:value-type="float" office:value="12.5466780859636" calcext:value-type="float">
            <text:p>12.546678085963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4219560969976" calcext:value-type="float">
            <text:p>-82.4219560969976</text:p>
          </table:table-cell>
          <table:table-cell office:value-type="float" office:value="-82.8425320806972" calcext:value-type="float">
            <text:p>-82.8425320806972</text:p>
          </table:table-cell>
          <table:table-cell office:value-type="float" office:value="13.0036479493801" calcext:value-type="float">
            <text:p>13.0036479493801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4.4780024743013" calcext:value-type="float">
            <text:p>-84.4780024743013</text:p>
          </table:table-cell>
          <table:table-cell office:value-type="float" office:value="-82.8425320806972" calcext:value-type="float">
            <text:p>-82.8425320806972</text:p>
          </table:table-cell>
          <table:table-cell office:value-type="float" office:value="15.2264998473382" calcext:value-type="float">
            <text:p>15.2264998473382</text:p>
          </table:table-cell>
          <table:table-cell office:value-type="float" office:value="62.6425737105188" calcext:value-type="float">
            <text:p>62.6425737105188</text:p>
          </table:table-cell>
          <table:table-cell office:value-type="float" office:value="5.27714954482578" calcext:value-type="float">
            <text:p>5.27714954482578</text:p>
          </table:table-cell>
          <table:table-cell office:value-type="float" office:value="-61.5573178580485" calcext:value-type="float">
            <text:p>-61.5573178580485</text:p>
          </table:table-cell>
          <table:table-cell table:number-columns-repeated="5"/>
          <table:table-cell table:formula="of:=10^(([.$AG$1]-[.E75])/(10*[.$AG$2]))" office:value-type="float" office:value="29.657567799223" calcext:value-type="float">
            <text:p>29.657567799223</text:p>
          </table:table-cell>
          <table:table-cell table:formula="of:=10^(([.$AG$1]-[.F75])/(10*[.$AG$2]))" office:value-type="float" office:value="30.5405229339294" calcext:value-type="float">
            <text:p>30.5405229339294</text:p>
          </table:table-cell>
          <table:table-cell table:formula="of:=10^(([.$AG$1]-[.J75])/(10*[.$AG$2]))" office:value-type="float" office:value="30.7956721585985" calcext:value-type="float">
            <text:p>30.7956721585985</text:p>
          </table:table-cell>
          <table:table-cell table:formula="of:=10^(([.$AG$1]-[.K75])/(10*[.$AG$2]))" office:value-type="float" office:value="31.8600710282023" calcext:value-type="float">
            <text:p>31.8600710282023</text:p>
          </table:table-cell>
          <table:table-cell table:formula="of:=10^(([.$AG$1]-[.O75])/(10*[.$AG$2]))" office:value-type="float" office:value="36.3606523019088" calcext:value-type="float">
            <text:p>36.3606523019088</text:p>
          </table:table-cell>
          <table:table-cell table:formula="of:=10^(([.$AG$1]-[.P75])/(10*[.$AG$2]))" office:value-type="float" office:value="31.8600710282023" calcext:value-type="float">
            <text:p>31.860071028202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.823918248958" calcext:value-type="float">
            <text:p>33.823918248958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691038614409" calcext:value-type="float">
            <text:p>-81.9691038614409</text:p>
          </table:table-cell>
          <table:table-cell office:value-type="float" office:value="-82.2870814310231" calcext:value-type="float">
            <text:p>-82.2870814310231</text:p>
          </table:table-cell>
          <table:table-cell office:value-type="float" office:value="12.5594357544755" calcext:value-type="float">
            <text:p>12.5594357544755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5953692678983" calcext:value-type="float">
            <text:p>-82.5953692678983</text:p>
          </table:table-cell>
          <table:table-cell office:value-type="float" office:value="-82.8582788726275" calcext:value-type="float">
            <text:p>-82.8582788726275</text:p>
          </table:table-cell>
          <table:table-cell office:value-type="float" office:value="13.1778828459677" calcext:value-type="float">
            <text:p>13.1778828459677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4.0346017320109" calcext:value-type="float">
            <text:p>-84.0346017320109</text:p>
          </table:table-cell>
          <table:table-cell office:value-type="float" office:value="-82.8582788726275" calcext:value-type="float">
            <text:p>-82.8582788726275</text:p>
          </table:table-cell>
          <table:table-cell office:value-type="float" office:value="14.7170260204896" calcext:value-type="float">
            <text:p>14.7170260204896</text:p>
          </table:table-cell>
          <table:table-cell office:value-type="float" office:value="46.6600437573683" calcext:value-type="float">
            <text:p>46.6600437573683</text:p>
          </table:table-cell>
          <table:table-cell office:value-type="float" office:value="7.20507719602464" calcext:value-type="float">
            <text:p>7.20507719602464</text:p>
          </table:table-cell>
          <table:table-cell office:value-type="float" office:value="-45.4324830279563" calcext:value-type="float">
            <text:p>-45.4324830279563</text:p>
          </table:table-cell>
          <table:table-cell table:number-columns-repeated="5"/>
          <table:table-cell table:formula="of:=10^(([.$AG$1]-[.E76])/(10*[.$AG$2]))" office:value-type="float" office:value="29.6893121245946" calcext:value-type="float">
            <text:p>29.6893121245946</text:p>
          </table:table-cell>
          <table:table-cell table:formula="of:=10^(([.$AG$1]-[.F76])/(10*[.$AG$2]))" office:value-type="float" office:value="30.4619178930386" calcext:value-type="float">
            <text:p>30.4619178930386</text:p>
          </table:table-cell>
          <table:table-cell table:formula="of:=10^(([.$AG$1]-[.J76])/(10*[.$AG$2]))" office:value-type="float" office:value="31.2301708613668" calcext:value-type="float">
            <text:p>31.2301708613668</text:p>
          </table:table-cell>
          <table:table-cell table:formula="of:=10^(([.$AG$1]-[.K76])/(10*[.$AG$2]))" office:value-type="float" office:value="31.9006299074873" calcext:value-type="float">
            <text:p>31.9006299074873</text:p>
          </table:table-cell>
          <table:table-cell table:formula="of:=10^(([.$AG$1]-[.O76])/(10*[.$AG$2]))" office:value-type="float" office:value="35.0811438115181" calcext:value-type="float">
            <text:p>35.0811438115181</text:p>
          </table:table-cell>
          <table:table-cell table:formula="of:=10^(([.$AG$1]-[.P76])/(10*[.$AG$2]))" office:value-type="float" office:value="31.9006299074873" calcext:value-type="float">
            <text:p>31.9006299074873</text:p>
          </table:table-cell>
          <table:table-cell table:number-columns-repeated="2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33.6148044250303" calcext:value-type="float">
            <text:p>33.6148044250303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1.9783727030086" calcext:value-type="float">
            <text:p>-81.9783727030086</text:p>
          </table:table-cell>
          <table:table-cell office:value-type="float" office:value="-82.2583732879208" calcext:value-type="float">
            <text:p>-82.2583732879208</text:p>
          </table:table-cell>
          <table:table-cell office:value-type="float" office:value="12.5683738401124" calcext:value-type="float">
            <text:p>12.5683738401124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7167584875288" calcext:value-type="float">
            <text:p>-82.7167584875288</text:p>
          </table:table-cell>
          <table:table-cell office:value-type="float" office:value="-82.8724509853647" calcext:value-type="float">
            <text:p>-82.8724509853647</text:p>
          </table:table-cell>
          <table:table-cell office:value-type="float" office:value="13.3012344837685" calcext:value-type="float">
            <text:p>13.301234483768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7242212124076" calcext:value-type="float">
            <text:p>-83.7242212124076</text:p>
          </table:table-cell>
          <table:table-cell office:value-type="float" office:value="-82.8724509853647" calcext:value-type="float">
            <text:p>-82.8724509853647</text:p>
          </table:table-cell>
          <table:table-cell office:value-type="float" office:value="14.3705715190969" calcext:value-type="float">
            <text:p>14.3705715190969</text:p>
          </table:table-cell>
          <table:table-cell office:value-type="float" office:value="35.9873223313159" calcext:value-type="float">
            <text:p>35.9873223313159</text:p>
          </table:table-cell>
          <table:table-cell office:value-type="float" office:value="8.58764445789604" calcext:value-type="float">
            <text:p>8.58764445789604</text:p>
          </table:table-cell>
          <table:table-cell office:value-type="float" office:value="-34.6729034649858" calcext:value-type="float">
            <text:p>-34.6729034649858</text:p>
          </table:table-cell>
          <table:table-cell table:number-columns-repeated="5"/>
          <table:table-cell table:formula="of:=10^(([.$AG$1]-[.E77])/(10*[.$AG$2]))" office:value-type="float" office:value="29.7115533670484" calcext:value-type="float">
            <text:p>29.7115533670484</text:p>
          </table:table-cell>
          <table:table-cell table:formula="of:=10^(([.$AG$1]-[.F77])/(10*[.$AG$2]))" office:value-type="float" office:value="30.3913463489165" calcext:value-type="float">
            <text:p>30.3913463489165</text:p>
          </table:table-cell>
          <table:table-cell table:formula="of:=10^(([.$AG$1]-[.J77])/(10*[.$AG$2]))" office:value-type="float" office:value="31.5379624054914" calcext:value-type="float">
            <text:p>31.5379624054914</text:p>
          </table:table-cell>
          <table:table-cell table:formula="of:=10^(([.$AG$1]-[.K77])/(10*[.$AG$2]))" office:value-type="float" office:value="31.9371770429617" calcext:value-type="float">
            <text:p>31.9371770429617</text:p>
          </table:table-cell>
          <table:table-cell table:formula="of:=10^(([.$AG$1]-[.O77])/(10*[.$AG$2]))" office:value-type="float" office:value="34.2123731703081" calcext:value-type="float">
            <text:p>34.2123731703081</text:p>
          </table:table-cell>
          <table:table-cell table:formula="of:=10^(([.$AG$1]-[.P77])/(10*[.$AG$2]))" office:value-type="float" office:value="31.9371770429617" calcext:value-type="float">
            <text:p>31.9371770429617</text:p>
          </table:table-cell>
          <table:table-cell table:number-columns-repeated="2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33.3586861202012" calcext:value-type="float">
            <text:p>33.358686120201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84860892106" calcext:value-type="float">
            <text:p>-81.984860892106</text:p>
          </table:table-cell>
          <table:table-cell office:value-type="float" office:value="-82.2325359591287" calcext:value-type="float">
            <text:p>-82.2325359591287</text:p>
          </table:table-cell>
          <table:table-cell office:value-type="float" office:value="12.5746342845273" calcext:value-type="float">
            <text:p>12.5746342845273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2.8017309412702" calcext:value-type="float">
            <text:p>-82.8017309412702</text:p>
          </table:table-cell>
          <table:table-cell office:value-type="float" office:value="-82.8852058868283" calcext:value-type="float">
            <text:p>-82.8852058868283</text:p>
          </table:table-cell>
          <table:table-cell office:value-type="float" office:value="13.3882669961064" calcext:value-type="float">
            <text:p>13.3882669961064</text:p>
          </table:table-cell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office:value-type="float" office:value="-84.1069548486853" calcext:value-type="float">
            <text:p>-84.1069548486853</text:p>
          </table:table-cell>
          <table:table-cell office:value-type="float" office:value="-82.8852058868283" calcext:value-type="float">
            <text:p>-82.8852058868283</text:p>
          </table:table-cell>
          <table:table-cell office:value-type="float" office:value="14.7989815345132" calcext:value-type="float">
            <text:p>14.7989815345132</text:p>
          </table:table-cell>
          <table:table-cell office:value-type="float" office:value="46.2741004760971" calcext:value-type="float">
            <text:p>46.2741004760971</text:p>
          </table:table-cell>
          <table:table-cell office:value-type="float" office:value="9.57193898610201" calcext:value-type="float">
            <text:p>9.57193898610201</text:p>
          </table:table-cell>
          <table:table-cell office:value-type="float" office:value="-45.443465392622" calcext:value-type="float">
            <text:p>-45.443465392622</text:p>
          </table:table-cell>
          <table:table-cell table:number-columns-repeated="5"/>
          <table:table-cell table:formula="of:=10^(([.$AG$1]-[.E78])/(10*[.$AG$2]))" office:value-type="float" office:value="29.7271321497041" calcext:value-type="float">
            <text:p>29.7271321497041</text:p>
          </table:table-cell>
          <table:table-cell table:formula="of:=10^(([.$AG$1]-[.F78])/(10*[.$AG$2]))" office:value-type="float" office:value="30.3279717574353" calcext:value-type="float">
            <text:p>30.3279717574353</text:p>
          </table:table-cell>
          <table:table-cell table:formula="of:=10^(([.$AG$1]-[.J78])/(10*[.$AG$2]))" office:value-type="float" office:value="31.7552196249635" calcext:value-type="float">
            <text:p>31.7552196249635</text:p>
          </table:table-cell>
          <table:table-cell table:formula="of:=10^(([.$AG$1]-[.K78])/(10*[.$AG$2]))" office:value-type="float" office:value="31.9701052627404" calcext:value-type="float">
            <text:p>31.9701052627404</text:p>
          </table:table-cell>
          <table:table-cell table:formula="of:=10^(([.$AG$1]-[.O78])/(10*[.$AG$2]))" office:value-type="float" office:value="35.2868142094862" calcext:value-type="float">
            <text:p>35.2868142094862</text:p>
          </table:table-cell>
          <table:table-cell table:formula="of:=10^(([.$AG$1]-[.P78])/(10*[.$AG$2]))" office:value-type="float" office:value="31.9701052627404" calcext:value-type="float">
            <text:p>31.9701052627404</text:p>
          </table:table-cell>
          <table:table-cell table:number-columns-repeated="2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33.1618098926396" calcext:value-type="float">
            <text:p>33.161809892639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894026244742" calcext:value-type="float">
            <text:p>-81.9894026244742</text:p>
          </table:table-cell>
          <table:table-cell office:value-type="float" office:value="-82.2092823632158" calcext:value-type="float">
            <text:p>-82.2092823632158</text:p>
          </table:table-cell>
          <table:table-cell office:value-type="float" office:value="12.5790184509708" calcext:value-type="float">
            <text:p>12.5790184509708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2.8612116588891" calcext:value-type="float">
            <text:p>-82.8612116588891</text:p>
          </table:table-cell>
          <table:table-cell office:value-type="float" office:value="-82.8966852981454" calcext:value-type="float">
            <text:p>-82.8966852981454</text:p>
          </table:table-cell>
          <table:table-cell office:value-type="float" office:value="13.4495283683449" calcext:value-type="float">
            <text:p>13.4495283683449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4.3748683940797" calcext:value-type="float">
            <text:p>-84.3748683940797</text:p>
          </table:table-cell>
          <table:table-cell office:value-type="float" office:value="-82.8966852981454" calcext:value-type="float">
            <text:p>-82.8966852981454</text:p>
          </table:table-cell>
          <table:table-cell office:value-type="float" office:value="15.1064452076199" calcext:value-type="float">
            <text:p>15.1064452076199</text:p>
          </table:table-cell>
          <table:table-cell office:value-type="float" office:value="53.8736145038905" calcext:value-type="float">
            <text:p>53.8736145038905</text:p>
          </table:table-cell>
          <table:table-cell office:value-type="float" office:value="10.2691400641146" calcext:value-type="float">
            <text:p>10.2691400641146</text:p>
          </table:table-cell>
          <table:table-cell office:value-type="float" office:value="-53.2839597488181" calcext:value-type="float">
            <text:p>-53.2839597488181</text:p>
          </table:table-cell>
          <table:table-cell table:number-columns-repeated="5"/>
          <table:table-cell table:formula="of:=10^(([.$AG$1]-[.E79])/(10*[.$AG$2]))" office:value-type="float" office:value="29.7380421575588" calcext:value-type="float">
            <text:p>29.7380421575588</text:p>
          </table:table-cell>
          <table:table-cell table:formula="of:=10^(([.$AG$1]-[.F79])/(10*[.$AG$2]))" office:value-type="float" office:value="30.2710476246551" calcext:value-type="float">
            <text:p>30.2710476246551</text:p>
          </table:table-cell>
          <table:table-cell table:formula="of:=10^(([.$AG$1]-[.J79])/(10*[.$AG$2]))" office:value-type="float" office:value="31.9081895621033" calcext:value-type="float">
            <text:p>31.9081895621033</text:p>
          </table:table-cell>
          <table:table-cell table:formula="of:=10^(([.$AG$1]-[.K79])/(10*[.$AG$2]))" office:value-type="float" office:value="31.9997696868069" calcext:value-type="float">
            <text:p>31.9997696868069</text:p>
          </table:table-cell>
          <table:table-cell table:formula="of:=10^(([.$AG$1]-[.O79])/(10*[.$AG$2]))" office:value-type="float" office:value="36.0589375250719" calcext:value-type="float">
            <text:p>36.0589375250719</text:p>
          </table:table-cell>
          <table:table-cell table:formula="of:=10^(([.$AG$1]-[.P79])/(10*[.$AG$2]))" office:value-type="float" office:value="31.9997696868069" calcext:value-type="float">
            <text:p>31.9997696868069</text:p>
          </table:table-cell>
          <table:table-cell table:number-columns-repeated="2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32.9632493516952" calcext:value-type="float">
            <text:p>32.963249351695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925818371319" calcext:value-type="float">
            <text:p>-81.9925818371319</text:p>
          </table:table-cell>
          <table:table-cell office:value-type="float" office:value="-82.1883541268942" calcext:value-type="float">
            <text:p>-82.1883541268942</text:p>
          </table:table-cell>
          <table:table-cell office:value-type="float" office:value="12.5820882769348" calcext:value-type="float">
            <text:p>12.5820882769348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028481612224" calcext:value-type="float">
            <text:p>-82.9028481612224</text:p>
          </table:table-cell>
          <table:table-cell office:value-type="float" office:value="-82.9070167683309" calcext:value-type="float">
            <text:p>-82.9070167683309</text:p>
          </table:table-cell>
          <table:table-cell office:value-type="float" office:value="13.4925780411836" calcext:value-type="float">
            <text:p>13.492578041183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5624078758558" calcext:value-type="float">
            <text:p>-84.5624078758558</text:p>
          </table:table-cell>
          <table:table-cell office:value-type="float" office:value="-82.9070167683309" calcext:value-type="float">
            <text:p>-82.9070167683309</text:p>
          </table:table-cell>
          <table:table-cell office:value-type="float" office:value="15.3254627153496" calcext:value-type="float">
            <text:p>15.3254627153496</text:p>
          </table:table-cell>
          <table:table-cell office:value-type="float" office:value="59.3973433916417" calcext:value-type="float">
            <text:p>59.3973433916417</text:p>
          </table:table-cell>
          <table:table-cell office:value-type="float" office:value="10.7612349040231" calcext:value-type="float">
            <text:p>10.7612349040231</text:p>
          </table:table-cell>
          <table:table-cell office:value-type="float" office:value="-58.9458934017918" calcext:value-type="float">
            <text:p>-58.9458934017918</text:p>
          </table:table-cell>
          <table:table-cell table:number-columns-repeated="5"/>
          <table:table-cell table:formula="of:=10^(([.$AG$1]-[.E80])/(10*[.$AG$2]))" office:value-type="float" office:value="29.7456815453662" calcext:value-type="float">
            <text:p>29.7456815453662</text:p>
          </table:table-cell>
          <table:table-cell table:formula="of:=10^(([.$AG$1]-[.F80])/(10*[.$AG$2]))" office:value-type="float" office:value="30.2199072623524" calcext:value-type="float">
            <text:p>30.2199072623524</text:p>
          </table:table-cell>
          <table:table-cell table:formula="of:=10^(([.$AG$1]-[.J80])/(10*[.$AG$2]))" office:value-type="float" office:value="32.015706751115" calcext:value-type="float">
            <text:p>32.015706751115</text:p>
          </table:table-cell>
          <table:table-cell table:formula="of:=10^(([.$AG$1]-[.K80])/(10*[.$AG$2]))" office:value-type="float" office:value="32.0264912016386" calcext:value-type="float">
            <text:p>32.0264912016386</text:p>
          </table:table-cell>
          <table:table-cell table:formula="of:=10^(([.$AG$1]-[.O80])/(10*[.$AG$2]))" office:value-type="float" office:value="36.6094545916224" calcext:value-type="float">
            <text:p>36.6094545916224</text:p>
          </table:table-cell>
          <table:table-cell table:formula="of:=10^(([.$AG$1]-[.P80])/(10*[.$AG$2]))" office:value-type="float" office:value="32.0264912016386" calcext:value-type="float">
            <text:p>32.026491201638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.7389790171654" calcext:value-type="float">
            <text:p>32.7389790171654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81.9948072859924" calcext:value-type="float">
            <text:p>-81.9948072859924</text:p>
          </table:table-cell>
          <table:table-cell office:value-type="float" office:value="-82.1695187142048" calcext:value-type="float">
            <text:p>-82.1695187142048</text:p>
          </table:table-cell>
          <table:table-cell office:value-type="float" office:value="12.5842376008553" calcext:value-type="float">
            <text:p>12.584237600855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319937128557" calcext:value-type="float">
            <text:p>-82.9319937128557</text:p>
          </table:table-cell>
          <table:table-cell office:value-type="float" office:value="-82.9163150914978" calcext:value-type="float">
            <text:p>-82.9163150914978</text:p>
          </table:table-cell>
          <table:table-cell office:value-type="float" office:value="13.5227947738283" calcext:value-type="float">
            <text:p>13.5227947738283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6936855130991" calcext:value-type="float">
            <text:p>-84.6936855130991</text:p>
          </table:table-cell>
          <table:table-cell office:value-type="float" office:value="-82.9163150914978" calcext:value-type="float">
            <text:p>-82.9163150914978</text:p>
          </table:table-cell>
          <table:table-cell office:value-type="float" office:value="15.4806615940595" calcext:value-type="float">
            <text:p>15.4806615940595</text:p>
          </table:table-cell>
          <table:table-cell office:value-type="float" office:value="63.3670347391362" calcext:value-type="float">
            <text:p>63.3670347391362</text:p>
          </table:table-cell>
          <table:table-cell office:value-type="float" office:value="11.1077011364992" calcext:value-type="float">
            <text:p>11.1077011364992</text:p>
          </table:table-cell>
          <table:table-cell office:value-type="float" office:value="-63.0009323025615" calcext:value-type="float">
            <text:p>-63.0009323025615</text:p>
          </table:table-cell>
          <table:table-cell table:number-columns-repeated="5"/>
          <table:table-cell table:formula="of:=10^(([.$AG$1]-[.E81])/(10*[.$AG$2]))" office:value-type="float" office:value="29.7510302844759" calcext:value-type="float">
            <text:p>29.7510302844759</text:p>
          </table:table-cell>
          <table:table-cell table:formula="of:=10^(([.$AG$1]-[.F81])/(10*[.$AG$2]))" office:value-type="float" office:value="30.1739548101299" calcext:value-type="float">
            <text:p>30.1739548101299</text:p>
          </table:table-cell>
          <table:table-cell table:formula="of:=10^(([.$AG$1]-[.J81])/(10*[.$AG$2]))" office:value-type="float" office:value="32.0911842720738" calcext:value-type="float">
            <text:p>32.0911842720738</text:p>
          </table:table-cell>
          <table:table-cell table:formula="of:=10^(([.$AG$1]-[.K81])/(10*[.$AG$2]))" office:value-type="float" office:value="32.0505596428324" calcext:value-type="float">
            <text:p>32.0505596428324</text:p>
          </table:table-cell>
          <table:table-cell table:formula="of:=10^(([.$AG$1]-[.O81])/(10*[.$AG$2]))" office:value-type="float" office:value="36.9998098114861" calcext:value-type="float">
            <text:p>36.9998098114861</text:p>
          </table:table-cell>
          <table:table-cell table:formula="of:=10^(([.$AG$1]-[.P81])/(10*[.$AG$2]))" office:value-type="float" office:value="32.0505596428324" calcext:value-type="float">
            <text:p>32.0505596428324</text:p>
          </table:table-cell>
          <table:table-cell table:number-columns-repeated="2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2.5397774016266" calcext:value-type="float">
            <text:p>32.539777401626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963651001946" calcext:value-type="float">
            <text:p>-81.9963651001946</text:p>
          </table:table-cell>
          <table:table-cell office:value-type="float" office:value="-82.1525668427844" calcext:value-type="float">
            <text:p>-82.1525668427844</text:p>
          </table:table-cell>
          <table:table-cell office:value-type="float" office:value="12.5857423460539" calcext:value-type="float">
            <text:p>12.5857423460539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.252395598999" calcext:value-type="float">
            <text:p>-83.252395598999</text:p>
          </table:table-cell>
          <table:table-cell office:value-type="float" office:value="-83.024683582348" calcext:value-type="float">
            <text:p>-83.024683582348</text:p>
          </table:table-cell>
          <table:table-cell office:value-type="float" office:value="13.8594667203041" calcext:value-type="float">
            <text:p>13.8594667203041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0855798591693" calcext:value-type="float">
            <text:p>-85.0855798591693</text:p>
          </table:table-cell>
          <table:table-cell office:value-type="float" office:value="-83.024683582348" calcext:value-type="float">
            <text:p>-83.024683582348</text:p>
          </table:table-cell>
          <table:table-cell office:value-type="float" office:value="15.9533782374597" calcext:value-type="float">
            <text:p>15.9533782374597</text:p>
          </table:table-cell>
          <table:table-cell office:value-type="float" office:value="72.8956046549079" calcext:value-type="float">
            <text:p>72.8956046549079</text:p>
          </table:table-cell>
          <table:table-cell office:value-type="float" office:value="15.2808669863465" calcext:value-type="float">
            <text:p>15.2808669863465</text:p>
          </table:table-cell>
          <table:table-cell office:value-type="float" office:value="-73.3024655914929" calcext:value-type="float">
            <text:p>-73.3024655914929</text:p>
          </table:table-cell>
          <table:table-cell table:number-columns-repeated="5"/>
          <table:table-cell table:formula="of:=10^(([.$AG$1]-[.E82])/(10*[.$AG$2]))" office:value-type="float" office:value="29.7547749741054" calcext:value-type="float">
            <text:p>29.7547749741054</text:p>
          </table:table-cell>
          <table:table-cell table:formula="of:=10^(([.$AG$1]-[.F82])/(10*[.$AG$2]))" office:value-type="float" office:value="30.1326573496193" calcext:value-type="float">
            <text:p>30.1326573496193</text:p>
          </table:table-cell>
          <table:table-cell table:formula="of:=10^(([.$AG$1]-[.J82])/(10*[.$AG$2]))" office:value-type="float" office:value="32.9327438135623" calcext:value-type="float">
            <text:p>32.9327438135623</text:p>
          </table:table-cell>
          <table:table-cell table:formula="of:=10^(([.$AG$1]-[.K82])/(10*[.$AG$2]))" office:value-type="float" office:value="32.3324057625205" calcext:value-type="float">
            <text:p>32.3324057625205</text:p>
          </table:table-cell>
          <table:table-cell table:formula="of:=10^(([.$AG$1]-[.O82])/(10*[.$AG$2]))" office:value-type="float" office:value="38.1900450340085" calcext:value-type="float">
            <text:p>38.1900450340085</text:p>
          </table:table-cell>
          <table:table-cell table:formula="of:=10^(([.$AG$1]-[.P82])/(10*[.$AG$2]))" office:value-type="float" office:value="32.3324057625205" calcext:value-type="float">
            <text:p>32.3324057625205</text:p>
          </table:table-cell>
          <table:table-cell table:number-columns-repeated="2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32.3382289042728" calcext:value-type="float">
            <text:p>32.3382289042728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974555701362" calcext:value-type="float">
            <text:p>-81.9974555701362</text:p>
          </table:table-cell>
          <table:table-cell office:value-type="float" office:value="-82.1373101585059" calcext:value-type="float">
            <text:p>-82.1373101585059</text:p>
          </table:table-cell>
          <table:table-cell office:value-type="float" office:value="12.5867957747489" calcext:value-type="float">
            <text:p>12.5867957747489</text:p>
          </table:table-cell>
          <table:table-cell office:value-type="float" office:value="-81" calcext:value-type="float">
            <text:p>-81</text:p>
          </table:table-cell>
          <table:table-cell office:value-type="float" office:value="-84" calcext:value-type="float">
            <text:p>-84</text:p>
          </table:table-cell>
          <table:table-cell office:value-type="float" office:value="-83.4766769192993" calcext:value-type="float">
            <text:p>-83.4766769192993</text:p>
          </table:table-cell>
          <table:table-cell office:value-type="float" office:value="-83.1222152241132" calcext:value-type="float">
            <text:p>-83.1222152241132</text:p>
          </table:table-cell>
          <table:table-cell office:value-type="float" office:value="14.1001120525938" calcext:value-type="float">
            <text:p>14.1001120525938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0599059014185" calcext:value-type="float">
            <text:p>-85.0599059014185</text:p>
          </table:table-cell>
          <table:table-cell office:value-type="float" office:value="-83.1222152241132" calcext:value-type="float">
            <text:p>-83.1222152241132</text:p>
          </table:table-cell>
          <table:table-cell office:value-type="float" office:value="15.9219722763101" calcext:value-type="float">
            <text:p>15.9219722763101</text:p>
          </table:table-cell>
          <table:table-cell office:value-type="float" office:value="69.0813057611117" calcext:value-type="float">
            <text:p>69.0813057611117</text:p>
          </table:table-cell>
          <table:table-cell office:value-type="float" office:value="18.3271509183927" calcext:value-type="float">
            <text:p>18.3271509183927</text:p>
          </table:table-cell>
          <table:table-cell office:value-type="float" office:value="-70.2203247045709" calcext:value-type="float">
            <text:p>-70.2203247045709</text:p>
          </table:table-cell>
          <table:table-cell table:number-columns-repeated="5"/>
          <table:table-cell table:formula="of:=10^(([.$AG$1]-[.E83])/(10*[.$AG$2]))" office:value-type="float" office:value="29.7573965372869" calcext:value-type="float">
            <text:p>29.7573965372869</text:p>
          </table:table-cell>
          <table:table-cell table:formula="of:=10^(([.$AG$1]-[.F83])/(10*[.$AG$2]))" office:value-type="float" office:value="30.0955379633342" calcext:value-type="float">
            <text:p>30.0955379633342</text:p>
          </table:table-cell>
          <table:table-cell table:formula="of:=10^(([.$AG$1]-[.J83])/(10*[.$AG$2]))" office:value-type="float" office:value="33.5349324418377" calcext:value-type="float">
            <text:p>33.5349324418377</text:p>
          </table:table-cell>
          <table:table-cell table:formula="of:=10^(([.$AG$1]-[.K83])/(10*[.$AG$2]))" office:value-type="float" office:value="32.5881857660162" calcext:value-type="float">
            <text:p>32.5881857660162</text:p>
          </table:table-cell>
          <table:table-cell table:formula="of:=10^(([.$AG$1]-[.O83])/(10*[.$AG$2]))" office:value-type="float" office:value="38.1109109683601" calcext:value-type="float">
            <text:p>38.1109109683601</text:p>
          </table:table-cell>
          <table:table-cell table:formula="of:=10^(([.$AG$1]-[.P83])/(10*[.$AG$2]))" office:value-type="float" office:value="32.5881857660162" calcext:value-type="float">
            <text:p>32.5881857660162</text:p>
          </table:table-cell>
          <table:table-cell table:number-columns-repeated="2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32.1198448698934" calcext:value-type="float">
            <text:p>32.1198448698934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982188990954" calcext:value-type="float">
            <text:p>-81.9982188990954</text:p>
          </table:table-cell>
          <table:table-cell office:value-type="float" office:value="-82.1235791426554" calcext:value-type="float">
            <text:p>-82.1235791426554</text:p>
          </table:table-cell>
          <table:table-cell office:value-type="float" office:value="12.5875332272974" calcext:value-type="float">
            <text:p>12.5875332272974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3.6336738435095" calcext:value-type="float">
            <text:p>-83.6336738435095</text:p>
          </table:table-cell>
          <table:table-cell office:value-type="float" office:value="-83.2099937017019" calcext:value-type="float">
            <text:p>-83.2099937017019</text:p>
          </table:table-cell>
          <table:table-cell office:value-type="float" office:value="14.271045631184" calcext:value-type="float">
            <text:p>14.271045631184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4.741934130993" calcext:value-type="float">
            <text:p>-84.741934130993</text:p>
          </table:table-cell>
          <table:table-cell office:value-type="float" office:value="-83.2099937017019" calcext:value-type="float">
            <text:p>-83.2099937017019</text:p>
          </table:table-cell>
          <table:table-cell office:value-type="float" office:value="15.5380961437196" calcext:value-type="float">
            <text:p>15.5380961437196</text:p>
          </table:table-cell>
          <table:table-cell office:value-type="float" office:value="56.0094070932102" calcext:value-type="float">
            <text:p>56.0094070932102</text:p>
          </table:table-cell>
          <table:table-cell office:value-type="float" office:value="20.5230684813733" calcext:value-type="float">
            <text:p>20.5230684813733</text:p>
          </table:table-cell>
          <table:table-cell office:value-type="float" office:value="-58.1268478317476" calcext:value-type="float">
            <text:p>-58.1268478317476</text:p>
          </table:table-cell>
          <table:table-cell table:number-columns-repeated="5"/>
          <table:table-cell table:formula="of:=10^(([.$AG$1]-[.E84])/(10*[.$AG$2]))" office:value-type="float" office:value="29.7592317689428" calcext:value-type="float">
            <text:p>29.7592317689428</text:p>
          </table:table-cell>
          <table:table-cell table:formula="of:=10^(([.$AG$1]-[.F84])/(10*[.$AG$2]))" office:value-type="float" office:value="30.0621696130975" calcext:value-type="float">
            <text:p>30.0621696130975</text:p>
          </table:table-cell>
          <table:table-cell table:formula="of:=10^(([.$AG$1]-[.J84])/(10*[.$AG$2]))" office:value-type="float" office:value="33.9630042743962" calcext:value-type="float">
            <text:p>33.9630042743962</text:p>
          </table:table-cell>
          <table:table-cell table:formula="of:=10^(([.$AG$1]-[.K84])/(10*[.$AG$2]))" office:value-type="float" office:value="32.8201173743643" calcext:value-type="float">
            <text:p>32.8201173743643</text:p>
          </table:table-cell>
          <table:table-cell table:formula="of:=10^(([.$AG$1]-[.O84])/(10*[.$AG$2]))" office:value-type="float" office:value="37.1443211553118" calcext:value-type="float">
            <text:p>37.1443211553118</text:p>
          </table:table-cell>
          <table:table-cell table:formula="of:=10^(([.$AG$1]-[.P84])/(10*[.$AG$2]))" office:value-type="float" office:value="32.8201173743643" calcext:value-type="float">
            <text:p>32.8201173743643</text:p>
          </table:table-cell>
          <table:table-cell table:number-columns-repeated="2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1.9057261955559" calcext:value-type="float">
            <text:p>31.905726195555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987532293667" calcext:value-type="float">
            <text:p>-81.9987532293667</text:p>
          </table:table-cell>
          <table:table-cell office:value-type="float" office:value="-82.1112212283898" calcext:value-type="float">
            <text:p>-82.1112212283898</text:p>
          </table:table-cell>
          <table:table-cell office:value-type="float" office:value="12.5880494697893" calcext:value-type="float">
            <text:p>12.5880494697893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3.7435716904566" calcext:value-type="float">
            <text:p>-83.7435716904566</text:p>
          </table:table-cell>
          <table:table-cell office:value-type="float" office:value="-83.2889943315317" calcext:value-type="float">
            <text:p>-83.2889943315317</text:p>
          </table:table-cell>
          <table:table-cell office:value-type="float" office:value="14.3919306078768" calcext:value-type="float">
            <text:p>14.3919306078768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4.2193538916951" calcext:value-type="float">
            <text:p>-84.2193538916951</text:p>
          </table:table-cell>
          <table:table-cell office:value-type="float" office:value="-83.2889943315317" calcext:value-type="float">
            <text:p>-83.2889943315317</text:p>
          </table:table-cell>
          <table:table-cell office:value-type="float" office:value="14.9272038277684" calcext:value-type="float">
            <text:p>14.9272038277684</text:p>
          </table:table-cell>
          <table:table-cell office:value-type="float" office:value="37.5950123972456" calcext:value-type="float">
            <text:p>37.5950123972456</text:p>
          </table:table-cell>
          <table:table-cell office:value-type="float" office:value="22.0921259854912" calcext:value-type="float">
            <text:p>22.0921259854912</text:p>
          </table:table-cell>
          <table:table-cell office:value-type="float" office:value="-41.4762894583049" calcext:value-type="float">
            <text:p>-41.4762894583049</text:p>
          </table:table-cell>
          <table:table-cell table:number-columns-repeated="5"/>
          <table:table-cell table:formula="of:=10^(([.$AG$1]-[.E85])/(10*[.$AG$2]))" office:value-type="float" office:value="29.7605164984459" calcext:value-type="float">
            <text:p>29.7605164984459</text:p>
          </table:table-cell>
          <table:table-cell table:formula="of:=10^(([.$AG$1]-[.F85])/(10*[.$AG$2]))" office:value-type="float" office:value="30.0321697315505" calcext:value-type="float">
            <text:p>30.0321697315505</text:p>
          </table:table-cell>
          <table:table-cell table:formula="of:=10^(([.$AG$1]-[.J85])/(10*[.$AG$2]))" office:value-type="float" office:value="34.2659016925554" calcext:value-type="float">
            <text:p>34.2659016925554</text:p>
          </table:table-cell>
          <table:table-cell table:formula="of:=10^(([.$AG$1]-[.K85])/(10*[.$AG$2]))" office:value-type="float" office:value="33.0302668087391" calcext:value-type="float">
            <text:p>33.0302668087391</text:p>
          </table:table-cell>
          <table:table-cell table:formula="of:=10^(([.$AG$1]-[.O85])/(10*[.$AG$2]))" office:value-type="float" office:value="35.6087129655179" calcext:value-type="float">
            <text:p>35.6087129655179</text:p>
          </table:table-cell>
          <table:table-cell table:formula="of:=10^(([.$AG$1]-[.P85])/(10*[.$AG$2]))" office:value-type="float" office:value="33.0302668087391" calcext:value-type="float">
            <text:p>33.030266808739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.7178716289455" calcext:value-type="float">
            <text:p>31.717871628945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991272605567" calcext:value-type="float">
            <text:p>-81.9991272605567</text:p>
          </table:table-cell>
          <table:table-cell office:value-type="float" office:value="-82.1000991055508" calcext:value-type="float">
            <text:p>-82.1000991055508</text:p>
          </table:table-cell>
          <table:table-cell office:value-type="float" office:value="12.588410852131" calcext:value-type="float">
            <text:p>12.588410852131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8205001833196" calcext:value-type="float">
            <text:p>-83.8205001833196</text:p>
          </table:table-cell>
          <table:table-cell office:value-type="float" office:value="-83.3600948983786" calcext:value-type="float">
            <text:p>-83.3600948983786</text:p>
          </table:table-cell>
          <table:table-cell office:value-type="float" office:value="14.4771588413336" calcext:value-type="float">
            <text:p>14.4771588413336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4.1535477241865" calcext:value-type="float">
            <text:p>-84.1535477241865</text:p>
          </table:table-cell>
          <table:table-cell office:value-type="float" office:value="-83.3600948983786" calcext:value-type="float">
            <text:p>-83.3600948983786</text:p>
          </table:table-cell>
          <table:table-cell office:value-type="float" office:value="14.8519994386546" calcext:value-type="float">
            <text:p>14.8519994386546</text:p>
          </table:table-cell>
          <table:table-cell office:value-type="float" office:value="34.4973293585477" calcext:value-type="float">
            <text:p>34.4973293585477</text:p>
          </table:table-cell>
          <table:table-cell office:value-type="float" office:value="23.2063819705246" calcext:value-type="float">
            <text:p>23.2063819705246</text:p>
          </table:table-cell>
          <table:table-cell office:value-type="float" office:value="-39.3226343471875" calcext:value-type="float">
            <text:p>-39.3226343471875</text:p>
          </table:table-cell>
          <table:table-cell table:number-columns-repeated="5"/>
          <table:table-cell table:formula="of:=10^(([.$AG$1]-[.E86])/(10*[.$AG$2]))" office:value-type="float" office:value="29.7614158420985" calcext:value-type="float">
            <text:p>29.7614158420985</text:p>
          </table:table-cell>
          <table:table-cell table:formula="of:=10^(([.$AG$1]-[.F86])/(10*[.$AG$2]))" office:value-type="float" office:value="30.0051954357627" calcext:value-type="float">
            <text:p>30.0051954357627</text:p>
          </table:table-cell>
          <table:table-cell table:formula="of:=10^(([.$AG$1]-[.J86])/(10*[.$AG$2]))" office:value-type="float" office:value="34.4795357746681" calcext:value-type="float">
            <text:p>34.4795357746681</text:p>
          </table:table-cell>
          <table:table-cell table:formula="of:=10^(([.$AG$1]-[.K86])/(10*[.$AG$2]))" office:value-type="float" office:value="33.2205515434599" calcext:value-type="float">
            <text:p>33.2205515434599</text:p>
          </table:table-cell>
          <table:table-cell table:formula="of:=10^(([.$AG$1]-[.O86])/(10*[.$AG$2]))" office:value-type="float" office:value="35.4198965618256" calcext:value-type="float">
            <text:p>35.4198965618256</text:p>
          </table:table-cell>
          <table:table-cell table:formula="of:=10^(([.$AG$1]-[.P86])/(10*[.$AG$2]))" office:value-type="float" office:value="33.2205515434599" calcext:value-type="float">
            <text:p>33.2205515434599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31.5261088571685" calcext:value-type="float">
            <text:p>31.5261088571685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1.9993890823897" calcext:value-type="float">
            <text:p>-81.9993890823897</text:p>
          </table:table-cell>
          <table:table-cell office:value-type="float" office:value="-82.0900891949958" calcext:value-type="float">
            <text:p>-82.0900891949958</text:p>
          </table:table-cell>
          <table:table-cell office:value-type="float" office:value="12.5886638259432" calcext:value-type="float">
            <text:p>12.5886638259432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.8743501283237" calcext:value-type="float">
            <text:p>-83.8743501283237</text:p>
          </table:table-cell>
          <table:table-cell office:value-type="float" office:value="-83.4240854085407" calcext:value-type="float">
            <text:p>-83.4240854085407</text:p>
          </table:table-cell>
          <table:table-cell office:value-type="float" office:value="14.5371187338589" calcext:value-type="float">
            <text:p>14.537118733858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8074834069306" calcext:value-type="float">
            <text:p>-83.8074834069306</text:p>
          </table:table-cell>
          <table:table-cell office:value-type="float" office:value="-83.4240854085407" calcext:value-type="float">
            <text:p>-83.4240854085407</text:p>
          </table:table-cell>
          <table:table-cell office:value-type="float" office:value="14.462702303753" calcext:value-type="float">
            <text:p>14.462702303753</text:p>
          </table:table-cell>
          <table:table-cell office:value-type="float" office:value="23.3719766460854" calcext:value-type="float">
            <text:p>23.3719766460854</text:p>
          </table:table-cell>
          <table:table-cell office:value-type="float" office:value="23.9942564362281" calcext:value-type="float">
            <text:p>23.9942564362281</text:p>
          </table:table-cell>
          <table:table-cell office:value-type="float" office:value="-30.640097105857" calcext:value-type="float">
            <text:p>-30.640097105857</text:p>
          </table:table-cell>
          <table:table-cell table:number-columns-repeated="5"/>
          <table:table-cell table:formula="of:=10^(([.$AG$1]-[.E87])/(10*[.$AG$2]))" office:value-type="float" office:value="29.7620453988259" calcext:value-type="float">
            <text:p>29.7620453988259</text:p>
          </table:table-cell>
          <table:table-cell table:formula="of:=10^(([.$AG$1]-[.F87])/(10*[.$AG$2]))" office:value-type="float" office:value="29.9809392849214" calcext:value-type="float">
            <text:p>29.9809392849214</text:p>
          </table:table-cell>
          <table:table-cell table:formula="of:=10^(([.$AG$1]-[.J87])/(10*[.$AG$2]))" office:value-type="float" office:value="34.6298716328683" calcext:value-type="float">
            <text:p>34.6298716328683</text:p>
          </table:table-cell>
          <table:table-cell table:formula="of:=10^(([.$AG$1]-[.K87])/(10*[.$AG$2]))" office:value-type="float" office:value="33.3927448889984" calcext:value-type="float">
            <text:p>33.3927448889984</text:p>
          </table:table-cell>
          <table:table-cell table:formula="of:=10^(([.$AG$1]-[.O87])/(10*[.$AG$2]))" office:value-type="float" office:value="34.4432941766938" calcext:value-type="float">
            <text:p>34.4432941766938</text:p>
          </table:table-cell>
          <table:table-cell table:formula="of:=10^(([.$AG$1]-[.P87])/(10*[.$AG$2]))" office:value-type="float" office:value="33.3927448889984" calcext:value-type="float">
            <text:p>33.3927448889984</text:p>
          </table:table-cell>
          <table:table-cell table:number-columns-repeated="2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1.3453010625521" calcext:value-type="float">
            <text:p>31.345301062552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995723576728" calcext:value-type="float">
            <text:p>-81.9995723576728</text:p>
          </table:table-cell>
          <table:table-cell office:value-type="float" office:value="-82.0810802754962" calcext:value-type="float">
            <text:p>-82.0810802754962</text:p>
          </table:table-cell>
          <table:table-cell office:value-type="float" office:value="12.5888409106365" calcext:value-type="float">
            <text:p>12.5888409106365</text:p>
          </table:table-cell>
          <table:table-cell office:value-type="float" office:value="-81" calcext:value-type="float">
            <text:p>-81</text:p>
          </table:table-cell>
          <table:table-cell office:value-type="float" office:value="-84" calcext:value-type="float">
            <text:p>-84</text:p>
          </table:table-cell>
          <table:table-cell office:value-type="float" office:value="-83.9120450898266" calcext:value-type="float">
            <text:p>-83.9120450898266</text:p>
          </table:table-cell>
          <table:table-cell office:value-type="float" office:value="-83.4816768676867" calcext:value-type="float">
            <text:p>-83.4816768676867</text:p>
          </table:table-cell>
          <table:table-cell office:value-type="float" office:value="14.5792383569791" calcext:value-type="float">
            <text:p>14.5792383569791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5652383848514" calcext:value-type="float">
            <text:p>-83.5652383848514</text:p>
          </table:table-cell>
          <table:table-cell office:value-type="float" office:value="-83.4816768676867" calcext:value-type="float">
            <text:p>-83.4816768676867</text:p>
          </table:table-cell>
          <table:table-cell office:value-type="float" office:value="14.1962818394007" calcext:value-type="float">
            <text:p>14.1962818394007</text:p>
          </table:table-cell>
          <table:table-cell office:value-type="float" office:value="15.9015863961566" calcext:value-type="float">
            <text:p>15.9015863961566</text:p>
          </table:table-cell>
          <table:table-cell office:value-type="float" office:value="24.5496707255893" calcext:value-type="float">
            <text:p>24.5496707255893</text:p>
          </table:table-cell>
          <table:table-cell office:value-type="float" office:value="-25.9192324273186" calcext:value-type="float">
            <text:p>-25.9192324273186</text:p>
          </table:table-cell>
          <table:table-cell table:number-columns-repeated="5"/>
          <table:table-cell table:formula="of:=10^(([.$AG$1]-[.E88])/(10*[.$AG$2]))" office:value-type="float" office:value="29.7624860964589" calcext:value-type="float">
            <text:p>29.7624860964589</text:p>
          </table:table-cell>
          <table:table-cell table:formula="of:=10^(([.$AG$1]-[.F88])/(10*[.$AG$2]))" office:value-type="float" office:value="29.9591255149967" calcext:value-type="float">
            <text:p>29.9591255149967</text:p>
          </table:table-cell>
          <table:table-cell table:formula="of:=10^(([.$AG$1]-[.J88])/(10*[.$AG$2]))" office:value-type="float" office:value="34.735496578265" calcext:value-type="float">
            <text:p>34.735496578265</text:p>
          </table:table-cell>
          <table:table-cell table:formula="of:=10^(([.$AG$1]-[.K88])/(10*[.$AG$2]))" office:value-type="float" office:value="33.5484818868596" calcext:value-type="float">
            <text:p>33.5484818868596</text:p>
          </table:table-cell>
          <table:table-cell table:formula="of:=10^(([.$AG$1]-[.O88])/(10*[.$AG$2]))" office:value-type="float" office:value="33.7757386591172" calcext:value-type="float">
            <text:p>33.7757386591172</text:p>
          </table:table-cell>
          <table:table-cell table:formula="of:=10^(([.$AG$1]-[.P88])/(10*[.$AG$2]))" office:value-type="float" office:value="33.5484818868596" calcext:value-type="float">
            <text:p>33.5484818868596</text:p>
          </table:table-cell>
          <table:table-cell table:number-columns-repeated="2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1.1664265534795" calcext:value-type="float">
            <text:p>31.1664265534795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9997006503709" calcext:value-type="float">
            <text:p>-81.9997006503709</text:p>
          </table:table-cell>
          <table:table-cell office:value-type="float" office:value="-82.0729722479466" calcext:value-type="float">
            <text:p>-82.0729722479466</text:p>
          </table:table-cell>
          <table:table-cell office:value-type="float" office:value="12.588964871404" calcext:value-type="float">
            <text:p>12.588964871404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3.9384315628786" calcext:value-type="float">
            <text:p>-83.9384315628786</text:p>
          </table:table-cell>
          <table:table-cell office:value-type="float" office:value="-83.533509180918" calcext:value-type="float">
            <text:p>-83.533509180918</text:p>
          </table:table-cell>
          <table:table-cell office:value-type="float" office:value="14.6087946840078" calcext:value-type="float">
            <text:p>14.6087946840078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395666869396" calcext:value-type="float">
            <text:p>-83.395666869396</text:p>
          </table:table-cell>
          <table:table-cell office:value-type="float" office:value="-83.533509180918" calcext:value-type="float">
            <text:p>-83.533509180918</text:p>
          </table:table-cell>
          <table:table-cell office:value-type="float" office:value="14.0127130593992" calcext:value-type="float">
            <text:p>14.0127130593992</text:p>
          </table:table-cell>
          <table:table-cell office:value-type="float" office:value="10.8218100182036" calcext:value-type="float">
            <text:p>10.8218100182036</text:p>
          </table:table-cell>
          <table:table-cell office:value-type="float" office:value="24.940384357297" calcext:value-type="float">
            <text:p>24.940384357297</text:p>
          </table:table-cell>
          <table:table-cell office:value-type="float" office:value="-23.5581134154406" calcext:value-type="float">
            <text:p>-23.5581134154406</text:p>
          </table:table-cell>
          <table:table-cell table:number-columns-repeated="5"/>
          <table:table-cell table:formula="of:=10^(([.$AG$1]-[.E89])/(10*[.$AG$2]))" office:value-type="float" office:value="29.7627945886845" calcext:value-type="float">
            <text:p>29.7627945886845</text:p>
          </table:table-cell>
          <table:table-cell table:formula="of:=10^(([.$AG$1]-[.F89])/(10*[.$AG$2]))" office:value-type="float" office:value="29.9395066924715" calcext:value-type="float">
            <text:p>29.9395066924715</text:p>
          </table:table-cell>
          <table:table-cell table:formula="of:=10^(([.$AG$1]-[.J89])/(10*[.$AG$2]))" office:value-type="float" office:value="34.809625671466" calcext:value-type="float">
            <text:p>34.809625671466</text:p>
          </table:table-cell>
          <table:table-cell table:formula="of:=10^(([.$AG$1]-[.K89])/(10*[.$AG$2]))" office:value-type="float" office:value="33.6892660970842" calcext:value-type="float">
            <text:p>33.6892660970842</text:p>
          </table:table-cell>
          <table:table-cell table:formula="of:=10^(([.$AG$1]-[.O89])/(10*[.$AG$2]))" office:value-type="float" office:value="33.3161629739984" calcext:value-type="float">
            <text:p>33.3161629739984</text:p>
          </table:table-cell>
          <table:table-cell table:formula="of:=10^(([.$AG$1]-[.P89])/(10*[.$AG$2]))" office:value-type="float" office:value="33.6892660970842" calcext:value-type="float">
            <text:p>33.6892660970842</text:p>
          </table:table-cell>
          <table:table-cell table:number-columns-repeated="2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30.9598870574538" calcext:value-type="float">
            <text:p>30.9598870574538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997904552597" calcext:value-type="float">
            <text:p>-81.9997904552597</text:p>
          </table:table-cell>
          <table:table-cell office:value-type="float" office:value="-82.0656750231519" calcext:value-type="float">
            <text:p>-82.0656750231519</text:p>
          </table:table-cell>
          <table:table-cell office:value-type="float" office:value="12.5890516446675" calcext:value-type="float">
            <text:p>12.589051644667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656902094015" calcext:value-type="float">
            <text:p>-83.656902094015</text:p>
          </table:table-cell>
          <table:table-cell office:value-type="float" office:value="-83.4801582628262" calcext:value-type="float">
            <text:p>-83.4801582628262</text:p>
          </table:table-cell>
          <table:table-cell office:value-type="float" office:value="14.2965112318702" calcext:value-type="float">
            <text:p>14.2965112318702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3.2769668085772" calcext:value-type="float">
            <text:p>-83.2769668085772</text:p>
          </table:table-cell>
          <table:table-cell office:value-type="float" office:value="-83.4801582628262" calcext:value-type="float">
            <text:p>-83.4801582628262</text:p>
          </table:table-cell>
          <table:table-cell office:value-type="float" office:value="13.8856290897818" calcext:value-type="float">
            <text:p>13.8856290897818</text:p>
          </table:table-cell>
          <table:table-cell office:value-type="float" office:value="11.4768636448902" calcext:value-type="float">
            <text:p>11.4768636448902</text:p>
          </table:table-cell>
          <table:table-cell office:value-type="float" office:value="20.8363691322216" calcext:value-type="float">
            <text:p>20.8363691322216</text:p>
          </table:table-cell>
          <table:table-cell office:value-type="float" office:value="-19.646603587592" calcext:value-type="float">
            <text:p>-19.646603587592</text:p>
          </table:table-cell>
          <table:table-cell table:number-columns-repeated="5"/>
          <table:table-cell table:formula="of:=10^(([.$AG$1]-[.E90])/(10*[.$AG$2]))" office:value-type="float" office:value="29.7630105351453" calcext:value-type="float">
            <text:p>29.7630105351453</text:p>
          </table:table-cell>
          <table:table-cell table:formula="of:=10^(([.$AG$1]-[.F90])/(10*[.$AG$2]))" office:value-type="float" office:value="29.9218607370035" calcext:value-type="float">
            <text:p>29.9218607370035</text:p>
          </table:table-cell>
          <table:table-cell table:formula="of:=10^(([.$AG$1]-[.J90])/(10*[.$AG$2]))" office:value-type="float" office:value="34.0268013845012" calcext:value-type="float">
            <text:p>34.0268013845012</text:p>
          </table:table-cell>
          <table:table-cell table:formula="of:=10^(([.$AG$1]-[.K90])/(10*[.$AG$2]))" office:value-type="float" office:value="33.544366015004" calcext:value-type="float">
            <text:p>33.544366015004</text:p>
          </table:table-cell>
          <table:table-cell table:formula="of:=10^(([.$AG$1]-[.O90])/(10*[.$AG$2]))" office:value-type="float" office:value="32.9981857928145" calcext:value-type="float">
            <text:p>32.9981857928145</text:p>
          </table:table-cell>
          <table:table-cell table:formula="of:=10^(([.$AG$1]-[.P90])/(10*[.$AG$2]))" office:value-type="float" office:value="33.544366015004" calcext:value-type="float">
            <text:p>33.54436601500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.7476616591987" calcext:value-type="float">
            <text:p>30.7476616591987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998533186818" calcext:value-type="float">
            <text:p>-81.9998533186818</text:p>
          </table:table-cell>
          <table:table-cell office:value-type="float" office:value="-82.0591075208367" calcext:value-type="float">
            <text:p>-82.0591075208367</text:p>
          </table:table-cell>
          <table:table-cell office:value-type="float" office:value="12.5891123863078" calcext:value-type="float">
            <text:p>12.5891123863078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7598314658105" calcext:value-type="float">
            <text:p>-83.7598314658105</text:p>
          </table:table-cell>
          <table:table-cell office:value-type="float" office:value="-83.5321424365436" calcext:value-type="float">
            <text:p>-83.5321424365436</text:p>
          </table:table-cell>
          <table:table-cell office:value-type="float" office:value="14.4099027173702" calcext:value-type="float">
            <text:p>14.4099027173702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193876766004" calcext:value-type="float">
            <text:p>-83.193876766004</text:p>
          </table:table-cell>
          <table:table-cell office:value-type="float" office:value="-83.5321424365436" calcext:value-type="float">
            <text:p>-83.5321424365436</text:p>
          </table:table-cell>
          <table:table-cell office:value-type="float" office:value="13.797356701349" calcext:value-type="float">
            <text:p>13.797356701349</text:p>
          </table:table-cell>
          <table:table-cell office:value-type="float" office:value="7.85576666001467" calcext:value-type="float">
            <text:p>7.85576666001467</text:p>
          </table:table-cell>
          <table:table-cell office:value-type="float" office:value="22.3152480222654" calcext:value-type="float">
            <text:p>22.3152480222654</text:p>
          </table:table-cell>
          <table:table-cell office:value-type="float" office:value="-19.4489114218141" calcext:value-type="float">
            <text:p>-19.4489114218141</text:p>
          </table:table-cell>
          <table:table-cell table:number-columns-repeated="5"/>
          <table:table-cell table:formula="of:=10^(([.$AG$1]-[.E91])/(10*[.$AG$2]))" office:value-type="float" office:value="29.7631616986" calcext:value-type="float">
            <text:p>29.7631616986</text:p>
          </table:table-cell>
          <table:table-cell table:formula="of:=10^(([.$AG$1]-[.F91])/(10*[.$AG$2]))" office:value-type="float" office:value="29.9059882695105" calcext:value-type="float">
            <text:p>29.9059882695105</text:p>
          </table:table-cell>
          <table:table-cell table:formula="of:=10^(([.$AG$1]-[.J91])/(10*[.$AG$2]))" office:value-type="float" office:value="34.3109452647192" calcext:value-type="float">
            <text:p>34.3109452647192</text:p>
          </table:table-cell>
          <table:table-cell table:formula="of:=10^(([.$AG$1]-[.K91])/(10*[.$AG$2]))" office:value-type="float" office:value="33.6855462447846" calcext:value-type="float">
            <text:p>33.6855462447846</text:p>
          </table:table-cell>
          <table:table-cell table:formula="of:=10^(([.$AG$1]-[.O91])/(10*[.$AG$2]))" office:value-type="float" office:value="32.7774092292997" calcext:value-type="float">
            <text:p>32.7774092292997</text:p>
          </table:table-cell>
          <table:table-cell table:formula="of:=10^(([.$AG$1]-[.P91])/(10*[.$AG$2]))" office:value-type="float" office:value="33.6855462447846" calcext:value-type="float">
            <text:p>33.6855462447846</text:p>
          </table:table-cell>
          <table:table-cell table:number-columns-repeated="2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30.5771732545844" calcext:value-type="float">
            <text:p>30.5771732545844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2998973230772" calcext:value-type="float">
            <text:p>-82.2998973230772</text:p>
          </table:table-cell>
          <table:table-cell office:value-type="float" office:value="-82.1531967687531" calcext:value-type="float">
            <text:p>-82.1531967687531</text:p>
          </table:table-cell>
          <table:table-cell office:value-type="float" office:value="12.8823939936685" calcext:value-type="float">
            <text:p>12.8823939936685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8318820260674" calcext:value-type="float">
            <text:p>-83.8318820260674</text:p>
          </table:table-cell>
          <table:table-cell office:value-type="float" office:value="-83.5789281928892" calcext:value-type="float">
            <text:p>-83.5789281928892</text:p>
          </table:table-cell>
          <table:table-cell office:value-type="float" office:value="14.4898114497019" calcext:value-type="float">
            <text:p>14.4898114497019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3.1357137362028" calcext:value-type="float">
            <text:p>-83.1357137362028</text:p>
          </table:table-cell>
          <table:table-cell office:value-type="float" office:value="-83.5789281928892" calcext:value-type="float">
            <text:p>-83.5789281928892</text:p>
          </table:table-cell>
          <table:table-cell office:value-type="float" office:value="13.7359001304113" calcext:value-type="float">
            <text:p>13.7359001304113</text:p>
          </table:table-cell>
          <table:table-cell office:value-type="float" office:value="1.74423428618138" calcext:value-type="float">
            <text:p>1.74423428618138</text:p>
          </table:table-cell>
          <table:table-cell office:value-type="float" office:value="19.9693458362762" calcext:value-type="float">
            <text:p>19.9693458362762</text:p>
          </table:table-cell>
          <table:table-cell office:value-type="float" office:value="-14.6752625767329" calcext:value-type="float">
            <text:p>-14.6752625767329</text:p>
          </table:table-cell>
          <table:table-cell table:number-columns-repeated="5"/>
          <table:table-cell table:formula="of:=10^(([.$AG$1]-[.E92])/(10*[.$AG$2]))" office:value-type="float" office:value="30.4934753335548" calcext:value-type="float">
            <text:p>30.4934753335548</text:p>
          </table:table-cell>
          <table:table-cell table:formula="of:=10^(([.$AG$1]-[.F92])/(10*[.$AG$2]))" office:value-type="float" office:value="30.1341909380574" calcext:value-type="float">
            <text:p>30.1341909380574</text:p>
          </table:table-cell>
          <table:table-cell table:formula="of:=10^(([.$AG$1]-[.J92])/(10*[.$AG$2]))" office:value-type="float" office:value="34.5112566027703" calcext:value-type="float">
            <text:p>34.5112566027703</text:p>
          </table:table-cell>
          <table:table-cell table:formula="of:=10^(([.$AG$1]-[.K92])/(10*[.$AG$2]))" office:value-type="float" office:value="33.8131164161706" calcext:value-type="float">
            <text:p>33.8131164161706</text:p>
          </table:table-cell>
          <table:table-cell table:formula="of:=10^(([.$AG$1]-[.O92])/(10*[.$AG$2]))" office:value-type="float" office:value="32.6237451107417" calcext:value-type="float">
            <text:p>32.6237451107417</text:p>
          </table:table-cell>
          <table:table-cell table:formula="of:=10^(([.$AG$1]-[.P92])/(10*[.$AG$2]))" office:value-type="float" office:value="33.8131164161706" calcext:value-type="float">
            <text:p>33.8131164161706</text:p>
          </table:table-cell>
          <table:table-cell table:number-columns-repeated="2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30.3832817014222" calcext:value-type="float">
            <text:p>30.3832817014222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509928126154" calcext:value-type="float">
            <text:p>-82.509928126154</text:p>
          </table:table-cell>
          <table:table-cell office:value-type="float" office:value="-82.2378770918778" calcext:value-type="float">
            <text:p>-82.2378770918778</text:p>
          </table:table-cell>
          <table:table-cell office:value-type="float" office:value="13.0917470088905" calcext:value-type="float">
            <text:p>13.0917470088905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2.6823174182472" calcext:value-type="float">
            <text:p>-82.6823174182472</text:p>
          </table:table-cell>
          <table:table-cell office:value-type="float" office:value="-83.2210353736003" calcext:value-type="float">
            <text:p>-83.2210353736003</text:p>
          </table:table-cell>
          <table:table-cell office:value-type="float" office:value="13.2661197711397" calcext:value-type="float">
            <text:p>13.2661197711397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094999615342" calcext:value-type="float">
            <text:p>-83.094999615342</text:p>
          </table:table-cell>
          <table:table-cell office:value-type="float" office:value="-83.2210353736003" calcext:value-type="float">
            <text:p>-83.2210353736003</text:p>
          </table:table-cell>
          <table:table-cell office:value-type="float" office:value="13.6930434796442" calcext:value-type="float">
            <text:p>13.6930434796442</text:p>
          </table:table-cell>
          <table:table-cell office:value-type="float" office:value="12.6654554464731" calcext:value-type="float">
            <text:p>12.6654554464731</text:p>
          </table:table-cell>
          <table:table-cell office:value-type="float" office:value="2.05913365337788" calcext:value-type="float">
            <text:p>2.0591336533778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10^(([.$AG$1]-[.E93])/(10*[.$AG$2]))" office:value-type="float" office:value="31.015331364306" calcext:value-type="float">
            <text:p>31.015331364306</text:p>
          </table:table-cell>
          <table:table-cell table:formula="of:=10^(([.$AG$1]-[.F93])/(10*[.$AG$2]))" office:value-type="float" office:value="30.3410618065254" calcext:value-type="float">
            <text:p>30.3410618065254</text:p>
          </table:table-cell>
          <table:table-cell table:formula="of:=10^(([.$AG$1]-[.J93])/(10*[.$AG$2]))" office:value-type="float" office:value="31.4503275253406" calcext:value-type="float">
            <text:p>31.4503275253406</text:p>
          </table:table-cell>
          <table:table-cell table:formula="of:=10^(([.$AG$1]-[.K93])/(10*[.$AG$2]))" office:value-type="float" office:value="32.849408733558" calcext:value-type="float">
            <text:p>32.849408733558</text:p>
          </table:table-cell>
          <table:table-cell table:formula="of:=10^(([.$AG$1]-[.O93])/(10*[.$AG$2]))" office:value-type="float" office:value="32.5166090636616" calcext:value-type="float">
            <text:p>32.5166090636616</text:p>
          </table:table-cell>
          <table:table-cell table:formula="of:=10^(([.$AG$1]-[.P93])/(10*[.$AG$2]))" office:value-type="float" office:value="32.849408733558" calcext:value-type="float">
            <text:p>32.849408733558</text:p>
          </table:table-cell>
          <table:table-cell table:number-columns-repeated="2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30.1282473201877" calcext:value-type="float">
            <text:p>30.1282473201877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6569496883078" calcext:value-type="float">
            <text:p>-82.6569496883078</text:p>
          </table:table-cell>
          <table:table-cell office:value-type="float" office:value="-82.31408938269" calcext:value-type="float">
            <text:p>-82.31408938269</text:p>
          </table:table-cell>
          <table:table-cell office:value-type="float" office:value="13.2403151654815" calcext:value-type="float">
            <text:p>13.2403151654815</text:p>
          </table:table-cell>
          <table:table-cell office:value-type="float" office:value="-73" calcext:value-type="float">
            <text:p>-73</text:p>
          </table:table-cell>
          <table:table-cell office:value-type="float" office:value="-85" calcext:value-type="float">
            <text:p>-85</text:p>
          </table:table-cell>
          <table:table-cell office:value-type="float" office:value="-83.377622192773" calcext:value-type="float">
            <text:p>-83.377622192773</text:p>
          </table:table-cell>
          <table:table-cell office:value-type="float" office:value="-83.3989318362403" calcext:value-type="float">
            <text:p>-83.3989318362403</text:p>
          </table:table-cell>
          <table:table-cell office:value-type="float" office:value="13.9933191636581" calcext:value-type="float">
            <text:p>13.9933191636581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664997307394" calcext:value-type="float">
            <text:p>-83.0664997307394</text:p>
          </table:table-cell>
          <table:table-cell office:value-type="float" office:value="-83.3989318362403" calcext:value-type="float">
            <text:p>-83.3989318362403</text:p>
          </table:table-cell>
          <table:table-cell office:value-type="float" office:value="13.6631234092346" calcext:value-type="float">
            <text:p>13.6631234092346</text:p>
          </table:table-cell>
          <table:table-cell office:value-type="float" office:value="1.52714603149477" calcext:value-type="float">
            <text:p>1.52714603149477</text:p>
          </table:table-cell>
          <table:table-cell office:value-type="float" office:value="9.29137978850952" calcext:value-type="float">
            <text:p>9.2913797885095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10^(([.$AG$1]-[.E94])/(10*[.$AG$2]))" office:value-type="float" office:value="31.3859354184967" calcext:value-type="float">
            <text:p>31.3859354184967</text:p>
          </table:table-cell>
          <table:table-cell table:formula="of:=10^(([.$AG$1]-[.F94])/(10*[.$AG$2]))" office:value-type="float" office:value="30.5284595528209" calcext:value-type="float">
            <text:p>30.5284595528209</text:p>
          </table:table-cell>
          <table:table-cell table:formula="of:=10^(([.$AG$1]-[.J94])/(10*[.$AG$2]))" office:value-type="float" office:value="33.2676276005864" calcext:value-type="float">
            <text:p>33.2676276005864</text:p>
          </table:table-cell>
          <table:table-cell table:formula="of:=10^(([.$AG$1]-[.K94])/(10*[.$AG$2]))" office:value-type="float" office:value="33.3249524273051" calcext:value-type="float">
            <text:p>33.3249524273051</text:p>
          </table:table-cell>
          <table:table-cell table:formula="of:=10^(([.$AG$1]-[.O94])/(10*[.$AG$2]))" office:value-type="float" office:value="32.441823240571" calcext:value-type="float">
            <text:p>32.441823240571</text:p>
          </table:table-cell>
          <table:table-cell table:formula="of:=10^(([.$AG$1]-[.P94])/(10*[.$AG$2]))" office:value-type="float" office:value="33.3249524273051" calcext:value-type="float">
            <text:p>33.3249524273051</text:p>
          </table:table-cell>
          <table:table-cell table:number-columns-repeated="2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29.9170792201797" calcext:value-type="float">
            <text:p>29.9170792201797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7598647818155" calcext:value-type="float">
            <text:p>-82.7598647818155</text:p>
          </table:table-cell>
          <table:table-cell office:value-type="float" office:value="-82.382680444421" calcext:value-type="float">
            <text:p>-82.382680444421</text:p>
          </table:table-cell>
          <table:table-cell office:value-type="float" office:value="13.3453149023033" calcext:value-type="float">
            <text:p>13.3453149023033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.8643355349411" calcext:value-type="float">
            <text:p>-83.8643355349411</text:p>
          </table:table-cell>
          <table:table-cell office:value-type="float" office:value="-83.5590386526163" calcext:value-type="float">
            <text:p>-83.5590386526163</text:p>
          </table:table-cell>
          <table:table-cell office:value-type="float" office:value="14.5259490934213" calcext:value-type="float">
            <text:p>14.525949093421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465498115176" calcext:value-type="float">
            <text:p>-83.0465498115176</text:p>
          </table:table-cell>
          <table:table-cell office:value-type="float" office:value="-83.5590386526163" calcext:value-type="float">
            <text:p>-83.5590386526163</text:p>
          </table:table-cell>
          <table:table-cell office:value-type="float" office:value="13.6422182677908" calcext:value-type="float">
            <text:p>13.6422182677908</text:p>
          </table:table-cell>
          <table:table-cell office:value-type="float" office:value="-6.85787651994181" calcext:value-type="float">
            <text:p>-6.85787651994181</text:p>
          </table:table-cell>
          <table:table-cell office:value-type="float" office:value="14.9271669195588" calcext:value-type="float">
            <text:p>14.9271669195588</text:p>
          </table:table-cell>
          <table:table-cell office:value-type="float" office:value="-8.7463992116276" calcext:value-type="float">
            <text:p>-8.7463992116276</text:p>
          </table:table-cell>
          <table:table-cell table:number-columns-repeated="5"/>
          <table:table-cell table:formula="of:=10^(([.$AG$1]-[.E95])/(10*[.$AG$2]))" office:value-type="float" office:value="31.647990000345" calcext:value-type="float">
            <text:p>31.647990000345</text:p>
          </table:table-cell>
          <table:table-cell table:formula="of:=10^(([.$AG$1]-[.F95])/(10*[.$AG$2]))" office:value-type="float" office:value="30.6981069310729" calcext:value-type="float">
            <text:p>30.6981069310729</text:p>
          </table:table-cell>
          <table:table-cell table:formula="of:=10^(([.$AG$1]-[.J95])/(10*[.$AG$2]))" office:value-type="float" office:value="34.6018638101912" calcext:value-type="float">
            <text:p>34.6018638101912</text:p>
          </table:table-cell>
          <table:table-cell table:formula="of:=10^(([.$AG$1]-[.K95])/(10*[.$AG$2]))" office:value-type="float" office:value="33.7588249111662" calcext:value-type="float">
            <text:p>33.7588249111662</text:p>
          </table:table-cell>
          <table:table-cell table:formula="of:=10^(([.$AG$1]-[.O95])/(10*[.$AG$2]))" office:value-type="float" office:value="32.3895755291081" calcext:value-type="float">
            <text:p>32.3895755291081</text:p>
          </table:table-cell>
          <table:table-cell table:formula="of:=10^(([.$AG$1]-[.P95])/(10*[.$AG$2]))" office:value-type="float" office:value="33.7588249111662" calcext:value-type="float">
            <text:p>33.758824911166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.7080818507005" calcext:value-type="float">
            <text:p>29.7080818507005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2.5319053472708" calcext:value-type="float">
            <text:p>-82.5319053472708</text:p>
          </table:table-cell>
          <table:table-cell office:value-type="float" office:value="-82.3444123999789" calcext:value-type="float">
            <text:p>-82.3444123999789</text:p>
          </table:table-cell>
          <table:table-cell office:value-type="float" office:value="13.1138489875075" calcext:value-type="float">
            <text:p>13.1138489875075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2050348744588" calcext:value-type="float">
            <text:p>-84.2050348744588</text:p>
          </table:table-cell>
          <table:table-cell office:value-type="float" office:value="-83.7031347873546" calcext:value-type="float">
            <text:p>-83.7031347873546</text:p>
          </table:table-cell>
          <table:table-cell office:value-type="float" office:value="14.9108074664353" calcext:value-type="float">
            <text:p>14.9108074664353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0325848680623" calcext:value-type="float">
            <text:p>-83.0325848680623</text:p>
          </table:table-cell>
          <table:table-cell office:value-type="float" office:value="-83.7031347873546" calcext:value-type="float">
            <text:p>-83.7031347873546</text:p>
          </table:table-cell>
          <table:table-cell office:value-type="float" office:value="13.6276037032012" calcext:value-type="float">
            <text:p>13.6276037032012</text:p>
          </table:table-cell>
          <table:table-cell office:value-type="float" office:value="-9.15317581063536" calcext:value-type="float">
            <text:p>-9.15317581063536</text:p>
          </table:table-cell>
          <table:table-cell office:value-type="float" office:value="22.8605200154328" calcext:value-type="float">
            <text:p>22.8605200154328</text:p>
          </table:table-cell>
          <table:table-cell office:value-type="float" office:value="-20.2708269864157" calcext:value-type="float">
            <text:p>-20.2708269864157</text:p>
          </table:table-cell>
          <table:table-cell table:number-columns-repeated="5"/>
          <table:table-cell table:formula="of:=10^(([.$AG$1]-[.E96])/(10*[.$AG$2]))" office:value-type="float" office:value="31.0704509131534" calcext:value-type="float">
            <text:p>31.0704509131534</text:p>
          </table:table-cell>
          <table:table-cell table:formula="of:=10^(([.$AG$1]-[.F96])/(10*[.$AG$2]))" office:value-type="float" office:value="30.6033420336904" calcext:value-type="float">
            <text:p>30.6033420336904</text:p>
          </table:table-cell>
          <table:table-cell table:formula="of:=10^(([.$AG$1]-[.J96])/(10*[.$AG$2]))" office:value-type="float" office:value="35.5675421821191" calcext:value-type="float">
            <text:p>35.5675421821191</text:p>
          </table:table-cell>
          <table:table-cell table:formula="of:=10^(([.$AG$1]-[.K96])/(10*[.$AG$2]))" office:value-type="float" office:value="34.1541377651925" calcext:value-type="float">
            <text:p>34.1541377651925</text:p>
          </table:table-cell>
          <table:table-cell table:formula="of:=10^(([.$AG$1]-[.O96])/(10*[.$AG$2]))" office:value-type="float" office:value="32.3530522055389" calcext:value-type="float">
            <text:p>32.3530522055389</text:p>
          </table:table-cell>
          <table:table-cell table:formula="of:=10^(([.$AG$1]-[.P96])/(10*[.$AG$2]))" office:value-type="float" office:value="34.1541377651925" calcext:value-type="float">
            <text:p>34.1541377651925</text:p>
          </table:table-cell>
          <table:table-cell table:number-columns-repeated="2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9.477935028257" calcext:value-type="float">
            <text:p>29.477935028257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82.3723337430896" calcext:value-type="float">
            <text:p>-82.3723337430896</text:p>
          </table:table-cell>
          <table:table-cell office:value-type="float" office:value="-82.309971159981" calcext:value-type="float">
            <text:p>-82.309971159981</text:p>
          </table:table-cell>
          <table:table-cell office:value-type="float" office:value="12.954215717175" calcext:value-type="float">
            <text:p>12.954215717175</text:p>
          </table:table-cell>
          <table:table-cell office:value-type="float" office:value="-75" calcext:value-type="float">
            <text:p>-75</text:p>
          </table:table-cell>
          <table:table-cell office:value-type="float" office:value="-83" calcext:value-type="float">
            <text:p>-83</text:p>
          </table:table-cell>
          <table:table-cell office:value-type="float" office:value="-83.8435244121211" calcext:value-type="float">
            <text:p>-83.8435244121211</text:p>
          </table:table-cell>
          <table:table-cell office:value-type="float" office:value="-83.6328213086192" calcext:value-type="float">
            <text:p>-83.6328213086192</text:p>
          </table:table-cell>
          <table:table-cell office:value-type="float" office:value="14.5027651313187" calcext:value-type="float">
            <text:p>14.5027651313187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228094076436" calcext:value-type="float">
            <text:p>-83.0228094076436</text:p>
          </table:table-cell>
          <table:table-cell office:value-type="float" office:value="-83.6328213086192" calcext:value-type="float">
            <text:p>-83.6328213086192</text:p>
          </table:table-cell>
          <table:table-cell office:value-type="float" office:value="13.6173828244345" calcext:value-type="float">
            <text:p>13.6173828244345</text:p>
          </table:table-cell>
          <table:table-cell office:value-type="float" office:value="-2.25376403436178" calcext:value-type="float">
            <text:p>-2.25376403436178</text:p>
          </table:table-cell>
          <table:table-cell office:value-type="float" office:value="19.296587094131" calcext:value-type="float">
            <text:p>19.296587094131</text:p>
          </table:table-cell>
          <table:table-cell office:value-type="float" office:value="-13.7778071687393" calcext:value-type="float">
            <text:p>-13.7778071687393</text:p>
          </table:table-cell>
          <table:table-cell table:number-columns-repeated="5"/>
          <table:table-cell table:formula="of:=10^(([.$AG$1]-[.E97])/(10*[.$AG$2]))" office:value-type="float" office:value="30.6724560180724" calcext:value-type="float">
            <text:p>30.6724560180724</text:p>
          </table:table-cell>
          <table:table-cell table:formula="of:=10^(([.$AG$1]-[.F97])/(10*[.$AG$2]))" office:value-type="float" office:value="30.518303772435" calcext:value-type="float">
            <text:p>30.518303772435</text:p>
          </table:table-cell>
          <table:table-cell table:formula="of:=10^(([.$AG$1]-[.J97])/(10*[.$AG$2]))" office:value-type="float" office:value="34.5437337493956" calcext:value-type="float">
            <text:p>34.5437337493956</text:p>
          </table:table-cell>
          <table:table-cell table:formula="of:=10^(([.$AG$1]-[.K97])/(10*[.$AG$2]))" office:value-type="float" office:value="33.9606650378871" calcext:value-type="float">
            <text:p>33.9606650378871</text:p>
          </table:table-cell>
          <table:table-cell table:formula="of:=10^(([.$AG$1]-[.O97])/(10*[.$AG$2]))" office:value-type="float" office:value="32.3275103866685" calcext:value-type="float">
            <text:p>32.3275103866685</text:p>
          </table:table-cell>
          <table:table-cell table:formula="of:=10^(([.$AG$1]-[.P97])/(10*[.$AG$2]))" office:value-type="float" office:value="33.9606650378871" calcext:value-type="float">
            <text:p>33.9606650378871</text:p>
          </table:table-cell>
          <table:table-cell table:number-columns-repeated="2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29.2473901723027" calcext:value-type="float">
            <text:p>29.2473901723027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9606336201627" calcext:value-type="float">
            <text:p>-81.9606336201627</text:p>
          </table:table-cell>
          <table:table-cell office:value-type="float" office:value="-82.1789740439829" calcext:value-type="float">
            <text:p>-82.1789740439829</text:p>
          </table:table-cell>
          <table:table-cell office:value-type="float" office:value="12.5512733299002" calcext:value-type="float">
            <text:p>12.5512733299002</text:p>
          </table:table-cell>
          <table:table-cell office:value-type="float" office:value="-89" calcext:value-type="float">
            <text:p>-89</text:p>
          </table:table-cell>
          <table:table-cell office:value-type="float" office:value="-83" calcext:value-type="float">
            <text:p>-83</text:p>
          </table:table-cell>
          <table:table-cell office:value-type="float" office:value="-83.5904670884848" calcext:value-type="float">
            <text:p>-83.5904670884848</text:p>
          </table:table-cell>
          <table:table-cell office:value-type="float" office:value="-83.5695391777572" calcext:value-type="float">
            <text:p>-83.5695391777572</text:p>
          </table:table-cell>
          <table:table-cell office:value-type="float" office:value="14.2237977904455" calcext:value-type="float">
            <text:p>14.223797790445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3.3159665853505" calcext:value-type="float">
            <text:p>-83.3159665853505</text:p>
          </table:table-cell>
          <table:table-cell office:value-type="float" office:value="-83.5695391777572" calcext:value-type="float">
            <text:p>-83.5695391777572</text:p>
          </table:table-cell>
          <table:table-cell office:value-type="float" office:value="13.9272558176548" calcext:value-type="float">
            <text:p>13.9272558176548</text:p>
          </table:table-cell>
          <table:table-cell office:value-type="float" office:value="13.8758526702061" calcext:value-type="float">
            <text:p>13.8758526702061</text:p>
          </table:table-cell>
          <table:table-cell office:value-type="float" office:value="20.3254369916447" calcext:value-type="float">
            <text:p>20.3254369916447</text:p>
          </table:table-cell>
          <table:table-cell office:value-type="float" office:value="-20.670272362826" calcext:value-type="float">
            <text:p>-20.670272362826</text:p>
          </table:table-cell>
          <table:table-cell table:number-columns-repeated="5"/>
          <table:table-cell table:formula="of:=10^(([.$AG$1]-[.E98])/(10*[.$AG$2]))" office:value-type="float" office:value="29.6690017397069" calcext:value-type="float">
            <text:p>29.6690017397069</text:p>
          </table:table-cell>
          <table:table-cell table:formula="of:=10^(([.$AG$1]-[.F98])/(10*[.$AG$2]))" office:value-type="float" office:value="30.1970140845837" calcext:value-type="float">
            <text:p>30.1970140845837</text:p>
          </table:table-cell>
          <table:table-cell table:formula="of:=10^(([.$AG$1]-[.J98])/(10*[.$AG$2]))" office:value-type="float" office:value="33.8446535865794" calcext:value-type="float">
            <text:p>33.8446535865794</text:p>
          </table:table-cell>
          <table:table-cell table:formula="of:=10^(([.$AG$1]-[.K98])/(10*[.$AG$2]))" office:value-type="float" office:value="33.7874768095136" calcext:value-type="float">
            <text:p>33.7874768095136</text:p>
          </table:table-cell>
          <table:table-cell table:formula="of:=10^(([.$AG$1]-[.O98])/(10*[.$AG$2]))" office:value-type="float" office:value="33.1023233532784" calcext:value-type="float">
            <text:p>33.1023233532784</text:p>
          </table:table-cell>
          <table:table-cell table:formula="of:=10^(([.$AG$1]-[.P98])/(10*[.$AG$2]))" office:value-type="float" office:value="33.7874768095136" calcext:value-type="float">
            <text:p>33.7874768095136</text:p>
          </table:table-cell>
          <table:table-cell table:number-columns-repeated="2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29.0300076072606" calcext:value-type="float">
            <text:p>29.030007607260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6724435341139" calcext:value-type="float">
            <text:p>-81.6724435341139</text:p>
          </table:table-cell>
          <table:table-cell office:value-type="float" office:value="-82.0610766395846" calcext:value-type="float">
            <text:p>-82.0610766395846</text:p>
          </table:table-cell>
          <table:table-cell office:value-type="float" office:value="12.2766945673362" calcext:value-type="float">
            <text:p>12.2766945673362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3.4133269619393" calcext:value-type="float">
            <text:p>-83.4133269619393</text:p>
          </table:table-cell>
          <table:table-cell office:value-type="float" office:value="-83.5125852599815" calcext:value-type="float">
            <text:p>-83.5125852599815</text:p>
          </table:table-cell>
          <table:table-cell office:value-type="float" office:value="14.0317196406329" calcext:value-type="float">
            <text:p>14.0317196406329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office:value-type="float" office:value="-83.5211766097454" calcext:value-type="float">
            <text:p>-83.5211766097454</text:p>
          </table:table-cell>
          <table:table-cell office:value-type="float" office:value="-83.5125852599815" calcext:value-type="float">
            <text:p>-83.5125852599815</text:p>
          </table:table-cell>
          <table:table-cell office:value-type="float" office:value="14.1483530035672" calcext:value-type="float">
            <text:p>14.1483530035672</text:p>
          </table:table-cell>
          <table:table-cell office:value-type="float" office:value="25.1191220801412" calcext:value-type="float">
            <text:p>25.1191220801412</text:p>
          </table:table-cell>
          <table:table-cell office:value-type="float" office:value="20.9572393516639" calcext:value-type="float">
            <text:p>20.9572393516639</text:p>
          </table:table-cell>
          <table:table-cell office:value-type="float" office:value="-29.9655438277795" calcext:value-type="float">
            <text:p>-29.9655438277795</text:p>
          </table:table-cell>
          <table:table-cell table:number-columns-repeated="5"/>
          <table:table-cell table:formula="of:=10^(([.$AG$1]-[.E99])/(10*[.$AG$2]))" office:value-type="float" office:value="28.9861810954088" calcext:value-type="float">
            <text:p>28.9861810954088</text:p>
          </table:table-cell>
          <table:table-cell table:formula="of:=10^(([.$AG$1]-[.F99])/(10*[.$AG$2]))" office:value-type="float" office:value="29.9107463900588" calcext:value-type="float">
            <text:p>29.9107463900588</text:p>
          </table:table-cell>
          <table:table-cell table:formula="of:=10^(([.$AG$1]-[.J99])/(10*[.$AG$2]))" office:value-type="float" office:value="33.3637324803563" calcext:value-type="float">
            <text:p>33.3637324803563</text:p>
          </table:table-cell>
          <table:table-cell table:formula="of:=10^(([.$AG$1]-[.K99])/(10*[.$AG$2]))" office:value-type="float" office:value="33.6323626711186" calcext:value-type="float">
            <text:p>33.6323626711186</text:p>
          </table:table-cell>
          <table:table-cell table:formula="of:=10^(([.$AG$1]-[.O99])/(10*[.$AG$2]))" office:value-type="float" office:value="33.6557155453507" calcext:value-type="float">
            <text:p>33.6557155453507</text:p>
          </table:table-cell>
          <table:table-cell table:formula="of:=10^(([.$AG$1]-[.P99])/(10*[.$AG$2]))" office:value-type="float" office:value="33.6323626711186" calcext:value-type="float">
            <text:p>33.6323626711186</text:p>
          </table:table-cell>
          <table:table-cell table:number-columns-repeated="2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8.7843847645865" calcext:value-type="float">
            <text:p>28.7843847645865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4707104738797" calcext:value-type="float">
            <text:p>-81.4707104738797</text:p>
          </table:table-cell>
          <table:table-cell office:value-type="float" office:value="-81.9549689756261" calcext:value-type="float">
            <text:p>-81.9549689756261</text:p>
          </table:table-cell>
          <table:table-cell office:value-type="float" office:value="12.088071378629" calcext:value-type="float">
            <text:p>12.088071378629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3.2893288733575" calcext:value-type="float">
            <text:p>-83.2893288733575</text:p>
          </table:table-cell>
          <table:table-cell office:value-type="float" office:value="-83.4613267339834" calcext:value-type="float">
            <text:p>-83.4613267339834</text:p>
          </table:table-cell>
          <table:table-cell office:value-type="float" office:value="13.8988103538331" calcext:value-type="float">
            <text:p>13.8988103538331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6648236268217" calcext:value-type="float">
            <text:p>-83.6648236268217</text:p>
          </table:table-cell>
          <table:table-cell office:value-type="float" office:value="-83.4613267339834" calcext:value-type="float">
            <text:p>-83.4613267339834</text:p>
          </table:table-cell>
          <table:table-cell office:value-type="float" office:value="14.3052061552871" calcext:value-type="float">
            <text:p>14.3052061552871</text:p>
          </table:table-cell>
          <table:table-cell office:value-type="float" office:value="32.9746858256557" calcext:value-type="float">
            <text:p>32.9746858256557</text:p>
          </table:table-cell>
          <table:table-cell office:value-type="float" office:value="21.3588452713585" calcext:value-type="float">
            <text:p>21.3588452713585</text:p>
          </table:table-cell>
          <table:table-cell office:value-type="float" office:value="-37.0872742040918" calcext:value-type="float">
            <text:p>-37.0872742040918</text:p>
          </table:table-cell>
          <table:table-cell table:number-columns-repeated="5"/>
          <table:table-cell table:formula="of:=10^(([.$AG$1]-[.E100])/(10*[.$AG$2]))" office:value-type="float" office:value="28.5175786646915" calcext:value-type="float">
            <text:p>28.5175786646915</text:p>
          </table:table-cell>
          <table:table-cell table:formula="of:=10^(([.$AG$1]-[.F100])/(10*[.$AG$2]))" office:value-type="float" office:value="29.6554265143042" calcext:value-type="float">
            <text:p>29.6554265143042</text:p>
          </table:table-cell>
          <table:table-cell table:formula="of:=10^(([.$AG$1]-[.J100])/(10*[.$AG$2]))" office:value-type="float" office:value="33.0311595779463" calcext:value-type="float">
            <text:p>33.0311595779463</text:p>
          </table:table-cell>
          <table:table-cell table:formula="of:=10^(([.$AG$1]-[.K100])/(10*[.$AG$2]))" office:value-type="float" office:value="33.4933688937978" calcext:value-type="float">
            <text:p>33.4933688937978</text:p>
          </table:table-cell>
          <table:table-cell table:formula="of:=10^(([.$AG$1]-[.O100])/(10*[.$AG$2]))" office:value-type="float" office:value="34.0485855115706" calcext:value-type="float">
            <text:p>34.0485855115706</text:p>
          </table:table-cell>
          <table:table-cell table:formula="of:=10^(([.$AG$1]-[.P100])/(10*[.$AG$2]))" office:value-type="float" office:value="33.4933688937978" calcext:value-type="float">
            <text:p>33.493368893797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5781718948284" calcext:value-type="float">
            <text:p>28.578171894828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3294973317158" calcext:value-type="float">
            <text:p>-81.3294973317158</text:p>
          </table:table-cell>
          <table:table-cell office:value-type="float" office:value="-81.8594720780635" calcext:value-type="float">
            <text:p>-81.8594720780635</text:p>
          </table:table-cell>
          <table:table-cell office:value-type="float" office:value="11.9577621602318" calcext:value-type="float">
            <text:p>11.9577621602318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2025302113503" calcext:value-type="float">
            <text:p>-83.2025302113503</text:p>
          </table:table-cell>
          <table:table-cell office:value-type="float" office:value="-83.415194060585" calcext:value-type="float">
            <text:p>-83.415194060585</text:p>
          </table:table-cell>
          <table:table-cell office:value-type="float" office:value="13.8065236249811" calcext:value-type="float">
            <text:p>13.8065236249811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7653765387752" calcext:value-type="float">
            <text:p>-83.7653765387752</text:p>
          </table:table-cell>
          <table:table-cell office:value-type="float" office:value="-83.415194060585" calcext:value-type="float">
            <text:p>-83.415194060585</text:p>
          </table:table-cell>
          <table:table-cell office:value-type="float" office:value="14.4160368783516" calcext:value-type="float">
            <text:p>14.4160368783516</text:p>
          </table:table-cell>
          <table:table-cell office:value-type="float" office:value="38.4692628093219" calcext:value-type="float">
            <text:p>38.4692628093219</text:p>
          </table:table-cell>
          <table:table-cell office:value-type="float" office:value="21.6209176029497" calcext:value-type="float">
            <text:p>21.6209176029497</text:p>
          </table:table-cell>
          <table:table-cell office:value-type="float" office:value="-42.2154572271636" calcext:value-type="float">
            <text:p>-42.2154572271636</text:p>
          </table:table-cell>
          <table:table-cell table:number-columns-repeated="5"/>
          <table:table-cell table:formula="of:=10^(([.$AG$1]-[.E101])/(10*[.$AG$2]))" office:value-type="float" office:value="28.1940717815277" calcext:value-type="float">
            <text:p>28.1940717815277</text:p>
          </table:table-cell>
          <table:table-cell table:formula="of:=10^(([.$AG$1]-[.F101])/(10*[.$AG$2]))" office:value-type="float" office:value="29.427502566255" calcext:value-type="float">
            <text:p>29.427502566255</text:p>
          </table:table-cell>
          <table:table-cell table:formula="of:=10^(([.$AG$1]-[.J101])/(10*[.$AG$2]))" office:value-type="float" office:value="32.8003330145229" calcext:value-type="float">
            <text:p>32.8003330145229</text:p>
          </table:table-cell>
          <table:table-cell table:formula="of:=10^(([.$AG$1]-[.K101])/(10*[.$AG$2]))" office:value-type="float" office:value="33.3687656953235" calcext:value-type="float">
            <text:p>33.3687656953235</text:p>
          </table:table-cell>
          <table:table-cell table:formula="of:=10^(([.$AG$1]-[.O101])/(10*[.$AG$2]))" office:value-type="float" office:value="34.3263200147121" calcext:value-type="float">
            <text:p>34.3263200147121</text:p>
          </table:table-cell>
          <table:table-cell table:formula="of:=10^(([.$AG$1]-[.P101])/(10*[.$AG$2]))" office:value-type="float" office:value="33.3687656953235" calcext:value-type="float">
            <text:p>33.3687656953235</text:p>
          </table:table-cell>
          <table:table-cell table:number-columns-repeated="2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8.3837777321954" calcext:value-type="float">
            <text:p>28.3837777321954</text:p>
          </table:table-cell>
          <table:table-cell office:value-type="float" office:value="-77" calcext:value-type="float">
            <text:p>-77</text:p>
          </table:table-cell>
          <table:table-cell office:value-type="float" office:value="-82" calcext:value-type="float">
            <text:p>-82</text:p>
          </table:table-cell>
          <table:table-cell office:value-type="float" office:value="-81.5306481322011" calcext:value-type="float">
            <text:p>-81.5306481322011</text:p>
          </table:table-cell>
          <table:table-cell office:value-type="float" office:value="-81.8735248702572" calcext:value-type="float">
            <text:p>-81.8735248702572</text:p>
          </table:table-cell>
          <table:table-cell office:value-type="float" office:value="12.1438092739229" calcext:value-type="float">
            <text:p>12.1438092739229</text:p>
          </table:table-cell>
          <table:table-cell office:value-type="float" office:value="-78" calcext:value-type="float">
            <text:p>-78</text:p>
          </table:table-cell>
          <table:table-cell office:value-type="float" office:value="-84" calcext:value-type="float">
            <text:p>-84</text:p>
          </table:table-cell>
          <table:table-cell office:value-type="float" office:value="-83.4417711479452" calcext:value-type="float">
            <text:p>-83.4417711479452</text:p>
          </table:table-cell>
          <table:table-cell office:value-type="float" office:value="-83.4736746545265" calcext:value-type="float">
            <text:p>-83.4736746545265</text:p>
          </table:table-cell>
          <table:table-cell office:value-type="float" office:value="14.0623867610646" calcext:value-type="float">
            <text:p>14.0623867610646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8357635771427" calcext:value-type="float">
            <text:p>-83.8357635771427</text:p>
          </table:table-cell>
          <table:table-cell office:value-type="float" office:value="-83.4736746545265" calcext:value-type="float">
            <text:p>-83.4736746545265</text:p>
          </table:table-cell>
          <table:table-cell office:value-type="float" office:value="14.4941288982182" calcext:value-type="float">
            <text:p>14.4941288982182</text:p>
          </table:table-cell>
          <table:table-cell office:value-type="float" office:value="35.307904543406" calcext:value-type="float">
            <text:p>35.307904543406</text:p>
          </table:table-cell>
          <table:table-cell office:value-type="float" office:value="22.8239171528856" calcext:value-type="float">
            <text:p>22.8239171528856</text:p>
          </table:table-cell>
          <table:table-cell office:value-type="float" office:value="-39.9579871856384" calcext:value-type="float">
            <text:p>-39.9579871856384</text:p>
          </table:table-cell>
          <table:table-cell table:number-columns-repeated="5"/>
          <table:table-cell table:formula="of:=10^(([.$AG$1]-[.E102])/(10*[.$AG$2]))" office:value-type="float" office:value="28.6560102558476" calcext:value-type="float">
            <text:p>28.6560102558476</text:p>
          </table:table-cell>
          <table:table-cell table:formula="of:=10^(([.$AG$1]-[.F102])/(10*[.$AG$2]))" office:value-type="float" office:value="29.4609323388738" calcext:value-type="float">
            <text:p>29.4609323388738</text:p>
          </table:table-cell>
          <table:table-cell table:formula="of:=10^(([.$AG$1]-[.J102])/(10*[.$AG$2]))" office:value-type="float" office:value="33.4404930316686" calcext:value-type="float">
            <text:p>33.4404930316686</text:p>
          </table:table-cell>
          <table:table-cell table:formula="of:=10^(([.$AG$1]-[.K102])/(10*[.$AG$2]))" office:value-type="float" office:value="33.5267991831702" calcext:value-type="float">
            <text:p>33.5267991831702</text:p>
          </table:table-cell>
          <table:table-cell table:formula="of:=10^(([.$AG$1]-[.O102])/(10*[.$AG$2]))" office:value-type="float" office:value="34.5220810320134" calcext:value-type="float">
            <text:p>34.5220810320134</text:p>
          </table:table-cell>
          <table:table-cell table:formula="of:=10^(([.$AG$1]-[.P102])/(10*[.$AG$2]))" office:value-type="float" office:value="33.5267991831702" calcext:value-type="float">
            <text:p>33.5267991831702</text:p>
          </table:table-cell>
          <table:table-cell table:number-columns-repeated="2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28.1597708566926" calcext:value-type="float">
            <text:p>28.159770856692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6714536925407" calcext:value-type="float">
            <text:p>-81.6714536925407</text:p>
          </table:table-cell>
          <table:table-cell office:value-type="float" office:value="-81.8861723832315" calcext:value-type="float">
            <text:p>-81.8861723832315</text:p>
          </table:table-cell>
          <table:table-cell office:value-type="float" office:value="12.2757619036277" calcext:value-type="float">
            <text:p>12.2757619036277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3.6092398035616" calcext:value-type="float">
            <text:p>-83.6092398035616</text:p>
          </table:table-cell>
          <table:table-cell office:value-type="float" office:value="-83.5263071890739" calcext:value-type="float">
            <text:p>-83.5263071890739</text:p>
          </table:table-cell>
          <table:table-cell office:value-type="float" office:value="14.2443070512805" calcext:value-type="float">
            <text:p>14.2443070512805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8850345039998" calcext:value-type="float">
            <text:p>-83.8850345039998</text:p>
          </table:table-cell>
          <table:table-cell office:value-type="float" office:value="-83.5263071890739" calcext:value-type="float">
            <text:p>-83.5263071890739</text:p>
          </table:table-cell>
          <table:table-cell office:value-type="float" office:value="14.5490448767" calcext:value-type="float">
            <text:p>14.5490448767</text:p>
          </table:table-cell>
          <table:table-cell office:value-type="float" office:value="33.0002715464529" calcext:value-type="float">
            <text:p>33.0002715464529</text:p>
          </table:table-cell>
          <table:table-cell office:value-type="float" office:value="23.6999786620918" calcext:value-type="float">
            <text:p>23.6999786620918</text:p>
          </table:table-cell>
          <table:table-cell office:value-type="float" office:value="-38.4139948794721" calcext:value-type="float">
            <text:p>-38.4139948794721</text:p>
          </table:table-cell>
          <table:table-cell table:number-columns-repeated="5"/>
          <table:table-cell table:formula="of:=10^(([.$AG$1]-[.E103])/(10*[.$AG$2]))" office:value-type="float" office:value="28.9838631128999" calcext:value-type="float">
            <text:p>28.9838631128999</text:p>
          </table:table-cell>
          <table:table-cell table:formula="of:=10^(([.$AG$1]-[.F103])/(10*[.$AG$2]))" office:value-type="float" office:value="29.491051602797" calcext:value-type="float">
            <text:p>29.491051602797</text:p>
          </table:table-cell>
          <table:table-cell table:formula="of:=10^(([.$AG$1]-[.J103])/(10*[.$AG$2]))" office:value-type="float" office:value="33.8960245106729" calcext:value-type="float">
            <text:p>33.8960245106729</text:p>
          </table:table-cell>
          <table:table-cell table:formula="of:=10^(([.$AG$1]-[.K103])/(10*[.$AG$2]))" office:value-type="float" office:value="33.6696691391898" calcext:value-type="float">
            <text:p>33.6696691391898</text:p>
          </table:table-cell>
          <table:table-cell table:formula="of:=10^(([.$AG$1]-[.O103])/(10*[.$AG$2]))" office:value-type="float" office:value="34.6597776321825" calcext:value-type="float">
            <text:p>34.6597776321825</text:p>
          </table:table-cell>
          <table:table-cell table:formula="of:=10^(([.$AG$1]-[.P103])/(10*[.$AG$2]))" office:value-type="float" office:value="33.6696691391898" calcext:value-type="float">
            <text:p>33.6696691391898</text:p>
          </table:table-cell>
          <table:table-cell table:number-columns-repeated="2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7.9606795170316" calcext:value-type="float">
            <text:p>27.9606795170316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7700175847785" calcext:value-type="float">
            <text:p>-81.7700175847785</text:p>
          </table:table-cell>
          <table:table-cell office:value-type="float" office:value="-81.8975551449083" calcext:value-type="float">
            <text:p>-81.8975551449083</text:p>
          </table:table-cell>
          <table:table-cell office:value-type="float" office:value="12.3689809171535" calcext:value-type="float">
            <text:p>12.3689809171535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83.7264678624931" calcext:value-type="float">
            <text:p>-83.7264678624931</text:p>
          </table:table-cell>
          <table:table-cell office:value-type="float" office:value="-83.5736764701665" calcext:value-type="float">
            <text:p>-83.5736764701665</text:p>
          </table:table-cell>
          <table:table-cell office:value-type="float" office:value="14.3730497476457" calcext:value-type="float">
            <text:p>14.3730497476457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9195241527999" calcext:value-type="float">
            <text:p>-83.9195241527999</text:p>
          </table:table-cell>
          <table:table-cell office:value-type="float" office:value="-83.5736764701665" calcext:value-type="float">
            <text:p>-83.5736764701665</text:p>
          </table:table-cell>
          <table:table-cell office:value-type="float" office:value="14.5876098152604" calcext:value-type="float">
            <text:p>14.5876098152604</text:p>
          </table:table-cell>
          <table:table-cell office:value-type="float" office:value="31.3372362401876" calcext:value-type="float">
            <text:p>31.3372362401876</text:p>
          </table:table-cell>
          <table:table-cell office:value-type="float" office:value="24.3303955088141" calcext:value-type="float">
            <text:p>24.3303955088141</text:p>
          </table:table-cell>
          <table:table-cell office:value-type="float" office:value="-37.3626233090046" calcext:value-type="float">
            <text:p>-37.3626233090046</text:p>
          </table:table-cell>
          <table:table-cell table:number-columns-repeated="5"/>
          <table:table-cell table:formula="of:=10^(([.$AG$1]-[.E104])/(10*[.$AG$2]))" office:value-type="float" office:value="29.2155893889735" calcext:value-type="float">
            <text:p>29.2155893889735</text:p>
          </table:table-cell>
          <table:table-cell table:formula="of:=10^(([.$AG$1]-[.F104])/(10*[.$AG$2]))" office:value-type="float" office:value="29.5181852668529" calcext:value-type="float">
            <text:p>29.5181852668529</text:p>
          </table:table-cell>
          <table:table-cell table:formula="of:=10^(([.$AG$1]-[.J104])/(10*[.$AG$2]))" office:value-type="float" office:value="34.2185837034143" calcext:value-type="float">
            <text:p>34.2185837034143</text:p>
          </table:table-cell>
          <table:table-cell table:formula="of:=10^(([.$AG$1]-[.K104])/(10*[.$AG$2]))" office:value-type="float" office:value="33.7987725678337" calcext:value-type="float">
            <text:p>33.7987725678337</text:p>
          </table:table-cell>
          <table:table-cell table:formula="of:=10^(([.$AG$1]-[.O104])/(10*[.$AG$2]))" office:value-type="float" office:value="34.7564919103754" calcext:value-type="float">
            <text:p>34.7564919103754</text:p>
          </table:table-cell>
          <table:table-cell table:formula="of:=10^(([.$AG$1]-[.P104])/(10*[.$AG$2]))" office:value-type="float" office:value="33.7987725678337" calcext:value-type="float">
            <text:p>33.7987725678337</text:p>
          </table:table-cell>
          <table:table-cell table:number-columns-repeated="2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7.7954075309069" calcext:value-type="float">
            <text:p>27.795407530906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8390123093449" calcext:value-type="float">
            <text:p>-81.8390123093449</text:p>
          </table:table-cell>
          <table:table-cell office:value-type="float" office:value="-81.9077996304175" calcext:value-type="float">
            <text:p>-81.9077996304175</text:p>
          </table:table-cell>
          <table:table-cell office:value-type="float" office:value="12.4346550970471" calcext:value-type="float">
            <text:p>12.4346550970471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3.8085275037452" calcext:value-type="float">
            <text:p>-83.8085275037452</text:p>
          </table:table-cell>
          <table:table-cell office:value-type="float" office:value="-83.6163088231499" calcext:value-type="float">
            <text:p>-83.6163088231499</text:p>
          </table:table-cell>
          <table:table-cell office:value-type="float" office:value="14.4638613534383" calcext:value-type="float">
            <text:p>14.4638613534383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9436669069599" calcext:value-type="float">
            <text:p>-83.9436669069599</text:p>
          </table:table-cell>
          <table:table-cell office:value-type="float" office:value="-83.6163088231499" calcext:value-type="float">
            <text:p>-83.6163088231499</text:p>
          </table:table-cell>
          <table:table-cell office:value-type="float" office:value="14.6146660791348" calcext:value-type="float">
            <text:p>14.6146660791348</text:p>
          </table:table-cell>
          <table:table-cell office:value-type="float" office:value="30.1492869854872" calcext:value-type="float">
            <text:p>30.1492869854872</text:p>
          </table:table-cell>
          <table:table-cell office:value-type="float" office:value="24.780289940439" calcext:value-type="float">
            <text:p>24.780289940439</text:p>
          </table:table-cell>
          <table:table-cell office:value-type="float" office:value="-36.6458800732758" calcext:value-type="float">
            <text:p>-36.6458800732758</text:p>
          </table:table-cell>
          <table:table-cell table:number-columns-repeated="5"/>
          <table:table-cell table:formula="of:=10^(([.$AG$1]-[.E105])/(10*[.$AG$2]))" office:value-type="float" office:value="29.3788992322635" calcext:value-type="float">
            <text:p>29.3788992322635</text:p>
          </table:table-cell>
          <table:table-cell table:formula="of:=10^(([.$AG$1]-[.F105])/(10*[.$AG$2]))" office:value-type="float" office:value="29.5426269086811" calcext:value-type="float">
            <text:p>29.5426269086811</text:p>
          </table:table-cell>
          <table:table-cell table:formula="of:=10^(([.$AG$1]-[.J105])/(10*[.$AG$2]))" office:value-type="float" office:value="34.4461997684727" calcext:value-type="float">
            <text:p>34.4461997684727</text:p>
          </table:table-cell>
          <table:table-cell table:formula="of:=10^(([.$AG$1]-[.K105])/(10*[.$AG$2]))" office:value-type="float" office:value="33.915388855275" calcext:value-type="float">
            <text:p>33.915388855275</text:p>
          </table:table-cell>
          <table:table-cell table:formula="of:=10^(([.$AG$1]-[.O105])/(10*[.$AG$2]))" office:value-type="float" office:value="34.8243524332938" calcext:value-type="float">
            <text:p>34.8243524332938</text:p>
          </table:table-cell>
          <table:table-cell table:formula="of:=10^(([.$AG$1]-[.P105])/(10*[.$AG$2]))" office:value-type="float" office:value="33.915388855275" calcext:value-type="float">
            <text:p>33.91538885527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.5671811384663" calcext:value-type="float">
            <text:p>27.567181138466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8873086165415" calcext:value-type="float">
            <text:p>-81.8873086165415</text:p>
          </table:table-cell>
          <table:table-cell office:value-type="float" office:value="-81.9170196673757" calcext:value-type="float">
            <text:p>-81.9170196673757</text:p>
          </table:table-cell>
          <table:table-cell office:value-type="float" office:value="12.480834391148" calcext:value-type="float">
            <text:p>12.480834391148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8659692526216" calcext:value-type="float">
            <text:p>-83.8659692526216</text:p>
          </table:table-cell>
          <table:table-cell office:value-type="float" office:value="-83.6546779408349" calcext:value-type="float">
            <text:p>-83.6546779408349</text:p>
          </table:table-cell>
          <table:table-cell office:value-type="float" office:value="14.5277706522004" calcext:value-type="float">
            <text:p>14.5277706522004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6605668348719" calcext:value-type="float">
            <text:p>-83.6605668348719</text:p>
          </table:table-cell>
          <table:table-cell office:value-type="float" office:value="-83.6546779408349" calcext:value-type="float">
            <text:p>-83.6546779408349</text:p>
          </table:table-cell>
          <table:table-cell office:value-type="float" office:value="14.3005331095155" calcext:value-type="float">
            <text:p>14.3005331095155</text:p>
          </table:table-cell>
          <table:table-cell office:value-type="float" office:value="20.5440394681695" calcext:value-type="float">
            <text:p>20.5440394681695</text:p>
          </table:table-cell>
          <table:table-cell office:value-type="float" office:value="25.0994968289416" calcext:value-type="float">
            <text:p>25.0994968289416</text:p>
          </table:table-cell>
          <table:table-cell office:value-type="float" office:value="-29.5031861827565" calcext:value-type="float">
            <text:p>-29.5031861827565</text:p>
          </table:table-cell>
          <table:table-cell table:number-columns-repeated="5"/>
          <table:table-cell table:formula="of:=10^(([.$AG$1]-[.E106])/(10*[.$AG$2]))" office:value-type="float" office:value="29.4937589785731" calcext:value-type="float">
            <text:p>29.4937589785731</text:p>
          </table:table-cell>
          <table:table-cell table:formula="of:=10^(([.$AG$1]-[.F106])/(10*[.$AG$2]))" office:value-type="float" office:value="29.5646416894784" calcext:value-type="float">
            <text:p>29.5646416894784</text:p>
          </table:table-cell>
          <table:table-cell table:formula="of:=10^(([.$AG$1]-[.J106])/(10*[.$AG$2]))" office:value-type="float" office:value="34.6064312832283" calcext:value-type="float">
            <text:p>34.6064312832283</text:p>
          </table:table-cell>
          <table:table-cell table:formula="of:=10^(([.$AG$1]-[.K106])/(10*[.$AG$2]))" office:value-type="float" office:value="34.020687494378" calcext:value-type="float">
            <text:p>34.020687494378</text:p>
          </table:table-cell>
          <table:table-cell table:formula="of:=10^(([.$AG$1]-[.O106])/(10*[.$AG$2]))" office:value-type="float" office:value="34.0368776480955" calcext:value-type="float">
            <text:p>34.0368776480955</text:p>
          </table:table-cell>
          <table:table-cell table:formula="of:=10^(([.$AG$1]-[.P106])/(10*[.$AG$2]))" office:value-type="float" office:value="34.020687494378" calcext:value-type="float">
            <text:p>34.020687494378</text:p>
          </table:table-cell>
          <table:table-cell table:number-columns-repeated="2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7.3222891942104" calcext:value-type="float">
            <text:p>27.3222891942104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21116031579" calcext:value-type="float">
            <text:p>-81.921116031579</text:p>
          </table:table-cell>
          <table:table-cell office:value-type="float" office:value="-81.9253177006382" calcext:value-type="float">
            <text:p>-81.9253177006382</text:p>
          </table:table-cell>
          <table:table-cell office:value-type="float" office:value="12.5132619008959" calcext:value-type="float">
            <text:p>12.5132619008959</text:p>
          </table:table-cell>
          <table:table-cell office:value-type="float" office:value="-78" calcext:value-type="float">
            <text:p>-78</text:p>
          </table:table-cell>
          <table:table-cell office:value-type="float" office:value="-83" calcext:value-type="float">
            <text:p>-83</text:p>
          </table:table-cell>
          <table:table-cell office:value-type="float" office:value="-83.6061784768351" calcext:value-type="float">
            <text:p>-83.6061784768351</text:p>
          </table:table-cell>
          <table:table-cell office:value-type="float" office:value="-83.5892101467514" calcext:value-type="float">
            <text:p>-83.5892101467514</text:p>
          </table:table-cell>
          <table:table-cell office:value-type="float" office:value="14.2409605235913" calcext:value-type="float">
            <text:p>14.2409605235913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3.1623967844103" calcext:value-type="float">
            <text:p>-83.1623967844103</text:p>
          </table:table-cell>
          <table:table-cell office:value-type="float" office:value="-83.5892101467514" calcext:value-type="float">
            <text:p>-83.5892101467514</text:p>
          </table:table-cell>
          <table:table-cell office:value-type="float" office:value="13.7640600747947" calcext:value-type="float">
            <text:p>13.7640600747947</text:p>
          </table:table-cell>
          <table:table-cell office:value-type="float" office:value="10.0143121443323" calcext:value-type="float">
            <text:p>10.0143121443323</text:p>
          </table:table-cell>
          <table:table-cell office:value-type="float" office:value="20.9805605609421" calcext:value-type="float">
            <text:p>20.9805605609421</text:p>
          </table:table-cell>
          <table:table-cell office:value-type="float" office:value="-19.0352111307358" calcext:value-type="float">
            <text:p>-19.0352111307358</text:p>
          </table:table-cell>
          <table:table-cell table:number-columns-repeated="5"/>
          <table:table-cell table:formula="of:=10^(([.$AG$1]-[.E107])/(10*[.$AG$2]))" office:value-type="float" office:value="29.5744278847867" calcext:value-type="float">
            <text:p>29.5744278847867</text:p>
          </table:table-cell>
          <table:table-cell table:formula="of:=10^(([.$AG$1]-[.F107])/(10*[.$AG$2]))" office:value-type="float" office:value="29.5844690182323" calcext:value-type="float">
            <text:p>29.5844690182323</text:p>
          </table:table-cell>
          <table:table-cell table:formula="of:=10^(([.$AG$1]-[.J107])/(10*[.$AG$2]))" office:value-type="float" office:value="33.8876419719096" calcext:value-type="float">
            <text:p>33.8876419719096</text:p>
          </table:table-cell>
          <table:table-cell table:formula="of:=10^(([.$AG$1]-[.K107])/(10*[.$AG$2]))" office:value-type="float" office:value="33.8412167886612" calcext:value-type="float">
            <text:p>33.8412167886612</text:p>
          </table:table-cell>
          <table:table-cell table:formula="of:=10^(([.$AG$1]-[.O107])/(10*[.$AG$2]))" office:value-type="float" office:value="32.694150887231" calcext:value-type="float">
            <text:p>32.694150887231</text:p>
          </table:table-cell>
          <table:table-cell table:formula="of:=10^(([.$AG$1]-[.P107])/(10*[.$AG$2]))" office:value-type="float" office:value="33.8412167886612" calcext:value-type="float">
            <text:p>33.8412167886612</text:p>
          </table:table-cell>
          <table:table-cell table:number-columns-repeated="2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27.1467529340332" calcext:value-type="float">
            <text:p>27.1467529340332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9447812221053" calcext:value-type="float">
            <text:p>-81.9447812221053</text:p>
          </table:table-cell>
          <table:table-cell office:value-type="float" office:value="-81.9327859305744" calcext:value-type="float">
            <text:p>-81.9327859305744</text:p>
          </table:table-cell>
          <table:table-cell office:value-type="float" office:value="12.5360112750332" calcext:value-type="float">
            <text:p>12.5360112750332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3.4243249337846" calcext:value-type="float">
            <text:p>-83.4243249337846</text:p>
          </table:table-cell>
          <table:table-cell office:value-type="float" office:value="-83.5302891320763" calcext:value-type="float">
            <text:p>-83.5302891320763</text:p>
          </table:table-cell>
          <table:table-cell office:value-type="float" office:value="14.0435691740126" calcext:value-type="float">
            <text:p>14.0435691740126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2.8136777490872" calcext:value-type="float">
            <text:p>-82.8136777490872</text:p>
          </table:table-cell>
          <table:table-cell office:value-type="float" office:value="-83.5302891320763" calcext:value-type="float">
            <text:p>-83.5302891320763</text:p>
          </table:table-cell>
          <table:table-cell office:value-type="float" office:value="13.4005490162355" calcext:value-type="float">
            <text:p>13.4005490162355</text:p>
          </table:table-cell>
          <table:table-cell office:value-type="float" office:value="3.16357472375222" calcext:value-type="float">
            <text:p>3.16357472375222</text:p>
          </table:table-cell>
          <table:table-cell office:value-type="float" office:value="18.1837529352362" calcext:value-type="float">
            <text:p>18.1837529352362</text:p>
          </table:table-cell>
          <table:table-cell office:value-type="float" office:value="-12.8399686176436" calcext:value-type="float">
            <text:p>-12.8399686176436</text:p>
          </table:table-cell>
          <table:table-cell table:number-columns-repeated="5"/>
          <table:table-cell table:formula="of:=10^(([.$AG$1]-[.E108])/(10*[.$AG$2]))" office:value-type="float" office:value="29.6310273634451" calcext:value-type="float">
            <text:p>29.6310273634451</text:p>
          </table:table-cell>
          <table:table-cell table:formula="of:=10^(([.$AG$1]-[.F108])/(10*[.$AG$2]))" office:value-type="float" office:value="29.6023249828472" calcext:value-type="float">
            <text:p>29.6023249828472</text:p>
          </table:table-cell>
          <table:table-cell table:formula="of:=10^(([.$AG$1]-[.J108])/(10*[.$AG$2]))" office:value-type="float" office:value="33.3933911060918" calcext:value-type="float">
            <text:p>33.3933911060918</text:p>
          </table:table-cell>
          <table:table-cell table:formula="of:=10^(([.$AG$1]-[.K108])/(10*[.$AG$2]))" office:value-type="float" office:value="33.6805027836108" calcext:value-type="float">
            <text:p>33.6805027836108</text:p>
          </table:table-cell>
          <table:table-cell table:formula="of:=10^(([.$AG$1]-[.O108])/(10*[.$AG$2]))" office:value-type="float" office:value="31.7858849404337" calcext:value-type="float">
            <text:p>31.7858849404337</text:p>
          </table:table-cell>
          <table:table-cell table:formula="of:=10^(([.$AG$1]-[.P108])/(10*[.$AG$2]))" office:value-type="float" office:value="33.6805027836108" calcext:value-type="float">
            <text:p>33.6805027836108</text:p>
          </table:table-cell>
          <table:table-cell table:number-columns-repeated="2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6.9602700008125" calcext:value-type="float">
            <text:p>26.9602700008125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9613468554737" calcext:value-type="float">
            <text:p>-81.9613468554737</text:p>
          </table:table-cell>
          <table:table-cell office:value-type="float" office:value="-81.939507337517" calcext:value-type="float">
            <text:p>-81.939507337517</text:p>
          </table:table-cell>
          <table:table-cell office:value-type="float" office:value="12.5519604409691" calcext:value-type="float">
            <text:p>12.5519604409691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3.2970274536492" calcext:value-type="float">
            <text:p>-83.2970274536492</text:p>
          </table:table-cell>
          <table:table-cell office:value-type="float" office:value="-83.4772602188687" calcext:value-type="float">
            <text:p>-83.4772602188687</text:p>
          </table:table-cell>
          <table:table-cell office:value-type="float" office:value="13.907025419185" calcext:value-type="float">
            <text:p>13.90702541918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5695744243611" calcext:value-type="float">
            <text:p>-82.5695744243611</text:p>
          </table:table-cell>
          <table:table-cell office:value-type="float" office:value="-83.4772602188687" calcext:value-type="float">
            <text:p>-83.4772602188687</text:p>
          </table:table-cell>
          <table:table-cell office:value-type="float" office:value="13.1518187220923" calcext:value-type="float">
            <text:p>13.1518187220923</text:p>
          </table:table-cell>
          <table:table-cell office:value-type="float" office:value="-1.392064615892" calcext:value-type="float">
            <text:p>-1.392064615892</text:p>
          </table:table-cell>
          <table:table-cell office:value-type="float" office:value="16.2671114082748" calcext:value-type="float">
            <text:p>16.2671114082748</text:p>
          </table:table-cell>
          <table:table-cell office:value-type="float" office:value="-9.61028879315212" calcext:value-type="float">
            <text:p>-9.61028879315212</text:p>
          </table:table-cell>
          <table:table-cell table:number-columns-repeated="5"/>
          <table:table-cell table:formula="of:=10^(([.$AG$1]-[.E109])/(10*[.$AG$2]))" office:value-type="float" office:value="29.6707114365582" calcext:value-type="float">
            <text:p>29.6707114365582</text:p>
          </table:table-cell>
          <table:table-cell table:formula="of:=10^(([.$AG$1]-[.F109])/(10*[.$AG$2]))" office:value-type="float" office:value="29.6184045652559" calcext:value-type="float">
            <text:p>29.6184045652559</text:p>
          </table:table-cell>
          <table:table-cell table:formula="of:=10^(([.$AG$1]-[.J109])/(10*[.$AG$2]))" office:value-type="float" office:value="33.0517109282597" calcext:value-type="float">
            <text:p>33.0517109282597</text:p>
          </table:table-cell>
          <table:table-cell table:formula="of:=10^(([.$AG$1]-[.K109])/(10*[.$AG$2]))" office:value-type="float" office:value="33.5365128532375" calcext:value-type="float">
            <text:p>33.5365128532375</text:p>
          </table:table-cell>
          <table:table-cell table:formula="of:=10^(([.$AG$1]-[.O109])/(10*[.$AG$2]))" office:value-type="float" office:value="31.1651540563036" calcext:value-type="float">
            <text:p>31.1651540563036</text:p>
          </table:table-cell>
          <table:table-cell table:formula="of:=10^(([.$AG$1]-[.P109])/(10*[.$AG$2]))" office:value-type="float" office:value="33.5365128532375" calcext:value-type="float">
            <text:p>33.5365128532375</text:p>
          </table:table-cell>
          <table:table-cell table:number-columns-repeated="2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6.7163403042663" calcext:value-type="float">
            <text:p>26.716340304266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729427988316" calcext:value-type="float">
            <text:p>-81.9729427988316</text:p>
          </table:table-cell>
          <table:table-cell office:value-type="float" office:value="-81.9455566037653" calcext:value-type="float">
            <text:p>-81.9455566037653</text:p>
          </table:table-cell>
          <table:table-cell office:value-type="float" office:value="12.5631369290988" calcext:value-type="float">
            <text:p>12.5631369290988</text:p>
          </table:table-cell>
          <table:table-cell office:value-type="float" office:value="-88" calcext:value-type="float">
            <text:p>-88</text:p>
          </table:table-cell>
          <table:table-cell office:value-type="float" office:value="-83" calcext:value-type="float">
            <text:p>-83</text:p>
          </table:table-cell>
          <table:table-cell office:value-type="float" office:value="-83.2079192175544" calcext:value-type="float">
            <text:p>-83.2079192175544</text:p>
          </table:table-cell>
          <table:table-cell office:value-type="float" office:value="-83.4295341969818" calcext:value-type="float">
            <text:p>-83.4295341969818</text:p>
          </table:table-cell>
          <table:table-cell office:value-type="float" office:value="13.8122354813465" calcext:value-type="float">
            <text:p>13.812235481346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3987020970527" calcext:value-type="float">
            <text:p>-82.3987020970527</text:p>
          </table:table-cell>
          <table:table-cell office:value-type="float" office:value="-83.4295341969818" calcext:value-type="float">
            <text:p>-83.4295341969818</text:p>
          </table:table-cell>
          <table:table-cell office:value-type="float" office:value="12.9804596021354" calcext:value-type="float">
            <text:p>12.9804596021354</text:p>
          </table:table-cell>
          <table:table-cell office:value-type="float" office:value="-4.46835070626079" calcext:value-type="float">
            <text:p>-4.46835070626079</text:p>
          </table:table-cell>
          <table:table-cell office:value-type="float" office:value="14.9451997694916" calcext:value-type="float">
            <text:p>14.9451997694916</text:p>
          </table:table-cell>
          <table:table-cell office:value-type="float" office:value="-8.37974563603204" calcext:value-type="float">
            <text:p>-8.37974563603204</text:p>
          </table:table-cell>
          <table:table-cell table:number-columns-repeated="5"/>
          <table:table-cell table:formula="of:=10^(([.$AG$1]-[.E110])/(10*[.$AG$2]))" office:value-type="float" office:value="29.69852190648" calcext:value-type="float">
            <text:p>29.69852190648</text:p>
          </table:table-cell>
          <table:table-cell table:formula="of:=10^(([.$AG$1]-[.F110])/(10*[.$AG$2]))" office:value-type="float" office:value="29.6328836570393" calcext:value-type="float">
            <text:p>29.6328836570393</text:p>
          </table:table-cell>
          <table:table-cell table:formula="of:=10^(([.$AG$1]-[.J110])/(10*[.$AG$2]))" office:value-type="float" office:value="32.8146170958005" calcext:value-type="float">
            <text:p>32.8146170958005</text:p>
          </table:table-cell>
          <table:table-cell table:formula="of:=10^(([.$AG$1]-[.K110])/(10*[.$AG$2]))" office:value-type="float" office:value="33.4074483133189" calcext:value-type="float">
            <text:p>33.4074483133189</text:p>
          </table:table-cell>
          <table:table-cell table:formula="of:=10^(([.$AG$1]-[.O110])/(10*[.$AG$2]))" office:value-type="float" office:value="30.7378691714697" calcext:value-type="float">
            <text:p>30.7378691714697</text:p>
          </table:table-cell>
          <table:table-cell table:formula="of:=10^(([.$AG$1]-[.P110])/(10*[.$AG$2]))" office:value-type="float" office:value="33.4074483133189" calcext:value-type="float">
            <text:p>33.407448313318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.520621003696" calcext:value-type="float">
            <text:p>26.520621003696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2810599591821" calcext:value-type="float">
            <text:p>-82.2810599591821</text:p>
          </table:table-cell>
          <table:table-cell office:value-type="float" office:value="-82.0510009433887" calcext:value-type="float">
            <text:p>-82.0510009433887</text:p>
          </table:table-cell>
          <table:table-cell office:value-type="float" office:value="12.8637818146696" calcext:value-type="float">
            <text:p>12.8637818146696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1455434522881" calcext:value-type="float">
            <text:p>-83.1455434522881</text:p>
          </table:table-cell>
          <table:table-cell office:value-type="float" office:value="-83.3865807772836" calcext:value-type="float">
            <text:p>-83.3865807772836</text:p>
          </table:table-cell>
          <table:table-cell office:value-type="float" office:value="13.746267208542" calcext:value-type="float">
            <text:p>13.746267208542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9790914679369" calcext:value-type="float">
            <text:p>-81.9790914679369</text:p>
          </table:table-cell>
          <table:table-cell office:value-type="float" office:value="-83.3865807772836" calcext:value-type="float">
            <text:p>-83.3865807772836</text:p>
          </table:table-cell>
          <table:table-cell office:value-type="float" office:value="12.5690672218219" calcext:value-type="float">
            <text:p>12.5690672218219</text:p>
          </table:table-cell>
          <table:table-cell office:value-type="float" office:value="-16.9067060430514" calcext:value-type="float">
            <text:p>-16.9067060430514</text:p>
          </table:table-cell>
          <table:table-cell office:value-type="float" office:value="10.6440816332778" calcext:value-type="float">
            <text:p>10.6440816332778</text:p>
          </table:table-cell>
          <table:table-cell office:value-type="float" office:value="-14.9283909236059" calcext:value-type="float">
            <text:p>-14.9283909236059</text:p>
          </table:table-cell>
          <table:table-cell table:number-columns-repeated="5"/>
          <table:table-cell table:formula="of:=10^(([.$AG$1]-[.E111])/(10*[.$AG$2]))" office:value-type="float" office:value="30.4471020934049" calcext:value-type="float">
            <text:p>30.4471020934049</text:p>
          </table:table-cell>
          <table:table-cell table:formula="of:=10^(([.$AG$1]-[.F111])/(10*[.$AG$2]))" office:value-type="float" office:value="29.8864077454786" calcext:value-type="float">
            <text:p>29.8864077454786</text:p>
          </table:table-cell>
          <table:table-cell table:formula="of:=10^(([.$AG$1]-[.J111])/(10*[.$AG$2]))" office:value-type="float" office:value="32.6496641011351" calcext:value-type="float">
            <text:p>32.6496641011351</text:p>
          </table:table-cell>
          <table:table-cell table:formula="of:=10^(([.$AG$1]-[.K111])/(10*[.$AG$2]))" office:value-type="float" office:value="33.2917149622016" calcext:value-type="float">
            <text:p>33.2917149622016</text:p>
          </table:table-cell>
          <table:table-cell table:formula="of:=10^(([.$AG$1]-[.O111])/(10*[.$AG$2]))" office:value-type="float" office:value="29.7132787904122" calcext:value-type="float">
            <text:p>29.7132787904122</text:p>
          </table:table-cell>
          <table:table-cell table:formula="of:=10^(([.$AG$1]-[.P111])/(10*[.$AG$2]))" office:value-type="float" office:value="33.2917149622016" calcext:value-type="float">
            <text:p>33.2917149622016</text:p>
          </table:table-cell>
          <table:table-cell table:number-columns-repeated="2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6.3065915551233" calcext:value-type="float">
            <text:p>26.306591555123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4967419714275" calcext:value-type="float">
            <text:p>-82.4967419714275</text:p>
          </table:table-cell>
          <table:table-cell office:value-type="float" office:value="-82.1459008490499" calcext:value-type="float">
            <text:p>-82.1459008490499</text:p>
          </table:table-cell>
          <table:table-cell office:value-type="float" office:value="13.0785038846035" calcext:value-type="float">
            <text:p>13.0785038846035</text:p>
          </table:table-cell>
          <table:table-cell office:value-type="float" office:value="-78" calcext:value-type="float">
            <text:p>-78</text:p>
          </table:table-cell>
          <table:table-cell office:value-type="float" office:value="-85" calcext:value-type="float">
            <text:p>-85</text:p>
          </table:table-cell>
          <table:table-cell office:value-type="float" office:value="-83.7018804166017" calcext:value-type="float">
            <text:p>-83.7018804166017</text:p>
          </table:table-cell>
          <table:table-cell office:value-type="float" office:value="-83.5479226995553" calcext:value-type="float">
            <text:p>-83.5479226995553</text:p>
          </table:table-cell>
          <table:table-cell office:value-type="float" office:value="14.345951135217" calcext:value-type="float">
            <text:p>14.34595113521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6853640275558" calcext:value-type="float">
            <text:p>-81.6853640275558</text:p>
          </table:table-cell>
          <table:table-cell office:value-type="float" office:value="-83.5479226995553" calcext:value-type="float">
            <text:p>-83.5479226995553</text:p>
          </table:table-cell>
          <table:table-cell office:value-type="float" office:value="12.2888752139739" calcext:value-type="float">
            <text:p>12.2888752139739</text:p>
          </table:table-cell>
          <table:table-cell office:value-type="float" office:value="-33.1484189074173" calcext:value-type="float">
            <text:p>-33.1484189074173</text:p>
          </table:table-cell>
          <table:table-cell office:value-type="float" office:value="15.7695682338391" calcext:value-type="float">
            <text:p>15.7695682338391</text:p>
          </table:table-cell>
          <table:table-cell office:value-type="float" office:value="-34.063466404941" calcext:value-type="float">
            <text:p>-34.063466404941</text:p>
          </table:table-cell>
          <table:table-cell table:number-columns-repeated="5"/>
          <table:table-cell table:formula="of:=10^(([.$AG$1]-[.E112])/(10*[.$AG$2]))" office:value-type="float" office:value="30.9823070274063" calcext:value-type="float">
            <text:p>30.9823070274063</text:p>
          </table:table-cell>
          <table:table-cell table:formula="of:=10^(([.$AG$1]-[.F112])/(10*[.$AG$2]))" office:value-type="float" office:value="30.1164334137528" calcext:value-type="float">
            <text:p>30.1164334137528</text:p>
          </table:table-cell>
          <table:table-cell table:formula="of:=10^(([.$AG$1]-[.J112])/(10*[.$AG$2]))" office:value-type="float" office:value="34.1506766339498" calcext:value-type="float">
            <text:p>34.1506766339498</text:p>
          </table:table-cell>
          <table:table-cell table:formula="of:=10^(([.$AG$1]-[.K112])/(10*[.$AG$2]))" office:value-type="float" office:value="33.7285202207365" calcext:value-type="float">
            <text:p>33.7285202207365</text:p>
          </table:table-cell>
          <table:table-cell table:formula="of:=10^(([.$AG$1]-[.O112])/(10*[.$AG$2]))" office:value-type="float" office:value="29.0164549433262" calcext:value-type="float">
            <text:p>29.0164549433262</text:p>
          </table:table-cell>
          <table:table-cell table:formula="of:=10^(([.$AG$1]-[.P112])/(10*[.$AG$2]))" office:value-type="float" office:value="33.7285202207365" calcext:value-type="float">
            <text:p>33.7285202207365</text:p>
          </table:table-cell>
          <table:table-cell table:number-columns-repeated="2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6.0981056817285" calcext:value-type="float">
            <text:p>26.0981056817285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82.3477193799992" calcext:value-type="float">
            <text:p>-82.3477193799992</text:p>
          </table:table-cell>
          <table:table-cell office:value-type="float" office:value="-82.1313107641449" calcext:value-type="float">
            <text:p>-82.1313107641449</text:p>
          </table:table-cell>
          <table:table-cell office:value-type="float" office:value="12.9297654287494" calcext:value-type="float">
            <text:p>12.9297654287494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0913162916212" calcext:value-type="float">
            <text:p>-84.0913162916212</text:p>
          </table:table-cell>
          <table:table-cell office:value-type="float" office:value="-83.6931304295997" calcext:value-type="float">
            <text:p>-83.6931304295997</text:p>
          </table:table-cell>
          <table:table-cell office:value-type="float" office:value="14.7812289199126" calcext:value-type="float">
            <text:p>14.781228919912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7797548192891" calcext:value-type="float">
            <text:p>-81.7797548192891</text:p>
          </table:table-cell>
          <table:table-cell office:value-type="float" office:value="-83.6931304295997" calcext:value-type="float">
            <text:p>-83.6931304295997</text:p>
          </table:table-cell>
          <table:table-cell office:value-type="float" office:value="12.3782284584723" calcext:value-type="float">
            <text:p>12.3782284584723</text:p>
          </table:table-cell>
          <table:table-cell office:value-type="float" office:value="-34.7389907079174" calcext:value-type="float">
            <text:p>-34.7389907079174</text:p>
          </table:table-cell>
          <table:table-cell office:value-type="float" office:value="23.2908610638081" calcext:value-type="float">
            <text:p>23.2908610638081</text:p>
          </table:table-cell>
          <table:table-cell office:value-type="float" office:value="-39.473164997876" calcext:value-type="float">
            <text:p>-39.473164997876</text:p>
          </table:table-cell>
          <table:table-cell table:number-columns-repeated="5"/>
          <table:table-cell table:formula="of:=10^(([.$AG$1]-[.E113])/(10*[.$AG$2]))" office:value-type="float" office:value="30.6115196979139" calcext:value-type="float">
            <text:p>30.6115196979139</text:p>
          </table:table-cell>
          <table:table-cell table:formula="of:=10^(([.$AG$1]-[.F113])/(10*[.$AG$2]))" office:value-type="float" office:value="30.0809540155139" calcext:value-type="float">
            <text:p>30.0809540155139</text:p>
          </table:table-cell>
          <table:table-cell table:formula="of:=10^(([.$AG$1]-[.J113])/(10*[.$AG$2]))" office:value-type="float" office:value="35.2422582677961" calcext:value-type="float">
            <text:p>35.2422582677961</text:p>
          </table:table-cell>
          <table:table-cell table:formula="of:=10^(([.$AG$1]-[.K113])/(10*[.$AG$2]))" office:value-type="float" office:value="34.1265429261637" calcext:value-type="float">
            <text:p>34.1265429261637</text:p>
          </table:table-cell>
          <table:table-cell table:formula="of:=10^(([.$AG$1]-[.O113])/(10*[.$AG$2]))" office:value-type="float" office:value="29.2385821936655" calcext:value-type="float">
            <text:p>29.2385821936655</text:p>
          </table:table-cell>
          <table:table-cell table:formula="of:=10^(([.$AG$1]-[.P113])/(10*[.$AG$2]))" office:value-type="float" office:value="34.1265429261637" calcext:value-type="float">
            <text:p>34.1265429261637</text:p>
          </table:table-cell>
          <table:table-cell table:number-columns-repeated="2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25.8649515441841" calcext:value-type="float">
            <text:p>25.864951544184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2434035659994" calcext:value-type="float">
            <text:p>-82.2434035659994</text:p>
          </table:table-cell>
          <table:table-cell office:value-type="float" office:value="-82.1181796877304" calcext:value-type="float">
            <text:p>-82.1181796877304</text:p>
          </table:table-cell>
          <table:table-cell office:value-type="float" office:value="12.8266561392158" calcext:value-type="float">
            <text:p>12.8266561392158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84.3639214041348" calcext:value-type="float">
            <text:p>-84.3639214041348</text:p>
          </table:table-cell>
          <table:table-cell office:value-type="float" office:value="-83.8238173866398" calcext:value-type="float">
            <text:p>-83.8238173866398</text:p>
          </table:table-cell>
          <table:table-cell office:value-type="float" office:value="15.0937579138506" calcext:value-type="float">
            <text:p>15.093757913850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5458283735024" calcext:value-type="float">
            <text:p>-81.5458283735024</text:p>
          </table:table-cell>
          <table:table-cell office:value-type="float" office:value="-83.8238173866398" calcext:value-type="float">
            <text:p>-83.8238173866398</text:p>
          </table:table-cell>
          <table:table-cell office:value-type="float" office:value="12.1579665947953" calcext:value-type="float">
            <text:p>12.1579665947953</text:p>
          </table:table-cell>
          <table:table-cell office:value-type="float" office:value="-42.3915868776561" calcext:value-type="float">
            <text:p>-42.3915868776561</text:p>
          </table:table-cell>
          <table:table-cell office:value-type="float" office:value="28.742009203749" calcext:value-type="float">
            <text:p>28.742009203749</text:p>
          </table:table-cell>
          <table:table-cell office:value-type="float" office:value="-49.2849402331856" calcext:value-type="float">
            <text:p>-49.2849402331856</text:p>
          </table:table-cell>
          <table:table-cell table:number-columns-repeated="5"/>
          <table:table-cell table:formula="of:=10^(([.$AG$1]-[.E114])/(10*[.$AG$2]))" office:value-type="float" office:value="30.3546120376776" calcext:value-type="float">
            <text:p>30.3546120376776</text:p>
          </table:table-cell>
          <table:table-cell table:formula="of:=10^(([.$AG$1]-[.F114])/(10*[.$AG$2]))" office:value-type="float" office:value="30.0490582952538" calcext:value-type="float">
            <text:p>30.0490582952538</text:p>
          </table:table-cell>
          <table:table-cell table:formula="of:=10^(([.$AG$1]-[.J114])/(10*[.$AG$2]))" office:value-type="float" office:value="36.027059864966" calcext:value-type="float">
            <text:p>36.027059864966</text:p>
          </table:table-cell>
          <table:table-cell table:formula="of:=10^(([.$AG$1]-[.K114])/(10*[.$AG$2]))" office:value-type="float" office:value="34.4887777015421" calcext:value-type="float">
            <text:p>34.4887777015421</text:p>
          </table:table-cell>
          <table:table-cell table:formula="of:=10^(([.$AG$1]-[.O114])/(10*[.$AG$2]))" office:value-type="float" office:value="28.6911769524752" calcext:value-type="float">
            <text:p>28.6911769524752</text:p>
          </table:table-cell>
          <table:table-cell table:formula="of:=10^(([.$AG$1]-[.P114])/(10*[.$AG$2]))" office:value-type="float" office:value="34.4887777015421" calcext:value-type="float">
            <text:p>34.4887777015421</text:p>
          </table:table-cell>
          <table:table-cell table:number-columns-repeated="2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25.6554179535472" calcext:value-type="float">
            <text:p>25.6554179535472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1703824961996" calcext:value-type="float">
            <text:p>-82.1703824961996</text:p>
          </table:table-cell>
          <table:table-cell office:value-type="float" office:value="-82.1063617189574" calcext:value-type="float">
            <text:p>-82.1063617189574</text:p>
          </table:table-cell>
          <table:table-cell office:value-type="float" office:value="12.7549692676496" calcext:value-type="float">
            <text:p>12.7549692676496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4.5547449828944" calcext:value-type="float">
            <text:p>-84.5547449828944</text:p>
          </table:table-cell>
          <table:table-cell office:value-type="float" office:value="-83.9414356479758" calcext:value-type="float">
            <text:p>-83.9414356479758</text:p>
          </table:table-cell>
          <table:table-cell office:value-type="float" office:value="15.3164517134673" calcext:value-type="float">
            <text:p>15.316451713467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3820798614517" calcext:value-type="float">
            <text:p>-81.3820798614517</text:p>
          </table:table-cell>
          <table:table-cell office:value-type="float" office:value="-83.9414356479758" calcext:value-type="float">
            <text:p>-83.9414356479758</text:p>
          </table:table-cell>
          <table:table-cell office:value-type="float" office:value="12.0061195100123" calcext:value-type="float">
            <text:p>12.0061195100123</text:p>
          </table:table-cell>
          <table:table-cell office:value-type="float" office:value="-47.7585735046094" calcext:value-type="float">
            <text:p>-47.7585735046094</text:p>
          </table:table-cell>
          <table:table-cell office:value-type="float" office:value="32.6538418510409" calcext:value-type="float">
            <text:p>32.6538418510409</text:p>
          </table:table-cell>
          <table:table-cell office:value-type="float" office:value="-56.1317725916811" calcext:value-type="float">
            <text:p>-56.1317725916811</text:p>
          </table:table-cell>
          <table:table-cell table:number-columns-repeated="5"/>
          <table:table-cell table:formula="of:=10^(([.$AG$1]-[.E115])/(10*[.$AG$2]))" office:value-type="float" office:value="30.176060635558" calcext:value-type="float">
            <text:p>30.176060635558</text:p>
          </table:table-cell>
          <table:table-cell table:formula="of:=10^(([.$AG$1]-[.F115])/(10*[.$AG$2]))" office:value-type="float" office:value="30.0203810641167" calcext:value-type="float">
            <text:p>30.0203810641167</text:p>
          </table:table-cell>
          <table:table-cell table:formula="of:=10^(([.$AG$1]-[.J115])/(10*[.$AG$2]))" office:value-type="float" office:value="36.5867965475665" calcext:value-type="float">
            <text:p>36.5867965475665</text:p>
          </table:table-cell>
          <table:table-cell table:formula="of:=10^(([.$AG$1]-[.K115])/(10*[.$AG$2]))" office:value-type="float" office:value="34.8180752513637" calcext:value-type="float">
            <text:p>34.8180752513637</text:p>
          </table:table-cell>
          <table:table-cell table:formula="of:=10^(([.$AG$1]-[.O115])/(10*[.$AG$2]))" office:value-type="float" office:value="28.3141026457451" calcext:value-type="float">
            <text:p>28.3141026457451</text:p>
          </table:table-cell>
          <table:table-cell table:formula="of:=10^(([.$AG$1]-[.P115])/(10*[.$AG$2]))" office:value-type="float" office:value="34.8180752513637" calcext:value-type="float">
            <text:p>34.818075251363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.4141175337207" calcext:value-type="float">
            <text:p>25.414117533720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8192677473397" calcext:value-type="float">
            <text:p>-81.8192677473397</text:p>
          </table:table-cell>
          <table:table-cell office:value-type="float" office:value="-81.9957255470616" calcext:value-type="float">
            <text:p>-81.9957255470616</text:p>
          </table:table-cell>
          <table:table-cell office:value-type="float" office:value="12.4158252562848" calcext:value-type="float">
            <text:p>12.4158252562848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4.6883214880261" calcext:value-type="float">
            <text:p>-84.6883214880261</text:p>
          </table:table-cell>
          <table:table-cell office:value-type="float" office:value="-84.0472920831782" calcext:value-type="float">
            <text:p>-84.0472920831782</text:p>
          </table:table-cell>
          <table:table-cell office:value-type="float" office:value="15.4742894534143" calcext:value-type="float">
            <text:p>15.4742894534143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1.2674559030161" calcext:value-type="float">
            <text:p>-81.2674559030161</text:p>
          </table:table-cell>
          <table:table-cell office:value-type="float" office:value="-84.0472920831782" calcext:value-type="float">
            <text:p>-84.0472920831782</text:p>
          </table:table-cell>
          <table:table-cell office:value-type="float" office:value="11.9009563809785" calcext:value-type="float">
            <text:p>11.9009563809785</text:p>
          </table:table-cell>
          <table:table-cell office:value-type="float" office:value="-48.040840005377" calcext:value-type="float">
            <text:p>-48.040840005377</text:p>
          </table:table-cell>
          <table:table-cell office:value-type="float" office:value="38.7431442242954" calcext:value-type="float">
            <text:p>38.7431442242954</text:p>
          </table:table-cell>
          <table:table-cell office:value-type="float" office:value="-60.12302675364" calcext:value-type="float">
            <text:p>-60.12302675364</text:p>
          </table:table-cell>
          <table:table-cell table:number-columns-repeated="5"/>
          <table:table-cell table:formula="of:=10^(([.$AG$1]-[.E116])/(10*[.$AG$2]))" office:value-type="float" office:value="29.3320710281434" calcext:value-type="float">
            <text:p>29.3320710281434</text:p>
          </table:table-cell>
          <table:table-cell table:formula="of:=10^(([.$AG$1]-[.F116])/(10*[.$AG$2]))" office:value-type="float" office:value="29.7532375527494" calcext:value-type="float">
            <text:p>29.7532375527494</text:p>
          </table:table-cell>
          <table:table-cell table:formula="of:=10^(([.$AG$1]-[.J116])/(10*[.$AG$2]))" office:value-type="float" office:value="36.9837785751262" calcext:value-type="float">
            <text:p>36.9837785751262</text:p>
          </table:table-cell>
          <table:table-cell table:formula="of:=10^(([.$AG$1]-[.K116])/(10*[.$AG$2]))" office:value-type="float" office:value="35.1171304159822" calcext:value-type="float">
            <text:p>35.1171304159822</text:p>
          </table:table-cell>
          <table:table-cell table:formula="of:=10^(([.$AG$1]-[.O116])/(10*[.$AG$2]))" office:value-type="float" office:value="28.0531031679158" calcext:value-type="float">
            <text:p>28.0531031679158</text:p>
          </table:table-cell>
          <table:table-cell table:formula="of:=10^(([.$AG$1]-[.P116])/(10*[.$AG$2]))" office:value-type="float" office:value="35.1171304159822" calcext:value-type="float">
            <text:p>35.1171304159822</text:p>
          </table:table-cell>
          <table:table-cell table:number-columns-repeated="2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25.1830225626021" calcext:value-type="float">
            <text:p>25.1830225626021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8734874231378" calcext:value-type="float">
            <text:p>-81.8734874231378</text:p>
          </table:table-cell>
          <table:table-cell office:value-type="float" office:value="-81.9961529923555" calcext:value-type="float">
            <text:p>-81.9961529923555</text:p>
          </table:table-cell>
          <table:table-cell office:value-type="float" office:value="12.467601544918" calcext:value-type="float">
            <text:p>12.467601544918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3.8818250416182" calcext:value-type="float">
            <text:p>-83.8818250416182</text:p>
          </table:table-cell>
          <table:table-cell office:value-type="float" office:value="-83.8425628748604" calcext:value-type="float">
            <text:p>-83.8425628748604</text:p>
          </table:table-cell>
          <table:table-cell office:value-type="float" office:value="14.5454613741557" calcext:value-type="float">
            <text:p>14.5454613741557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0.8872191321113" calcext:value-type="float">
            <text:p>-80.8872191321113</text:p>
          </table:table-cell>
          <table:table-cell office:value-type="float" office:value="-83.8425628748604" calcext:value-type="float">
            <text:p>-83.8425628748604</text:p>
          </table:table-cell>
          <table:table-cell office:value-type="float" office:value="11.5586550850755" calcext:value-type="float">
            <text:p>11.5586550850755</text:p>
          </table:table-cell>
          <table:table-cell office:value-type="float" office:value="-43.975781252893" calcext:value-type="float">
            <text:p>-43.975781252893</text:p>
          </table:table-cell>
          <table:table-cell office:value-type="float" office:value="25.483344683734" calcext:value-type="float">
            <text:p>25.483344683734</text:p>
          </table:table-cell>
          <table:table-cell office:value-type="float" office:value="-49.0060896860621" calcext:value-type="float">
            <text:p>-49.0060896860621</text:p>
          </table:table-cell>
          <table:table-cell table:number-columns-repeated="5"/>
          <table:table-cell table:formula="of:=10^(([.$AG$1]-[.E117])/(10*[.$AG$2]))" office:value-type="float" office:value="29.4608432065819" calcext:value-type="float">
            <text:p>29.4608432065819</text:p>
          </table:table-cell>
          <table:table-cell table:formula="of:=10^(([.$AG$1]-[.F117])/(10*[.$AG$2]))" office:value-type="float" office:value="29.7542650794061" calcext:value-type="float">
            <text:p>29.7542650794061</text:p>
          </table:table-cell>
          <table:table-cell table:formula="of:=10^(([.$AG$1]-[.J117])/(10*[.$AG$2]))" office:value-type="float" office:value="34.650791504497" calcext:value-type="float">
            <text:p>34.650791504497</text:p>
          </table:table-cell>
          <table:table-cell table:formula="of:=10^(([.$AG$1]-[.K117])/(10*[.$AG$2]))" office:value-type="float" office:value="34.5410503250498" calcext:value-type="float">
            <text:p>34.5410503250498</text:p>
          </table:table-cell>
          <table:table-cell table:formula="of:=10^(([.$AG$1]-[.O117])/(10*[.$AG$2]))" office:value-type="float" office:value="27.2044072613883" calcext:value-type="float">
            <text:p>27.2044072613883</text:p>
          </table:table-cell>
          <table:table-cell table:formula="of:=10^(([.$AG$1]-[.P117])/(10*[.$AG$2]))" office:value-type="float" office:value="34.5410503250498" calcext:value-type="float">
            <text:p>34.5410503250498</text:p>
          </table:table-cell>
          <table:table-cell table:number-columns-repeated="2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24.951525055887" calcext:value-type="float">
            <text:p>24.951525055887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114411961965" calcext:value-type="float">
            <text:p>-81.9114411961965</text:p>
          </table:table-cell>
          <table:table-cell office:value-type="float" office:value="-81.9965376931199" calcext:value-type="float">
            <text:p>-81.9965376931199</text:p>
          </table:table-cell>
          <table:table-cell office:value-type="float" office:value="12.5039733638979" calcext:value-type="float">
            <text:p>12.5039733638979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83.3172775291328" calcext:value-type="float">
            <text:p>-83.3172775291328</text:p>
          </table:table-cell>
          <table:table-cell office:value-type="float" office:value="-83.6583065873744" calcext:value-type="float">
            <text:p>-83.6583065873744</text:p>
          </table:table-cell>
          <table:table-cell office:value-type="float" office:value="13.9286572298878" calcext:value-type="float">
            <text:p>13.9286572298878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6210533924779" calcext:value-type="float">
            <text:p>-80.6210533924779</text:p>
          </table:table-cell>
          <table:table-cell office:value-type="float" office:value="-83.6583065873744" calcext:value-type="float">
            <text:p>-83.6583065873744</text:p>
          </table:table-cell>
          <table:table-cell office:value-type="float" office:value="11.3249192248069" calcext:value-type="float">
            <text:p>11.3249192248069</text:p>
          </table:table-cell>
          <table:table-cell office:value-type="float" office:value="-41.7258957838877" calcext:value-type="float">
            <text:p>-41.7258957838877</text:p>
          </table:table-cell>
          <table:table-cell office:value-type="float" office:value="17.0873374284714" calcext:value-type="float">
            <text:p>17.0873374284714</text:p>
          </table:table-cell>
          <table:table-cell office:value-type="float" office:value="-43.118182922656" calcext:value-type="float">
            <text:p>-43.118182922656</text:p>
          </table:table-cell>
          <table:table-cell table:number-columns-repeated="5"/>
          <table:table-cell table:formula="of:=10^(([.$AG$1]-[.E118])/(10*[.$AG$2]))" office:value-type="float" office:value="29.5513199548545" calcext:value-type="float">
            <text:p>29.5513199548545</text:p>
          </table:table-cell>
          <table:table-cell table:formula="of:=10^(([.$AG$1]-[.F118])/(10*[.$AG$2]))" office:value-type="float" office:value="29.755189883737" calcext:value-type="float">
            <text:p>29.755189883737</text:p>
          </table:table-cell>
          <table:table-cell table:formula="of:=10^(([.$AG$1]-[.J118])/(10*[.$AG$2]))" office:value-type="float" office:value="33.1058295507535" calcext:value-type="float">
            <text:p>33.1058295507535</text:p>
          </table:table-cell>
          <table:table-cell table:formula="of:=10^(([.$AG$1]-[.K118])/(10*[.$AG$2]))" office:value-type="float" office:value="34.030662708866" calcext:value-type="float">
            <text:p>34.030662708866</text:p>
          </table:table-cell>
          <table:table-cell table:formula="of:=10^(([.$AG$1]-[.O118])/(10*[.$AG$2]))" office:value-type="float" office:value="26.6256438828618" calcext:value-type="float">
            <text:p>26.6256438828618</text:p>
          </table:table-cell>
          <table:table-cell table:formula="of:=10^(([.$AG$1]-[.P118])/(10*[.$AG$2]))" office:value-type="float" office:value="34.030662708866" calcext:value-type="float">
            <text:p>34.030662708866</text:p>
          </table:table-cell>
          <table:table-cell table:number-columns-repeated="2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4.7136626288838" calcext:value-type="float">
            <text:p>24.7136626288838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380088373375" calcext:value-type="float">
            <text:p>-81.9380088373375</text:p>
          </table:table-cell>
          <table:table-cell office:value-type="float" office:value="-81.9968839238079" calcext:value-type="float">
            <text:p>-81.9968839238079</text:p>
          </table:table-cell>
          <table:table-cell office:value-type="float" office:value="12.5294967528976" calcext:value-type="float">
            <text:p>12.529496752897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2.6220942703929" calcext:value-type="float">
            <text:p>-82.6220942703929</text:p>
          </table:table-cell>
          <table:table-cell office:value-type="float" office:value="-83.3924759286369" calcext:value-type="float">
            <text:p>-83.3924759286369</text:p>
          </table:table-cell>
          <table:table-cell office:value-type="float" office:value="13.2049413214127" calcext:value-type="float">
            <text:p>13.2049413214127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80.7347373747345" calcext:value-type="float">
            <text:p>-80.7347373747345</text:p>
          </table:table-cell>
          <table:table-cell office:value-type="float" office:value="-83.3924759286369" calcext:value-type="float">
            <text:p>-83.3924759286369</text:p>
          </table:table-cell>
          <table:table-cell office:value-type="float" office:value="11.4241679497341" calcext:value-type="float">
            <text:p>11.4241679497341</text:p>
          </table:table-cell>
          <table:table-cell office:value-type="float" office:value="-31.5405537436492" calcext:value-type="float">
            <text:p>-31.5405537436492</text:p>
          </table:table-cell>
          <table:table-cell office:value-type="float" office:value="7.8709938277648" calcext:value-type="float">
            <text:p>7.8709938277648</text:p>
          </table:table-cell>
          <table:table-cell office:value-type="float" office:value="-29.8639473584955" calcext:value-type="float">
            <text:p>-29.8639473584955</text:p>
          </table:table-cell>
          <table:table-cell table:number-columns-repeated="5"/>
          <table:table-cell table:formula="of:=10^(([.$AG$1]-[.E119])/(10*[.$AG$2]))" office:value-type="float" office:value="29.6148189556742" calcext:value-type="float">
            <text:p>29.6148189556742</text:p>
          </table:table-cell>
          <table:table-cell table:formula="of:=10^(([.$AG$1]-[.F119])/(10*[.$AG$2]))" office:value-type="float" office:value="29.7560222322112" calcext:value-type="float">
            <text:p>29.7560222322112</text:p>
          </table:table-cell>
          <table:table-cell table:formula="of:=10^(([.$AG$1]-[.J119])/(10*[.$AG$2]))" office:value-type="float" office:value="31.2976752312076" calcext:value-type="float">
            <text:p>31.2976752312076</text:p>
          </table:table-cell>
          <table:table-cell table:formula="of:=10^(([.$AG$1]-[.K119])/(10*[.$AG$2]))" office:value-type="float" office:value="33.3075750425759" calcext:value-type="float">
            <text:p>33.3075750425759</text:p>
          </table:table-cell>
          <table:table-cell table:formula="of:=10^(([.$AG$1]-[.O119])/(10*[.$AG$2]))" office:value-type="float" office:value="26.8713218490922" calcext:value-type="float">
            <text:p>26.8713218490922</text:p>
          </table:table-cell>
          <table:table-cell table:formula="of:=10^(([.$AG$1]-[.P119])/(10*[.$AG$2]))" office:value-type="float" office:value="33.3075750425759" calcext:value-type="float">
            <text:p>33.3075750425759</text:p>
          </table:table-cell>
          <table:table-cell table:number-columns-repeated="2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24.4829161362872" calcext:value-type="float">
            <text:p>24.482916136287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6566061861363" calcext:value-type="float">
            <text:p>-81.6566061861363</text:p>
          </table:table-cell>
          <table:table-cell office:value-type="float" office:value="-81.8971955314271" calcext:value-type="float">
            <text:p>-81.8971955314271</text:p>
          </table:table-cell>
          <table:table-cell office:value-type="float" office:value="12.2617805578435" calcext:value-type="float">
            <text:p>12.2617805578435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81.835465989275" calcext:value-type="float">
            <text:p>-81.835465989275</text:p>
          </table:table-cell>
          <table:table-cell office:value-type="float" office:value="-83.0532283357732" calcext:value-type="float">
            <text:p>-83.0532283357732</text:p>
          </table:table-cell>
          <table:table-cell office:value-type="float" office:value="12.4312709673153" calcext:value-type="float">
            <text:p>12.431270967315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8143161623142" calcext:value-type="float">
            <text:p>-80.8143161623142</text:p>
          </table:table-cell>
          <table:table-cell office:value-type="float" office:value="-83.0532283357732" calcext:value-type="float">
            <text:p>-83.0532283357732</text:p>
          </table:table-cell>
          <table:table-cell office:value-type="float" office:value="11.494159130389" calcext:value-type="float">
            <text:p>11.494159130389</text:p>
          </table:table-cell>
          <table:table-cell office:value-type="float" office:value="-18.3772211427606" calcext:value-type="float">
            <text:p>-18.3772211427606</text:p>
          </table:table-cell>
          <table:table-cell office:value-type="float" office:value="1.87237973368597" calcext:value-type="float">
            <text:p>1.87237973368597</text:p>
          </table:table-cell>
          <table:table-cell office:value-type="float" office:value="-13.7549963804178" calcext:value-type="float">
            <text:p>-13.7549963804178</text:p>
          </table:table-cell>
          <table:table-cell table:number-columns-repeated="5"/>
          <table:table-cell table:formula="of:=10^(([.$AG$1]-[.E120])/(10*[.$AG$2]))" office:value-type="float" office:value="28.949115884949" calcext:value-type="float">
            <text:p>28.949115884949</text:p>
          </table:table-cell>
          <table:table-cell table:formula="of:=10^(([.$AG$1]-[.F120])/(10*[.$AG$2]))" office:value-type="float" office:value="29.5173276562571" calcext:value-type="float">
            <text:p>29.5173276562571</text:p>
          </table:table-cell>
          <table:table-cell table:formula="of:=10^(([.$AG$1]-[.J120])/(10*[.$AG$2]))" office:value-type="float" office:value="29.3704829156752" calcext:value-type="float">
            <text:p>29.3704829156752</text:p>
          </table:table-cell>
          <table:table-cell table:formula="of:=10^(([.$AG$1]-[.K120])/(10*[.$AG$2]))" office:value-type="float" office:value="32.4070568306911" calcext:value-type="float">
            <text:p>32.4070568306911</text:p>
          </table:table-cell>
          <table:table-cell table:formula="of:=10^(([.$AG$1]-[.O120])/(10*[.$AG$2]))" office:value-type="float" office:value="27.0446439899097" calcext:value-type="float">
            <text:p>27.0446439899097</text:p>
          </table:table-cell>
          <table:table-cell table:formula="of:=10^(([.$AG$1]-[.P120])/(10*[.$AG$2]))" office:value-type="float" office:value="32.4070568306911" calcext:value-type="float">
            <text:p>32.407056830691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.2470954530914" calcext:value-type="float">
            <text:p>24.2470954530914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4596243302954" calcext:value-type="float">
            <text:p>-81.4596243302954</text:p>
          </table:table-cell>
          <table:table-cell office:value-type="float" office:value="-81.8074759782844" calcext:value-type="float">
            <text:p>-81.8074759782844</text:p>
          </table:table-cell>
          <table:table-cell office:value-type="float" office:value="12.0777900984849" calcext:value-type="float">
            <text:p>12.0777900984849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1.2848261924925" calcext:value-type="float">
            <text:p>-81.2848261924925</text:p>
          </table:table-cell>
          <table:table-cell office:value-type="float" office:value="-82.7479055021959" calcext:value-type="float">
            <text:p>-82.7479055021959</text:p>
          </table:table-cell>
          <table:table-cell office:value-type="float" office:value="11.9168335435043" calcext:value-type="float">
            <text:p>11.9168335435043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8700213136199" calcext:value-type="float">
            <text:p>-80.8700213136199</text:p>
          </table:table-cell>
          <table:table-cell office:value-type="float" office:value="-82.7479055021959" calcext:value-type="float">
            <text:p>-82.7479055021959</text:p>
          </table:table-cell>
          <table:table-cell office:value-type="float" office:value="11.5434079411225" calcext:value-type="float">
            <text:p>11.5434079411225</text:p>
          </table:table-cell>
          <table:table-cell office:value-type="float" office:value="-9.81630051715084" calcext:value-type="float">
            <text:p>-9.81630051715084</text:p>
          </table:table-cell>
          <table:table-cell office:value-type="float" office:value="-1.78549634521351" calcext:value-type="float">
            <text:p>-1.7854963452135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10^(([.$AG$1]-[.E121])/(10*[.$AG$2]))" office:value-type="float" office:value="28.4920475664463" calcext:value-type="float">
            <text:p>28.4920475664463</text:p>
          </table:table-cell>
          <table:table-cell table:formula="of:=10^(([.$AG$1]-[.F121])/(10*[.$AG$2]))" office:value-type="float" office:value="29.3041400808823" calcext:value-type="float">
            <text:p>29.3041400808823</text:p>
          </table:table-cell>
          <table:table-cell table:formula="of:=10^(([.$AG$1]-[.J121])/(10*[.$AG$2]))" office:value-type="float" office:value="28.0925002058989" calcext:value-type="float">
            <text:p>28.0925002058989</text:p>
          </table:table-cell>
          <table:table-cell table:formula="of:=10^(([.$AG$1]-[.K121])/(10*[.$AG$2]))" office:value-type="float" office:value="31.6174258599034" calcext:value-type="float">
            <text:p>31.6174258599034</text:p>
          </table:table-cell>
          <table:table-cell table:formula="of:=10^(([.$AG$1]-[.O121])/(10*[.$AG$2]))" office:value-type="float" office:value="27.1666342354977" calcext:value-type="float">
            <text:p>27.1666342354977</text:p>
          </table:table-cell>
          <table:table-cell table:formula="of:=10^(([.$AG$1]-[.P121])/(10*[.$AG$2]))" office:value-type="float" office:value="31.6174258599034" calcext:value-type="float">
            <text:p>31.6174258599034</text:p>
          </table:table-cell>
          <table:table-cell table:number-columns-repeated="2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24.0246183785199" calcext:value-type="float">
            <text:p>24.0246183785199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1.0217370312068" calcext:value-type="float">
            <text:p>-81.0217370312068</text:p>
          </table:table-cell>
          <table:table-cell office:value-type="float" office:value="-81.626728380456" calcext:value-type="float">
            <text:p>-81.626728380456</text:p>
          </table:table-cell>
          <table:table-cell office:value-type="float" office:value="11.678612116073" calcext:value-type="float">
            <text:p>11.678612116073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8993783347448" calcext:value-type="float">
            <text:p>-80.8993783347448</text:p>
          </table:table-cell>
          <table:table-cell office:value-type="float" office:value="-82.4731149519763" calcext:value-type="float">
            <text:p>-82.4731149519763</text:p>
          </table:table-cell>
          <table:table-cell office:value-type="float" office:value="11.5694472731111" calcext:value-type="float">
            <text:p>11.5694472731111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.9090149195339" calcext:value-type="float">
            <text:p>-80.9090149195339</text:p>
          </table:table-cell>
          <table:table-cell office:value-type="float" office:value="-82.4731149519763" calcext:value-type="float">
            <text:p>-82.4731149519763</text:p>
          </table:table-cell>
          <table:table-cell office:value-type="float" office:value="11.5780076091178" calcext:value-type="float">
            <text:p>11.5780076091178</text:p>
          </table:table-cell>
          <table:table-cell office:value-type="float" office:value="-1.03718185598792" calcext:value-type="float">
            <text:p>-1.03718185598792</text:p>
          </table:table-cell>
          <table:table-cell office:value-type="float" office:value="-1.18357761472276" calcext:value-type="float">
            <text:p>-1.1835776147227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10^(([.$AG$1]-[.E122])/(10*[.$AG$2]))" office:value-type="float" office:value="27.5016780757343" calcext:value-type="float">
            <text:p>27.5016780757343</text:p>
          </table:table-cell>
          <table:table-cell table:formula="of:=10^(([.$AG$1]-[.F122])/(10*[.$AG$2]))" office:value-type="float" office:value="28.8793198477809" calcext:value-type="float">
            <text:p>28.8793198477809</text:p>
          </table:table-cell>
          <table:table-cell table:formula="of:=10^(([.$AG$1]-[.J122])/(10*[.$AG$2]))" office:value-type="float" office:value="27.2311452374015" calcext:value-type="float">
            <text:p>27.2311452374015</text:p>
          </table:table-cell>
          <table:table-cell table:formula="of:=10^(([.$AG$1]-[.K122])/(10*[.$AG$2]))" office:value-type="float" office:value="30.9232217773672" calcext:value-type="float">
            <text:p>30.9232217773672</text:p>
          </table:table-cell>
          <table:table-cell table:formula="of:=10^(([.$AG$1]-[.O122])/(10*[.$AG$2]))" office:value-type="float" office:value="27.2523546653955" calcext:value-type="float">
            <text:p>27.2523546653955</text:p>
          </table:table-cell>
          <table:table-cell table:formula="of:=10^(([.$AG$1]-[.P122])/(10*[.$AG$2]))" office:value-type="float" office:value="30.9232217773672" calcext:value-type="float">
            <text:p>30.9232217773672</text:p>
          </table:table-cell>
          <table:table-cell table:number-columns-repeated="2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23.816528611635" calcext:value-type="float">
            <text:p>23.816528611635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80.4152159218447" calcext:value-type="float">
            <text:p>-80.4152159218447</text:p>
          </table:table-cell>
          <table:table-cell office:value-type="float" office:value="-81.3640555424104" calcext:value-type="float">
            <text:p>-81.3640555424104</text:p>
          </table:table-cell>
          <table:table-cell office:value-type="float" office:value="11.1474071600099" calcext:value-type="float">
            <text:p>11.1474071600099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80.0295648343213" calcext:value-type="float">
            <text:p>-80.0295648343213</text:p>
          </table:table-cell>
          <table:table-cell office:value-type="float" office:value="-82.0258034567787" calcext:value-type="float">
            <text:p>-82.0258034567787</text:p>
          </table:table-cell>
          <table:table-cell office:value-type="float" office:value="10.8222815390686" calcext:value-type="float">
            <text:p>10.8222815390686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0.9363104436737" calcext:value-type="float">
            <text:p>-80.9363104436737</text:p>
          </table:table-cell>
          <table:table-cell office:value-type="float" office:value="-82.0258034567787" calcext:value-type="float">
            <text:p>-82.0258034567787</text:p>
          </table:table-cell>
          <table:table-cell office:value-type="float" office:value="11.6022890641503" calcext:value-type="float">
            <text:p>11.6022890641503</text:p>
          </table:table-cell>
          <table:table-cell office:value-type="float" office:value="12.4765207970739" calcext:value-type="float">
            <text:p>12.4765207970739</text:p>
          </table:table-cell>
          <table:table-cell office:value-type="float" office:value="-3.27677667280597" calcext:value-type="float">
            <text:p>-3.27677667280597</text:p>
          </table:table-cell>
          <table:table-cell office:value-type="float" office:value="-6.76863338584251" calcext:value-type="float">
            <text:p>-6.76863338584251</text:p>
          </table:table-cell>
          <table:table-cell table:number-columns-repeated="5"/>
          <table:table-cell table:formula="of:=10^(([.$AG$1]-[.E123])/(10*[.$AG$2]))" office:value-type="float" office:value="26.1865178289669" calcext:value-type="float">
            <text:p>26.1865178289669</text:p>
          </table:table-cell>
          <table:table-cell table:formula="of:=10^(([.$AG$1]-[.F123])/(10*[.$AG$2]))" office:value-type="float" office:value="28.2729008334589" calcext:value-type="float">
            <text:p>28.2729008334589</text:p>
          </table:table-cell>
          <table:table-cell table:formula="of:=10^(([.$AG$1]-[.J123])/(10*[.$AG$2]))" office:value-type="float" office:value="25.3831861392521" calcext:value-type="float">
            <text:p>25.3831861392521</text:p>
          </table:table-cell>
          <table:table-cell table:formula="of:=10^(([.$AG$1]-[.K123])/(10*[.$AG$2]))" office:value-type="float" office:value="29.8256278732295" calcext:value-type="float">
            <text:p>29.8256278732295</text:p>
          </table:table-cell>
          <table:table-cell table:formula="of:=10^(([.$AG$1]-[.O123])/(10*[.$AG$2]))" office:value-type="float" office:value="27.3125198503383" calcext:value-type="float">
            <text:p>27.3125198503383</text:p>
          </table:table-cell>
          <table:table-cell table:formula="of:=10^(([.$AG$1]-[.P123])/(10*[.$AG$2]))" office:value-type="float" office:value="29.8256278732295" calcext:value-type="float">
            <text:p>29.8256278732295</text:p>
          </table:table-cell>
          <table:table-cell table:number-columns-repeated="2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23.5957498609993" calcext:value-type="float">
            <text:p>23.5957498609993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9.6906511452913" calcext:value-type="float">
            <text:p>-79.6906511452913</text:p>
          </table:table-cell>
          <table:table-cell office:value-type="float" office:value="-81.0276499881693" calcext:value-type="float">
            <text:p>-81.0276499881693</text:p>
          </table:table-cell>
          <table:table-cell office:value-type="float" office:value="10.5443959306351" calcext:value-type="float">
            <text:p>10.5443959306351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9.4206953840249" calcext:value-type="float">
            <text:p>-79.4206953840249</text:p>
          </table:table-cell>
          <table:table-cell office:value-type="float" office:value="-81.6232231111008" calcext:value-type="float">
            <text:p>-81.6232231111008</text:p>
          </table:table-cell>
          <table:table-cell office:value-type="float" office:value="10.3281652849329" calcext:value-type="float">
            <text:p>10.3281652849329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6554173105716" calcext:value-type="float">
            <text:p>-80.6554173105716</text:p>
          </table:table-cell>
          <table:table-cell office:value-type="float" office:value="-81.6232231111008" calcext:value-type="float">
            <text:p>-81.6232231111008</text:p>
          </table:table-cell>
          <table:table-cell office:value-type="float" office:value="11.3548284443172" calcext:value-type="float">
            <text:p>11.3548284443172</text:p>
          </table:table-cell>
          <table:table-cell office:value-type="float" office:value="18.0731795421487" calcext:value-type="float">
            <text:p>18.0731795421487</text:p>
          </table:table-cell>
          <table:table-cell office:value-type="float" office:value="-2.08149426777319" calcext:value-type="float">
            <text:p>-2.08149426777319</text:p>
          </table:table-cell>
          <table:table-cell office:value-type="float" office:value="-14.9071561890927" calcext:value-type="float">
            <text:p>-14.9071561890927</text:p>
          </table:table-cell>
          <table:table-cell table:number-columns-repeated="5"/>
          <table:table-cell table:formula="of:=10^(([.$AG$1]-[.E124])/(10*[.$AG$2]))" office:value-type="float" office:value="24.6975814379175" calcext:value-type="float">
            <text:p>24.6975814379175</text:p>
          </table:table-cell>
          <table:table-cell table:formula="of:=10^(([.$AG$1]-[.F124])/(10*[.$AG$2]))" office:value-type="float" office:value="27.514819380308" calcext:value-type="float">
            <text:p>27.514819380308</text:p>
          </table:table-cell>
          <table:table-cell table:formula="of:=10^(([.$AG$1]-[.J124])/(10*[.$AG$2]))" office:value-type="float" office:value="24.164749317617" calcext:value-type="float">
            <text:p>24.164749317617</text:p>
          </table:table-cell>
          <table:table-cell table:formula="of:=10^(([.$AG$1]-[.K124])/(10*[.$AG$2]))" office:value-type="float" office:value="28.8711424016674" calcext:value-type="float">
            <text:p>28.8711424016674</text:p>
          </table:table-cell>
          <table:table-cell table:formula="of:=10^(([.$AG$1]-[.O124])/(10*[.$AG$2]))" office:value-type="float" office:value="26.6996685798261" calcext:value-type="float">
            <text:p>26.6996685798261</text:p>
          </table:table-cell>
          <table:table-cell table:formula="of:=10^(([.$AG$1]-[.P124])/(10*[.$AG$2]))" office:value-type="float" office:value="28.8711424016674" calcext:value-type="float">
            <text:p>28.8711424016674</text:p>
          </table:table-cell>
          <table:table-cell table:number-columns-repeated="2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3.3672020526591" calcext:value-type="float">
            <text:p>23.3672020526591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9.1834558017039" calcext:value-type="float">
            <text:p>-79.1834558017039</text:p>
          </table:table-cell>
          <table:table-cell office:value-type="float" office:value="-80.7248849893524" calcext:value-type="float">
            <text:p>-80.7248849893524</text:p>
          </table:table-cell>
          <table:table-cell office:value-type="float" office:value="10.1418035388081" calcext:value-type="float">
            <text:p>10.1418035388081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8.9944867688174" calcext:value-type="float">
            <text:p>-78.9944867688174</text:p>
          </table:table-cell>
          <table:table-cell office:value-type="float" office:value="-81.2609007999907" calcext:value-type="float">
            <text:p>-81.2609007999907</text:p>
          </table:table-cell>
          <table:table-cell office:value-type="float" office:value="9.99576933386755" calcext:value-type="float">
            <text:p>9.99576933386755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4587921174001" calcext:value-type="float">
            <text:p>-80.4587921174001</text:p>
          </table:table-cell>
          <table:table-cell office:value-type="float" office:value="-81.2609007999907" calcext:value-type="float">
            <text:p>-81.2609007999907</text:p>
          </table:table-cell>
          <table:table-cell office:value-type="float" office:value="11.1847531590429" calcext:value-type="float">
            <text:p>11.1847531590429</text:p>
          </table:table-cell>
          <table:table-cell office:value-type="float" office:value="21.4834622650069" calcext:value-type="float">
            <text:p>21.4834622650069</text:p>
          </table:table-cell>
          <table:table-cell office:value-type="float" office:value="-1.36671565631564" calcext:value-type="float">
            <text:p>-1.36671565631564</text:p>
          </table:table-cell>
          <table:table-cell office:value-type="float" office:value="-19.0326736913125" calcext:value-type="float">
            <text:p>-19.0326736913125</text:p>
          </table:table-cell>
          <table:table-cell table:number-columns-repeated="5"/>
          <table:table-cell table:formula="of:=10^(([.$AG$1]-[.E125])/(10*[.$AG$2]))" office:value-type="float" office:value="23.7059900786345" calcext:value-type="float">
            <text:p>23.7059900786345</text:p>
          </table:table-cell>
          <table:table-cell table:formula="of:=10^(([.$AG$1]-[.F125])/(10*[.$AG$2]))" office:value-type="float" office:value="26.8499408294162" calcext:value-type="float">
            <text:p>26.8499408294162</text:p>
          </table:table-cell>
          <table:table-cell table:formula="of:=10^(([.$AG$1]-[.J125])/(10*[.$AG$2]))" office:value-type="float" office:value="23.3468130617605" calcext:value-type="float">
            <text:p>23.3468130617605</text:p>
          </table:table-cell>
          <table:table-cell table:formula="of:=10^(([.$AG$1]-[.K125])/(10*[.$AG$2]))" office:value-type="float" office:value="28.0382500967245" calcext:value-type="float">
            <text:p>28.0382500967245</text:p>
          </table:table-cell>
          <table:table-cell table:formula="of:=10^(([.$AG$1]-[.O125])/(10*[.$AG$2]))" office:value-type="float" office:value="26.278873296358" calcext:value-type="float">
            <text:p>26.278873296358</text:p>
          </table:table-cell>
          <table:table-cell table:formula="of:=10^(([.$AG$1]-[.P125])/(10*[.$AG$2]))" office:value-type="float" office:value="28.0382500967245" calcext:value-type="float">
            <text:p>28.038250096724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1631836962258" calcext:value-type="float">
            <text:p>23.1631836962258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8284190611927" calcext:value-type="float">
            <text:p>-78.8284190611927</text:p>
          </table:table-cell>
          <table:table-cell office:value-type="float" office:value="-80.4523964904172" calcext:value-type="float">
            <text:p>-80.4523964904172</text:p>
          </table:table-cell>
          <table:table-cell office:value-type="float" office:value="9.86917012400733" calcext:value-type="float">
            <text:p>9.8691701240073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6961407381722" calcext:value-type="float">
            <text:p>-78.6961407381722</text:p>
          </table:table-cell>
          <table:table-cell office:value-type="float" office:value="-80.9348107199917" calcext:value-type="float">
            <text:p>-80.9348107199917</text:p>
          </table:table-cell>
          <table:table-cell office:value-type="float" office:value="9.76947797077787" calcext:value-type="float">
            <text:p>9.76947797077787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80.3211544821801" calcext:value-type="float">
            <text:p>-80.3211544821801</text:p>
          </table:table-cell>
          <table:table-cell office:value-type="float" office:value="-80.9348107199917" calcext:value-type="float">
            <text:p>-80.9348107199917</text:p>
          </table:table-cell>
          <table:table-cell office:value-type="float" office:value="11.0672184601441" calcext:value-type="float">
            <text:p>11.0672184601441</text:p>
          </table:table-cell>
          <table:table-cell office:value-type="float" office:value="23.6431090897478" calcext:value-type="float">
            <text:p>23.6431090897478</text:p>
          </table:table-cell>
          <table:table-cell office:value-type="float" office:value="-0.919917779583994" calcext:value-type="float">
            <text:p>-0.919917779583994</text:p>
          </table:table-cell>
          <table:table-cell office:value-type="float" office:value="-21.5329852018962" calcext:value-type="float">
            <text:p>-21.5329852018962</text:p>
          </table:table-cell>
          <table:table-cell table:number-columns-repeated="5"/>
          <table:table-cell table:formula="of:=10^(([.$AG$1]-[.E126])/(10*[.$AG$2]))" office:value-type="float" office:value="23.0356604760799" calcext:value-type="float">
            <text:p>23.0356604760799</text:p>
          </table:table-cell>
          <table:table-cell table:formula="of:=10^(([.$AG$1]-[.F126])/(10*[.$AG$2]))" office:value-type="float" office:value="26.2652980257158" calcext:value-type="float">
            <text:p>26.2652980257158</text:p>
          </table:table-cell>
          <table:table-cell table:formula="of:=10^(([.$AG$1]-[.J126])/(10*[.$AG$2]))" office:value-type="float" office:value="22.7907870980466" calcext:value-type="float">
            <text:p>22.7907870980466</text:p>
          </table:table-cell>
          <table:table-cell table:formula="of:=10^(([.$AG$1]-[.K126])/(10*[.$AG$2]))" office:value-type="float" office:value="27.3092106920808" calcext:value-type="float">
            <text:p>27.3092106920808</text:p>
          </table:table-cell>
          <table:table-cell table:formula="of:=10^(([.$AG$1]-[.O126])/(10*[.$AG$2]))" office:value-type="float" office:value="25.9882688102806" calcext:value-type="float">
            <text:p>25.9882688102806</text:p>
          </table:table-cell>
          <table:table-cell table:formula="of:=10^(([.$AG$1]-[.P126])/(10*[.$AG$2]))" office:value-type="float" office:value="27.3092106920808" calcext:value-type="float">
            <text:p>27.3092106920808</text:p>
          </table:table-cell>
          <table:table-cell table:number-columns-repeated="2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22.9110047859338" calcext:value-type="float">
            <text:p>22.911004785933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5798933428349" calcext:value-type="float">
            <text:p>-78.5798933428349</text:p>
          </table:table-cell>
          <table:table-cell office:value-type="float" office:value="-80.2071568413754" calcext:value-type="float">
            <text:p>-80.2071568413754</text:p>
          </table:table-cell>
          <table:table-cell office:value-type="float" office:value="9.68269929738827" calcext:value-type="float">
            <text:p>9.68269929738827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8.4872985167205" calcext:value-type="float">
            <text:p>-78.4872985167205</text:p>
          </table:table-cell>
          <table:table-cell office:value-type="float" office:value="-80.6413296479925" calcext:value-type="float">
            <text:p>-80.6413296479925</text:p>
          </table:table-cell>
          <table:table-cell office:value-type="float" office:value="9.61412912108937" calcext:value-type="float">
            <text:p>9.61412912108937</text:p>
          </table:table-cell>
          <table:table-cell office:value-type="float" office:value="-79" calcext:value-type="float">
            <text:p>-79</text:p>
          </table:table-cell>
          <table:table-cell office:value-type="float" office:value="-83" calcext:value-type="float">
            <text:p>-83</text:p>
          </table:table-cell>
          <table:table-cell office:value-type="float" office:value="-81.124808137526" calcext:value-type="float">
            <text:p>-81.124808137526</text:p>
          </table:table-cell>
          <table:table-cell office:value-type="float" office:value="-80.6413296479925" calcext:value-type="float">
            <text:p>-80.6413296479925</text:p>
          </table:table-cell>
          <table:table-cell office:value-type="float" office:value="11.7713680260097" calcext:value-type="float">
            <text:p>11.7713680260097</text:p>
          </table:table-cell>
          <table:table-cell office:value-type="float" office:value="41.3045873338816" calcext:value-type="float">
            <text:p>41.3045873338816</text:p>
          </table:table-cell>
          <table:table-cell office:value-type="float" office:value="-0.631448603029331" calcext:value-type="float">
            <text:p>-0.631448603029331</text:p>
          </table:table-cell>
          <table:table-cell office:value-type="float" office:value="-40.1701394449164" calcext:value-type="float">
            <text:p>-40.1701394449164</text:p>
          </table:table-cell>
          <table:table-cell table:number-columns-repeated="5"/>
          <table:table-cell table:formula="of:=10^(([.$AG$1]-[.E127])/(10*[.$AG$2]))" office:value-type="float" office:value="22.5777400349112" calcext:value-type="float">
            <text:p>22.5777400349112</text:p>
          </table:table-cell>
          <table:table-cell table:formula="of:=10^(([.$AG$1]-[.F127])/(10*[.$AG$2]))" office:value-type="float" office:value="25.7500118377718" calcext:value-type="float">
            <text:p>25.7500118377718</text:p>
          </table:table-cell>
          <table:table-cell table:formula="of:=10^(([.$AG$1]-[.J127])/(10*[.$AG$2]))" office:value-type="float" office:value="22.4094669876708" calcext:value-type="float">
            <text:p>22.4094669876708</text:p>
          </table:table-cell>
          <table:table-cell table:formula="of:=10^(([.$AG$1]-[.K127])/(10*[.$AG$2]))" office:value-type="float" office:value="26.6692969210628" calcext:value-type="float">
            <text:p>26.6692969210628</text:p>
          </table:table-cell>
          <table:table-cell table:formula="of:=10^(([.$AG$1]-[.O127])/(10*[.$AG$2]))" office:value-type="float" office:value="27.7316508795936" calcext:value-type="float">
            <text:p>27.7316508795936</text:p>
          </table:table-cell>
          <table:table-cell table:formula="of:=10^(([.$AG$1]-[.P127])/(10*[.$AG$2]))" office:value-type="float" office:value="26.6692969210628" calcext:value-type="float">
            <text:p>26.6692969210628</text:p>
          </table:table-cell>
          <table:table-cell table:number-columns-repeated="2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22.6971565062002" calcext:value-type="float">
            <text:p>22.697156506200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4059253399844" calcext:value-type="float">
            <text:p>-78.4059253399844</text:p>
          </table:table-cell>
          <table:table-cell office:value-type="float" office:value="-79.9864411572379" calcext:value-type="float">
            <text:p>-79.9864411572379</text:p>
          </table:table-cell>
          <table:table-cell office:value-type="float" office:value="9.55427002676975" calcext:value-type="float">
            <text:p>9.55427002676975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3411089617044" calcext:value-type="float">
            <text:p>-78.3411089617044</text:p>
          </table:table-cell>
          <table:table-cell office:value-type="float" office:value="-80.3771966831932" calcext:value-type="float">
            <text:p>-80.3771966831932</text:p>
          </table:table-cell>
          <table:table-cell office:value-type="float" office:value="9.50685708735896" calcext:value-type="float">
            <text:p>9.50685708735896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1.6873656962682" calcext:value-type="float">
            <text:p>-81.6873656962682</text:p>
          </table:table-cell>
          <table:table-cell office:value-type="float" office:value="-80.3771966831932" calcext:value-type="float">
            <text:p>-80.3771966831932</text:p>
          </table:table-cell>
          <table:table-cell office:value-type="float" office:value="12.2907633450086" calcext:value-type="float">
            <text:p>12.2907633450086</text:p>
          </table:table-cell>
          <table:table-cell office:value-type="float" office:value="54.7319202960452" calcext:value-type="float">
            <text:p>54.7319202960452</text:p>
          </table:table-cell>
          <table:table-cell office:value-type="float" office:value="-0.44079275680164" calcext:value-type="float">
            <text:p>-0.44079275680164</text:p>
          </table:table-cell>
          <table:table-cell office:value-type="float" office:value="-53.9001126739985" calcext:value-type="float">
            <text:p>-53.9001126739985</text:p>
          </table:table-cell>
          <table:table-cell table:number-columns-repeated="5"/>
          <table:table-cell table:formula="of:=10^(([.$AG$1]-[.E128])/(10*[.$AG$2]))" office:value-type="float" office:value="22.2626227838383" calcext:value-type="float">
            <text:p>22.2626227838383</text:p>
          </table:table-cell>
          <table:table-cell table:formula="of:=10^(([.$AG$1]-[.F128])/(10*[.$AG$2]))" office:value-type="float" office:value="25.2949032755117" calcext:value-type="float">
            <text:p>25.2949032755117</text:p>
          </table:table-cell>
          <table:table-cell table:formula="of:=10^(([.$AG$1]-[.J128])/(10*[.$AG$2]))" office:value-type="float" office:value="22.1463453914897" calcext:value-type="float">
            <text:p>22.1463453914897</text:p>
          </table:table-cell>
          <table:table-cell table:formula="of:=10^(([.$AG$1]-[.K128])/(10*[.$AG$2]))" office:value-type="float" office:value="26.1062049558606" calcext:value-type="float">
            <text:p>26.1062049558606</text:p>
          </table:table-cell>
          <table:table-cell table:formula="of:=10^(([.$AG$1]-[.O128])/(10*[.$AG$2]))" office:value-type="float" office:value="29.0211478562808" calcext:value-type="float">
            <text:p>29.0211478562808</text:p>
          </table:table-cell>
          <table:table-cell table:formula="of:=10^(([.$AG$1]-[.P128])/(10*[.$AG$2]))" office:value-type="float" office:value="26.1062049558606" calcext:value-type="float">
            <text:p>26.1062049558606</text:p>
          </table:table-cell>
          <table:table-cell table:number-columns-repeated="2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22.4596644708315" calcext:value-type="float">
            <text:p>22.4596644708315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2841477379891" calcext:value-type="float">
            <text:p>-78.2841477379891</text:p>
          </table:table-cell>
          <table:table-cell office:value-type="float" office:value="-79.7877970415141" calcext:value-type="float">
            <text:p>-79.7877970415141</text:p>
          </table:table-cell>
          <table:table-cell office:value-type="float" office:value="9.46538444540624" calcext:value-type="float">
            <text:p>9.46538444540624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8.2387762731931" calcext:value-type="float">
            <text:p>-78.2387762731931</text:p>
          </table:table-cell>
          <table:table-cell office:value-type="float" office:value="-80.1394770148739" calcext:value-type="float">
            <text:p>-80.1394770148739</text:p>
          </table:table-cell>
          <table:table-cell office:value-type="float" office:value="9.43247962530399" calcext:value-type="float">
            <text:p>9.4324796253039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2.0811559873878" calcext:value-type="float">
            <text:p>-82.0811559873878</text:p>
          </table:table-cell>
          <table:table-cell office:value-type="float" office:value="-80.1394770148739" calcext:value-type="float">
            <text:p>-80.1394770148739</text:p>
          </table:table-cell>
          <table:table-cell office:value-type="float" office:value="12.6679167188478" calcext:value-type="float">
            <text:p>12.6679167188478</text:p>
          </table:table-cell>
          <table:table-cell office:value-type="float" office:value="64.7051524389175" calcext:value-type="float">
            <text:p>64.7051524389175</text:p>
          </table:table-cell>
          <table:table-cell office:value-type="float" office:value="-0.312650371619695" calcext:value-type="float">
            <text:p>-0.312650371619695</text:p>
          </table:table-cell>
          <table:table-cell office:value-type="float" office:value="-64.0145027012284" calcext:value-type="float">
            <text:p>-64.0145027012284</text:p>
          </table:table-cell>
          <table:table-cell table:number-columns-repeated="5"/>
          <table:table-cell table:formula="of:=10^(([.$AG$1]-[.E129])/(10*[.$AG$2]))" office:value-type="float" office:value="22.0446612393258" calcext:value-type="float">
            <text:p>22.0446612393258</text:p>
          </table:table-cell>
          <table:table-cell table:formula="of:=10^(([.$AG$1]-[.F129])/(10*[.$AG$2]))" office:value-type="float" office:value="24.8921869524735" calcext:value-type="float">
            <text:p>24.8921869524735</text:p>
          </table:table-cell>
          <table:table-cell table:formula="of:=10^(([.$AG$1]-[.J129])/(10*[.$AG$2]))" office:value-type="float" office:value="21.9640006647886" calcext:value-type="float">
            <text:p>21.9640006647886</text:p>
          </table:table-cell>
          <table:table-cell table:formula="of:=10^(([.$AG$1]-[.K129])/(10*[.$AG$2]))" office:value-type="float" office:value="25.6095945196306" calcext:value-type="float">
            <text:p>25.6095945196306</text:p>
          </table:table-cell>
          <table:table-cell table:formula="of:=10^(([.$AG$1]-[.O129])/(10*[.$AG$2]))" office:value-type="float" office:value="29.9593087740279" calcext:value-type="float">
            <text:p>29.9593087740279</text:p>
          </table:table-cell>
          <table:table-cell table:formula="of:=10^(([.$AG$1]-[.P129])/(10*[.$AG$2]))" office:value-type="float" office:value="25.6095945196306" calcext:value-type="float">
            <text:p>25.6095945196306</text:p>
          </table:table-cell>
          <table:table-cell table:number-columns-repeated="2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22.1869690733699" calcext:value-type="float">
            <text:p>22.186969073369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989034165924" calcext:value-type="float">
            <text:p>-78.1989034165924</text:p>
          </table:table-cell>
          <table:table-cell office:value-type="float" office:value="-79.6090173373627" calcext:value-type="float">
            <text:p>-79.6090173373627</text:p>
          </table:table-cell>
          <table:table-cell office:value-type="float" office:value="9.4036570168222" calcext:value-type="float">
            <text:p>9.4036570168222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8.1671433912351" calcext:value-type="float">
            <text:p>-78.1671433912351</text:p>
          </table:table-cell>
          <table:table-cell office:value-type="float" office:value="-79.9255293133865" calcext:value-type="float">
            <text:p>-79.9255293133865</text:p>
          </table:table-cell>
          <table:table-cell office:value-type="float" office:value="9.38076190184789" calcext:value-type="float">
            <text:p>9.38076190184789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0568091911714" calcext:value-type="float">
            <text:p>-82.0568091911714</text:p>
          </table:table-cell>
          <table:table-cell office:value-type="float" office:value="-79.9255293133865" calcext:value-type="float">
            <text:p>-79.9255293133865</text:p>
          </table:table-cell>
          <table:table-cell office:value-type="float" office:value="12.64426646876" calcext:value-type="float">
            <text:p>12.64426646876</text:p>
          </table:table-cell>
          <table:table-cell office:value-type="float" office:value="65.1373779432469" calcext:value-type="float">
            <text:p>65.1373779432469</text:p>
          </table:table-cell>
          <table:table-cell office:value-type="float" office:value="-0.225487014031087" calcext:value-type="float">
            <text:p>-0.225487014031087</text:p>
          </table:table-cell>
          <table:table-cell office:value-type="float" office:value="-64.4593281916547" calcext:value-type="float">
            <text:p>-64.4593281916547</text:p>
          </table:table-cell>
          <table:table-cell table:number-columns-repeated="5"/>
          <table:table-cell table:formula="of:=10^(([.$AG$1]-[.E130])/(10*[.$AG$2]))" office:value-type="float" office:value="21.8933591031056" calcext:value-type="float">
            <text:p>21.8933591031056</text:p>
          </table:table-cell>
          <table:table-cell table:formula="of:=10^(([.$AG$1]-[.F130])/(10*[.$AG$2]))" office:value-type="float" office:value="24.5352270894446" calcext:value-type="float">
            <text:p>24.5352270894446</text:p>
          </table:table-cell>
          <table:table-cell table:formula="of:=10^(([.$AG$1]-[.J130])/(10*[.$AG$2]))" office:value-type="float" office:value="21.8372534017754" calcext:value-type="float">
            <text:p>21.8372534017754</text:p>
          </table:table-cell>
          <table:table-cell table:formula="of:=10^(([.$AG$1]-[.K130])/(10*[.$AG$2]))" office:value-type="float" office:value="25.1707273495046" calcext:value-type="float">
            <text:p>25.1707273495046</text:p>
          </table:table-cell>
          <table:table-cell table:formula="of:=10^(([.$AG$1]-[.O130])/(10*[.$AG$2]))" office:value-type="float" office:value="29.9004356106939" calcext:value-type="float">
            <text:p>29.9004356106939</text:p>
          </table:table-cell>
          <table:table-cell table:formula="of:=10^(([.$AG$1]-[.P130])/(10*[.$AG$2]))" office:value-type="float" office:value="25.1707273495046" calcext:value-type="float">
            <text:p>25.170727349504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.9770685117184" calcext:value-type="float">
            <text:p>21.977068511718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392323916147" calcext:value-type="float">
            <text:p>-78.1392323916147</text:p>
          </table:table-cell>
          <table:table-cell office:value-type="float" office:value="-79.4481156036264" calcext:value-type="float">
            <text:p>-79.4481156036264</text:p>
          </table:table-cell>
          <table:table-cell office:value-type="float" office:value="9.360687489646" calcext:value-type="float">
            <text:p>9.36068748964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170003738646" calcext:value-type="float">
            <text:p>-78.1170003738646</text:p>
          </table:table-cell>
          <table:table-cell office:value-type="float" office:value="-79.7329763820479" calcext:value-type="float">
            <text:p>-79.7329763820479</text:p>
          </table:table-cell>
          <table:table-cell office:value-type="float" office:value="9.34472830939349" calcext:value-type="float">
            <text:p>9.34472830939349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1.43976643382" calcext:value-type="float">
            <text:p>-81.43976643382</text:p>
          </table:table-cell>
          <table:table-cell office:value-type="float" office:value="-79.7329763820479" calcext:value-type="float">
            <text:p>-79.7329763820479</text:p>
          </table:table-cell>
          <table:table-cell office:value-type="float" office:value="12.0593957575817" calcext:value-type="float">
            <text:p>12.0593957575817</text:p>
          </table:table-cell>
          <table:table-cell office:value-type="float" office:value="52.67888706475" calcext:value-type="float">
            <text:p>52.67888706475</text:p>
          </table:table-cell>
          <table:table-cell office:value-type="float" office:value="-0.165692319288664" calcext:value-type="float">
            <text:p>-0.165692319288664</text:p>
          </table:table-cell>
          <table:table-cell office:value-type="float" office:value="-51.8450850713797" calcext:value-type="float">
            <text:p>-51.8450850713797</text:p>
          </table:table-cell>
          <table:table-cell table:number-columns-repeated="5"/>
          <table:table-cell table:formula="of:=10^(([.$AG$1]-[.E131])/(10*[.$AG$2]))" office:value-type="float" office:value="21.7880659120923" calcext:value-type="float">
            <text:p>21.7880659120923</text:p>
          </table:table-cell>
          <table:table-cell table:formula="of:=10^(([.$AG$1]-[.F131])/(10*[.$AG$2]))" office:value-type="float" office:value="24.2183419632501" calcext:value-type="float">
            <text:p>24.2183419632501</text:p>
          </table:table-cell>
          <table:table-cell table:formula="of:=10^(([.$AG$1]-[.J131])/(10*[.$AG$2]))" office:value-type="float" office:value="21.748965763073" calcext:value-type="float">
            <text:p>21.748965763073</text:p>
          </table:table-cell>
          <table:table-cell table:formula="of:=10^(([.$AG$1]-[.K131])/(10*[.$AG$2]))" office:value-type="float" office:value="24.7821808627832" calcext:value-type="float">
            <text:p>24.7821808627832</text:p>
          </table:table-cell>
          <table:table-cell table:formula="of:=10^(([.$AG$1]-[.O131])/(10*[.$AG$2]))" office:value-type="float" office:value="28.4463724783051" calcext:value-type="float">
            <text:p>28.4463724783051</text:p>
          </table:table-cell>
          <table:table-cell table:formula="of:=10^(([.$AG$1]-[.P131])/(10*[.$AG$2]))" office:value-type="float" office:value="24.7821808627832" calcext:value-type="float">
            <text:p>24.7821808627832</text:p>
          </table:table-cell>
          <table:table-cell table:number-columns-repeated="2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21.7664167623794" calcext:value-type="float">
            <text:p>21.766416762379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974626741303" calcext:value-type="float">
            <text:p>-78.0974626741303</text:p>
          </table:table-cell>
          <table:table-cell office:value-type="float" office:value="-79.3033040432638" calcext:value-type="float">
            <text:p>-79.3033040432638</text:p>
          </table:table-cell>
          <table:table-cell office:value-type="float" office:value="9.33072570057705" calcext:value-type="float">
            <text:p>9.33072570057705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8.0819002617052" calcext:value-type="float">
            <text:p>-78.0819002617052</text:p>
          </table:table-cell>
          <table:table-cell office:value-type="float" office:value="-79.5596787438431" calcext:value-type="float">
            <text:p>-79.5596787438431</text:p>
          </table:table-cell>
          <table:table-cell office:value-type="float" office:value="9.31958718210927" calcext:value-type="float">
            <text:p>9.31958718210927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1.007836503674" calcext:value-type="float">
            <text:p>-81.007836503674</text:p>
          </table:table-cell>
          <table:table-cell office:value-type="float" office:value="-79.5596787438431" calcext:value-type="float">
            <text:p>-79.5596787438431</text:p>
          </table:table-cell>
          <table:table-cell office:value-type="float" office:value="11.6661587918314" calcext:value-type="float">
            <text:p>11.6661587918314</text:p>
          </table:table-cell>
          <table:table-cell office:value-type="float" office:value="44.6673833940684" calcext:value-type="float">
            <text:p>44.6673833940684</text:p>
          </table:table-cell>
          <table:table-cell office:value-type="float" office:value="-0.124425842942548" calcext:value-type="float">
            <text:p>-0.124425842942548</text:p>
          </table:table-cell>
          <table:table-cell office:value-type="float" office:value="-43.686702574586" calcext:value-type="float">
            <text:p>-43.686702574586</text:p>
          </table:table-cell>
          <table:table-cell table:number-columns-repeated="5"/>
          <table:table-cell table:formula="of:=10^(([.$AG$1]-[.E132])/(10*[.$AG$2]))" office:value-type="float" office:value="21.7146621276869" calcext:value-type="float">
            <text:p>21.7146621276869</text:p>
          </table:table-cell>
          <table:table-cell table:formula="of:=10^(([.$AG$1]-[.F132])/(10*[.$AG$2]))" office:value-type="float" office:value="23.9366461500037" calcext:value-type="float">
            <text:p>23.9366461500037</text:p>
          </table:table-cell>
          <table:table-cell table:formula="of:=10^(([.$AG$1]-[.J132])/(10*[.$AG$2]))" office:value-type="float" office:value="21.687376884473" calcext:value-type="float">
            <text:p>21.687376884473</text:p>
          </table:table-cell>
          <table:table-cell table:formula="of:=10^(([.$AG$1]-[.K132])/(10*[.$AG$2]))" office:value-type="float" office:value="24.4376197727317" calcext:value-type="float">
            <text:p>24.4376197727317</text:p>
          </table:table-cell>
          <table:table-cell table:formula="of:=10^(([.$AG$1]-[.O132])/(10*[.$AG$2]))" office:value-type="float" office:value="27.4708094383594" calcext:value-type="float">
            <text:p>27.4708094383594</text:p>
          </table:table-cell>
          <table:table-cell table:formula="of:=10^(([.$AG$1]-[.P132])/(10*[.$AG$2]))" office:value-type="float" office:value="24.4376197727317" calcext:value-type="float">
            <text:p>24.4376197727317</text:p>
          </table:table-cell>
          <table:table-cell table:number-columns-repeated="2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1.5530291544347" calcext:value-type="float">
            <text:p>21.5530291544347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3682238718912" calcext:value-type="float">
            <text:p>-78.3682238718912</text:p>
          </table:table-cell>
          <table:table-cell office:value-type="float" office:value="-79.2729736389374" calcext:value-type="float">
            <text:p>-79.2729736389374</text:p>
          </table:table-cell>
          <table:table-cell office:value-type="float" office:value="9.52666284968781" calcext:value-type="float">
            <text:p>9.52666284968781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573301831936" calcext:value-type="float">
            <text:p>-78.0573301831936</text:p>
          </table:table-cell>
          <table:table-cell office:value-type="float" office:value="-79.4037108694588" calcext:value-type="float">
            <text:p>-79.4037108694588</text:p>
          </table:table-cell>
          <table:table-cell office:value-type="float" office:value="9.30202864957483" calcext:value-type="float">
            <text:p>9.30202864957483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0.7054855525718" calcext:value-type="float">
            <text:p>-80.7054855525718</text:p>
          </table:table-cell>
          <table:table-cell office:value-type="float" office:value="-79.4037108694588" calcext:value-type="float">
            <text:p>-79.4037108694588</text:p>
          </table:table-cell>
          <table:table-cell office:value-type="float" office:value="11.3985476327651" calcext:value-type="float">
            <text:p>11.3985476327651</text:p>
          </table:table-cell>
          <table:table-cell office:value-type="float" office:value="37.4255593234801" calcext:value-type="float">
            <text:p>37.4255593234801</text:p>
          </table:table-cell>
          <table:table-cell office:value-type="float" office:value="-1.95253093368676" calcext:value-type="float">
            <text:p>-1.95253093368676</text:p>
          </table:table-cell>
          <table:table-cell office:value-type="float" office:value="-36.2771084134575" calcext:value-type="float">
            <text:p>-36.2771084134575</text:p>
          </table:table-cell>
          <table:table-cell table:number-columns-repeated="5"/>
          <table:table-cell table:formula="of:=10^(([.$AG$1]-[.E133])/(10*[.$AG$2]))" office:value-type="float" office:value="22.1949141334927" calcext:value-type="float">
            <text:p>22.1949141334927</text:p>
          </table:table-cell>
          <table:table-cell table:formula="of:=10^(([.$AG$1]-[.F133])/(10*[.$AG$2]))" office:value-type="float" office:value="23.8780619741763" calcext:value-type="float">
            <text:p>23.8780619741763</text:p>
          </table:table-cell>
          <table:table-cell table:formula="of:=10^(([.$AG$1]-[.J133])/(10*[.$AG$2]))" office:value-type="float" office:value="21.6443684715265" calcext:value-type="float">
            <text:p>21.6443684715265</text:p>
          </table:table-cell>
          <table:table-cell table:formula="of:=10^(([.$AG$1]-[.K133])/(10*[.$AG$2]))" office:value-type="float" office:value="24.1316126888905" calcext:value-type="float">
            <text:p>24.1316126888905</text:p>
          </table:table-cell>
          <table:table-cell table:formula="of:=10^(([.$AG$1]-[.O133])/(10*[.$AG$2]))" office:value-type="float" office:value="26.8078911212115" calcext:value-type="float">
            <text:p>26.8078911212115</text:p>
          </table:table-cell>
          <table:table-cell table:formula="of:=10^(([.$AG$1]-[.P133])/(10*[.$AG$2]))" office:value-type="float" office:value="24.1316126888905" calcext:value-type="float">
            <text:p>24.1316126888905</text:p>
          </table:table-cell>
          <table:table-cell table:number-columns-repeated="2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21.3220404659875" calcext:value-type="float">
            <text:p>21.3220404659875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5577567103238" calcext:value-type="float">
            <text:p>-78.5577567103238</text:p>
          </table:table-cell>
          <table:table-cell office:value-type="float" office:value="-79.2456762750437" calcext:value-type="float">
            <text:p>-79.2456762750437</text:p>
          </table:table-cell>
          <table:table-cell office:value-type="float" office:value="9.66626188153725" calcext:value-type="float">
            <text:p>9.66626188153725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7401311282356" calcext:value-type="float">
            <text:p>-77.7401311282356</text:p>
          </table:table-cell>
          <table:table-cell office:value-type="float" office:value="-79.1633397825129" calcext:value-type="float">
            <text:p>-79.1633397825129</text:p>
          </table:table-cell>
          <table:table-cell office:value-type="float" office:value="9.07829666951222" calcext:value-type="float">
            <text:p>9.07829666951222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80.4938398868002" calcext:value-type="float">
            <text:p>-80.4938398868002</text:p>
          </table:table-cell>
          <table:table-cell office:value-type="float" office:value="-79.1633397825129" calcext:value-type="float">
            <text:p>-79.1633397825129</text:p>
          </table:table-cell>
          <table:table-cell office:value-type="float" office:value="11.2148808245562" calcext:value-type="float">
            <text:p>11.2148808245562</text:p>
          </table:table-cell>
          <table:table-cell office:value-type="float" office:value="34.1327550408595" calcext:value-type="float">
            <text:p>34.1327550408595</text:p>
          </table:table-cell>
          <table:table-cell office:value-type="float" office:value="-5.03961288308339" calcext:value-type="float">
            <text:p>-5.03961288308339</text:p>
          </table:table-cell>
          <table:table-cell office:value-type="float" office:value="-33.2041811121221" calcext:value-type="float">
            <text:p>-33.2041811121221</text:p>
          </table:table-cell>
          <table:table-cell table:number-columns-repeated="5"/>
          <table:table-cell table:formula="of:=10^(([.$AG$1]-[.E134])/(10*[.$AG$2]))" office:value-type="float" office:value="22.5373964442954" calcext:value-type="float">
            <text:p>22.5373964442954</text:p>
          </table:table-cell>
          <table:table-cell table:formula="of:=10^(([.$AG$1]-[.F134])/(10*[.$AG$2]))" office:value-type="float" office:value="23.8254588183163" calcext:value-type="float">
            <text:p>23.8254588183163</text:p>
          </table:table-cell>
          <table:table-cell table:formula="of:=10^(([.$AG$1]-[.J134])/(10*[.$AG$2]))" office:value-type="float" office:value="21.0967291536953" calcext:value-type="float">
            <text:p>21.0967291536953</text:p>
          </table:table-cell>
          <table:table-cell table:formula="of:=10^(([.$AG$1]-[.K134])/(10*[.$AG$2]))" office:value-type="float" office:value="23.667493857229" calcext:value-type="float">
            <text:p>23.667493857229</text:p>
          </table:table-cell>
          <table:table-cell table:formula="of:=10^(([.$AG$1]-[.O134])/(10*[.$AG$2]))" office:value-type="float" office:value="26.3533898860029" calcext:value-type="float">
            <text:p>26.3533898860029</text:p>
          </table:table-cell>
          <table:table-cell table:formula="of:=10^(([.$AG$1]-[.P134])/(10*[.$AG$2]))" office:value-type="float" office:value="23.667493857229" calcext:value-type="float">
            <text:p>23.667493857229</text:p>
          </table:table-cell>
          <table:table-cell table:number-columns-repeated="2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21.1016127647691" calcext:value-type="float">
            <text:p>21.1016127647691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.6904296972267" calcext:value-type="float">
            <text:p>-78.6904296972267</text:p>
          </table:table-cell>
          <table:table-cell office:value-type="float" office:value="-79.2211086475393" calcext:value-type="float">
            <text:p>-79.2211086475393</text:p>
          </table:table-cell>
          <table:table-cell office:value-type="float" office:value="9.76519656998407" calcext:value-type="float">
            <text:p>9.76519656998407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7.5180917897649" calcext:value-type="float">
            <text:p>-77.5180917897649</text:p>
          </table:table-cell>
          <table:table-cell office:value-type="float" office:value="-78.9470058042616" calcext:value-type="float">
            <text:p>-78.9470058042616</text:p>
          </table:table-cell>
          <table:table-cell office:value-type="float" office:value="8.92489385434999" calcext:value-type="float">
            <text:p>8.9248938543499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3456879207602" calcext:value-type="float">
            <text:p>-80.3456879207602</text:p>
          </table:table-cell>
          <table:table-cell office:value-type="float" office:value="-78.9470058042616" calcext:value-type="float">
            <text:p>-78.9470058042616</text:p>
          </table:table-cell>
          <table:table-cell office:value-type="float" office:value="11.0880777872348" calcext:value-type="float">
            <text:p>11.0880777872348</text:p>
          </table:table-cell>
          <table:table-cell office:value-type="float" office:value="31.8271314100525" calcext:value-type="float">
            <text:p>31.8271314100525</text:p>
          </table:table-cell>
          <table:table-cell office:value-type="float" office:value="-7.16878806318837" calcext:value-type="float">
            <text:p>-7.16878806318837</text:p>
          </table:table-cell>
          <table:table-cell office:value-type="float" office:value="-31.2525949582263" calcext:value-type="float">
            <text:p>-31.2525949582263</text:p>
          </table:table-cell>
          <table:table-cell table:number-columns-repeated="5"/>
          <table:table-cell table:formula="of:=10^(([.$AG$1]-[.E135])/(10*[.$AG$2]))" office:value-type="float" office:value="22.7802736484524" calcext:value-type="float">
            <text:p>22.7802736484524</text:p>
          </table:table-cell>
          <table:table-cell table:formula="of:=10^(([.$AG$1]-[.F135])/(10*[.$AG$2]))" office:value-type="float" office:value="23.7782150663813" calcext:value-type="float">
            <text:p>23.7782150663813</text:p>
          </table:table-cell>
          <table:table-cell table:formula="of:=10^(([.$AG$1]-[.J135])/(10*[.$AG$2]))" office:value-type="float" office:value="20.7216471070195" calcext:value-type="float">
            <text:p>20.7216471070195</text:p>
          </table:table-cell>
          <table:table-cell table:formula="of:=10^(([.$AG$1]-[.K135])/(10*[.$AG$2]))" office:value-type="float" office:value="23.257423823912" calcext:value-type="float">
            <text:p>23.257423823912</text:p>
          </table:table-cell>
          <table:table-cell table:formula="of:=10^(([.$AG$1]-[.O135])/(10*[.$AG$2]))" office:value-type="float" office:value="26.0398316804801" calcext:value-type="float">
            <text:p>26.0398316804801</text:p>
          </table:table-cell>
          <table:table-cell table:formula="of:=10^(([.$AG$1]-[.P135])/(10*[.$AG$2]))" office:value-type="float" office:value="23.257423823912" calcext:value-type="float">
            <text:p>23.25742382391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.869820739459" calcext:value-type="float">
            <text:p>20.869820739459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7833007880587" calcext:value-type="float">
            <text:p>-78.7833007880587</text:p>
          </table:table-cell>
          <table:table-cell office:value-type="float" office:value="-79.1989977827854" calcext:value-type="float">
            <text:p>-79.1989977827854</text:p>
          </table:table-cell>
          <table:table-cell office:value-type="float" office:value="9.83505273525107" calcext:value-type="float">
            <text:p>9.83505273525107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7.3626642528354" calcext:value-type="float">
            <text:p>-77.3626642528354</text:p>
          </table:table-cell>
          <table:table-cell office:value-type="float" office:value="-78.7523052238355" calcext:value-type="float">
            <text:p>-78.7523052238355</text:p>
          </table:table-cell>
          <table:table-cell office:value-type="float" office:value="8.81905684128171" calcext:value-type="float">
            <text:p>8.81905684128171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0.2419815445321" calcext:value-type="float">
            <text:p>-80.2419815445321</text:p>
          </table:table-cell>
          <table:table-cell office:value-type="float" office:value="-78.7523052238355" calcext:value-type="float">
            <text:p>-78.7523052238355</text:p>
          </table:table-cell>
          <table:table-cell office:value-type="float" office:value="11.0001696932062" calcext:value-type="float">
            <text:p>11.0001696932062</text:p>
          </table:table-cell>
          <table:table-cell office:value-type="float" office:value="30.2126672842918" calcext:value-type="float">
            <text:p>30.2126672842918</text:p>
          </table:table-cell>
          <table:table-cell office:value-type="float" office:value="-8.6447721524599" calcext:value-type="float">
            <text:p>-8.6447721524599</text:p>
          </table:table-cell>
          <table:table-cell office:value-type="float" office:value="-30.0011674894937" calcext:value-type="float">
            <text:p>-30.0011674894937</text:p>
          </table:table-cell>
          <table:table-cell table:number-columns-repeated="5"/>
          <table:table-cell table:formula="of:=10^(([.$AG$1]-[.E136])/(10*[.$AG$2]))" office:value-type="float" office:value="22.9518433707188" calcext:value-type="float">
            <text:p>22.9518433707188</text:p>
          </table:table-cell>
          <table:table-cell table:formula="of:=10^(([.$AG$1]-[.F136])/(10*[.$AG$2]))" office:value-type="float" office:value="23.7357757914488" calcext:value-type="float">
            <text:p>23.7357757914488</text:p>
          </table:table-cell>
          <table:table-cell table:formula="of:=10^(([.$AG$1]-[.J136])/(10*[.$AG$2]))" office:value-type="float" office:value="20.4630646121398" calcext:value-type="float">
            <text:p>20.4630646121398</text:p>
          </table:table-cell>
          <table:table-cell table:formula="of:=10^(([.$AG$1]-[.K136])/(10*[.$AG$2]))" office:value-type="float" office:value="22.8944390901765" calcext:value-type="float">
            <text:p>22.8944390901765</text:p>
          </table:table-cell>
          <table:table-cell table:formula="of:=10^(([.$AG$1]-[.O136])/(10*[.$AG$2]))" office:value-type="float" office:value="25.8225634032577" calcext:value-type="float">
            <text:p>25.8225634032577</text:p>
          </table:table-cell>
          <table:table-cell table:formula="of:=10^(([.$AG$1]-[.P136])/(10*[.$AG$2]))" office:value-type="float" office:value="22.8944390901765" calcext:value-type="float">
            <text:p>22.8944390901765</text:p>
          </table:table-cell>
          <table:table-cell table:number-columns-repeated="2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20.5977591835801" calcext:value-type="float">
            <text:p>20.5977591835801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848310551641" calcext:value-type="float">
            <text:p>-78.848310551641</text:p>
          </table:table-cell>
          <table:table-cell office:value-type="float" office:value="-79.1790980045069" calcext:value-type="float">
            <text:p>-79.1790980045069</text:p>
          </table:table-cell>
          <table:table-cell office:value-type="float" office:value="9.8842491733362" calcext:value-type="float">
            <text:p>9.8842491733362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7.2538649769848" calcext:value-type="float">
            <text:p>-77.2538649769848</text:p>
          </table:table-cell>
          <table:table-cell office:value-type="float" office:value="-78.5770747014519" calcext:value-type="float">
            <text:p>-78.5770747014519</text:p>
          </table:table-cell>
          <table:table-cell office:value-type="float" office:value="8.74571859490752" calcext:value-type="float">
            <text:p>8.7457185949075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8693870811725" calcext:value-type="float">
            <text:p>-79.8693870811725</text:p>
          </table:table-cell>
          <table:table-cell office:value-type="float" office:value="-78.5770747014519" calcext:value-type="float">
            <text:p>-78.5770747014519</text:p>
          </table:table-cell>
          <table:table-cell office:value-type="float" office:value="10.6900458858053" calcext:value-type="float">
            <text:p>10.6900458858053</text:p>
          </table:table-cell>
          <table:table-cell office:value-type="float" office:value="24.1861066126098" calcext:value-type="float">
            <text:p>24.1861066126098</text:p>
          </table:table-cell>
          <table:table-cell office:value-type="float" office:value="-9.67126726331187" calcext:value-type="float">
            <text:p>-9.67126726331187</text:p>
          </table:table-cell>
          <table:table-cell office:value-type="float" office:value="-24.3131918881126" calcext:value-type="float">
            <text:p>-24.3131918881126</text:p>
          </table:table-cell>
          <table:table-cell table:number-columns-repeated="5"/>
          <table:table-cell table:formula="of:=10^(([.$AG$1]-[.E137])/(10*[.$AG$2]))" office:value-type="float" office:value="23.0727104446011" calcext:value-type="float">
            <text:p>23.0727104446011</text:p>
          </table:table-cell>
          <table:table-cell table:formula="of:=10^(([.$AG$1]-[.F137])/(10*[.$AG$2]))" office:value-type="float" office:value="23.6976452102405" calcext:value-type="float">
            <text:p>23.6976452102405</text:p>
          </table:table-cell>
          <table:table-cell table:formula="of:=10^(([.$AG$1]-[.J137])/(10*[.$AG$2]))" office:value-type="float" office:value="20.2839792258739" calcext:value-type="float">
            <text:p>20.2839792258739</text:p>
          </table:table-cell>
          <table:table-cell table:formula="of:=10^(([.$AG$1]-[.K137])/(10*[.$AG$2]))" office:value-type="float" office:value="22.5725991051314" calcext:value-type="float">
            <text:p>22.5725991051314</text:p>
          </table:table-cell>
          <table:table-cell table:formula="of:=10^(([.$AG$1]-[.O137])/(10*[.$AG$2]))" office:value-type="float" office:value="25.0568147687625" calcext:value-type="float">
            <text:p>25.0568147687625</text:p>
          </table:table-cell>
          <table:table-cell table:formula="of:=10^(([.$AG$1]-[.P137])/(10*[.$AG$2]))" office:value-type="float" office:value="22.5725991051314" calcext:value-type="float">
            <text:p>22.5725991051314</text:p>
          </table:table-cell>
          <table:table-cell table:number-columns-repeated="2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20.3671053833913" calcext:value-type="float">
            <text:p>20.3671053833913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office:value-type="float" office:value="-78.8938173861487" calcext:value-type="float">
            <text:p>-78.8938173861487</text:p>
          </table:table-cell>
          <table:table-cell office:value-type="float" office:value="-79.1611882040562" calcext:value-type="float">
            <text:p>-79.1611882040562</text:p>
          </table:table-cell>
          <table:table-cell office:value-type="float" office:value="9.91883302929614" calcext:value-type="float">
            <text:p>9.9188330292961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1777054838893" calcext:value-type="float">
            <text:p>-77.1777054838893</text:p>
          </table:table-cell>
          <table:table-cell office:value-type="float" office:value="-78.4193672313067" calcext:value-type="float">
            <text:p>-78.4193672313067</text:p>
          </table:table-cell>
          <table:table-cell office:value-type="float" office:value="8.69474499903793" calcext:value-type="float">
            <text:p>8.69474499903793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79.6085709568207" calcext:value-type="float">
            <text:p>-79.6085709568207</text:p>
          </table:table-cell>
          <table:table-cell office:value-type="float" office:value="-78.4193672313067" calcext:value-type="float">
            <text:p>-78.4193672313067</text:p>
          </table:table-cell>
          <table:table-cell office:value-type="float" office:value="10.4781762321673" calcext:value-type="float">
            <text:p>10.4781762321673</text:p>
          </table:table-cell>
          <table:table-cell office:value-type="float" office:value="20.1626888693428" calcext:value-type="float">
            <text:p>20.1626888693428</text:p>
          </table:table-cell>
          <table:table-cell office:value-type="float" office:value="-10.3866627567095" calcext:value-type="float">
            <text:p>-10.3866627567095</text:p>
          </table:table-cell>
          <table:table-cell office:value-type="float" office:value="-20.6665446136373" calcext:value-type="float">
            <text:p>-20.6665446136373</text:p>
          </table:table-cell>
          <table:table-cell table:number-columns-repeated="5"/>
          <table:table-cell table:formula="of:=10^(([.$AG$1]-[.E138])/(10*[.$AG$2]))" office:value-type="float" office:value="23.1576959147546" calcext:value-type="float">
            <text:p>23.1576959147546</text:p>
          </table:table-cell>
          <table:table-cell table:formula="of:=10^(([.$AG$1]-[.F138])/(10*[.$AG$2]))" office:value-type="float" office:value="23.6633800632098" calcext:value-type="float">
            <text:p>23.6633800632098</text:p>
          </table:table-cell>
          <table:table-cell table:formula="of:=10^(([.$AG$1]-[.J138])/(10*[.$AG$2]))" office:value-type="float" office:value="20.1595528120456" calcext:value-type="float">
            <text:p>20.1595528120456</text:p>
          </table:table-cell>
          <table:table-cell table:formula="of:=10^(([.$AG$1]-[.K138])/(10*[.$AG$2]))" office:value-type="float" office:value="22.2868132022485" calcext:value-type="float">
            <text:p>22.2868132022485</text:p>
          </table:table-cell>
          <table:table-cell table:formula="of:=10^(([.$AG$1]-[.O138])/(10*[.$AG$2]))" office:value-type="float" office:value="24.5343422625092" calcext:value-type="float">
            <text:p>24.5343422625092</text:p>
          </table:table-cell>
          <table:table-cell table:formula="of:=10^(([.$AG$1]-[.P138])/(10*[.$AG$2]))" office:value-type="float" office:value="22.2868132022485" calcext:value-type="float">
            <text:p>22.2868132022485</text:p>
          </table:table-cell>
          <table:table-cell table:number-columns-repeated="2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20.1140912628623" calcext:value-type="float">
            <text:p>20.1140912628623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9256721703041" calcext:value-type="float">
            <text:p>-78.9256721703041</text:p>
          </table:table-cell>
          <table:table-cell office:value-type="float" office:value="-79.1450693836506" calcext:value-type="float">
            <text:p>-79.1450693836506</text:p>
          </table:table-cell>
          <table:table-cell office:value-type="float" office:value="9.94311370125167" calcext:value-type="float">
            <text:p>9.94311370125167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1243938387225" calcext:value-type="float">
            <text:p>-77.1243938387225</text:p>
          </table:table-cell>
          <table:table-cell office:value-type="float" office:value="-78.2774305081761" calcext:value-type="float">
            <text:p>-78.2774305081761</text:p>
          </table:table-cell>
          <table:table-cell office:value-type="float" office:value="8.65924035655767" calcext:value-type="float">
            <text:p>8.65924035655767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9.4259996697745" calcext:value-type="float">
            <text:p>-79.4259996697745</text:p>
          </table:table-cell>
          <table:table-cell office:value-type="float" office:value="-78.2774305081761" calcext:value-type="float">
            <text:p>-78.2774305081761</text:p>
          </table:table-cell>
          <table:table-cell office:value-type="float" office:value="10.3323709330547" calcext:value-type="float">
            <text:p>10.3323709330547</text:p>
          </table:table-cell>
          <table:table-cell office:value-type="float" office:value="17.4378690219789" calcext:value-type="float">
            <text:p>17.4378690219789</text:p>
          </table:table-cell>
          <table:table-cell office:value-type="float" office:value="-10.8859393288098" calcext:value-type="float">
            <text:p>-10.8859393288098</text:p>
          </table:table-cell>
          <table:table-cell office:value-type="float" office:value="-18.3114504593209" calcext:value-type="float">
            <text:p>-18.3114504593209</text:p>
          </table:table-cell>
          <table:table-cell table:number-columns-repeated="5"/>
          <table:table-cell table:formula="of:=10^(([.$AG$1]-[.E139])/(10*[.$AG$2]))" office:value-type="float" office:value="23.2173719302417" calcext:value-type="float">
            <text:p>23.2173719302417</text:p>
          </table:table-cell>
          <table:table-cell table:formula="of:=10^(([.$AG$1]-[.F139])/(10*[.$AG$2]))" office:value-type="float" office:value="23.6325837939167" calcext:value-type="float">
            <text:p>23.6325837939167</text:p>
          </table:table-cell>
          <table:table-cell table:formula="of:=10^(([.$AG$1]-[.J139])/(10*[.$AG$2]))" office:value-type="float" office:value="20.0729087406878" calcext:value-type="float">
            <text:p>20.0729087406878</text:p>
          </table:table-cell>
          <table:table-cell table:formula="of:=10^(([.$AG$1]-[.K139])/(10*[.$AG$2]))" office:value-type="float" office:value="22.0327008139942" calcext:value-type="float">
            <text:p>22.0327008139942</text:p>
          </table:table-cell>
          <table:table-cell table:formula="of:=10^(([.$AG$1]-[.O139])/(10*[.$AG$2]))" office:value-type="float" office:value="24.1751072505805" calcext:value-type="float">
            <text:p>24.1751072505805</text:p>
          </table:table-cell>
          <table:table-cell table:formula="of:=10^(([.$AG$1]-[.P139])/(10*[.$AG$2]))" office:value-type="float" office:value="22.0327008139942" calcext:value-type="float">
            <text:p>22.0327008139942</text:p>
          </table:table-cell>
          <table:table-cell table:number-columns-repeated="2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19.8757176872548" calcext:value-type="float">
            <text:p>19.875717687254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479705192129" calcext:value-type="float">
            <text:p>-78.9479705192129</text:p>
          </table:table-cell>
          <table:table-cell office:value-type="float" office:value="-79.1305624452855" calcext:value-type="float">
            <text:p>-79.1305624452855</text:p>
          </table:table-cell>
          <table:table-cell office:value-type="float" office:value="9.96014552830624" calcext:value-type="float">
            <text:p>9.96014552830624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7.0870756871058" calcext:value-type="float">
            <text:p>-77.0870756871058</text:p>
          </table:table-cell>
          <table:table-cell office:value-type="float" office:value="-78.1496874573585" calcext:value-type="float">
            <text:p>-78.1496874573585</text:p>
          </table:table-cell>
          <table:table-cell office:value-type="float" office:value="8.63447340625516" calcext:value-type="float">
            <text:p>8.63447340625516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2981997688422" calcext:value-type="float">
            <text:p>-79.2981997688422</text:p>
          </table:table-cell>
          <table:table-cell office:value-type="float" office:value="-78.1496874573585" calcext:value-type="float">
            <text:p>-78.1496874573585</text:p>
          </table:table-cell>
          <table:table-cell office:value-type="float" office:value="10.2315161074185" calcext:value-type="float">
            <text:p>10.2315161074185</text:p>
          </table:table-cell>
          <table:table-cell office:value-type="float" office:value="15.5740219273951" calcext:value-type="float">
            <text:p>15.5740219273951</text:p>
          </table:table-cell>
          <table:table-cell office:value-type="float" office:value="-11.2347127007778" calcext:value-type="float">
            <text:p>-11.2347127007778</text:p>
          </table:table-cell>
          <table:table-cell office:value-type="float" office:value="-16.7785258806538" calcext:value-type="float">
            <text:p>-16.7785258806538</text:p>
          </table:table-cell>
          <table:table-cell table:number-columns-repeated="5"/>
          <table:table-cell table:formula="of:=10^(([.$AG$1]-[.E140])/(10*[.$AG$2]))" office:value-type="float" office:value="23.2592366175573" calcext:value-type="float">
            <text:p>23.2592366175573</text:p>
          </table:table-cell>
          <table:table-cell table:formula="of:=10^(([.$AG$1]-[.F140])/(10*[.$AG$2]))" office:value-type="float" office:value="23.6049014207869" calcext:value-type="float">
            <text:p>23.6049014207869</text:p>
          </table:table-cell>
          <table:table-cell table:formula="of:=10^(([.$AG$1]-[.J140])/(10*[.$AG$2]))" office:value-type="float" office:value="20.0124795575373" calcext:value-type="float">
            <text:p>20.0124795575373</text:p>
          </table:table-cell>
          <table:table-cell table:formula="of:=10^(([.$AG$1]-[.K140])/(10*[.$AG$2]))" office:value-type="float" office:value="21.8064778589329" calcext:value-type="float">
            <text:p>21.8064778589329</text:p>
          </table:table-cell>
          <table:table-cell table:formula="of:=10^(([.$AG$1]-[.O140])/(10*[.$AG$2]))" office:value-type="float" office:value="23.9267770261732" calcext:value-type="float">
            <text:p>23.9267770261732</text:p>
          </table:table-cell>
          <table:table-cell table:formula="of:=10^(([.$AG$1]-[.P140])/(10*[.$AG$2]))" office:value-type="float" office:value="21.8064778589329" calcext:value-type="float">
            <text:p>21.806477858932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.6440802463814" calcext:value-type="float">
            <text:p>19.6440802463814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8.363579363449" calcext:value-type="float">
            <text:p>-78.363579363449</text:p>
          </table:table-cell>
          <table:table-cell office:value-type="float" office:value="-78.917506200757" calcext:value-type="float">
            <text:p>-78.917506200757</text:p>
          </table:table-cell>
          <table:table-cell office:value-type="float" office:value="9.52326739780715" calcext:value-type="float">
            <text:p>9.52326739780715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60952980974" calcext:value-type="float">
            <text:p>-77.060952980974</text:p>
          </table:table-cell>
          <table:table-cell office:value-type="float" office:value="-78.0347187116226" calcext:value-type="float">
            <text:p>-78.0347187116226</text:p>
          </table:table-cell>
          <table:table-cell office:value-type="float" office:value="8.61717870162083" calcext:value-type="float">
            <text:p>8.61717870162083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8.6087398381895" calcext:value-type="float">
            <text:p>-78.6087398381895</text:p>
          </table:table-cell>
          <table:table-cell office:value-type="float" office:value="-78.0347187116226" calcext:value-type="float">
            <text:p>-78.0347187116226</text:p>
          </table:table-cell>
          <table:table-cell office:value-type="float" office:value="9.70416103096821" calcext:value-type="float">
            <text:p>9.70416103096821</text:p>
          </table:table-cell>
          <table:table-cell office:value-type="float" office:value="10.2248801352329" calcext:value-type="float">
            <text:p>10.2248801352329</text:p>
          </table:table-cell>
          <table:table-cell office:value-type="float" office:value="-7.50129688839492" calcext:value-type="float">
            <text:p>-7.50129688839492</text:p>
          </table:table-cell>
          <table:table-cell office:value-type="float" office:value="-8.84289294413977" calcext:value-type="float">
            <text:p>-8.84289294413977</text:p>
          </table:table-cell>
          <table:table-cell table:number-columns-repeated="5"/>
          <table:table-cell table:formula="of:=10^(([.$AG$1]-[.E141])/(10*[.$AG$2]))" office:value-type="float" office:value="22.186587248346" calcext:value-type="float">
            <text:p>22.186587248346</text:p>
          </table:table-cell>
          <table:table-cell table:formula="of:=10^(([.$AG$1]-[.F141])/(10*[.$AG$2]))" office:value-type="float" office:value="23.2020593496113" calcext:value-type="float">
            <text:p>23.2020593496113</text:p>
          </table:table-cell>
          <table:table-cell table:formula="of:=10^(([.$AG$1]-[.J141])/(10*[.$AG$2]))" office:value-type="float" office:value="19.9702874050205" calcext:value-type="float">
            <text:p>19.9702874050205</text:p>
          </table:table-cell>
          <table:table-cell table:formula="of:=10^(([.$AG$1]-[.K141])/(10*[.$AG$2]))" office:value-type="float" office:value="21.6048638466005" calcext:value-type="float">
            <text:p>21.6048638466005</text:p>
          </table:table-cell>
          <table:table-cell table:formula="of:=10^(([.$AG$1]-[.O141])/(10*[.$AG$2]))" office:value-type="float" office:value="22.6304206128746" calcext:value-type="float">
            <text:p>22.6304206128746</text:p>
          </table:table-cell>
          <table:table-cell table:formula="of:=10^(([.$AG$1]-[.P141])/(10*[.$AG$2]))" office:value-type="float" office:value="21.6048638466005" calcext:value-type="float">
            <text:p>21.6048638466005</text:p>
          </table:table-cell>
          <table:table-cell table:number-columns-repeated="2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19.4041862926871" calcext:value-type="float">
            <text:p>19.4041862926871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7.9545055544143" calcext:value-type="float">
            <text:p>-77.9545055544143</text:p>
          </table:table-cell>
          <table:table-cell office:value-type="float" office:value="-78.7257555806813" calcext:value-type="float">
            <text:p>-78.7257555806813</text:p>
          </table:table-cell>
          <table:table-cell office:value-type="float" office:value="9.22890520515311" calcext:value-type="float">
            <text:p>9.22890520515311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6.4426670866818" calcext:value-type="float">
            <text:p>-76.4426670866818</text:p>
          </table:table-cell>
          <table:table-cell office:value-type="float" office:value="-77.7312468404604" calcext:value-type="float">
            <text:p>-77.7312468404604</text:p>
          </table:table-cell>
          <table:table-cell office:value-type="float" office:value="8.21780003985306" calcext:value-type="float">
            <text:p>8.21780003985306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8.1261178867326" calcext:value-type="float">
            <text:p>-78.1261178867326</text:p>
          </table:table-cell>
          <table:table-cell office:value-type="float" office:value="-77.7312468404604" calcext:value-type="float">
            <text:p>-77.7312468404604</text:p>
          </table:table-cell>
          <table:table-cell office:value-type="float" office:value="9.35126999194762" calcext:value-type="float">
            <text:p>9.35126999194762</text:p>
          </table:table-cell>
          <table:table-cell office:value-type="float" office:value="9.64707526067606" calcext:value-type="float">
            <text:p>9.64707526067606</text:p>
          </table:table-cell>
          <table:table-cell office:value-type="float" office:value="-8.04838808667876" calcext:value-type="float">
            <text:p>-8.04838808667876</text:p>
          </table:table-cell>
          <table:table-cell office:value-type="float" office:value="-9.01724149634379" calcext:value-type="float">
            <text:p>-9.01724149634379</text:p>
          </table:table-cell>
          <table:table-cell table:number-columns-repeated="5"/>
          <table:table-cell table:formula="of:=10^(([.$AG$1]-[.E142])/(10*[.$AG$2]))" office:value-type="float" office:value="21.4653036782531" calcext:value-type="float">
            <text:p>21.4653036782531</text:p>
          </table:table-cell>
          <table:table-cell table:formula="of:=10^(([.$AG$1]-[.F142])/(10*[.$AG$2]))" office:value-type="float" office:value="22.8453828990946" calcext:value-type="float">
            <text:p>22.8453828990946</text:p>
          </table:table-cell>
          <table:table-cell table:formula="of:=10^(([.$AG$1]-[.J142])/(10*[.$AG$2]))" office:value-type="float" office:value="18.9972209209272" calcext:value-type="float">
            <text:p>18.9972209209272</text:p>
          </table:table-cell>
          <table:table-cell table:formula="of:=10^(([.$AG$1]-[.K142])/(10*[.$AG$2]))" office:value-type="float" office:value="21.0815917038167" calcext:value-type="float">
            <text:p>21.0815917038167</text:p>
          </table:table-cell>
          <table:table-cell table:formula="of:=10^(([.$AG$1]-[.O142])/(10*[.$AG$2]))" office:value-type="float" office:value="21.7649925251387" calcext:value-type="float">
            <text:p>21.7649925251387</text:p>
          </table:table-cell>
          <table:table-cell table:formula="of:=10^(([.$AG$1]-[.P142])/(10*[.$AG$2]))" office:value-type="float" office:value="21.0815917038167" calcext:value-type="float">
            <text:p>21.0815917038167</text:p>
          </table:table-cell>
          <table:table-cell table:number-columns-repeated="2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19.1565007675748" calcext:value-type="float">
            <text:p>19.156500767574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66815388809" calcext:value-type="float">
            <text:p>-77.66815388809</text:p>
          </table:table-cell>
          <table:table-cell office:value-type="float" office:value="-78.5531800226132" calcext:value-type="float">
            <text:p>-78.5531800226132</text:p>
          </table:table-cell>
          <table:table-cell office:value-type="float" office:value="9.02828228521132" calcext:value-type="float">
            <text:p>9.02828228521132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6.0098669606773" calcext:value-type="float">
            <text:p>-76.0098669606773</text:p>
          </table:table-cell>
          <table:table-cell office:value-type="float" office:value="-77.4581221564143" calcext:value-type="float">
            <text:p>-77.4581221564143</text:p>
          </table:table-cell>
          <table:table-cell office:value-type="float" office:value="7.94930021016739" calcext:value-type="float">
            <text:p>7.94930021016739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7882825207128" calcext:value-type="float">
            <text:p>-77.7882825207128</text:p>
          </table:table-cell>
          <table:table-cell office:value-type="float" office:value="-77.4581221564143" calcext:value-type="float">
            <text:p>-77.4581221564143</text:p>
          </table:table-cell>
          <table:table-cell office:value-type="float" office:value="9.11190991336586" calcext:value-type="float">
            <text:p>9.11190991336586</text:p>
          </table:table-cell>
          <table:table-cell office:value-type="float" office:value="9.25070835658373" calcext:value-type="float">
            <text:p>9.25070835658373</text:p>
          </table:table-cell>
          <table:table-cell office:value-type="float" office:value="-8.35659417731506" calcext:value-type="float">
            <text:p>-8.35659417731506</text:p>
          </table:table-cell>
          <table:table-cell office:value-type="float" office:value="-9.1027275179394" calcext:value-type="float">
            <text:p>-9.1027275179394</text:p>
          </table:table-cell>
          <table:table-cell table:number-columns-repeated="5"/>
          <table:table-cell table:formula="of:=10^(([.$AG$1]-[.E143])/(10*[.$AG$2]))" office:value-type="float" office:value="20.9744030903548" calcext:value-type="float">
            <text:p>20.9744030903548</text:p>
          </table:table-cell>
          <table:table-cell table:formula="of:=10^(([.$AG$1]-[.F143])/(10*[.$AG$2]))" office:value-type="float" office:value="22.5290645152651" calcext:value-type="float">
            <text:p>22.5290645152651</text:p>
          </table:table-cell>
          <table:table-cell table:formula="of:=10^(([.$AG$1]-[.J143])/(10*[.$AG$2]))" office:value-type="float" office:value="18.3444250167504" calcext:value-type="float">
            <text:p>18.3444250167504</text:p>
          </table:table-cell>
          <table:table-cell table:formula="of:=10^(([.$AG$1]-[.K143])/(10*[.$AG$2]))" office:value-type="float" office:value="20.6214916028251" calcext:value-type="float">
            <text:p>20.6214916028251</text:p>
          </table:table-cell>
          <table:table-cell table:formula="of:=10^(([.$AG$1]-[.O143])/(10*[.$AG$2]))" office:value-type="float" office:value="21.1789609622604" calcext:value-type="float">
            <text:p>21.1789609622604</text:p>
          </table:table-cell>
          <table:table-cell table:formula="of:=10^(([.$AG$1]-[.P143])/(10*[.$AG$2]))" office:value-type="float" office:value="20.6214916028251" calcext:value-type="float">
            <text:p>20.6214916028251</text:p>
          </table:table-cell>
          <table:table-cell table:number-columns-repeated="2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18.928151965743" calcext:value-type="float">
            <text:p>18.928151965743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7.467707721663" calcext:value-type="float">
            <text:p>-77.467707721663</text:p>
          </table:table-cell>
          <table:table-cell office:value-type="float" office:value="-78.3978620203519" calcext:value-type="float">
            <text:p>-78.3978620203519</text:p>
          </table:table-cell>
          <table:table-cell office:value-type="float" office:value="8.89044686584749" calcext:value-type="float">
            <text:p>8.89044686584749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6.0069068724741" calcext:value-type="float">
            <text:p>-76.0069068724741</text:p>
          </table:table-cell>
          <table:table-cell office:value-type="float" office:value="-77.3123099407729" calcext:value-type="float">
            <text:p>-77.3123099407729</text:p>
          </table:table-cell>
          <table:table-cell office:value-type="float" office:value="7.94749437273558" calcext:value-type="float">
            <text:p>7.94749437273558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7.551797764499" calcext:value-type="float">
            <text:p>-77.551797764499</text:p>
          </table:table-cell>
          <table:table-cell office:value-type="float" office:value="-77.3123099407729" calcext:value-type="float">
            <text:p>-77.3123099407729</text:p>
          </table:table-cell>
          <table:table-cell office:value-type="float" office:value="8.94801270672964" calcext:value-type="float">
            <text:p>8.94801270672964</text:p>
          </table:table-cell>
          <table:table-cell office:value-type="float" office:value="7.75605076542486" calcext:value-type="float">
            <text:p>7.75605076542486</text:p>
          </table:table-cell>
          <table:table-cell office:value-type="float" office:value="-7.24699030445163" calcext:value-type="float">
            <text:p>-7.24699030445163</text:p>
          </table:table-cell>
          <table:table-cell office:value-type="float" office:value="-6.43757845706254" calcext:value-type="float">
            <text:p>-6.43757845706254</text:p>
          </table:table-cell>
          <table:table-cell table:number-columns-repeated="5"/>
          <table:table-cell table:formula="of:=10^(([.$AG$1]-[.E144])/(10*[.$AG$2]))" office:value-type="float" office:value="20.637467925035" calcext:value-type="float">
            <text:p>20.637467925035</text:p>
          </table:table-cell>
          <table:table-cell table:formula="of:=10^(([.$AG$1]-[.F144])/(10*[.$AG$2]))" office:value-type="float" office:value="22.2481244005098" calcext:value-type="float">
            <text:p>22.2481244005098</text:p>
          </table:table-cell>
          <table:table-cell table:formula="of:=10^(([.$AG$1]-[.J144])/(10*[.$AG$2]))" office:value-type="float" office:value="18.3400384205877" calcext:value-type="float">
            <text:p>18.3400384205877</text:p>
          </table:table-cell>
          <table:table-cell table:formula="of:=10^(([.$AG$1]-[.K144])/(10*[.$AG$2]))" office:value-type="float" office:value="20.3799848849474" calcext:value-type="float">
            <text:p>20.3799848849474</text:p>
          </table:table-cell>
          <table:table-cell table:formula="of:=10^(([.$AG$1]-[.O144])/(10*[.$AG$2]))" office:value-type="float" office:value="20.7781529632304" calcext:value-type="float">
            <text:p>20.7781529632304</text:p>
          </table:table-cell>
          <table:table-cell table:formula="of:=10^(([.$AG$1]-[.P144])/(10*[.$AG$2]))" office:value-type="float" office:value="20.3799848849474" calcext:value-type="float">
            <text:p>20.3799848849474</text:p>
          </table:table-cell>
          <table:table-cell table:number-columns-repeated="2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18.6746851823242" calcext:value-type="float">
            <text:p>18.6746851823242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7.3273954051641" calcext:value-type="float">
            <text:p>-77.3273954051641</text:p>
          </table:table-cell>
          <table:table-cell office:value-type="float" office:value="-78.2580758183167" calcext:value-type="float">
            <text:p>-78.2580758183167</text:p>
          </table:table-cell>
          <table:table-cell office:value-type="float" office:value="8.79521607750869" calcext:value-type="float">
            <text:p>8.79521607750869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0048348107319" calcext:value-type="float">
            <text:p>-76.0048348107319</text:p>
          </table:table-cell>
          <table:table-cell office:value-type="float" office:value="-77.1810789466956" calcext:value-type="float">
            <text:p>-77.1810789466956</text:p>
          </table:table-cell>
          <table:table-cell office:value-type="float" office:value="7.94623053062627" calcext:value-type="float">
            <text:p>7.94623053062627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3862584351493" calcext:value-type="float">
            <text:p>-77.3862584351493</text:p>
          </table:table-cell>
          <table:table-cell office:value-type="float" office:value="-77.1810789466956" calcext:value-type="float">
            <text:p>-77.1810789466956</text:p>
          </table:table-cell>
          <table:table-cell office:value-type="float" office:value="8.83504192084963" calcext:value-type="float">
            <text:p>8.83504192084963</text:p>
          </table:table-cell>
          <table:table-cell office:value-type="float" office:value="6.74566273438226" calcext:value-type="float">
            <text:p>6.74566273438226</text:p>
          </table:table-cell>
          <table:table-cell office:value-type="float" office:value="-6.49056645645921" calcext:value-type="float">
            <text:p>-6.49056645645921</text:p>
          </table:table-cell>
          <table:table-cell office:value-type="float" office:value="-4.15886786474363" calcext:value-type="float">
            <text:p>-4.15886786474363</text:p>
          </table:table-cell>
          <table:table-cell table:number-columns-repeated="5"/>
          <table:table-cell table:formula="of:=10^(([.$AG$1]-[.E145])/(10*[.$AG$2]))" office:value-type="float" office:value="20.4048389856959" calcext:value-type="float">
            <text:p>20.4048389856959</text:p>
          </table:table-cell>
          <table:table-cell table:formula="of:=10^(([.$AG$1]-[.F145])/(10*[.$AG$2]))" office:value-type="float" office:value="21.9982749165488" calcext:value-type="float">
            <text:p>21.9982749165488</text:p>
          </table:table-cell>
          <table:table-cell table:formula="of:=10^(([.$AG$1]-[.J145])/(10*[.$AG$2]))" office:value-type="float" office:value="18.3369684274089" calcext:value-type="float">
            <text:p>18.3369684274089</text:p>
          </table:table-cell>
          <table:table-cell table:formula="of:=10^(([.$AG$1]-[.K145])/(10*[.$AG$2]))" office:value-type="float" office:value="20.1650480541891" calcext:value-type="float">
            <text:p>20.1650480541891</text:p>
          </table:table-cell>
          <table:table-cell table:formula="of:=10^(([.$AG$1]-[.O145])/(10*[.$AG$2]))" office:value-type="float" office:value="20.5021091632279" calcext:value-type="float">
            <text:p>20.5021091632279</text:p>
          </table:table-cell>
          <table:table-cell table:formula="of:=10^(([.$AG$1]-[.P145])/(10*[.$AG$2]))" office:value-type="float" office:value="20.1650480541891" calcext:value-type="float">
            <text:p>20.165048054189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.4317622678418" calcext:value-type="float">
            <text:p>18.431762267841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2291767836149" calcext:value-type="float">
            <text:p>-77.2291767836149</text:p>
          </table:table-cell>
          <table:table-cell office:value-type="float" office:value="-78.132268236485" calcext:value-type="float">
            <text:p>-78.132268236485</text:p>
          </table:table-cell>
          <table:table-cell office:value-type="float" office:value="8.72916212139594" calcext:value-type="float">
            <text:p>8.7291621213959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7033843675123" calcext:value-type="float">
            <text:p>-75.7033843675123</text:p>
          </table:table-cell>
          <table:table-cell office:value-type="float" office:value="-76.962971052026" calcext:value-type="float">
            <text:p>-76.962971052026</text:p>
          </table:table-cell>
          <table:table-cell office:value-type="float" office:value="7.76448780620159" calcext:value-type="float">
            <text:p>7.76448780620159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6.9703809046045" calcext:value-type="float">
            <text:p>-76.9703809046045</text:p>
          </table:table-cell>
          <table:table-cell office:value-type="float" office:value="-76.962971052026" calcext:value-type="float">
            <text:p>-76.962971052026</text:p>
          </table:table-cell>
          <table:table-cell office:value-type="float" office:value="8.55748270634872" calcext:value-type="float">
            <text:p>8.55748270634872</text:p>
          </table:table-cell>
          <table:table-cell office:value-type="float" office:value="4.13900252403926" calcext:value-type="float">
            <text:p>4.13900252403926</text:p>
          </table:table-cell>
          <table:table-cell office:value-type="float" office:value="-7.26227293134562" calcext:value-type="float">
            <text:p>-7.26227293134562</text:p>
          </table:table-cell>
          <table:table-cell office:value-type="float" office:value="-1.22345516074126" calcext:value-type="float">
            <text:p>-1.22345516074126</text:p>
          </table:table-cell>
          <table:table-cell table:number-columns-repeated="5"/>
          <table:table-cell table:formula="of:=10^(([.$AG$1]-[.E146])/(10*[.$AG$2]))" office:value-type="float" office:value="20.2435607212349" calcext:value-type="float">
            <text:p>20.2435607212349</text:p>
          </table:table-cell>
          <table:table-cell table:formula="of:=10^(([.$AG$1]-[.F146])/(10*[.$AG$2]))" office:value-type="float" office:value="21.7758102783595" calcext:value-type="float">
            <text:p>21.7758102783595</text:p>
          </table:table-cell>
          <table:table-cell table:formula="of:=10^(([.$AG$1]-[.J146])/(10*[.$AG$2]))" office:value-type="float" office:value="17.8957674946171" calcext:value-type="float">
            <text:p>17.8957674946171</text:p>
          </table:table-cell>
          <table:table-cell table:formula="of:=10^(([.$AG$1]-[.K146])/(10*[.$AG$2]))" office:value-type="float" office:value="19.8128226790805" calcext:value-type="float">
            <text:p>19.8128226790805</text:p>
          </table:table-cell>
          <table:table-cell table:formula="of:=10^(([.$AG$1]-[.O146])/(10*[.$AG$2]))" office:value-type="float" office:value="19.8246873788457" calcext:value-type="float">
            <text:p>19.8246873788457</text:p>
          </table:table-cell>
          <table:table-cell table:formula="of:=10^(([.$AG$1]-[.P146])/(10*[.$AG$2]))" office:value-type="float" office:value="19.8128226790805" calcext:value-type="float">
            <text:p>19.8128226790805</text:p>
          </table:table-cell>
          <table:table-cell table:number-columns-repeated="2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18.1863916253502" calcext:value-type="float">
            <text:p>18.1863916253502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6.8604237485304" calcext:value-type="float">
            <text:p>-76.8604237485304</text:p>
          </table:table-cell>
          <table:table-cell office:value-type="float" office:value="-77.9190414128365" calcext:value-type="float">
            <text:p>-77.9190414128365</text:p>
          </table:table-cell>
          <table:table-cell office:value-type="float" office:value="8.48556552918393" calcext:value-type="float">
            <text:p>8.48556552918393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5.1923690572586" calcext:value-type="float">
            <text:p>-75.1923690572586</text:p>
          </table:table-cell>
          <table:table-cell office:value-type="float" office:value="-76.6666739468234" calcext:value-type="float">
            <text:p>-76.6666739468234</text:p>
          </table:table-cell>
          <table:table-cell office:value-type="float" office:value="7.46584498919992" calcext:value-type="float">
            <text:p>7.46584498919992</text:p>
          </table:table-cell>
          <table:table-cell office:value-type="float" office:value="-82" calcext:value-type="float">
            <text:p>-82</text:p>
          </table:table-cell>
          <table:table-cell office:value-type="float" office:value="-76" calcext:value-type="float">
            <text:p>-76</text:p>
          </table:table-cell>
          <table:table-cell office:value-type="float" office:value="-76.6792666332232" calcext:value-type="float">
            <text:p>-76.6792666332232</text:p>
          </table:table-cell>
          <table:table-cell office:value-type="float" office:value="-76.6666739468234" calcext:value-type="float">
            <text:p>-76.6666739468234</text:p>
          </table:table-cell>
          <table:table-cell office:value-type="float" office:value="8.36839595941567" calcext:value-type="float">
            <text:p>8.36839595941567</text:p>
          </table:table-cell>
          <table:table-cell office:value-type="float" office:value="5.19427399540641" calcext:value-type="float">
            <text:p>5.19427399540641</text:p>
          </table:table-cell>
          <table:table-cell office:value-type="float" office:value="-7.42362770332408" calcext:value-type="float">
            <text:p>-7.42362770332408</text:p>
          </table:table-cell>
          <table:table-cell office:value-type="float" office:value="-4.25169155493417" calcext:value-type="float">
            <text:p>-4.25169155493417</text:p>
          </table:table-cell>
          <table:table-cell table:number-columns-repeated="5"/>
          <table:table-cell table:formula="of:=10^(([.$AG$1]-[.E147])/(10*[.$AG$2]))" office:value-type="float" office:value="19.6493505974154" calcext:value-type="float">
            <text:p>19.6493505974154</text:p>
          </table:table-cell>
          <table:table-cell table:formula="of:=10^(([.$AG$1]-[.F147])/(10*[.$AG$2]))" office:value-type="float" office:value="21.4038885605692" calcext:value-type="float">
            <text:p>21.4038885605692</text:p>
          </table:table-cell>
          <table:table-cell table:formula="of:=10^(([.$AG$1]-[.J147])/(10*[.$AG$2]))" office:value-type="float" office:value="17.1719639045317" calcext:value-type="float">
            <text:p>17.1719639045317</text:p>
          </table:table-cell>
          <table:table-cell table:formula="of:=10^(([.$AG$1]-[.K147])/(10*[.$AG$2]))" office:value-type="float" office:value="19.3441638913865" calcext:value-type="float">
            <text:p>19.3441638913865</text:p>
          </table:table-cell>
          <table:table-cell table:formula="of:=10^(([.$AG$1]-[.O147])/(10*[.$AG$2]))" office:value-type="float" office:value="19.3638545445693" calcext:value-type="float">
            <text:p>19.3638545445693</text:p>
          </table:table-cell>
          <table:table-cell table:formula="of:=10^(([.$AG$1]-[.P147])/(10*[.$AG$2]))" office:value-type="float" office:value="19.3441638913865" calcext:value-type="float">
            <text:p>19.3441638913865</text:p>
          </table:table-cell>
          <table:table-cell table:number-columns-repeated="2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7.9554718043111" calcext:value-type="float">
            <text:p>17.9554718043111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6.6022966239713" calcext:value-type="float">
            <text:p>-76.6022966239713</text:p>
          </table:table-cell>
          <table:table-cell office:value-type="float" office:value="-77.7271372715529" calcext:value-type="float">
            <text:p>-77.7271372715529</text:p>
          </table:table-cell>
          <table:table-cell office:value-type="float" office:value="8.31910401025201" calcext:value-type="float">
            <text:p>8.31910401025201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434658340081" calcext:value-type="float">
            <text:p>-75.434658340081</text:p>
          </table:table-cell>
          <table:table-cell office:value-type="float" office:value="-76.6000065521411" calcext:value-type="float">
            <text:p>-76.6000065521411</text:p>
          </table:table-cell>
          <table:table-cell office:value-type="float" office:value="7.60598173220476" calcext:value-type="float">
            <text:p>7.6059817322047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4754866432562" calcext:value-type="float">
            <text:p>-76.4754866432562</text:p>
          </table:table-cell>
          <table:table-cell office:value-type="float" office:value="-76.6000065521411" calcext:value-type="float">
            <text:p>-76.6000065521411</text:p>
          </table:table-cell>
          <table:table-cell office:value-type="float" office:value="8.23852672355641" calcext:value-type="float">
            <text:p>8.23852672355641</text:p>
          </table:table-cell>
          <table:table-cell office:value-type="float" office:value="3.66679464903531" calcext:value-type="float">
            <text:p>3.66679464903531</text:p>
          </table:table-cell>
          <table:table-cell office:value-type="float" office:value="-5.19206064670842" calcext:value-type="float">
            <text:p>-5.1920606467084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10^(([.$AG$1]-[.E148])/(10*[.$AG$2]))" office:value-type="float" office:value="19.243812183759" calcext:value-type="float">
            <text:p>19.243812183759</text:p>
          </table:table-cell>
          <table:table-cell table:formula="of:=10^(([.$AG$1]-[.F148])/(10*[.$AG$2]))" office:value-type="float" office:value="21.0745933096751" calcext:value-type="float">
            <text:p>21.0745933096751</text:p>
          </table:table-cell>
          <table:table-cell table:formula="of:=10^(([.$AG$1]-[.J148])/(10*[.$AG$2]))" office:value-type="float" office:value="17.511419227482" calcext:value-type="float">
            <text:p>17.511419227482</text:p>
          </table:table-cell>
          <table:table-cell table:formula="of:=10^(([.$AG$1]-[.K148])/(10*[.$AG$2]))" office:value-type="float" office:value="19.2402520126886" calcext:value-type="float">
            <text:p>19.2402520126886</text:p>
          </table:table-cell>
          <table:table-cell table:formula="of:=10^(([.$AG$1]-[.O148])/(10*[.$AG$2]))" office:value-type="float" office:value="19.0476602754032" calcext:value-type="float">
            <text:p>19.0476602754032</text:p>
          </table:table-cell>
          <table:table-cell table:formula="of:=10^(([.$AG$1]-[.P148])/(10*[.$AG$2]))" office:value-type="float" office:value="19.2402520126886" calcext:value-type="float">
            <text:p>19.2402520126886</text:p>
          </table:table-cell>
          <table:table-cell table:number-columns-repeated="2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7.6921507323418" calcext:value-type="float">
            <text:p>17.692150732341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4216076367799" calcext:value-type="float">
            <text:p>-76.4216076367799</text:p>
          </table:table-cell>
          <table:table-cell office:value-type="float" office:value="-77.5544235443976" calcext:value-type="float">
            <text:p>-77.5544235443976</text:p>
          </table:table-cell>
          <table:table-cell office:value-type="float" office:value="8.20452774312308" calcext:value-type="float">
            <text:p>8.20452774312308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5.3042608380567" calcext:value-type="float">
            <text:p>-75.3042608380567</text:p>
          </table:table-cell>
          <table:table-cell office:value-type="float" office:value="-76.440005896927" calcext:value-type="float">
            <text:p>-76.440005896927</text:p>
          </table:table-cell>
          <table:table-cell office:value-type="float" office:value="7.53023785978589" calcext:value-type="float">
            <text:p>7.53023785978589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76.3328406502793" calcext:value-type="float">
            <text:p>-76.3328406502793</text:p>
          </table:table-cell>
          <table:table-cell office:value-type="float" office:value="-76.440005896927" calcext:value-type="float">
            <text:p>-76.440005896927</text:p>
          </table:table-cell>
          <table:table-cell office:value-type="float" office:value="8.14881931704361" calcext:value-type="float">
            <text:p>8.14881931704361</text:p>
          </table:table-cell>
          <table:table-cell office:value-type="float" office:value="3.73056309766751" calcext:value-type="float">
            <text:p>3.73056309766751</text:p>
          </table:table-cell>
          <table:table-cell office:value-type="float" office:value="-4.85263330123794" calcext:value-type="float">
            <text:p>-4.8526333012379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10^(([.$AG$1]-[.E149])/(10*[.$AG$2]))" office:value-type="float" office:value="18.9649256811769" calcext:value-type="float">
            <text:p>18.9649256811769</text:p>
          </table:table-cell>
          <table:table-cell table:formula="of:=10^(([.$AG$1]-[.F149])/(10*[.$AG$2]))" office:value-type="float" office:value="20.7825613750105" calcext:value-type="float">
            <text:p>20.7825613750105</text:p>
          </table:table-cell>
          <table:table-cell table:formula="of:=10^(([.$AG$1]-[.J149])/(10*[.$AG$2]))" office:value-type="float" office:value="17.3279024482017" calcext:value-type="float">
            <text:p>17.3279024482017</text:p>
          </table:table-cell>
          <table:table-cell table:formula="of:=10^(([.$AG$1]-[.K149])/(10*[.$AG$2]))" office:value-type="float" office:value="18.9931368802595" calcext:value-type="float">
            <text:p>18.9931368802595</text:p>
          </table:table-cell>
          <table:table-cell table:formula="of:=10^(([.$AG$1]-[.O149])/(10*[.$AG$2]))" office:value-type="float" office:value="18.8294014146453" calcext:value-type="float">
            <text:p>18.8294014146453</text:p>
          </table:table-cell>
          <table:table-cell table:formula="of:=10^(([.$AG$1]-[.P149])/(10*[.$AG$2]))" office:value-type="float" office:value="18.9931368802595" calcext:value-type="float">
            <text:p>18.9931368802595</text:p>
          </table:table-cell>
          <table:table-cell table:number-columns-repeated="2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17.4494553855458" calcext:value-type="float">
            <text:p>17.449455385545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5.6951253457459" calcext:value-type="float">
            <text:p>-75.6951253457459</text:p>
          </table:table-cell>
          <table:table-cell office:value-type="float" office:value="-77.1989811899578" calcext:value-type="float">
            <text:p>-77.1989811899578</text:p>
          </table:table-cell>
          <table:table-cell office:value-type="float" office:value="7.75956743108146" calcext:value-type="float">
            <text:p>7.75956743108146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9129825866397" calcext:value-type="float">
            <text:p>-74.9129825866397</text:p>
          </table:table-cell>
          <table:table-cell office:value-type="float" office:value="-76.1960053072343" calcext:value-type="float">
            <text:p>-76.1960053072343</text:p>
          </table:table-cell>
          <table:table-cell office:value-type="float" office:value="7.30745393340041" calcext:value-type="float">
            <text:p>7.30745393340041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6.8329884551955" calcext:value-type="float">
            <text:p>-76.8329884551955</text:p>
          </table:table-cell>
          <table:table-cell office:value-type="float" office:value="-76.1960053072343" calcext:value-type="float">
            <text:p>-76.1960053072343</text:p>
          </table:table-cell>
          <table:table-cell office:value-type="float" office:value="8.46771596326921" calcext:value-type="float">
            <text:p>8.46771596326921</text:p>
          </table:table-cell>
          <table:table-cell office:value-type="float" office:value="13.3733153287227" calcext:value-type="float">
            <text:p>13.3733153287227</text:p>
          </table:table-cell>
          <table:table-cell office:value-type="float" office:value="-3.12636533124139" calcext:value-type="float">
            <text:p>-3.12636533124139</text:p>
          </table:table-cell>
          <table:table-cell office:value-type="float" office:value="-11.4861070991363" calcext:value-type="float">
            <text:p>-11.4861070991363</text:p>
          </table:table-cell>
          <table:table-cell table:number-columns-repeated="5"/>
          <table:table-cell table:formula="of:=10^(([.$AG$1]-[.E150])/(10*[.$AG$2]))" office:value-type="float" office:value="17.883830228354" calcext:value-type="float">
            <text:p>17.883830228354</text:p>
          </table:table-cell>
          <table:table-cell table:formula="of:=10^(([.$AG$1]-[.F150])/(10*[.$AG$2]))" office:value-type="float" office:value="20.1942352019307" calcext:value-type="float">
            <text:p>20.1942352019307</text:p>
          </table:table-cell>
          <table:table-cell table:formula="of:=10^(([.$AG$1]-[.J150])/(10*[.$AG$2]))" office:value-type="float" office:value="16.7886947489536" calcext:value-type="float">
            <text:p>16.7886947489536</text:p>
          </table:table-cell>
          <table:table-cell table:formula="of:=10^(([.$AG$1]-[.K150])/(10*[.$AG$2]))" office:value-type="float" office:value="18.6223838383854" calcext:value-type="float">
            <text:p>18.6223838383854</text:p>
          </table:table-cell>
          <table:table-cell table:formula="of:=10^(([.$AG$1]-[.O150])/(10*[.$AG$2]))" office:value-type="float" office:value="19.6058447726399" calcext:value-type="float">
            <text:p>19.6058447726399</text:p>
          </table:table-cell>
          <table:table-cell table:formula="of:=10^(([.$AG$1]-[.P150])/(10*[.$AG$2]))" office:value-type="float" office:value="18.6223838383854" calcext:value-type="float">
            <text:p>18.622383838385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.2028805601501" calcext:value-type="float">
            <text:p>17.2028805601501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4865877420221" calcext:value-type="float">
            <text:p>-75.4865877420221</text:p>
          </table:table-cell>
          <table:table-cell office:value-type="float" office:value="-76.979083070962" calcext:value-type="float">
            <text:p>-76.979083070962</text:p>
          </table:table-cell>
          <table:table-cell office:value-type="float" office:value="7.63635760814691" calcext:value-type="float">
            <text:p>7.6363576081469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6390878106478" calcext:value-type="float">
            <text:p>-74.6390878106478</text:p>
          </table:table-cell>
          <table:table-cell office:value-type="float" office:value="-75.9764047765109" calcext:value-type="float">
            <text:p>-75.9764047765109</text:p>
          </table:table-cell>
          <table:table-cell office:value-type="float" office:value="7.15543861506517" calcext:value-type="float">
            <text:p>7.15543861506517</text:p>
          </table:table-cell>
          <table:table-cell office:value-type="float" office:value="-85" calcext:value-type="float">
            <text:p>-85</text:p>
          </table:table-cell>
          <table:table-cell office:value-type="float" office:value="-79" calcext:value-type="float">
            <text:p>-79</text:p>
          </table:table-cell>
          <table:table-cell office:value-type="float" office:value="-77.4830919186369" calcext:value-type="float">
            <text:p>-77.4830919186369</text:p>
          </table:table-cell>
          <table:table-cell office:value-type="float" office:value="-75.9764047765109" calcext:value-type="float">
            <text:p>-75.9764047765109</text:p>
          </table:table-cell>
          <table:table-cell office:value-type="float" office:value="8.90095073456365" calcext:value-type="float">
            <text:p>8.90095073456365</text:p>
          </table:table-cell>
          <table:table-cell office:value-type="float" office:value="22.0680777630314" calcext:value-type="float">
            <text:p>22.0680777630314</text:p>
          </table:table-cell>
          <table:table-cell office:value-type="float" office:value="-3.2634798843352" calcext:value-type="float">
            <text:p>-3.2634798843352</text:p>
          </table:table-cell>
          <table:table-cell office:value-type="float" office:value="-21.0475846279536" calcext:value-type="float">
            <text:p>-21.0475846279536</text:p>
          </table:table-cell>
          <table:table-cell table:number-columns-repeated="5"/>
          <table:table-cell table:formula="of:=10^(([.$AG$1]-[.E151])/(10*[.$AG$2]))" office:value-type="float" office:value="17.5850427946093" calcext:value-type="float">
            <text:p>17.5850427946093</text:p>
          </table:table-cell>
          <table:table-cell table:formula="of:=10^(([.$AG$1]-[.F151])/(10*[.$AG$2]))" office:value-type="float" office:value="19.8386304112311" calcext:value-type="float">
            <text:p>19.8386304112311</text:p>
          </table:table-cell>
          <table:table-cell table:formula="of:=10^(([.$AG$1]-[.J151])/(10*[.$AG$2]))" office:value-type="float" office:value="16.4212642521325" calcext:value-type="float">
            <text:p>16.4212642521325</text:p>
          </table:table-cell>
          <table:table-cell table:formula="of:=10^(([.$AG$1]-[.K151])/(10*[.$AG$2]))" office:value-type="float" office:value="18.2948979857502" calcext:value-type="float">
            <text:p>18.2948979857502</text:p>
          </table:table-cell>
          <table:table-cell table:formula="of:=10^(([.$AG$1]-[.O151])/(10*[.$AG$2]))" office:value-type="float" office:value="20.6631347410761" calcext:value-type="float">
            <text:p>20.6631347410761</text:p>
          </table:table-cell>
          <table:table-cell table:formula="of:=10^(([.$AG$1]-[.P151])/(10*[.$AG$2]))" office:value-type="float" office:value="18.2948979857502" calcext:value-type="float">
            <text:p>18.2948979857502</text:p>
          </table:table-cell>
          <table:table-cell table:number-columns-repeated="2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16.9782163664565" calcext:value-type="float">
            <text:p>16.978216366456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6.2406114194155" calcext:value-type="float">
            <text:p>-76.2406114194155</text:p>
          </table:table-cell>
          <table:table-cell office:value-type="float" office:value="-77.0811747638658" calcext:value-type="float">
            <text:p>-77.0811747638658</text:p>
          </table:table-cell>
          <table:table-cell office:value-type="float" office:value="8.09133869462766" calcext:value-type="float">
            <text:p>8.09133869462766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4.7473614674535" calcext:value-type="float">
            <text:p>-74.7473614674535</text:p>
          </table:table-cell>
          <table:table-cell office:value-type="float" office:value="-75.8787642988598" calcext:value-type="float">
            <text:p>-75.8787642988598</text:p>
          </table:table-cell>
          <table:table-cell office:value-type="float" office:value="7.2151502977385" calcext:value-type="float">
            <text:p>7.215150297738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6381643430458" calcext:value-type="float">
            <text:p>-77.6381643430458</text:p>
          </table:table-cell>
          <table:table-cell office:value-type="float" office:value="-75.8787642988598" calcext:value-type="float">
            <text:p>-75.8787642988598</text:p>
          </table:table-cell>
          <table:table-cell office:value-type="float" office:value="9.00752504022653" calcext:value-type="float">
            <text:p>9.00752504022653</text:p>
          </table:table-cell>
          <table:table-cell office:value-type="float" office:value="20.0043317472709" calcext:value-type="float">
            <text:p>20.0043317472709</text:p>
          </table:table-cell>
          <table:table-cell office:value-type="float" office:value="-6.12607638737405" calcext:value-type="float">
            <text:p>-6.12607638737405</text:p>
          </table:table-cell>
          <table:table-cell office:value-type="float" office:value="-19.4646823280141" calcext:value-type="float">
            <text:p>-19.4646823280141</text:p>
          </table:table-cell>
          <table:table-cell table:number-columns-repeated="5"/>
          <table:table-cell table:formula="of:=10^(([.$AG$1]-[.E152])/(10*[.$AG$2]))" office:value-type="float" office:value="18.6896169595973" calcext:value-type="float">
            <text:p>18.6896169595973</text:p>
          </table:table-cell>
          <table:table-cell table:formula="of:=10^(([.$AG$1]-[.F152])/(10*[.$AG$2]))" office:value-type="float" office:value="20.0029408798442" calcext:value-type="float">
            <text:p>20.0029408798442</text:p>
          </table:table-cell>
          <table:table-cell table:formula="of:=10^(([.$AG$1]-[.J152])/(10*[.$AG$2]))" office:value-type="float" office:value="16.5655425951161" calcext:value-type="float">
            <text:p>16.5655425951161</text:p>
          </table:table-cell>
          <table:table-cell table:formula="of:=10^(([.$AG$1]-[.K152])/(10*[.$AG$2]))" office:value-type="float" office:value="18.1511443453914" calcext:value-type="float">
            <text:p>18.1511443453914</text:p>
          </table:table-cell>
          <table:table-cell table:formula="of:=10^(([.$AG$1]-[.O152])/(10*[.$AG$2]))" office:value-type="float" office:value="20.9236451150607" calcext:value-type="float">
            <text:p>20.9236451150607</text:p>
          </table:table-cell>
          <table:table-cell table:formula="of:=10^(([.$AG$1]-[.P152])/(10*[.$AG$2]))" office:value-type="float" office:value="18.1511443453914" calcext:value-type="float">
            <text:p>18.1511443453914</text:p>
          </table:table-cell>
          <table:table-cell table:number-columns-repeated="2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16.7236714956322" calcext:value-type="float">
            <text:p>16.7236714956322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5.8684279935908" calcext:value-type="float">
            <text:p>-75.8684279935908</text:p>
          </table:table-cell>
          <table:table-cell office:value-type="float" office:value="-76.8730572874793" calcext:value-type="float">
            <text:p>-76.8730572874793</text:p>
          </table:table-cell>
          <table:table-cell office:value-type="float" office:value="7.86347058316465" calcext:value-type="float">
            <text:p>7.86347058316465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5231530272174" calcext:value-type="float">
            <text:p>-74.5231530272174</text:p>
          </table:table-cell>
          <table:table-cell office:value-type="float" office:value="-75.6908878689738" calcext:value-type="float">
            <text:p>-75.6908878689738</text:p>
          </table:table-cell>
          <table:table-cell office:value-type="float" office:value="7.09204965370495" calcext:value-type="float">
            <text:p>7.09204965370495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7.1467150401321" calcext:value-type="float">
            <text:p>-77.1467150401321</text:p>
          </table:table-cell>
          <table:table-cell office:value-type="float" office:value="-75.6908878689738" calcext:value-type="float">
            <text:p>-75.6908878689738</text:p>
          </table:table-cell>
          <table:table-cell office:value-type="float" office:value="8.6740882166952" calcext:value-type="float">
            <text:p>8.6740882166952</text:p>
          </table:table-cell>
          <table:table-cell office:value-type="float" office:value="17.1441744990574" calcext:value-type="float">
            <text:p>17.1441744990574</text:p>
          </table:table-cell>
          <table:table-cell office:value-type="float" office:value="-5.27409150985418" calcext:value-type="float">
            <text:p>-5.27409150985418</text:p>
          </table:table-cell>
          <table:table-cell office:value-type="float" office:value="-16.2990811417821" calcext:value-type="float">
            <text:p>-16.2990811417821</text:p>
          </table:table-cell>
          <table:table-cell table:number-columns-repeated="5"/>
          <table:table-cell table:formula="of:=10^(([.$AG$1]-[.E153])/(10*[.$AG$2]))" office:value-type="float" office:value="18.1359927333985" calcext:value-type="float">
            <text:p>18.1359927333985</text:p>
          </table:table-cell>
          <table:table-cell table:formula="of:=10^(([.$AG$1]-[.F153])/(10*[.$AG$2]))" office:value-type="float" office:value="19.6694168240911" calcext:value-type="float">
            <text:p>19.6694168240911</text:p>
          </table:table-cell>
          <table:table-cell table:formula="of:=10^(([.$AG$1]-[.J153])/(10*[.$AG$2]))" office:value-type="float" office:value="16.2681700239447" calcext:value-type="float">
            <text:p>16.2681700239447</text:p>
          </table:table-cell>
          <table:table-cell table:formula="of:=10^(([.$AG$1]-[.K153])/(10*[.$AG$2]))" office:value-type="float" office:value="17.8777086366728" calcext:value-type="float">
            <text:p>17.8777086366728</text:p>
          </table:table-cell>
          <table:table-cell table:formula="of:=10^(([.$AG$1]-[.O153])/(10*[.$AG$2]))" office:value-type="float" office:value="20.1091405785266" calcext:value-type="float">
            <text:p>20.1091405785266</text:p>
          </table:table-cell>
          <table:table-cell table:formula="of:=10^(([.$AG$1]-[.P153])/(10*[.$AG$2]))" office:value-type="float" office:value="17.8777086366728" calcext:value-type="float">
            <text:p>17.8777086366728</text:p>
          </table:table-cell>
          <table:table-cell table:number-columns-repeated="2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16.5034674616362" calcext:value-type="float">
            <text:p>16.5034674616362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5.6078995955136" calcext:value-type="float">
            <text:p>-75.6078995955136</text:p>
          </table:table-cell>
          <table:table-cell office:value-type="float" office:value="-76.6857515587313" calcext:value-type="float">
            <text:p>-76.6857515587313</text:p>
          </table:table-cell>
          <table:table-cell office:value-type="float" office:value="7.70779200189927" calcext:value-type="float">
            <text:p>7.7077920018992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4.0662071190522" calcext:value-type="float">
            <text:p>-74.0662071190522</text:p>
          </table:table-cell>
          <table:table-cell office:value-type="float" office:value="-75.4217990820764" calcext:value-type="float">
            <text:p>-75.4217990820764</text:p>
          </table:table-cell>
          <table:table-cell office:value-type="float" office:value="6.84762923307765" calcext:value-type="float">
            <text:p>6.84762923307765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7.7027005280924" calcext:value-type="float">
            <text:p>-77.7027005280924</text:p>
          </table:table-cell>
          <table:table-cell office:value-type="float" office:value="-75.4217990820764" calcext:value-type="float">
            <text:p>-75.4217990820764</text:p>
          </table:table-cell>
          <table:table-cell office:value-type="float" office:value="9.05225301644643" calcext:value-type="float">
            <text:p>9.05225301644643</text:p>
          </table:table-cell>
          <table:table-cell office:value-type="float" office:value="25.8644431290755" calcext:value-type="float">
            <text:p>25.8644431290755</text:p>
          </table:table-cell>
          <table:table-cell office:value-type="float" office:value="-5.7209233776558" calcext:value-type="float">
            <text:p>-5.7209233776558</text:p>
          </table:table-cell>
          <table:table-cell office:value-type="float" office:value="-25.4658297614354" calcext:value-type="float">
            <text:p>-25.4658297614354</text:p>
          </table:table-cell>
          <table:table-cell table:number-columns-repeated="5"/>
          <table:table-cell table:formula="of:=10^(([.$AG$1]-[.E154])/(10*[.$AG$2]))" office:value-type="float" office:value="17.7582426451438" calcext:value-type="float">
            <text:p>17.7582426451438</text:p>
          </table:table-cell>
          <table:table-cell table:formula="of:=10^(([.$AG$1]-[.F154])/(10*[.$AG$2]))" office:value-type="float" office:value="19.3740025667481" calcext:value-type="float">
            <text:p>19.3740025667481</text:p>
          </table:table-cell>
          <table:table-cell table:formula="of:=10^(([.$AG$1]-[.J154])/(10*[.$AG$2]))" office:value-type="float" office:value="15.6785361955758" calcext:value-type="float">
            <text:p>15.6785361955758</text:p>
          </table:table-cell>
          <table:table-cell table:formula="of:=10^(([.$AG$1]-[.K154])/(10*[.$AG$2]))" office:value-type="float" office:value="17.493235517233" calcext:value-type="float">
            <text:p>17.493235517233</text:p>
          </table:table-cell>
          <table:table-cell table:formula="of:=10^(([.$AG$1]-[.O154])/(10*[.$AG$2]))" office:value-type="float" office:value="21.0330266891637" calcext:value-type="float">
            <text:p>21.0330266891637</text:p>
          </table:table-cell>
          <table:table-cell table:formula="of:=10^(([.$AG$1]-[.P154])/(10*[.$AG$2]))" office:value-type="float" office:value="17.493235517233" calcext:value-type="float">
            <text:p>17.493235517233</text:p>
          </table:table-cell>
          <table:table-cell table:number-columns-repeated="2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6.2067102155646" calcext:value-type="float">
            <text:p>16.206710215564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4255297168595" calcext:value-type="float">
            <text:p>-75.4255297168595</text:p>
          </table:table-cell>
          <table:table-cell office:value-type="float" office:value="-76.5171764028582" calcext:value-type="float">
            <text:p>-76.5171764028582</text:p>
          </table:table-cell>
          <table:table-cell office:value-type="float" office:value="7.60065448488763" calcext:value-type="float">
            <text:p>7.60065448488763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0463449833365" calcext:value-type="float">
            <text:p>-74.0463449833365</text:p>
          </table:table-cell>
          <table:table-cell office:value-type="float" office:value="-75.2796191738688" calcext:value-type="float">
            <text:p>-75.2796191738688</text:p>
          </table:table-cell>
          <table:table-cell office:value-type="float" office:value="6.83719814475283" calcext:value-type="float">
            <text:p>6.83719814475283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7.1918903696647" calcext:value-type="float">
            <text:p>-77.1918903696647</text:p>
          </table:table-cell>
          <table:table-cell office:value-type="float" office:value="-75.2796191738688" calcext:value-type="float">
            <text:p>-75.2796191738688</text:p>
          </table:table-cell>
          <table:table-cell office:value-type="float" office:value="8.70421638561074" calcext:value-type="float">
            <text:p>8.70421638561074</text:p>
          </table:table-cell>
          <table:table-cell office:value-type="float" office:value="21.0938646151712" calcext:value-type="float">
            <text:p>21.0938646151712</text:p>
          </table:table-cell>
          <table:table-cell office:value-type="float" office:value="-5.0403046036504" calcext:value-type="float">
            <text:p>-5.0403046036504</text:p>
          </table:table-cell>
          <table:table-cell office:value-type="float" office:value="-20.4474488161703" calcext:value-type="float">
            <text:p>-20.4474488161703</text:p>
          </table:table-cell>
          <table:table-cell table:number-columns-repeated="5"/>
          <table:table-cell table:formula="of:=10^(([.$AG$1]-[.E155])/(10*[.$AG$2]))" office:value-type="float" office:value="17.498508898334" calcext:value-type="float">
            <text:p>17.498508898334</text:p>
          </table:table-cell>
          <table:table-cell table:formula="of:=10^(([.$AG$1]-[.F155])/(10*[.$AG$2]))" office:value-type="float" office:value="19.1119251198573" calcext:value-type="float">
            <text:p>19.1119251198573</text:p>
          </table:table-cell>
          <table:table-cell table:formula="of:=10^(([.$AG$1]-[.J155])/(10*[.$AG$2]))" office:value-type="float" office:value="15.6533968553968" calcext:value-type="float">
            <text:p>15.6533968553968</text:p>
          </table:table-cell>
          <table:table-cell table:formula="of:=10^(([.$AG$1]-[.K155])/(10*[.$AG$2]))" office:value-type="float" office:value="17.2934393260293" calcext:value-type="float">
            <text:p>17.2934393260293</text:p>
          </table:table-cell>
          <table:table-cell table:formula="of:=10^(([.$AG$1]-[.O155])/(10*[.$AG$2]))" office:value-type="float" office:value="20.1826695445316" calcext:value-type="float">
            <text:p>20.1826695445316</text:p>
          </table:table-cell>
          <table:table-cell table:formula="of:=10^(([.$AG$1]-[.P155])/(10*[.$AG$2]))" office:value-type="float" office:value="17.2934393260293" calcext:value-type="float">
            <text:p>17.293439326029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9778009826554" calcext:value-type="float">
            <text:p>15.9778009826554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5.2978708018017" calcext:value-type="float">
            <text:p>-75.2978708018017</text:p>
          </table:table-cell>
          <table:table-cell office:value-type="float" office:value="-76.3654587625724" calcext:value-type="float">
            <text:p>-76.3654587625724</text:p>
          </table:table-cell>
          <table:table-cell office:value-type="float" office:value="7.52654553449915" calcext:value-type="float">
            <text:p>7.52654553449915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4.0324414883356" calcext:value-type="float">
            <text:p>-74.0324414883356</text:p>
          </table:table-cell>
          <table:table-cell office:value-type="float" office:value="-75.1516572564819" calcext:value-type="float">
            <text:p>-75.1516572564819</text:p>
          </table:table-cell>
          <table:table-cell office:value-type="float" office:value="6.82990583880996" calcext:value-type="float">
            <text:p>6.82990583880996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6.5343232587653" calcext:value-type="float">
            <text:p>-76.5343232587653</text:p>
          </table:table-cell>
          <table:table-cell office:value-type="float" office:value="-75.1516572564819" calcext:value-type="float">
            <text:p>-75.1516572564819</text:p>
          </table:table-cell>
          <table:table-cell office:value-type="float" office:value="8.27581502927759" calcext:value-type="float">
            <text:p>8.27581502927759</text:p>
          </table:table-cell>
          <table:table-cell office:value-type="float" office:value="15.061092416345" calcext:value-type="float">
            <text:p>15.061092416345</text:p>
          </table:table-cell>
          <table:table-cell office:value-type="float" office:value="-4.57603359812669" calcext:value-type="float">
            <text:p>-4.57603359812669</text:p>
          </table:table-cell>
          <table:table-cell office:value-type="float" office:value="-14.0056122866525" calcext:value-type="float">
            <text:p>-14.0056122866525</text:p>
          </table:table-cell>
          <table:table-cell table:number-columns-repeated="5"/>
          <table:table-cell table:formula="of:=10^(([.$AG$1]-[.E156])/(10*[.$AG$2]))" office:value-type="float" office:value="17.3189589372293" calcext:value-type="float">
            <text:p>17.3189589372293</text:p>
          </table:table-cell>
          <table:table-cell table:formula="of:=10^(([.$AG$1]-[.F156])/(10*[.$AG$2]))" office:value-type="float" office:value="18.8790879299893" calcext:value-type="float">
            <text:p>18.8790879299893</text:p>
          </table:table-cell>
          <table:table-cell table:formula="of:=10^(([.$AG$1]-[.J156])/(10*[.$AG$2]))" office:value-type="float" office:value="15.635823304986" calcext:value-type="float">
            <text:p>15.635823304986</text:p>
          </table:table-cell>
          <table:table-cell table:formula="of:=10^(([.$AG$1]-[.K156])/(10*[.$AG$2]))" office:value-type="float" office:value="17.1155745579839" calcext:value-type="float">
            <text:p>17.1155745579839</text:p>
          </table:table-cell>
          <table:table-cell table:formula="of:=10^(([.$AG$1]-[.O156])/(10*[.$AG$2]))" office:value-type="float" office:value="19.138419918235" calcext:value-type="float">
            <text:p>19.138419918235</text:p>
          </table:table-cell>
          <table:table-cell table:formula="of:=10^(([.$AG$1]-[.P156])/(10*[.$AG$2]))" office:value-type="float" office:value="17.1155745579839" calcext:value-type="float">
            <text:p>17.1155745579839</text:p>
          </table:table-cell>
          <table:table-cell table:number-columns-repeated="2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5.7333927217129" calcext:value-type="float">
            <text:p>15.733392721712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9085095612612" calcext:value-type="float">
            <text:p>-74.9085095612612</text:p>
          </table:table-cell>
          <table:table-cell office:value-type="float" office:value="-76.1289128863151" calcext:value-type="float">
            <text:p>-76.1289128863151</text:p>
          </table:table-cell>
          <table:table-cell office:value-type="float" office:value="7.30494558802716" calcext:value-type="float">
            <text:p>7.30494558802716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7227090418349" calcext:value-type="float">
            <text:p>-73.7227090418349</text:p>
          </table:table-cell>
          <table:table-cell office:value-type="float" office:value="-74.9364915308337" calcext:value-type="float">
            <text:p>-74.9364915308337</text:p>
          </table:table-cell>
          <table:table-cell office:value-type="float" office:value="6.66945430523095" calcext:value-type="float">
            <text:p>6.66945430523095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6.0740262811357" calcext:value-type="float">
            <text:p>-76.0740262811357</text:p>
          </table:table-cell>
          <table:table-cell office:value-type="float" office:value="-74.9364915308337" calcext:value-type="float">
            <text:p>-74.9364915308337</text:p>
          </table:table-cell>
          <table:table-cell office:value-type="float" office:value="7.98854236518019" calcext:value-type="float">
            <text:p>7.98854236518019</text:p>
          </table:table-cell>
          <table:table-cell office:value-type="float" office:value="13.3198048160263" calcext:value-type="float">
            <text:p>13.3198048160263</text:p>
          </table:table-cell>
          <table:table-cell office:value-type="float" office:value="-4.06664059748807" calcext:value-type="float">
            <text:p>-4.06664059748807</text:p>
          </table:table-cell>
          <table:table-cell office:value-type="float" office:value="-12.0454241213635" calcext:value-type="float">
            <text:p>-12.0454241213635</text:p>
          </table:table-cell>
          <table:table-cell table:number-columns-repeated="5"/>
          <table:table-cell table:formula="of:=10^(([.$AG$1]-[.E157])/(10*[.$AG$2]))" office:value-type="float" office:value="16.782628633776" calcext:value-type="float">
            <text:p>16.782628633776</text:p>
          </table:table-cell>
          <table:table-cell table:formula="of:=10^(([.$AG$1]-[.F157])/(10*[.$AG$2]))" office:value-type="float" office:value="18.5217131502457" calcext:value-type="float">
            <text:p>18.5217131502457</text:p>
          </table:table-cell>
          <table:table-cell table:formula="of:=10^(([.$AG$1]-[.J157])/(10*[.$AG$2]))" office:value-type="float" office:value="15.2494067587585" calcext:value-type="float">
            <text:p>15.2494067587585</text:p>
          </table:table-cell>
          <table:table-cell table:formula="of:=10^(([.$AG$1]-[.K157])/(10*[.$AG$2]))" office:value-type="float" office:value="16.8206125813218" calcext:value-type="float">
            <text:p>16.8206125813218</text:p>
          </table:table-cell>
          <table:table-cell table:formula="of:=10^(([.$AG$1]-[.O157])/(10*[.$AG$2]))" office:value-type="float" office:value="18.4397618619154" calcext:value-type="float">
            <text:p>18.4397618619154</text:p>
          </table:table-cell>
          <table:table-cell table:formula="of:=10^(([.$AG$1]-[.P157])/(10*[.$AG$2]))" office:value-type="float" office:value="16.8206125813218" calcext:value-type="float">
            <text:p>16.8206125813218</text:p>
          </table:table-cell>
          <table:table-cell table:number-columns-repeated="2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15.4736903710567" calcext:value-type="float">
            <text:p>15.4736903710567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9359566928828" calcext:value-type="float">
            <text:p>-74.9359566928828</text:p>
          </table:table-cell>
          <table:table-cell office:value-type="float" office:value="-76.0160215976836" calcext:value-type="float">
            <text:p>-76.0160215976836</text:p>
          </table:table-cell>
          <table:table-cell office:value-type="float" office:value="7.32035073750989" calcext:value-type="float">
            <text:p>7.32035073750989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3.5058963292844" calcext:value-type="float">
            <text:p>-73.5058963292844</text:p>
          </table:table-cell>
          <table:table-cell office:value-type="float" office:value="-74.7428423777504" calcext:value-type="float">
            <text:p>-74.7428423777504</text:p>
          </table:table-cell>
          <table:table-cell office:value-type="float" office:value="6.55938633842779" calcext:value-type="float">
            <text:p>6.55938633842779</text:p>
          </table:table-cell>
          <table:table-cell office:value-type="float" office:value="-87" calcext:value-type="float">
            <text:p>-87</text:p>
          </table:table-cell>
          <table:table-cell office:value-type="float" office:value="-75" calcext:value-type="float">
            <text:p>-75</text:p>
          </table:table-cell>
          <table:table-cell office:value-type="float" office:value="-75.751818396795" calcext:value-type="float">
            <text:p>-75.751818396795</text:p>
          </table:table-cell>
          <table:table-cell office:value-type="float" office:value="-74.7428423777504" calcext:value-type="float">
            <text:p>-74.7428423777504</text:p>
          </table:table-cell>
          <table:table-cell office:value-type="float" office:value="7.79340561155379" calcext:value-type="float">
            <text:p>7.79340561155379</text:p>
          </table:table-cell>
          <table:table-cell office:value-type="float" office:value="11.0378862181921" calcext:value-type="float">
            <text:p>11.0378862181921</text:p>
          </table:table-cell>
          <table:table-cell office:value-type="float" office:value="-4.83090262882204" calcext:value-type="float">
            <text:p>-4.83090262882204</text:p>
          </table:table-cell>
          <table:table-cell office:value-type="float" office:value="-9.84274129441229" calcext:value-type="float">
            <text:p>-9.84274129441229</text:p>
          </table:table-cell>
          <table:table-cell table:number-columns-repeated="5"/>
          <table:table-cell table:formula="of:=10^(([.$AG$1]-[.E158])/(10*[.$AG$2]))" office:value-type="float" office:value="16.8198857636638" calcext:value-type="float">
            <text:p>16.8198857636638</text:p>
          </table:table-cell>
          <table:table-cell table:formula="of:=10^(([.$AG$1]-[.F158])/(10*[.$AG$2]))" office:value-type="float" office:value="18.3535490184384" calcext:value-type="float">
            <text:p>18.3535490184384</text:p>
          </table:table-cell>
          <table:table-cell table:formula="of:=10^(([.$AG$1]-[.J158])/(10*[.$AG$2]))" office:value-type="float" office:value="14.9846114168094" calcext:value-type="float">
            <text:p>14.9846114168094</text:p>
          </table:table-cell>
          <table:table-cell table:formula="of:=10^(([.$AG$1]-[.K158])/(10*[.$AG$2]))" office:value-type="float" office:value="16.5594954808315" calcext:value-type="float">
            <text:p>16.5594954808315</text:p>
          </table:table-cell>
          <table:table-cell table:formula="of:=10^(([.$AG$1]-[.O158])/(10*[.$AG$2]))" office:value-type="float" office:value="17.9659326924868" calcext:value-type="float">
            <text:p>17.9659326924868</text:p>
          </table:table-cell>
          <table:table-cell table:formula="of:=10^(([.$AG$1]-[.P158])/(10*[.$AG$2]))" office:value-type="float" office:value="16.5594954808315" calcext:value-type="float">
            <text:p>16.5594954808315</text:p>
          </table:table-cell>
          <table:table-cell table:number-columns-repeated="2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15.2233661722741" calcext:value-type="float">
            <text:p>15.2233661722741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4.655169685018" calcext:value-type="float">
            <text:p>-74.655169685018</text:p>
          </table:table-cell>
          <table:table-cell office:value-type="float" office:value="-75.8144194379153" calcext:value-type="float">
            <text:p>-75.8144194379153</text:p>
          </table:table-cell>
          <table:table-cell office:value-type="float" office:value="7.16427623698705" calcext:value-type="float">
            <text:p>7.16427623698705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3.3541274304991" calcext:value-type="float">
            <text:p>-73.3541274304991</text:p>
          </table:table-cell>
          <table:table-cell office:value-type="float" office:value="-74.5685581399753" calcext:value-type="float">
            <text:p>-74.5685581399753</text:p>
          </table:table-cell>
          <table:table-cell office:value-type="float" office:value="6.48342136300023" calcext:value-type="float">
            <text:p>6.4834213630002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5.2262728777565" calcext:value-type="float">
            <text:p>-75.2262728777565</text:p>
          </table:table-cell>
          <table:table-cell office:value-type="float" office:value="-74.5685581399753" calcext:value-type="float">
            <text:p>-74.5685581399753</text:p>
          </table:table-cell>
          <table:table-cell office:value-type="float" office:value="7.4852980179563" calcext:value-type="float">
            <text:p>7.4852980179563</text:p>
          </table:table-cell>
          <table:table-cell office:value-type="float" office:value="8.26778380409694" calcext:value-type="float">
            <text:p>8.26778380409694</text:p>
          </table:table-cell>
          <table:table-cell office:value-type="float" office:value="-4.25368246802251" calcext:value-type="float">
            <text:p>-4.25368246802251</text:p>
          </table:table-cell>
          <table:table-cell office:value-type="float" office:value="-6.3101061272324" calcext:value-type="float">
            <text:p>-6.3101061272324</text:p>
          </table:table-cell>
          <table:table-cell table:number-columns-repeated="5"/>
          <table:table-cell table:formula="of:=10^(([.$AG$1]-[.E159])/(10*[.$AG$2]))" office:value-type="float" office:value="16.4426141721494" calcext:value-type="float">
            <text:p>16.4426141721494</text:p>
          </table:table-cell>
          <table:table-cell table:formula="of:=10^(([.$AG$1]-[.F159])/(10*[.$AG$2]))" office:value-type="float" office:value="18.057029022259" calcext:value-type="float">
            <text:p>18.057029022259</text:p>
          </table:table-cell>
          <table:table-cell table:formula="of:=10^(([.$AG$1]-[.J159])/(10*[.$AG$2]))" office:value-type="float" office:value="14.80199525723" calcext:value-type="float">
            <text:p>14.80199525723</text:p>
          </table:table-cell>
          <table:table-cell table:formula="of:=10^(([.$AG$1]-[.K159])/(10*[.$AG$2]))" office:value-type="float" office:value="16.3279576231316" calcext:value-type="float">
            <text:p>16.3279576231316</text:p>
          </table:table-cell>
          <table:table-cell table:formula="of:=10^(([.$AG$1]-[.O159])/(10*[.$AG$2]))" office:value-type="float" office:value="17.2190653651985" calcext:value-type="float">
            <text:p>17.2190653651985</text:p>
          </table:table-cell>
          <table:table-cell table:formula="of:=10^(([.$AG$1]-[.P159])/(10*[.$AG$2]))" office:value-type="float" office:value="16.3279576231316" calcext:value-type="float">
            <text:p>16.3279576231316</text:p>
          </table:table-cell>
          <table:table-cell table:number-columns-repeated="2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4.9938187280781" calcext:value-type="float">
            <text:p>14.9938187280781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4.1586187795126" calcext:value-type="float">
            <text:p>-74.1586187795126</text:p>
          </table:table-cell>
          <table:table-cell office:value-type="float" office:value="-75.5329774941237" calcext:value-type="float">
            <text:p>-75.5329774941237</text:p>
          </table:table-cell>
          <table:table-cell office:value-type="float" office:value="6.89637114378463" calcext:value-type="float">
            <text:p>6.8963711437846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2478892013494" calcext:value-type="float">
            <text:p>-73.2478892013494</text:p>
          </table:table-cell>
          <table:table-cell office:value-type="float" office:value="-74.4117023259778" calcext:value-type="float">
            <text:p>-74.4117023259778</text:p>
          </table:table-cell>
          <table:table-cell office:value-type="float" office:value="6.43076994516873" calcext:value-type="float">
            <text:p>6.43076994516873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1583910144295" calcext:value-type="float">
            <text:p>-75.1583910144295</text:p>
          </table:table-cell>
          <table:table-cell office:value-type="float" office:value="-74.4117023259778" calcext:value-type="float">
            <text:p>-74.4117023259778</text:p>
          </table:table-cell>
          <table:table-cell office:value-type="float" office:value="7.44640009500608" calcext:value-type="float">
            <text:p>7.44640009500608</text:p>
          </table:table-cell>
          <table:table-cell office:value-type="float" office:value="9.83761359848111" calcext:value-type="float">
            <text:p>9.83761359848111</text:p>
          </table:table-cell>
          <table:table-cell office:value-type="float" office:value="-2.85051493869994" calcext:value-type="float">
            <text:p>-2.85051493869994</text:p>
          </table:table-cell>
          <table:table-cell office:value-type="float" office:value="-7.78325621524788" calcext:value-type="float">
            <text:p>-7.78325621524788</text:p>
          </table:table-cell>
          <table:table-cell table:number-columns-repeated="5"/>
          <table:table-cell table:formula="of:=10^(([.$AG$1]-[.E160])/(10*[.$AG$2]))" office:value-type="float" office:value="15.7960328176799" calcext:value-type="float">
            <text:p>15.7960328176799</text:p>
          </table:table-cell>
          <table:table-cell table:formula="of:=10^(([.$AG$1]-[.F160])/(10*[.$AG$2]))" office:value-type="float" office:value="17.6510741815584" calcext:value-type="float">
            <text:p>17.6510741815584</text:p>
          </table:table-cell>
          <table:table-cell table:formula="of:=10^(([.$AG$1]-[.J160])/(10*[.$AG$2]))" office:value-type="float" office:value="14.6754897544711" calcext:value-type="float">
            <text:p>14.6754897544711</text:p>
          </table:table-cell>
          <table:table-cell table:formula="of:=10^(([.$AG$1]-[.K160])/(10*[.$AG$2]))" office:value-type="float" office:value="16.1223428268281" calcext:value-type="float">
            <text:p>16.1223428268281</text:p>
          </table:table-cell>
          <table:table-cell table:formula="of:=10^(([.$AG$1]-[.O160])/(10*[.$AG$2]))" office:value-type="float" office:value="17.1248885948796" calcext:value-type="float">
            <text:p>17.1248885948796</text:p>
          </table:table-cell>
          <table:table-cell table:formula="of:=10^(([.$AG$1]-[.P160])/(10*[.$AG$2]))" office:value-type="float" office:value="16.1223428268281" calcext:value-type="float">
            <text:p>16.122342826828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.7927460908084" calcext:value-type="float">
            <text:p>14.7927460908084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8110331456588" calcext:value-type="float">
            <text:p>-73.8110331456588</text:p>
          </table:table-cell>
          <table:table-cell office:value-type="float" office:value="-75.2796797447114" calcext:value-type="float">
            <text:p>-75.2796797447114</text:p>
          </table:table-cell>
          <table:table-cell office:value-type="float" office:value="6.71482097236568" calcext:value-type="float">
            <text:p>6.71482097236568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3.1735224409445" calcext:value-type="float">
            <text:p>-73.1735224409445</text:p>
          </table:table-cell>
          <table:table-cell office:value-type="float" office:value="-74.27053209338" calcext:value-type="float">
            <text:p>-74.27053209338</text:p>
          </table:table-cell>
          <table:table-cell office:value-type="float" office:value="6.39416856906554" calcext:value-type="float">
            <text:p>6.39416856906554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4108737101007" calcext:value-type="float">
            <text:p>-75.4108737101007</text:p>
          </table:table-cell>
          <table:table-cell office:value-type="float" office:value="-74.27053209338" calcext:value-type="float">
            <text:p>-74.27053209338</text:p>
          </table:table-cell>
          <table:table-cell office:value-type="float" office:value="7.59210939103046" calcext:value-type="float">
            <text:p>7.59210939103046</text:p>
          </table:table-cell>
          <table:table-cell office:value-type="float" office:value="13.2158907657604" calcext:value-type="float">
            <text:p>13.2158907657604</text:p>
          </table:table-cell>
          <table:table-cell office:value-type="float" office:value="-1.94064954604376" calcext:value-type="float">
            <text:p>-1.94064954604376</text:p>
          </table:table-cell>
          <table:table-cell office:value-type="float" office:value="-11.6458466514905" calcext:value-type="float">
            <text:p>-11.6458466514905</text:p>
          </table:table-cell>
          <table:table-cell table:number-columns-repeated="5"/>
          <table:table-cell table:formula="of:=10^(([.$AG$1]-[.E161])/(10*[.$AG$2]))" office:value-type="float" office:value="15.3586145149913" calcext:value-type="float">
            <text:p>15.3586145149913</text:p>
          </table:table-cell>
          <table:table-cell table:formula="of:=10^(([.$AG$1]-[.F161])/(10*[.$AG$2]))" office:value-type="float" office:value="17.2935239545756" calcext:value-type="float">
            <text:p>17.2935239545756</text:p>
          </table:table-cell>
          <table:table-cell table:formula="of:=10^(([.$AG$1]-[.J161])/(10*[.$AG$2]))" office:value-type="float" office:value="14.5875797568169" calcext:value-type="float">
            <text:p>14.5875797568169</text:p>
          </table:table-cell>
          <table:table-cell table:formula="of:=10^(([.$AG$1]-[.K161])/(10*[.$AG$2]))" office:value-type="float" office:value="15.9395042660866" calcext:value-type="float">
            <text:p>15.9395042660866</text:p>
          </table:table-cell>
          <table:table-cell table:formula="of:=10^(([.$AG$1]-[.O161])/(10*[.$AG$2]))" office:value-type="float" office:value="17.4778012667153" calcext:value-type="float">
            <text:p>17.4778012667153</text:p>
          </table:table-cell>
          <table:table-cell table:formula="of:=10^(([.$AG$1]-[.P161])/(10*[.$AG$2]))" office:value-type="float" office:value="15.9395042660866" calcext:value-type="float">
            <text:p>15.9395042660866</text:p>
          </table:table-cell>
          <table:table-cell table:number-columns-repeated="2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4.5770395405251" calcext:value-type="float">
            <text:p>14.5770395405251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3.8677232019612" calcext:value-type="float">
            <text:p>-73.8677232019612</text:p>
          </table:table-cell>
          <table:table-cell office:value-type="float" office:value="-75.1517117702402" calcext:value-type="float">
            <text:p>-75.1517117702402</text:p>
          </table:table-cell>
          <table:table-cell office:value-type="float" office:value="6.7441016374658" calcext:value-type="float">
            <text:p>6.7441016374658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1214657086612" calcext:value-type="float">
            <text:p>-73.1214657086612</text:p>
          </table:table-cell>
          <table:table-cell office:value-type="float" office:value="-74.143478884042" calcext:value-type="float">
            <text:p>-74.143478884042</text:p>
          </table:table-cell>
          <table:table-cell office:value-type="float" office:value="6.36867162712521" calcext:value-type="float">
            <text:p>6.36867162712521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5.5876115970705" calcext:value-type="float">
            <text:p>-75.5876115970705</text:p>
          </table:table-cell>
          <table:table-cell office:value-type="float" office:value="-74.143478884042" calcext:value-type="float">
            <text:p>-74.143478884042</text:p>
          </table:table-cell>
          <table:table-cell office:value-type="float" office:value="7.69579906540619" calcext:value-type="float">
            <text:p>7.69579906540619</text:p>
          </table:table-cell>
          <table:table-cell office:value-type="float" office:value="14.6079263369485" calcext:value-type="float">
            <text:p>14.6079263369485</text:p>
          </table:table-cell>
          <table:table-cell office:value-type="float" office:value="-2.267694819236" calcext:value-type="float">
            <text:p>-2.267694819236</text:p>
          </table:table-cell>
          <table:table-cell office:value-type="float" office:value="-13.2544274630948" calcext:value-type="float">
            <text:p>-13.2544274630948</text:p>
          </table:table-cell>
          <table:table-cell table:number-columns-repeated="5"/>
          <table:table-cell table:formula="of:=10^(([.$AG$1]-[.E162])/(10*[.$AG$2]))" office:value-type="float" office:value="15.4291202913676" calcext:value-type="float">
            <text:p>15.4291202913676</text:p>
          </table:table-cell>
          <table:table-cell table:formula="of:=10^(([.$AG$1]-[.F162])/(10*[.$AG$2]))" office:value-type="float" office:value="17.1156499402853" calcext:value-type="float">
            <text:p>17.1156499402853</text:p>
          </table:table-cell>
          <table:table-cell table:formula="of:=10^(([.$AG$1]-[.J162])/(10*[.$AG$2]))" office:value-type="float" office:value="14.526356275739" calcext:value-type="float">
            <text:p>14.526356275739</text:p>
          </table:table-cell>
          <table:table-cell table:formula="of:=10^(([.$AG$1]-[.K162])/(10*[.$AG$2]))" office:value-type="float" office:value="15.776723090065" calcext:value-type="float">
            <text:p>15.776723090065</text:p>
          </table:table-cell>
          <table:table-cell table:formula="of:=10^(([.$AG$1]-[.O162])/(10*[.$AG$2]))" office:value-type="float" office:value="17.729158645129" calcext:value-type="float">
            <text:p>17.729158645129</text:p>
          </table:table-cell>
          <table:table-cell table:formula="of:=10^(([.$AG$1]-[.P162])/(10*[.$AG$2]))" office:value-type="float" office:value="15.776723090065" calcext:value-type="float">
            <text:p>15.776723090065</text:p>
          </table:table-cell>
          <table:table-cell table:number-columns-repeated="2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14.3388772091637" calcext:value-type="float">
            <text:p>14.3388772091637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6074062413728" calcext:value-type="float">
            <text:p>-73.6074062413728</text:p>
          </table:table-cell>
          <table:table-cell office:value-type="float" office:value="-74.9365405932162" calcext:value-type="float">
            <text:p>-74.9365405932162</text:p>
          </table:table-cell>
          <table:table-cell office:value-type="float" office:value="6.61069125986666" calcext:value-type="float">
            <text:p>6.61069125986666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7850259960628" calcext:value-type="float">
            <text:p>-72.7850259960628</text:p>
          </table:table-cell>
          <table:table-cell office:value-type="float" office:value="-73.9291309956378" calcext:value-type="float">
            <text:p>-73.9291309956378</text:p>
          </table:table-cell>
          <table:table-cell office:value-type="float" office:value="6.20632050974533" calcext:value-type="float">
            <text:p>6.20632050974533</text:p>
          </table:table-cell>
          <table:table-cell office:value-type="float" office:value="-72" calcext:value-type="float">
            <text:p>-72</text:p>
          </table:table-cell>
          <table:table-cell office:value-type="float" office:value="-75" calcext:value-type="float">
            <text:p>-75</text:p>
          </table:table-cell>
          <table:table-cell office:value-type="float" office:value="-75.4113281179493" calcext:value-type="float">
            <text:p>-75.4113281179493</text:p>
          </table:table-cell>
          <table:table-cell office:value-type="float" office:value="-73.9291309956378" calcext:value-type="float">
            <text:p>-73.9291309956378</text:p>
          </table:table-cell>
          <table:table-cell office:value-type="float" office:value="7.59237418634032" calcext:value-type="float">
            <text:p>7.59237418634032</text:p>
          </table:table-cell>
          <table:table-cell office:value-type="float" office:value="14.9018812912481" calcext:value-type="float">
            <text:p>14.9018812912481</text:p>
          </table:table-cell>
          <table:table-cell office:value-type="float" office:value="-2.38582939254175" calcext:value-type="float">
            <text:p>-2.38582939254175</text:p>
          </table:table-cell>
          <table:table-cell office:value-type="float" office:value="-13.6677968796632" calcext:value-type="float">
            <text:p>-13.6677968796632</text:p>
          </table:table-cell>
          <table:table-cell table:number-columns-repeated="5"/>
          <table:table-cell table:formula="of:=10^(([.$AG$1]-[.E163])/(10*[.$AG$2]))" office:value-type="float" office:value="15.1080090580964" calcext:value-type="float">
            <text:p>15.1080090580964</text:p>
          </table:table-cell>
          <table:table-cell table:formula="of:=10^(([.$AG$1]-[.F163])/(10*[.$AG$2]))" office:value-type="float" office:value="16.8206792561848" calcext:value-type="float">
            <text:p>16.8206792561848</text:p>
          </table:table-cell>
          <table:table-cell table:formula="of:=10^(([.$AG$1]-[.J163])/(10*[.$AG$2]))" office:value-type="float" office:value="14.1368219871422" calcext:value-type="float">
            <text:p>14.1368219871422</text:p>
          </table:table-cell>
          <table:table-cell table:formula="of:=10^(([.$AG$1]-[.K163])/(10*[.$AG$2]))" office:value-type="float" office:value="15.5058587837415" calcext:value-type="float">
            <text:p>15.5058587837415</text:p>
          </table:table-cell>
          <table:table-cell table:formula="of:=10^(([.$AG$1]-[.O163])/(10*[.$AG$2]))" office:value-type="float" office:value="17.4784429362519" calcext:value-type="float">
            <text:p>17.4784429362519</text:p>
          </table:table-cell>
          <table:table-cell table:formula="of:=10^(([.$AG$1]-[.P163])/(10*[.$AG$2]))" office:value-type="float" office:value="15.5058587837415" calcext:value-type="float">
            <text:p>15.5058587837415</text:p>
          </table:table-cell>
          <table:table-cell table:number-columns-repeated="2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4.06895952285" calcext:value-type="float">
            <text:p>14.0689595228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425184368961" calcext:value-type="float">
            <text:p>-73.425184368961</text:p>
          </table:table-cell>
          <table:table-cell office:value-type="float" office:value="-74.7428865338946" calcext:value-type="float">
            <text:p>-74.7428865338946</text:p>
          </table:table-cell>
          <table:table-cell office:value-type="float" office:value="6.51887738383247" calcext:value-type="float">
            <text:p>6.5188773838324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549518197244" calcext:value-type="float">
            <text:p>-72.549518197244</text:p>
          </table:table-cell>
          <table:table-cell office:value-type="float" office:value="-73.736217896074" calcext:value-type="float">
            <text:p>-73.736217896074</text:p>
          </table:table-cell>
          <table:table-cell office:value-type="float" office:value="6.09514357148192" calcext:value-type="float">
            <text:p>6.0951435714819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5879296825645" calcext:value-type="float">
            <text:p>-75.5879296825645</text:p>
          </table:table-cell>
          <table:table-cell office:value-type="float" office:value="-73.736217896074" calcext:value-type="float">
            <text:p>-73.736217896074</text:p>
          </table:table-cell>
          <table:table-cell office:value-type="float" office:value="7.69598695266026" calcext:value-type="float">
            <text:p>7.69598695266026</text:p>
          </table:table-cell>
          <table:table-cell office:value-type="float" office:value="17.5075218603998" calcext:value-type="float">
            <text:p>17.5075218603998</text:p>
          </table:table-cell>
          <table:table-cell office:value-type="float" office:value="-2.45953963112051" calcext:value-type="float">
            <text:p>-2.45953963112051</text:p>
          </table:table-cell>
          <table:table-cell office:value-type="float" office:value="-16.5195404221895" calcext:value-type="float">
            <text:p>-16.5195404221895</text:p>
          </table:table-cell>
          <table:table-cell table:number-columns-repeated="5"/>
          <table:table-cell table:formula="of:=10^(([.$AG$1]-[.E164])/(10*[.$AG$2]))" office:value-type="float" office:value="14.8872158970402" calcext:value-type="float">
            <text:p>14.8872158970402</text:p>
          </table:table-cell>
          <table:table-cell table:formula="of:=10^(([.$AG$1]-[.F164])/(10*[.$AG$2]))" office:value-type="float" office:value="16.5595545566635" calcext:value-type="float">
            <text:p>16.5595545566635</text:p>
          </table:table-cell>
          <table:table-cell table:formula="of:=10^(([.$AG$1]-[.J164])/(10*[.$AG$2]))" office:value-type="float" office:value="13.8703799491802" calcext:value-type="float">
            <text:p>13.8703799491802</text:p>
          </table:table-cell>
          <table:table-cell table:formula="of:=10^(([.$AG$1]-[.K164])/(10*[.$AG$2]))" office:value-type="float" office:value="15.2660592537683" calcext:value-type="float">
            <text:p>15.2660592537683</text:p>
          </table:table-cell>
          <table:table-cell table:formula="of:=10^(([.$AG$1]-[.O164])/(10*[.$AG$2]))" office:value-type="float" office:value="17.7296142710246" calcext:value-type="float">
            <text:p>17.7296142710246</text:p>
          </table:table-cell>
          <table:table-cell table:formula="of:=10^(([.$AG$1]-[.P164])/(10*[.$AG$2]))" office:value-type="float" office:value="15.2660592537683" calcext:value-type="float">
            <text:p>15.2660592537683</text:p>
          </table:table-cell>
          <table:table-cell table:number-columns-repeated="2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13.8096966756907" calcext:value-type="float">
            <text:p>13.809696675690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9976290582727" calcext:value-type="float">
            <text:p>-72.9976290582727</text:p>
          </table:table-cell>
          <table:table-cell office:value-type="float" office:value="-74.4685978805051" calcext:value-type="float">
            <text:p>-74.4685978805051</text:p>
          </table:table-cell>
          <table:table-cell office:value-type="float" office:value="6.30842535515945" calcext:value-type="float">
            <text:p>6.30842535515945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2.0846627380708" calcext:value-type="float">
            <text:p>-72.0846627380708</text:p>
          </table:table-cell>
          <table:table-cell office:value-type="float" office:value="-73.4625961064666" calcext:value-type="float">
            <text:p>-73.4625961064666</text:p>
          </table:table-cell>
          <table:table-cell office:value-type="float" office:value="5.88150889183999" calcext:value-type="float">
            <text:p>5.88150889183999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4115507777952" calcext:value-type="float">
            <text:p>-75.4115507777952</text:p>
          </table:table-cell>
          <table:table-cell office:value-type="float" office:value="-73.4625961064666" calcext:value-type="float">
            <text:p>-73.4625961064666</text:p>
          </table:table-cell>
          <table:table-cell office:value-type="float" office:value="7.59250393941354" calcext:value-type="float">
            <text:p>7.59250393941354</text:p>
          </table:table-cell>
          <table:table-cell office:value-type="float" office:value="18.4628162396528" calcext:value-type="float">
            <text:p>18.4628162396528</text:p>
          </table:table-cell>
          <table:table-cell office:value-type="float" office:value="-2.39549255310265" calcext:value-type="float">
            <text:p>-2.39549255310265</text:p>
          </table:table-cell>
          <table:table-cell office:value-type="float" office:value="-17.5948699871516" calcext:value-type="float">
            <text:p>-17.5948699871516</text:p>
          </table:table-cell>
          <table:table-cell table:number-columns-repeated="5"/>
          <table:table-cell table:formula="of:=10^(([.$AG$1]-[.E165])/(10*[.$AG$2]))" office:value-type="float" office:value="14.3817437353986" calcext:value-type="float">
            <text:p>14.3817437353986</text:p>
          </table:table-cell>
          <table:table-cell table:formula="of:=10^(([.$AG$1]-[.F165])/(10*[.$AG$2]))" office:value-type="float" office:value="16.1966235058416" calcext:value-type="float">
            <text:p>16.1966235058416</text:p>
          </table:table-cell>
          <table:table-cell table:formula="of:=10^(([.$AG$1]-[.J165])/(10*[.$AG$2]))" office:value-type="float" office:value="13.3591135082512" calcext:value-type="float">
            <text:p>13.3591135082512</text:p>
          </table:table-cell>
          <table:table-cell table:formula="of:=10^(([.$AG$1]-[.K165])/(10*[.$AG$2]))" office:value-type="float" office:value="14.9322818651903" calcext:value-type="float">
            <text:p>14.9322818651903</text:p>
          </table:table-cell>
          <table:table-cell table:formula="of:=10^(([.$AG$1]-[.O165])/(10*[.$AG$2]))" office:value-type="float" office:value="17.4787573629248" calcext:value-type="float">
            <text:p>17.4787573629248</text:p>
          </table:table-cell>
          <table:table-cell table:formula="of:=10^(([.$AG$1]-[.P165])/(10*[.$AG$2]))" office:value-type="float" office:value="14.9322818651903" calcext:value-type="float">
            <text:p>14.932281865190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.5704230393461" calcext:value-type="float">
            <text:p>13.5704230393461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2.6983403407909" calcext:value-type="float">
            <text:p>-72.6983403407909</text:p>
          </table:table-cell>
          <table:table-cell office:value-type="float" office:value="-74.2217380924546" calcext:value-type="float">
            <text:p>-74.2217380924546</text:p>
          </table:table-cell>
          <table:table-cell office:value-type="float" office:value="6.16516462802513" calcext:value-type="float">
            <text:p>6.16516462802513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7592639166495" calcext:value-type="float">
            <text:p>-71.7592639166495</text:p>
          </table:table-cell>
          <table:table-cell office:value-type="float" office:value="-73.21633649582" calcext:value-type="float">
            <text:p>-73.21633649582</text:p>
          </table:table-cell>
          <table:table-cell office:value-type="float" office:value="5.73643570839937" calcext:value-type="float">
            <text:p>5.73643570839937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9880855444566" calcext:value-type="float">
            <text:p>-74.9880855444566</text:p>
          </table:table-cell>
          <table:table-cell office:value-type="float" office:value="-73.21633649582" calcext:value-type="float">
            <text:p>-73.21633649582</text:p>
          </table:table-cell>
          <table:table-cell office:value-type="float" office:value="7.34969840466539" calcext:value-type="float">
            <text:p>7.34969840466539</text:p>
          </table:table-cell>
          <table:table-cell office:value-type="float" office:value="16.7454828561034" calcext:value-type="float">
            <text:p>16.7454828561034</text:p>
          </table:table-cell>
          <table:table-cell office:value-type="float" office:value="-2.34934557002403" calcext:value-type="float">
            <text:p>-2.34934557002403</text:p>
          </table:table-cell>
          <table:table-cell office:value-type="float" office:value="-15.8314587197016" calcext:value-type="float">
            <text:p>-15.8314587197016</text:p>
          </table:table-cell>
          <table:table-cell table:number-columns-repeated="5"/>
          <table:table-cell table:formula="of:=10^(([.$AG$1]-[.E166])/(10*[.$AG$2]))" office:value-type="float" office:value="14.038159981194" calcext:value-type="float">
            <text:p>14.038159981194</text:p>
          </table:table-cell>
          <table:table-cell table:formula="of:=10^(([.$AG$1]-[.F166])/(10*[.$AG$2]))" office:value-type="float" office:value="15.8767914482364" calcext:value-type="float">
            <text:p>15.8767914482364</text:p>
          </table:table-cell>
          <table:table-cell table:formula="of:=10^(([.$AG$1]-[.J166])/(10*[.$AG$2]))" office:value-type="float" office:value="13.0124818700022" calcext:value-type="float">
            <text:p>13.0124818700022</text:p>
          </table:table-cell>
          <table:table-cell table:formula="of:=10^(([.$AG$1]-[.K166])/(10*[.$AG$2]))" office:value-type="float" office:value="14.6381263365246" calcext:value-type="float">
            <text:p>14.6381263365246</text:p>
          </table:table-cell>
          <table:table-cell table:formula="of:=10^(([.$AG$1]-[.O166])/(10*[.$AG$2]))" office:value-type="float" office:value="16.8908740823122" calcext:value-type="float">
            <text:p>16.8908740823122</text:p>
          </table:table-cell>
          <table:table-cell table:formula="of:=10^(([.$AG$1]-[.P166])/(10*[.$AG$2]))" office:value-type="float" office:value="14.6381263365246" calcext:value-type="float">
            <text:p>14.6381263365246</text:p>
          </table:table-cell>
          <table:table-cell table:number-columns-repeated="2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3.3212203829094" calcext:value-type="float">
            <text:p>13.3212203829094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4888382385536" calcext:value-type="float">
            <text:p>-72.4888382385536</text:p>
          </table:table-cell>
          <table:table-cell office:value-type="float" office:value="-73.9995642832092" calcext:value-type="float">
            <text:p>-73.9995642832092</text:p>
          </table:table-cell>
          <table:table-cell office:value-type="float" office:value="6.06682230240445" calcext:value-type="float">
            <text:p>6.06682230240445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1.2314847416547" calcext:value-type="float">
            <text:p>-71.2314847416547</text:p>
          </table:table-cell>
          <table:table-cell office:value-type="float" office:value="-72.894702846238" calcext:value-type="float">
            <text:p>-72.894702846238</text:p>
          </table:table-cell>
          <table:table-cell office:value-type="float" office:value="5.50870468998985" calcext:value-type="float">
            <text:p>5.50870468998985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4.3916598811196" calcext:value-type="float">
            <text:p>-74.3916598811196</text:p>
          </table:table-cell>
          <table:table-cell office:value-type="float" office:value="-72.894702846238" calcext:value-type="float">
            <text:p>-72.894702846238</text:p>
          </table:table-cell>
          <table:table-cell office:value-type="float" office:value="7.02083332053362" calcext:value-type="float">
            <text:p>7.02083332053362</text:p>
          </table:table-cell>
          <table:table-cell office:value-type="float" office:value="14.1262952775257" calcext:value-type="float">
            <text:p>14.1262952775257</text:p>
          </table:table-cell>
          <table:table-cell office:value-type="float" office:value="-2.96659340337991" calcext:value-type="float">
            <text:p>-2.96659340337991</text:p>
          </table:table-cell>
          <table:table-cell office:value-type="float" office:value="-13.2250602637335" calcext:value-type="float">
            <text:p>-13.2250602637335</text:p>
          </table:table-cell>
          <table:table-cell table:number-columns-repeated="5"/>
          <table:table-cell table:formula="of:=10^(([.$AG$1]-[.E167])/(10*[.$AG$2]))" office:value-type="float" office:value="13.802547056566" calcext:value-type="float">
            <text:p>13.802547056566</text:p>
          </table:table-cell>
          <table:table-cell table:formula="of:=10^(([.$AG$1]-[.F167])/(10*[.$AG$2]))" office:value-type="float" office:value="15.5943460689078" calcext:value-type="float">
            <text:p>15.5943460689078</text:p>
          </table:table-cell>
          <table:table-cell table:formula="of:=10^(([.$AG$1]-[.J167])/(10*[.$AG$2]))" office:value-type="float" office:value="12.4692855319035" calcext:value-type="float">
            <text:p>12.4692855319035</text:p>
          </table:table-cell>
          <table:table-cell table:formula="of:=10^(([.$AG$1]-[.K167])/(10*[.$AG$2]))" office:value-type="float" office:value="14.2626458932864" calcext:value-type="float">
            <text:p>14.2626458932864</text:p>
          </table:table-cell>
          <table:table-cell table:formula="of:=10^(([.$AG$1]-[.O167])/(10*[.$AG$2]))" office:value-type="float" office:value="16.0962573906206" calcext:value-type="float">
            <text:p>16.0962573906206</text:p>
          </table:table-cell>
          <table:table-cell table:formula="of:=10^(([.$AG$1]-[.P167])/(10*[.$AG$2]))" office:value-type="float" office:value="14.2626458932864" calcext:value-type="float">
            <text:p>14.2626458932864</text:p>
          </table:table-cell>
          <table:table-cell table:number-columns-repeated="2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3.1221973545634" calcext:value-type="float">
            <text:p>13.1221973545634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3421867669875" calcext:value-type="float">
            <text:p>-72.3421867669875</text:p>
          </table:table-cell>
          <table:table-cell office:value-type="float" office:value="-73.7996078548883" calcext:value-type="float">
            <text:p>-73.7996078548883</text:p>
          </table:table-cell>
          <table:table-cell office:value-type="float" office:value="5.99891753979642" calcext:value-type="float">
            <text:p>5.9989175397964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70.5620393191583" calcext:value-type="float">
            <text:p>-70.5620393191583</text:p>
          </table:table-cell>
          <table:table-cell office:value-type="float" office:value="-72.5052325616142" calcext:value-type="float">
            <text:p>-72.5052325616142</text:p>
          </table:table-cell>
          <table:table-cell office:value-type="float" office:value="5.23280611904791" calcext:value-type="float">
            <text:p>5.23280611904791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3.9741619167837" calcext:value-type="float">
            <text:p>-73.9741619167837</text:p>
          </table:table-cell>
          <table:table-cell office:value-type="float" office:value="-72.5052325616142" calcext:value-type="float">
            <text:p>-72.5052325616142</text:p>
          </table:table-cell>
          <table:table-cell office:value-type="float" office:value="6.79942306128223" calcext:value-type="float">
            <text:p>6.79942306128223</text:p>
          </table:table-cell>
          <table:table-cell office:value-type="float" office:value="13.0108574123818" calcext:value-type="float">
            <text:p>13.0108574123818</text:p>
          </table:table-cell>
          <table:table-cell office:value-type="float" office:value="-3.94125080442358" calcext:value-type="float">
            <text:p>-3.94125080442358</text:p>
          </table:table-cell>
          <table:table-cell office:value-type="float" office:value="-12.3773243350905" calcext:value-type="float">
            <text:p>-12.3773243350905</text:p>
          </table:table-cell>
          <table:table-cell table:number-columns-repeated="5"/>
          <table:table-cell table:formula="of:=10^(([.$AG$1]-[.E168])/(10*[.$AG$2]))" office:value-type="float" office:value="13.6399748883802" calcext:value-type="float">
            <text:p>13.6399748883802</text:p>
          </table:table-cell>
          <table:table-cell table:formula="of:=10^(([.$AG$1]-[.F168])/(10*[.$AG$2]))" office:value-type="float" office:value="15.3444438672554" calcext:value-type="float">
            <text:p>15.3444438672554</text:p>
          </table:table-cell>
          <table:table-cell table:formula="of:=10^(([.$AG$1]-[.J168])/(10*[.$AG$2]))" office:value-type="float" office:value="11.8127838359944" calcext:value-type="float">
            <text:p>11.8127838359944</text:p>
          </table:table-cell>
          <table:table-cell table:formula="of:=10^(([.$AG$1]-[.K168])/(10*[.$AG$2]))" office:value-type="float" office:value="13.820841163169" calcext:value-type="float">
            <text:p>13.820841163169</text:p>
          </table:table-cell>
          <table:table-cell table:formula="of:=10^(([.$AG$1]-[.O168])/(10*[.$AG$2]))" office:value-type="float" office:value="15.5623743052758" calcext:value-type="float">
            <text:p>15.5623743052758</text:p>
          </table:table-cell>
          <table:table-cell table:formula="of:=10^(([.$AG$1]-[.P168])/(10*[.$AG$2]))" office:value-type="float" office:value="13.820841163169" calcext:value-type="float">
            <text:p>13.820841163169</text:p>
          </table:table-cell>
          <table:table-cell table:number-columns-repeated="2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2.8448324967857" calcext:value-type="float">
            <text:p>12.8448324967857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9395307368913" calcext:value-type="float">
            <text:p>-71.9395307368913</text:p>
          </table:table-cell>
          <table:table-cell office:value-type="float" office:value="-73.5196470693994" calcext:value-type="float">
            <text:p>-73.5196470693994</text:p>
          </table:table-cell>
          <table:table-cell office:value-type="float" office:value="5.81635659146311" calcext:value-type="float">
            <text:p>5.8163565914631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3934275234108" calcext:value-type="float">
            <text:p>-70.3934275234108</text:p>
          </table:table-cell>
          <table:table-cell office:value-type="float" office:value="-72.2547093054528" calcext:value-type="float">
            <text:p>-72.2547093054528</text:p>
          </table:table-cell>
          <table:table-cell office:value-type="float" office:value="5.16552241904755" calcext:value-type="float">
            <text:p>5.1655224190475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6819133417486" calcext:value-type="float">
            <text:p>-73.6819133417486</text:p>
          </table:table-cell>
          <table:table-cell office:value-type="float" office:value="-72.2547093054528" calcext:value-type="float">
            <text:p>-72.2547093054528</text:p>
          </table:table-cell>
          <table:table-cell office:value-type="float" office:value="6.64860366595822" calcext:value-type="float">
            <text:p>6.64860366595822</text:p>
          </table:table-cell>
          <table:table-cell office:value-type="float" office:value="12.5016265207971" calcext:value-type="float">
            <text:p>12.5016265207971</text:p>
          </table:table-cell>
          <table:table-cell office:value-type="float" office:value="-3.2788100624425" calcext:value-type="float">
            <text:p>-3.2788100624425</text:p>
          </table:table-cell>
          <table:table-cell office:value-type="float" office:value="-11.700069211631" calcext:value-type="float">
            <text:p>-11.700069211631</text:p>
          </table:table-cell>
          <table:table-cell table:number-columns-repeated="5"/>
          <table:table-cell table:formula="of:=10^(([.$AG$1]-[.E169])/(10*[.$AG$2]))" office:value-type="float" office:value="13.2033850568991" calcext:value-type="float">
            <text:p>13.2033850568991</text:p>
          </table:table-cell>
          <table:table-cell table:formula="of:=10^(([.$AG$1]-[.F169])/(10*[.$AG$2]))" office:value-type="float" office:value="15.0012679130615" calcext:value-type="float">
            <text:p>15.0012679130615</text:p>
          </table:table-cell>
          <table:table-cell table:formula="of:=10^(([.$AG$1]-[.J169])/(10*[.$AG$2]))" office:value-type="float" office:value="11.6529545734454" calcext:value-type="float">
            <text:p>11.6529545734454</text:p>
          </table:table-cell>
          <table:table-cell table:formula="of:=10^(([.$AG$1]-[.K169])/(10*[.$AG$2]))" office:value-type="float" office:value="13.5439139592395" calcext:value-type="float">
            <text:p>13.5439139592395</text:p>
          </table:table-cell>
          <table:table-cell table:formula="of:=10^(([.$AG$1]-[.O169])/(10*[.$AG$2]))" office:value-type="float" office:value="15.1992276838556" calcext:value-type="float">
            <text:p>15.1992276838556</text:p>
          </table:table-cell>
          <table:table-cell table:formula="of:=10^(([.$AG$1]-[.P169])/(10*[.$AG$2]))" office:value-type="float" office:value="13.5439139592395" calcext:value-type="float">
            <text:p>13.5439139592395</text:p>
          </table:table-cell>
          <table:table-cell table:number-columns-repeated="2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12.5969947102901" calcext:value-type="float">
            <text:p>12.5969947102901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1.6576715158239" calcext:value-type="float">
            <text:p>-71.6576715158239</text:p>
          </table:table-cell>
          <table:table-cell office:value-type="float" office:value="-73.2676823624595" calcext:value-type="float">
            <text:p>-73.2676823624595</text:p>
          </table:table-cell>
          <table:table-cell office:value-type="float" office:value="5.69187976108344" calcext:value-type="float">
            <text:p>5.69187976108344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9.9753992663875" calcext:value-type="float">
            <text:p>-69.9753992663875</text:p>
          </table:table-cell>
          <table:table-cell office:value-type="float" office:value="-71.9292383749075" calcext:value-type="float">
            <text:p>-71.9292383749075</text:p>
          </table:table-cell>
          <table:table-cell office:value-type="float" office:value="5.00241796736139" calcext:value-type="float">
            <text:p>5.0024179673613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477339339224" calcext:value-type="float">
            <text:p>-73.477339339224</text:p>
          </table:table-cell>
          <table:table-cell office:value-type="float" office:value="-71.9292383749075" calcext:value-type="float">
            <text:p>-71.9292383749075</text:p>
          </table:table-cell>
          <table:table-cell office:value-type="float" office:value="6.54502502328411" calcext:value-type="float">
            <text:p>6.54502502328411</text:p>
          </table:table-cell>
          <table:table-cell office:value-type="float" office:value="12.6586562941958" calcext:value-type="float">
            <text:p>12.6586562941958</text:p>
          </table:table-cell>
          <table:table-cell office:value-type="float" office:value="-3.38150440656871" calcext:value-type="float">
            <text:p>-3.38150440656871</text:p>
          </table:table-cell>
          <table:table-cell office:value-type="float" office:value="-11.9610125237969" calcext:value-type="float">
            <text:p>-11.9610125237969</text:p>
          </table:table-cell>
          <table:table-cell table:number-columns-repeated="5"/>
          <table:table-cell table:formula="of:=10^(([.$AG$1]-[.E170])/(10*[.$AG$2]))" office:value-type="float" office:value="12.9061138473166" calcext:value-type="float">
            <text:p>12.9061138473166</text:p>
          </table:table-cell>
          <table:table-cell table:formula="of:=10^(([.$AG$1]-[.F170])/(10*[.$AG$2]))" office:value-type="float" office:value="14.6989766646362" calcext:value-type="float">
            <text:p>14.6989766646362</text:p>
          </table:table-cell>
          <table:table-cell table:formula="of:=10^(([.$AG$1]-[.J170])/(10*[.$AG$2]))" office:value-type="float" office:value="11.2659649386267" calcext:value-type="float">
            <text:p>11.2659649386267</text:p>
          </table:table-cell>
          <table:table-cell table:formula="of:=10^(([.$AG$1]-[.K170])/(10*[.$AG$2]))" office:value-type="float" office:value="13.1924104085237" calcext:value-type="float">
            <text:p>13.1924104085237</text:p>
          </table:table-cell>
          <table:table-cell table:formula="of:=10^(([.$AG$1]-[.O170])/(10*[.$AG$2]))" office:value-type="float" office:value="14.9500789310963" calcext:value-type="float">
            <text:p>14.9500789310963</text:p>
          </table:table-cell>
          <table:table-cell table:formula="of:=10^(([.$AG$1]-[.P170])/(10*[.$AG$2]))" office:value-type="float" office:value="13.1924104085237" calcext:value-type="float">
            <text:p>13.1924104085237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.3841657521453" calcext:value-type="float">
            <text:p>12.3841657521453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4603700610767" calcext:value-type="float">
            <text:p>-71.4603700610767</text:p>
          </table:table-cell>
          <table:table-cell office:value-type="float" office:value="-73.0409141262135" calcext:value-type="float">
            <text:p>-73.0409141262135</text:p>
          </table:table-cell>
          <table:table-cell office:value-type="float" office:value="5.60633444590084" calcext:value-type="float">
            <text:p>5.60633444590084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9.6827794864713" calcext:value-type="float">
            <text:p>-69.6827794864713</text:p>
          </table:table-cell>
          <table:table-cell office:value-type="float" office:value="-71.6363145374168" calcext:value-type="float">
            <text:p>-71.6363145374168</text:p>
          </table:table-cell>
          <table:table-cell office:value-type="float" office:value="4.89131894933245" calcext:value-type="float">
            <text:p>4.8913189493324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3341375374568" calcext:value-type="float">
            <text:p>-73.3341375374568</text:p>
          </table:table-cell>
          <table:table-cell office:value-type="float" office:value="-71.6363145374168" calcext:value-type="float">
            <text:p>-71.6363145374168</text:p>
          </table:table-cell>
          <table:table-cell office:value-type="float" office:value="6.47348159999098" calcext:value-type="float">
            <text:p>6.47348159999098</text:p>
          </table:table-cell>
          <table:table-cell office:value-type="float" office:value="12.747601687142" calcext:value-type="float">
            <text:p>12.747601687142</text:p>
          </table:table-cell>
          <table:table-cell office:value-type="float" office:value="-3.44181129781616" calcext:value-type="float">
            <text:p>-3.44181129781616</text:p>
          </table:table-cell>
          <table:table-cell office:value-type="float" office:value="-12.114714673249" calcext:value-type="float">
            <text:p>-12.114714673249</text:p>
          </table:table-cell>
          <table:table-cell table:number-columns-repeated="5"/>
          <table:table-cell table:formula="of:=10^(([.$AG$1]-[.E171])/(10*[.$AG$2]))" office:value-type="float" office:value="12.7020153642411" calcext:value-type="float">
            <text:p>12.7020153642411</text:p>
          </table:table-cell>
          <table:table-cell table:formula="of:=10^(([.$AG$1]-[.F171])/(10*[.$AG$2]))" office:value-type="float" office:value="14.4321262786727" calcext:value-type="float">
            <text:p>14.4321262786727</text:p>
          </table:table-cell>
          <table:table-cell table:formula="of:=10^(([.$AG$1]-[.J171])/(10*[.$AG$2]))" office:value-type="float" office:value="11.0027446645946" calcext:value-type="float">
            <text:p>11.0027446645946</text:p>
          </table:table-cell>
          <table:table-cell table:formula="of:=10^(([.$AG$1]-[.K171])/(10*[.$AG$2]))" office:value-type="float" office:value="12.8838637712994" calcext:value-type="float">
            <text:p>12.8838637712994</text:p>
          </table:table-cell>
          <table:table-cell table:formula="of:=10^(([.$AG$1]-[.O171])/(10*[.$AG$2]))" office:value-type="float" office:value="14.7781088458762" calcext:value-type="float">
            <text:p>14.7781088458762</text:p>
          </table:table-cell>
          <table:table-cell table:formula="of:=10^(([.$AG$1]-[.P171])/(10*[.$AG$2]))" office:value-type="float" office:value="12.8838637712994" calcext:value-type="float">
            <text:p>12.8838637712994</text:p>
          </table:table-cell>
          <table:table-cell table:number-columns-repeated="2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12.1612930194008" calcext:value-type="float">
            <text:p>12.1612930194008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3222590427537" calcext:value-type="float">
            <text:p>-71.3222590427537</text:p>
          </table:table-cell>
          <table:table-cell office:value-type="float" office:value="-72.8368227135922" calcext:value-type="float">
            <text:p>-72.8368227135922</text:p>
          </table:table-cell>
          <table:table-cell office:value-type="float" office:value="5.54721886704623" calcext:value-type="float">
            <text:p>5.54721886704623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4779456405299" calcext:value-type="float">
            <text:p>-69.4779456405299</text:p>
          </table:table-cell>
          <table:table-cell office:value-type="float" office:value="-71.3726830836751" calcext:value-type="float">
            <text:p>-71.3726830836751</text:p>
          </table:table-cell>
          <table:table-cell office:value-type="float" office:value="4.81502102707449" calcext:value-type="float">
            <text:p>4.8150210270744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2338962762198" calcext:value-type="float">
            <text:p>-73.2338962762198</text:p>
          </table:table-cell>
          <table:table-cell office:value-type="float" office:value="-71.3726830836751" calcext:value-type="float">
            <text:p>-71.3726830836751</text:p>
          </table:table-cell>
          <table:table-cell office:value-type="float" office:value="6.42386702702887" calcext:value-type="float">
            <text:p>6.42386702702887</text:p>
          </table:table-cell>
          <table:table-cell office:value-type="float" office:value="12.800192141707" calcext:value-type="float">
            <text:p>12.800192141707</text:p>
          </table:table-cell>
          <table:table-cell office:value-type="float" office:value="-3.47873166715644" calcext:value-type="float">
            <text:p>-3.47873166715644</text:p>
          </table:table-cell>
          <table:table-cell office:value-type="float" office:value="-12.2091415198458" calcext:value-type="float">
            <text:p>-12.2091415198458</text:p>
          </table:table-cell>
          <table:table-cell table:number-columns-repeated="5"/>
          <table:table-cell table:formula="of:=10^(([.$AG$1]-[.E172])/(10*[.$AG$2]))" office:value-type="float" office:value="12.5610699200742" calcext:value-type="float">
            <text:p>12.5610699200742</text:p>
          </table:table-cell>
          <table:table-cell table:formula="of:=10^(([.$AG$1]-[.F172])/(10*[.$AG$2]))" office:value-type="float" office:value="14.1961054942325" calcext:value-type="float">
            <text:p>14.1961054942325</text:p>
          </table:table-cell>
          <table:table-cell table:formula="of:=10^(([.$AG$1]-[.J172])/(10*[.$AG$2]))" office:value-type="float" office:value="10.8221582970911" calcext:value-type="float">
            <text:p>10.8221582970911</text:p>
          </table:table-cell>
          <table:table-cell table:formula="of:=10^(([.$AG$1]-[.K172])/(10*[.$AG$2]))" office:value-type="float" office:value="12.6123466169234" calcext:value-type="float">
            <text:p>12.6123466169234</text:p>
          </table:table-cell>
          <table:table-cell table:formula="of:=10^(([.$AG$1]-[.O172])/(10*[.$AG$2]))" office:value-type="float" office:value="14.6589081528877" calcext:value-type="float">
            <text:p>14.6589081528877</text:p>
          </table:table-cell>
          <table:table-cell table:formula="of:=10^(([.$AG$1]-[.P172])/(10*[.$AG$2]))" office:value-type="float" office:value="12.6123466169234" calcext:value-type="float">
            <text:p>12.6123466169234</text:p>
          </table:table-cell>
          <table:table-cell table:number-columns-repeated="2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11.9285906378561" calcext:value-type="float">
            <text:p>11.9285906378561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0.9255813299276" calcext:value-type="float">
            <text:p>-70.9255813299276</text:p>
          </table:table-cell>
          <table:table-cell office:value-type="float" office:value="-72.553140442233" calcext:value-type="float">
            <text:p>-72.553140442233</text:p>
          </table:table-cell>
          <table:table-cell office:value-type="float" office:value="5.38087261714882" calcext:value-type="float">
            <text:p>5.38087261714882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9.0345619483709" calcext:value-type="float">
            <text:p>-69.0345619483709</text:p>
          </table:table-cell>
          <table:table-cell office:value-type="float" office:value="-71.0354147753076" calcext:value-type="float">
            <text:p>-71.0354147753076</text:p>
          </table:table-cell>
          <table:table-cell office:value-type="float" office:value="4.65391805007708" calcext:value-type="float">
            <text:p>4.65391805007708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4.0637273933538" calcext:value-type="float">
            <text:p>-74.0637273933538</text:p>
          </table:table-cell>
          <table:table-cell office:value-type="float" office:value="-71.0354147753076" calcext:value-type="float">
            <text:p>-71.0354147753076</text:p>
          </table:table-cell>
          <table:table-cell office:value-type="float" office:value="6.84632607534318" calcext:value-type="float">
            <text:p>6.84632607534318</text:p>
          </table:table-cell>
          <table:table-cell office:value-type="float" office:value="19.4235990573665" calcext:value-type="float">
            <text:p>19.4235990573665</text:p>
          </table:table-cell>
          <table:table-cell office:value-type="float" office:value="-3.3458349568858" calcext:value-type="float">
            <text:p>-3.3458349568858</text:p>
          </table:table-cell>
          <table:table-cell office:value-type="float" office:value="-19.0595668925929" calcext:value-type="float">
            <text:p>-19.0595668925929</text:p>
          </table:table-cell>
          <table:table-cell table:number-columns-repeated="5"/>
          <table:table-cell table:formula="of:=10^(([.$AG$1]-[.E173])/(10*[.$AG$2]))" office:value-type="float" office:value="12.1648880567999" calcext:value-type="float">
            <text:p>12.1648880567999</text:p>
          </table:table-cell>
          <table:table-cell table:formula="of:=10^(([.$AG$1]-[.F173])/(10*[.$AG$2]))" office:value-type="float" office:value="13.8744397110147" calcext:value-type="float">
            <text:p>13.8744397110147</text:p>
          </table:table-cell>
          <table:table-cell table:formula="of:=10^(([.$AG$1]-[.J173])/(10*[.$AG$2]))" office:value-type="float" office:value="10.4413477349257" calcext:value-type="float">
            <text:p>10.4413477349257</text:p>
          </table:table-cell>
          <table:table-cell table:formula="of:=10^(([.$AG$1]-[.K173])/(10*[.$AG$2]))" office:value-type="float" office:value="12.2733161649377" calcext:value-type="float">
            <text:p>12.2733161649377</text:p>
          </table:table-cell>
          <table:table-cell table:formula="of:=10^(([.$AG$1]-[.O173])/(10*[.$AG$2]))" office:value-type="float" office:value="15.6753954230645" calcext:value-type="float">
            <text:p>15.6753954230645</text:p>
          </table:table-cell>
          <table:table-cell table:formula="of:=10^(([.$AG$1]-[.P173])/(10*[.$AG$2]))" office:value-type="float" office:value="12.2733161649377" calcext:value-type="float">
            <text:p>12.2733161649377</text:p>
          </table:table-cell>
          <table:table-cell table:number-columns-repeated="2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11.7274358667758" calcext:value-type="float">
            <text:p>11.7274358667758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2479069309493" calcext:value-type="float">
            <text:p>-71.2479069309493</text:p>
          </table:table-cell>
          <table:table-cell office:value-type="float" office:value="-72.4978263980097" calcext:value-type="float">
            <text:p>-72.4978263980097</text:p>
          </table:table-cell>
          <table:table-cell office:value-type="float" office:value="5.51565251243156" calcext:value-type="float">
            <text:p>5.5156525124315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7241933638596" calcext:value-type="float">
            <text:p>-68.7241933638596</text:p>
          </table:table-cell>
          <table:table-cell office:value-type="float" office:value="-70.7318732977768" calcext:value-type="float">
            <text:p>-70.7318732977768</text:p>
          </table:table-cell>
          <table:table-cell office:value-type="float" office:value="4.54436401448505" calcext:value-type="float">
            <text:p>4.54436401448505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3.4446091753477" calcext:value-type="float">
            <text:p>-73.4446091753477</text:p>
          </table:table-cell>
          <table:table-cell office:value-type="float" office:value="-70.7318732977768" calcext:value-type="float">
            <text:p>-70.7318732977768</text:p>
          </table:table-cell>
          <table:table-cell office:value-type="float" office:value="6.52860368542501" calcext:value-type="float">
            <text:p>6.52860368542501</text:p>
          </table:table-cell>
          <table:table-cell office:value-type="float" office:value="15.2894963020707" calcext:value-type="float">
            <text:p>15.2894963020707</text:p>
          </table:table-cell>
          <table:table-cell office:value-type="float" office:value="-4.47144470079359" calcext:value-type="float">
            <text:p>-4.47144470079359</text:p>
          </table:table-cell>
          <table:table-cell office:value-type="float" office:value="-15.1083021790743" calcext:value-type="float">
            <text:p>-15.1083021790743</text:p>
          </table:table-cell>
          <table:table-cell table:number-columns-repeated="5"/>
          <table:table-cell table:formula="of:=10^(([.$AG$1]-[.E174])/(10*[.$AG$2]))" office:value-type="float" office:value="12.4858406236857" calcext:value-type="float">
            <text:p>12.4858406236857</text:p>
          </table:table-cell>
          <table:table-cell table:formula="of:=10^(([.$AG$1]-[.F174])/(10*[.$AG$2]))" office:value-type="float" office:value="13.8125737683217" calcext:value-type="float">
            <text:p>13.8125737683217</text:p>
          </table:table-cell>
          <table:table-cell table:formula="of:=10^(([.$AG$1]-[.J174])/(10*[.$AG$2]))" office:value-type="float" office:value="10.1827817099047" calcext:value-type="float">
            <text:p>10.1827817099047</text:p>
          </table:table-cell>
          <table:table-cell table:formula="of:=10^(([.$AG$1]-[.K174])/(10*[.$AG$2]))" office:value-type="float" office:value="11.9759877686858" calcext:value-type="float">
            <text:p>11.9759877686858</text:p>
          </table:table-cell>
          <table:table-cell table:formula="of:=10^(([.$AG$1]-[.O174])/(10*[.$AG$2]))" office:value-type="float" office:value="14.9105979071906" calcext:value-type="float">
            <text:p>14.9105979071906</text:p>
          </table:table-cell>
          <table:table-cell table:formula="of:=10^(([.$AG$1]-[.P174])/(10*[.$AG$2]))" office:value-type="float" office:value="11.9759877686858" calcext:value-type="float">
            <text:p>11.9759877686858</text:p>
          </table:table-cell>
          <table:table-cell table:number-columns-repeated="2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11.4857633029387" calcext:value-type="float">
            <text:p>11.485763302938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8735348516645" calcext:value-type="float">
            <text:p>-70.8735348516645</text:p>
          </table:table-cell>
          <table:table-cell office:value-type="float" office:value="-72.2480437582087" calcext:value-type="float">
            <text:p>-72.2480437582087</text:p>
          </table:table-cell>
          <table:table-cell office:value-type="float" office:value="5.3594204416795" calcext:value-type="float">
            <text:p>5.3594204416795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8.5069353547017" calcext:value-type="float">
            <text:p>-68.5069353547017</text:p>
          </table:table-cell>
          <table:table-cell office:value-type="float" office:value="-70.4586859679992" calcext:value-type="float">
            <text:p>-70.4586859679992</text:p>
          </table:table-cell>
          <table:table-cell office:value-type="float" office:value="4.46921428760882" calcext:value-type="float">
            <text:p>4.46921428760882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3.3112264227434" calcext:value-type="float">
            <text:p>-73.3112264227434</text:p>
          </table:table-cell>
          <table:table-cell office:value-type="float" office:value="-70.4586859679992" calcext:value-type="float">
            <text:p>-70.4586859679992</text:p>
          </table:table-cell>
          <table:table-cell office:value-type="float" office:value="6.46210803075422" calcext:value-type="float">
            <text:p>6.46210803075422</text:p>
          </table:table-cell>
          <table:table-cell office:value-type="float" office:value="15.6097138735503" calcext:value-type="float">
            <text:p>15.6097138735503</text:p>
          </table:table-cell>
          <table:table-cell office:value-type="float" office:value="-4.00705051005694" calcext:value-type="float">
            <text:p>-4.00705051005694</text:p>
          </table:table-cell>
          <table:table-cell office:value-type="float" office:value="-15.343857600487" calcext:value-type="float">
            <text:p>-15.343857600487</text:p>
          </table:table-cell>
          <table:table-cell table:number-columns-repeated="5"/>
          <table:table-cell table:formula="of:=10^(([.$AG$1]-[.E175])/(10*[.$AG$2]))" office:value-type="float" office:value="12.113842550286" calcext:value-type="float">
            <text:p>12.113842550286</text:p>
          </table:table-cell>
          <table:table-cell table:formula="of:=10^(([.$AG$1]-[.F175])/(10*[.$AG$2]))" office:value-type="float" office:value="13.5366221736226" calcext:value-type="float">
            <text:p>13.5366221736226</text:p>
          </table:table-cell>
          <table:table-cell table:formula="of:=10^(([.$AG$1]-[.J175])/(10*[.$AG$2]))" office:value-type="float" office:value="10.005604813742" calcext:value-type="float">
            <text:p>10.005604813742</text:p>
          </table:table-cell>
          <table:table-cell table:formula="of:=10^(([.$AG$1]-[.K175])/(10*[.$AG$2]))" office:value-type="float" office:value="11.7145557473632" calcext:value-type="float">
            <text:p>11.7145557473632</text:p>
          </table:table-cell>
          <table:table-cell table:formula="of:=10^(([.$AG$1]-[.O175])/(10*[.$AG$2]))" office:value-type="float" office:value="14.7507791988857" calcext:value-type="float">
            <text:p>14.7507791988857</text:p>
          </table:table-cell>
          <table:table-cell table:formula="of:=10^(([.$AG$1]-[.P175])/(10*[.$AG$2]))" office:value-type="float" office:value="11.7145557473632" calcext:value-type="float">
            <text:p>11.714555747363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2574435685269" calcext:value-type="float">
            <text:p>11.2574435685269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1.5114743961652" calcext:value-type="float">
            <text:p>-71.5114743961652</text:p>
          </table:table-cell>
          <table:table-cell office:value-type="float" office:value="-72.3232393823878" calcext:value-type="float">
            <text:p>-72.3232393823878</text:p>
          </table:table-cell>
          <table:table-cell office:value-type="float" office:value="5.62836793096309" calcext:value-type="float">
            <text:p>5.6283679309630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8.0548547482912" calcext:value-type="float">
            <text:p>-68.0548547482912</text:p>
          </table:table-cell>
          <table:table-cell office:value-type="float" office:value="-70.1128173711992" calcext:value-type="float">
            <text:p>-70.1128173711992</text:p>
          </table:table-cell>
          <table:table-cell office:value-type="float" office:value="4.31679897571603" calcext:value-type="float">
            <text:p>4.31679897571603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2178584959204" calcext:value-type="float">
            <text:p>-73.2178584959204</text:p>
          </table:table-cell>
          <table:table-cell office:value-type="float" office:value="-70.1128173711992" calcext:value-type="float">
            <text:p>-70.1128173711992</text:p>
          </table:table-cell>
          <table:table-cell office:value-type="float" office:value="6.41596446401714" calcext:value-type="float">
            <text:p>6.41596446401714</text:p>
          </table:table-cell>
          <table:table-cell office:value-type="float" office:value="14.2284738918406" calcext:value-type="float">
            <text:p>14.2284738918406</text:p>
          </table:table-cell>
          <table:table-cell office:value-type="float" office:value="-5.95898734979578" calcext:value-type="float">
            <text:p>-5.95898734979578</text:p>
          </table:table-cell>
          <table:table-cell office:value-type="float" office:value="-14.5858911556103" calcext:value-type="float">
            <text:p>-14.5858911556103</text:p>
          </table:table-cell>
          <table:table-cell table:number-columns-repeated="5"/>
          <table:table-cell table:formula="of:=10^(([.$AG$1]-[.E176])/(10*[.$AG$2]))" office:value-type="float" office:value="12.7545684329034" calcext:value-type="float">
            <text:p>12.7545684329034</text:p>
          </table:table-cell>
          <table:table-cell table:formula="of:=10^(([.$AG$1]-[.F176])/(10*[.$AG$2]))" office:value-type="float" office:value="13.6191107092722" calcext:value-type="float">
            <text:p>13.6191107092722</text:p>
          </table:table-cell>
          <table:table-cell table:formula="of:=10^(([.$AG$1]-[.J176])/(10*[.$AG$2]))" office:value-type="float" office:value="9.64674654893689" calcext:value-type="float">
            <text:p>9.64674654893689</text:p>
          </table:table-cell>
          <table:table-cell table:formula="of:=10^(([.$AG$1]-[.K176])/(10*[.$AG$2]))" office:value-type="float" office:value="11.3917404967497" calcext:value-type="float">
            <text:p>11.3917404967497</text:p>
          </table:table-cell>
          <table:table-cell table:formula="of:=10^(([.$AG$1]-[.O176])/(10*[.$AG$2]))" office:value-type="float" office:value="14.6399264409637" calcext:value-type="float">
            <text:p>14.6399264409637</text:p>
          </table:table-cell>
          <table:table-cell table:formula="of:=10^(([.$AG$1]-[.P176])/(10*[.$AG$2]))" office:value-type="float" office:value="11.3917404967497" calcext:value-type="float">
            <text:p>11.3917404967497</text:p>
          </table:table-cell>
          <table:table-cell table:number-columns-repeated="2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11.0386294263141" calcext:value-type="float">
            <text:p>11.0386294263141</text:p>
          </table:table-cell>
          <table:table-cell office:value-type="float" office:value="-68" calcext:value-type="float">
            <text:p>-68</text:p>
          </table:table-cell>
          <table:table-cell office:value-type="float" office:value="-72" calcext:value-type="float">
            <text:p>-72</text:p>
          </table:table-cell>
          <table:table-cell office:value-type="float" office:value="-71.6580320773156" calcext:value-type="float">
            <text:p>-71.6580320773156</text:p>
          </table:table-cell>
          <table:table-cell office:value-type="float" office:value="-72.2909154441491" calcext:value-type="float">
            <text:p>-72.2909154441491</text:p>
          </table:table-cell>
          <table:table-cell office:value-type="float" office:value="5.69203728101063" calcext:value-type="float">
            <text:p>5.69203728101063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8.0383983238039" calcext:value-type="float">
            <text:p>-68.0383983238039</text:p>
          </table:table-cell>
          <table:table-cell office:value-type="float" office:value="-69.9015356340793" calcext:value-type="float">
            <text:p>-69.9015356340793</text:p>
          </table:table-cell>
          <table:table-cell office:value-type="float" office:value="4.31134996709083" calcext:value-type="float">
            <text:p>4.31134996709083</text:p>
          </table:table-cell>
          <table:table-cell office:value-type="float" office:value="-87" calcext:value-type="float">
            <text:p>-87</text:p>
          </table:table-cell>
          <table:table-cell office:value-type="float" office:value="-75" calcext:value-type="float">
            <text:p>-75</text:p>
          </table:table-cell>
          <table:table-cell office:value-type="float" office:value="-73.7525009471442" calcext:value-type="float">
            <text:p>-73.7525009471442</text:p>
          </table:table-cell>
          <table:table-cell office:value-type="float" office:value="-69.9015356340793" calcext:value-type="float">
            <text:p>-69.9015356340793</text:p>
          </table:table-cell>
          <table:table-cell office:value-type="float" office:value="6.68472221696916" calcext:value-type="float">
            <text:p>6.68472221696916</text:p>
          </table:table-cell>
          <table:table-cell office:value-type="float" office:value="17.1040172833247" calcext:value-type="float">
            <text:p>17.1040172833247</text:p>
          </table:table-cell>
          <table:table-cell office:value-type="float" office:value="-6.30797721349127" calcext:value-type="float">
            <text:p>-6.30797721349127</text:p>
          </table:table-cell>
          <table:table-cell office:value-type="float" office:value="-17.5148334747382" calcext:value-type="float">
            <text:p>-17.5148334747382</text:p>
          </table:table-cell>
          <table:table-cell table:number-columns-repeated="5"/>
          <table:table-cell table:formula="of:=10^(([.$AG$1]-[.E177])/(10*[.$AG$2]))" office:value-type="float" office:value="12.9064898162739" calcext:value-type="float">
            <text:p>12.9064898162739</text:p>
          </table:table-cell>
          <table:table-cell table:formula="of:=10^(([.$AG$1]-[.F177])/(10*[.$AG$2]))" office:value-type="float" office:value="13.5835903880973" calcext:value-type="float">
            <text:p>13.5835903880973</text:p>
          </table:table-cell>
          <table:table-cell table:formula="of:=10^(([.$AG$1]-[.J177])/(10*[.$AG$2]))" office:value-type="float" office:value="9.63392919133757" calcext:value-type="float">
            <text:p>9.63392919133757</text:p>
          </table:table-cell>
          <table:table-cell table:formula="of:=10^(([.$AG$1]-[.K177])/(10*[.$AG$2]))" office:value-type="float" office:value="11.1989340964544" calcext:value-type="float">
            <text:p>11.1989340964544</text:p>
          </table:table-cell>
          <table:table-cell table:formula="of:=10^(([.$AG$1]-[.O177])/(10*[.$AG$2]))" office:value-type="float" office:value="15.2861556995758" calcext:value-type="float">
            <text:p>15.2861556995758</text:p>
          </table:table-cell>
          <table:table-cell table:formula="of:=10^(([.$AG$1]-[.P177])/(10*[.$AG$2]))" office:value-type="float" office:value="11.1989340964544" calcext:value-type="float">
            <text:p>11.1989340964544</text:p>
          </table:table-cell>
          <table:table-cell table:number-columns-repeated="2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0.824787697909" calcext:value-type="float">
            <text:p>10.824787697909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1.7606224541209" calcext:value-type="float">
            <text:p>-71.7606224541209</text:p>
          </table:table-cell>
          <table:table-cell office:value-type="float" office:value="-72.2618238997342" calcext:value-type="float">
            <text:p>-72.2618238997342</text:p>
          </table:table-cell>
          <table:table-cell office:value-type="float" office:value="5.73703388693979" calcext:value-type="float">
            <text:p>5.7370338869397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268788266627" calcext:value-type="float">
            <text:p>-68.0268788266627</text:p>
          </table:table-cell>
          <table:table-cell office:value-type="float" office:value="-69.7113820706714" calcext:value-type="float">
            <text:p>-69.7113820706714</text:p>
          </table:table-cell>
          <table:table-cell office:value-type="float" office:value="4.30753975408359" calcext:value-type="float">
            <text:p>4.30753975408359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526750663001" calcext:value-type="float">
            <text:p>-73.526750663001</text:p>
          </table:table-cell>
          <table:table-cell office:value-type="float" office:value="-69.7113820706714" calcext:value-type="float">
            <text:p>-69.7113820706714</text:p>
          </table:table-cell>
          <table:table-cell office:value-type="float" office:value="6.56989389126425" calcext:value-type="float">
            <text:p>6.56989389126425</text:p>
          </table:table-cell>
          <table:table-cell office:value-type="float" office:value="15.4879797024906" calcext:value-type="float">
            <text:p>15.4879797024906</text:p>
          </table:table-cell>
          <table:table-cell office:value-type="float" office:value="-6.55666322131133" calcext:value-type="float">
            <text:p>-6.55666322131133</text:p>
          </table:table-cell>
          <table:table-cell office:value-type="float" office:value="-16.03256435486" calcext:value-type="float">
            <text:p>-16.03256435486</text:p>
          </table:table-cell>
          <table:table-cell table:number-columns-repeated="5"/>
          <table:table-cell table:formula="of:=10^(([.$AG$1]-[.E178])/(10*[.$AG$2]))" office:value-type="float" office:value="13.0139101929773" calcext:value-type="float">
            <text:p>13.0139101929773</text:p>
          </table:table-cell>
          <table:table-cell table:formula="of:=10^(([.$AG$1]-[.F178])/(10*[.$AG$2]))" office:value-type="float" office:value="13.5517013143112" calcext:value-type="float">
            <text:p>13.5517013143112</text:p>
          </table:table-cell>
          <table:table-cell table:formula="of:=10^(([.$AG$1]-[.J178])/(10*[.$AG$2]))" office:value-type="float" office:value="9.62496717524955" calcext:value-type="float">
            <text:p>9.62496717524955</text:p>
          </table:table-cell>
          <table:table-cell table:formula="of:=10^(([.$AG$1]-[.K178])/(10*[.$AG$2]))" office:value-type="float" office:value="11.0282000122286" calcext:value-type="float">
            <text:p>11.0282000122286</text:p>
          </table:table-cell>
          <table:table-cell table:formula="of:=10^(([.$AG$1]-[.O178])/(10*[.$AG$2]))" office:value-type="float" office:value="15.0098798637384" calcext:value-type="float">
            <text:p>15.0098798637384</text:p>
          </table:table-cell>
          <table:table-cell table:formula="of:=10^(([.$AG$1]-[.P178])/(10*[.$AG$2]))" office:value-type="float" office:value="11.0282000122286" calcext:value-type="float">
            <text:p>11.0282000122286</text:p>
          </table:table-cell>
          <table:table-cell table:number-columns-repeated="2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0.5896850292294" calcext:value-type="float">
            <text:p>10.5896850292294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1.2324357178846" calcext:value-type="float">
            <text:p>-71.2324357178846</text:p>
          </table:table-cell>
          <table:table-cell office:value-type="float" office:value="-72.0356415097608" calcext:value-type="float">
            <text:p>-72.0356415097608</text:p>
          </table:table-cell>
          <table:table-cell office:value-type="float" office:value="5.50910678569725" calcext:value-type="float">
            <text:p>5.5091067856972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188151786639" calcext:value-type="float">
            <text:p>-68.0188151786639</text:p>
          </table:table-cell>
          <table:table-cell office:value-type="float" office:value="-69.5402438636043" calcext:value-type="float">
            <text:p>-69.5402438636043</text:p>
          </table:table-cell>
          <table:table-cell office:value-type="float" office:value="4.30487460871493" calcext:value-type="float">
            <text:p>4.3048746087149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3687254641007" calcext:value-type="float">
            <text:p>-73.3687254641007</text:p>
          </table:table-cell>
          <table:table-cell office:value-type="float" office:value="-69.5402438636043" calcext:value-type="float">
            <text:p>-69.5402438636043</text:p>
          </table:table-cell>
          <table:table-cell office:value-type="float" office:value="6.49068972189978" calcext:value-type="float">
            <text:p>6.49068972189978</text:p>
          </table:table-cell>
          <table:table-cell office:value-type="float" office:value="15.7861217950856" calcext:value-type="float">
            <text:p>15.7861217950856</text:p>
          </table:table-cell>
          <table:table-cell office:value-type="float" office:value="-5.40196008157134" calcext:value-type="float">
            <text:p>-5.40196008157134</text:p>
          </table:table-cell>
          <table:table-cell office:value-type="float" office:value="-15.934898649216" calcext:value-type="float">
            <text:p>-15.934898649216</text:p>
          </table:table-cell>
          <table:table-cell table:number-columns-repeated="5"/>
          <table:table-cell table:formula="of:=10^(([.$AG$1]-[.E179])/(10*[.$AG$2]))" office:value-type="float" office:value="12.4702436052188" calcext:value-type="float">
            <text:p>12.4702436052188</text:p>
          </table:table-cell>
          <table:table-cell table:formula="of:=10^(([.$AG$1]-[.F179])/(10*[.$AG$2]))" office:value-type="float" office:value="13.3063087668684" calcext:value-type="float">
            <text:p>13.3063087668684</text:p>
          </table:table-cell>
          <table:table-cell table:formula="of:=10^(([.$AG$1]-[.J179])/(10*[.$AG$2]))" office:value-type="float" office:value="9.61869872494386" calcext:value-type="float">
            <text:p>9.61869872494386</text:p>
          </table:table-cell>
          <table:table-cell table:formula="of:=10^(([.$AG$1]-[.K179])/(10*[.$AG$2]))" office:value-type="float" office:value="10.8767659838854" calcext:value-type="float">
            <text:p>10.8767659838854</text:p>
          </table:table-cell>
          <table:table-cell table:formula="of:=10^(([.$AG$1]-[.O179])/(10*[.$AG$2]))" office:value-type="float" office:value="14.819463192721" calcext:value-type="float">
            <text:p>14.819463192721</text:p>
          </table:table-cell>
          <table:table-cell table:formula="of:=10^(([.$AG$1]-[.P179])/(10*[.$AG$2]))" office:value-type="float" office:value="10.8767659838854" calcext:value-type="float">
            <text:p>10.8767659838854</text:p>
          </table:table-cell>
          <table:table-cell table:number-columns-repeated="2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0.3951722050248" calcext:value-type="float">
            <text:p>10.3951722050248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0.8627050025193" calcext:value-type="float">
            <text:p>-70.8627050025193</text:p>
          </table:table-cell>
          <table:table-cell office:value-type="float" office:value="-71.8320773587847" calcext:value-type="float">
            <text:p>-71.8320773587847</text:p>
          </table:table-cell>
          <table:table-cell office:value-type="float" office:value="5.35496742640801" calcext:value-type="float">
            <text:p>5.35496742640801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8.0131706250647" calcext:value-type="float">
            <text:p>-68.0131706250647</text:p>
          </table:table-cell>
          <table:table-cell office:value-type="float" office:value="-69.3862194772438" calcext:value-type="float">
            <text:p>-69.3862194772438</text:p>
          </table:table-cell>
          <table:table-cell office:value-type="float" office:value="4.30300998815418" calcext:value-type="float">
            <text:p>4.30300998815418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.5581078248705" calcext:value-type="float">
            <text:p>-73.5581078248705</text:p>
          </table:table-cell>
          <table:table-cell office:value-type="float" office:value="-69.3862194772438" calcext:value-type="float">
            <text:p>-69.3862194772438</text:p>
          </table:table-cell>
          <table:table-cell office:value-type="float" office:value="6.58572503388723" calcext:value-type="float">
            <text:p>6.58572503388723</text:p>
          </table:table-cell>
          <table:table-cell office:value-type="float" office:value="17.7254579388006" calcext:value-type="float">
            <text:p>17.7254579388006</text:p>
          </table:table-cell>
          <table:table-cell office:value-type="float" office:value="-4.64808235442555" calcext:value-type="float">
            <text:p>-4.64808235442555</text:p>
          </table:table-cell>
          <table:table-cell office:value-type="float" office:value="-17.6698969500227" calcext:value-type="float">
            <text:p>-17.6698969500227</text:p>
          </table:table-cell>
          <table:table-cell table:number-columns-repeated="5"/>
          <table:table-cell table:formula="of:=10^(([.$AG$1]-[.E180])/(10*[.$AG$2]))" office:value-type="float" office:value="12.1032479353459" calcext:value-type="float">
            <text:p>12.1032479353459</text:p>
          </table:table-cell>
          <table:table-cell table:formula="of:=10^(([.$AG$1]-[.F180])/(10*[.$AG$2]))" office:value-type="float" office:value="13.0892570040267" calcext:value-type="float">
            <text:p>13.0892570040267</text:p>
          </table:table-cell>
          <table:table-cell table:formula="of:=10^(([.$AG$1]-[.J180])/(10*[.$AG$2]))" office:value-type="float" office:value="9.61431323894719" calcext:value-type="float">
            <text:p>9.61431323894719</text:p>
          </table:table-cell>
          <table:table-cell table:formula="of:=10^(([.$AG$1]-[.K180])/(10*[.$AG$2]))" office:value-type="float" office:value="10.7422540797541" calcext:value-type="float">
            <text:p>10.7422540797541</text:p>
          </table:table-cell>
          <table:table-cell table:formula="of:=10^(([.$AG$1]-[.O180])/(10*[.$AG$2]))" office:value-type="float" office:value="15.0479544361347" calcext:value-type="float">
            <text:p>15.0479544361347</text:p>
          </table:table-cell>
          <table:table-cell table:formula="of:=10^(([.$AG$1]-[.P180])/(10*[.$AG$2]))" office:value-type="float" office:value="10.7422540797541" calcext:value-type="float">
            <text:p>10.742254079754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.1717570306861" calcext:value-type="float">
            <text:p>10.1717570306861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0.6038935017635" calcext:value-type="float">
            <text:p>-70.6038935017635</text:p>
          </table:table-cell>
          <table:table-cell office:value-type="float" office:value="-71.6488696229062" calcext:value-type="float">
            <text:p>-71.6488696229062</text:p>
          </table:table-cell>
          <table:table-cell office:value-type="float" office:value="5.24964315732283" calcext:value-type="float">
            <text:p>5.2496431573228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92194375453" calcext:value-type="float">
            <text:p>-68.0092194375453</text:p>
          </table:table-cell>
          <table:table-cell office:value-type="float" office:value="-69.2475975295195" calcext:value-type="float">
            <text:p>-69.2475975295195</text:p>
          </table:table-cell>
          <table:table-cell office:value-type="float" office:value="4.30170523433117" calcext:value-type="float">
            <text:p>4.30170523433117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.6906754774093" calcext:value-type="float">
            <text:p>-73.6906754774093</text:p>
          </table:table-cell>
          <table:table-cell office:value-type="float" office:value="-69.2475975295195" calcext:value-type="float">
            <text:p>-69.2475975295195</text:p>
          </table:table-cell>
          <table:table-cell office:value-type="float" office:value="6.65307648054305" calcext:value-type="float">
            <text:p>6.65307648054305</text:p>
          </table:table-cell>
          <table:table-cell office:value-type="float" office:value="19.076260412894" calcext:value-type="float">
            <text:p>19.076260412894</text:p>
          </table:table-cell>
          <table:table-cell office:value-type="float" office:value="-4.14549334370645" calcext:value-type="float">
            <text:p>-4.14549334370645</text:p>
          </table:table-cell>
          <table:table-cell office:value-type="float" office:value="-18.9238417400244" calcext:value-type="float">
            <text:p>-18.9238417400244</text:p>
          </table:table-cell>
          <table:table-cell table:number-columns-repeated="5"/>
          <table:table-cell table:formula="of:=10^(([.$AG$1]-[.E181])/(10*[.$AG$2]))" office:value-type="float" office:value="11.8527964054555" calcext:value-type="float">
            <text:p>11.8527964054555</text:p>
          </table:table-cell>
          <table:table-cell table:formula="of:=10^(([.$AG$1]-[.F181])/(10*[.$AG$2]))" office:value-type="float" office:value="12.896939229308" calcext:value-type="float">
            <text:p>12.896939229308</text:p>
          </table:table-cell>
          <table:table-cell table:formula="of:=10^(([.$AG$1]-[.J181])/(10*[.$AG$2]))" office:value-type="float" office:value="9.61124458850007" calcext:value-type="float">
            <text:p>9.61124458850007</text:p>
          </table:table-cell>
          <table:table-cell table:formula="of:=10^(([.$AG$1]-[.K181])/(10*[.$AG$2]))" office:value-type="float" office:value="10.6226162430883" calcext:value-type="float">
            <text:p>10.6226162430883</text:p>
          </table:table-cell>
          <table:table-cell table:formula="of:=10^(([.$AG$1]-[.O181])/(10*[.$AG$2]))" office:value-type="float" office:value="15.2099912467561" calcext:value-type="float">
            <text:p>15.2099912467561</text:p>
          </table:table-cell>
          <table:table-cell table:formula="of:=10^(([.$AG$1]-[.P181])/(10*[.$AG$2]))" office:value-type="float" office:value="10.6226162430883" calcext:value-type="float">
            <text:p>10.6226162430883</text:p>
          </table:table-cell>
          <table:table-cell table:number-columns-repeated="2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9.94583811640107" calcext:value-type="float">
            <text:p>9.9458381164010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4227254512344" calcext:value-type="float">
            <text:p>-70.4227254512344</text:p>
          </table:table-cell>
          <table:table-cell office:value-type="float" office:value="-71.4839826606156" calcext:value-type="float">
            <text:p>-71.4839826606156</text:p>
          </table:table-cell>
          <table:table-cell office:value-type="float" office:value="5.17715119437428" calcext:value-type="float">
            <text:p>5.17715119437428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7.4064536062817" calcext:value-type="float">
            <text:p>-67.4064536062817</text:p>
          </table:table-cell>
          <table:table-cell office:value-type="float" office:value="-68.9228377765675" calcext:value-type="float">
            <text:p>-68.9228377765675</text:p>
          </table:table-cell>
          <table:table-cell office:value-type="float" office:value="4.10722460968622" calcext:value-type="float">
            <text:p>4.10722460968622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3.7834728341865" calcext:value-type="float">
            <text:p>-73.7834728341865</text:p>
          </table:table-cell>
          <table:table-cell office:value-type="float" office:value="-68.9228377765675" calcext:value-type="float">
            <text:p>-68.9228377765675</text:p>
          </table:table-cell>
          <table:table-cell office:value-type="float" office:value="6.70063190874322" calcext:value-type="float">
            <text:p>6.70063190874322</text:p>
          </table:table-cell>
          <table:table-cell office:value-type="float" office:value="20.7186885067453" calcext:value-type="float">
            <text:p>20.7186885067453</text:p>
          </table:table-cell>
          <table:table-cell office:value-type="float" office:value="-4.54527295227224" calcext:value-type="float">
            <text:p>-4.54527295227224</text:p>
          </table:table-cell>
          <table:table-cell office:value-type="float" office:value="-20.6910161430305" calcext:value-type="float">
            <text:p>-20.6910161430305</text:p>
          </table:table-cell>
          <table:table-cell table:number-columns-repeated="5"/>
          <table:table-cell table:formula="of:=10^(([.$AG$1]-[.E182])/(10*[.$AG$2]))" office:value-type="float" office:value="11.680570389867" calcext:value-type="float">
            <text:p>11.680570389867</text:p>
          </table:table-cell>
          <table:table-cell table:formula="of:=10^(([.$AG$1]-[.F182])/(10*[.$AG$2]))" office:value-type="float" office:value="12.7262703813948" calcext:value-type="float">
            <text:p>12.7262703813948</text:p>
          </table:table-cell>
          <table:table-cell table:formula="of:=10^(([.$AG$1]-[.J182])/(10*[.$AG$2]))" office:value-type="float" office:value="9.15440139469645" calcext:value-type="float">
            <text:p>9.15440139469645</text:p>
          </table:table-cell>
          <table:table-cell table:formula="of:=10^(([.$AG$1]-[.K182])/(10*[.$AG$2]))" office:value-type="float" office:value="10.3475233051915" calcext:value-type="float">
            <text:p>10.3475233051915</text:p>
          </table:table-cell>
          <table:table-cell table:formula="of:=10^(([.$AG$1]-[.O182])/(10*[.$AG$2]))" office:value-type="float" office:value="15.3244540663494" calcext:value-type="float">
            <text:p>15.3244540663494</text:p>
          </table:table-cell>
          <table:table-cell table:formula="of:=10^(([.$AG$1]-[.P182])/(10*[.$AG$2]))" office:value-type="float" office:value="10.3475233051915" calcext:value-type="float">
            <text:p>10.3475233051915</text:p>
          </table:table-cell>
          <table:table-cell table:number-columns-repeated="2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9.73113818124083" calcext:value-type="float">
            <text:p>9.73113818124083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9.6959078158641" calcext:value-type="float">
            <text:p>-69.6959078158641</text:p>
          </table:table-cell>
          <table:table-cell office:value-type="float" office:value="-71.135584394554" calcext:value-type="float">
            <text:p>-71.135584394554</text:p>
          </table:table-cell>
          <table:table-cell office:value-type="float" office:value="4.89625010491856" calcext:value-type="float">
            <text:p>4.8962501049185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6.9845175243972" calcext:value-type="float">
            <text:p>-66.9845175243972</text:p>
          </table:table-cell>
          <table:table-cell office:value-type="float" office:value="-68.6305539989108" calcext:value-type="float">
            <text:p>-68.6305539989108</text:p>
          </table:table-cell>
          <table:table-cell office:value-type="float" office:value="3.97634371255985" calcext:value-type="float">
            <text:p>3.97634371255985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3.8484309839306" calcext:value-type="float">
            <text:p>-73.8484309839306</text:p>
          </table:table-cell>
          <table:table-cell office:value-type="float" office:value="-68.6305539989108" calcext:value-type="float">
            <text:p>-68.6305539989108</text:p>
          </table:table-cell>
          <table:table-cell office:value-type="float" office:value="6.73412281709669" calcext:value-type="float">
            <text:p>6.73412281709669</text:p>
          </table:table-cell>
          <table:table-cell office:value-type="float" office:value="22.9387491971489" calcext:value-type="float">
            <text:p>22.9387491971489</text:p>
          </table:table-cell>
          <table:table-cell office:value-type="float" office:value="-3.73997989522762" calcext:value-type="float">
            <text:p>-3.73997989522762</text:p>
          </table:table-cell>
          <table:table-cell office:value-type="float" office:value="-22.8114089513894" calcext:value-type="float">
            <text:p>-22.8114089513894</text:p>
          </table:table-cell>
          <table:table-cell table:number-columns-repeated="5"/>
          <table:table-cell table:formula="of:=10^(([.$AG$1]-[.E183])/(10*[.$AG$2]))" office:value-type="float" office:value="11.0144211373402" calcext:value-type="float">
            <text:p>11.0144211373402</text:p>
          </table:table-cell>
          <table:table-cell table:formula="of:=10^(([.$AG$1]-[.F183])/(10*[.$AG$2]))" office:value-type="float" office:value="12.3730465097389" calcext:value-type="float">
            <text:p>12.3730465097389</text:p>
          </table:table-cell>
          <table:table-cell table:formula="of:=10^(([.$AG$1]-[.J183])/(10*[.$AG$2]))" office:value-type="float" office:value="8.84759381381356" calcext:value-type="float">
            <text:p>8.84759381381356</text:p>
          </table:table-cell>
          <table:table-cell table:formula="of:=10^(([.$AG$1]-[.K183])/(10*[.$AG$2]))" office:value-type="float" office:value="10.1060360257437" calcext:value-type="float">
            <text:p>10.1060360257437</text:p>
          </table:table-cell>
          <table:table-cell table:formula="of:=10^(([.$AG$1]-[.O183])/(10*[.$AG$2]))" office:value-type="float" office:value="15.4050901824585" calcext:value-type="float">
            <text:p>15.4050901824585</text:p>
          </table:table-cell>
          <table:table-cell table:formula="of:=10^(([.$AG$1]-[.P183])/(10*[.$AG$2]))" office:value-type="float" office:value="10.1060360257437" calcext:value-type="float">
            <text:p>10.1060360257437</text:p>
          </table:table-cell>
          <table:table-cell table:number-columns-repeated="2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9.49177436327735" calcext:value-type="float">
            <text:p>9.49177436327735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8.8871354711049" calcext:value-type="float">
            <text:p>-68.8871354711049</text:p>
          </table:table-cell>
          <table:table-cell office:value-type="float" office:value="-70.7220259550986" calcext:value-type="float">
            <text:p>-70.7220259550986</text:p>
          </table:table-cell>
          <table:table-cell office:value-type="float" office:value="4.60155392364036" calcext:value-type="float">
            <text:p>4.60155392364036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6.689162267078" calcext:value-type="float">
            <text:p>-66.689162267078</text:p>
          </table:table-cell>
          <table:table-cell office:value-type="float" office:value="-68.3674985990197" calcext:value-type="float">
            <text:p>-68.3674985990197</text:p>
          </table:table-cell>
          <table:table-cell office:value-type="float" office:value="3.88721661398531" calcext:value-type="float">
            <text:p>3.8872166139853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8939016887514" calcext:value-type="float">
            <text:p>-73.8939016887514</text:p>
          </table:table-cell>
          <table:table-cell office:value-type="float" office:value="-68.3674985990197" calcext:value-type="float">
            <text:p>-68.3674985990197</text:p>
          </table:table-cell>
          <table:table-cell office:value-type="float" office:value="6.75766600226188" calcext:value-type="float">
            <text:p>6.75766600226188</text:p>
          </table:table-cell>
          <table:table-cell office:value-type="float" office:value="24.8703603956839" calcext:value-type="float">
            <text:p>24.8703603956839</text:p>
          </table:table-cell>
          <table:table-cell office:value-type="float" office:value="-2.78629341278481" calcext:value-type="float">
            <text:p>-2.78629341278481</text:p>
          </table:table-cell>
          <table:table-cell office:value-type="float" office:value="-24.6635784879335" calcext:value-type="float">
            <text:p>-24.6635784879335</text:p>
          </table:table-cell>
          <table:table-cell table:number-columns-repeated="5"/>
          <table:table-cell table:formula="of:=10^(([.$AG$1]-[.E184])/(10*[.$AG$2]))" office:value-type="float" office:value="10.3177191169547" calcext:value-type="float">
            <text:p>10.3177191169547</text:p>
          </table:table-cell>
          <table:table-cell table:formula="of:=10^(([.$AG$1]-[.F184])/(10*[.$AG$2]))" office:value-type="float" office:value="11.9664635693852" calcext:value-type="float">
            <text:p>11.9664635693852</text:p>
          </table:table-cell>
          <table:table-cell table:formula="of:=10^(([.$AG$1]-[.J184])/(10*[.$AG$2]))" office:value-type="float" office:value="8.6389673756922" calcext:value-type="float">
            <text:p>8.6389673756922</text:p>
          </table:table-cell>
          <table:table-cell table:formula="of:=10^(([.$AG$1]-[.K184])/(10*[.$AG$2]))" office:value-type="float" office:value="9.89351981753246" calcext:value-type="float">
            <text:p>9.89351981753246</text:p>
          </table:table-cell>
          <table:table-cell table:formula="of:=10^(([.$AG$1]-[.O184])/(10*[.$AG$2]))" office:value-type="float" office:value="15.4617877902933" calcext:value-type="float">
            <text:p>15.4617877902933</text:p>
          </table:table-cell>
          <table:table-cell table:formula="of:=10^(([.$AG$1]-[.P184])/(10*[.$AG$2]))" office:value-type="float" office:value="9.89351981753246" calcext:value-type="float">
            <text:p>9.89351981753246</text:p>
          </table:table-cell>
          <table:table-cell table:number-columns-repeated="2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9.24413268859057" calcext:value-type="float">
            <text:p>9.24413268859057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8.3209948297734" calcext:value-type="float">
            <text:p>-68.3209948297734</text:p>
          </table:table-cell>
          <table:table-cell office:value-type="float" office:value="-70.3498233595888" calcext:value-type="float">
            <text:p>-70.3498233595888</text:p>
          </table:table-cell>
          <table:table-cell office:value-type="float" office:value="4.40588503801044" calcext:value-type="float">
            <text:p>4.4058850380104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4824135869546" calcext:value-type="float">
            <text:p>-66.4824135869546</text:p>
          </table:table-cell>
          <table:table-cell office:value-type="float" office:value="-68.1307487391177" calcext:value-type="float">
            <text:p>-68.1307487391177</text:p>
          </table:table-cell>
          <table:table-cell office:value-type="float" office:value="3.82601897500943" calcext:value-type="float">
            <text:p>3.8260189750094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25731182126" calcext:value-type="float">
            <text:p>-73.925731182126</text:p>
          </table:table-cell>
          <table:table-cell office:value-type="float" office:value="-68.1307487391177" calcext:value-type="float">
            <text:p>-68.1307487391177</text:p>
          </table:table-cell>
          <table:table-cell office:value-type="float" office:value="6.77419518886449" calcext:value-type="float">
            <text:p>6.77419518886449</text:p>
          </table:table-cell>
          <table:table-cell office:value-type="float" office:value="26.1213769904746" calcext:value-type="float">
            <text:p>26.1213769904746</text:p>
          </table:table-cell>
          <table:table-cell office:value-type="float" office:value="-2.19972807774183" calcext:value-type="float">
            <text:p>-2.19972807774183</text:p>
          </table:table-cell>
          <table:table-cell office:value-type="float" office:value="-25.8903733794472" calcext:value-type="float">
            <text:p>-25.8903733794472</text:p>
          </table:table-cell>
          <table:table-cell table:number-columns-repeated="5"/>
          <table:table-cell table:formula="of:=10^(([.$AG$1]-[.E185])/(10*[.$AG$2]))" office:value-type="float" office:value="9.85641808318217" calcext:value-type="float">
            <text:p>9.85641808318217</text:p>
          </table:table-cell>
          <table:table-cell table:formula="of:=10^(([.$AG$1]-[.F185])/(10*[.$AG$2]))" office:value-type="float" office:value="11.611974749902" calcext:value-type="float">
            <text:p>11.611974749902</text:p>
          </table:table-cell>
          <table:table-cell table:formula="of:=10^(([.$AG$1]-[.J185])/(10*[.$AG$2]))" office:value-type="float" office:value="8.49586287673574" calcext:value-type="float">
            <text:p>8.49586287673574</text:p>
          </table:table-cell>
          <table:table-cell table:formula="of:=10^(([.$AG$1]-[.K185])/(10*[.$AG$2]))" office:value-type="float" office:value="9.70607885678112" calcext:value-type="float">
            <text:p>9.70607885678112</text:p>
          </table:table-cell>
          <table:table-cell table:formula="of:=10^(([.$AG$1]-[.O185])/(10*[.$AG$2]))" office:value-type="float" office:value="15.5016002302754" calcext:value-type="float">
            <text:p>15.5016002302754</text:p>
          </table:table-cell>
          <table:table-cell table:formula="of:=10^(([.$AG$1]-[.P185])/(10*[.$AG$2]))" office:value-type="float" office:value="9.70607885678112" calcext:value-type="float">
            <text:p>9.7060788567811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.05763507683174" calcext:value-type="float">
            <text:p>9.05763507683174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7.9246963808414" calcext:value-type="float">
            <text:p>-67.9246963808414</text:p>
          </table:table-cell>
          <table:table-cell office:value-type="float" office:value="-70.0148410236299" calcext:value-type="float">
            <text:p>-70.0148410236299</text:p>
          </table:table-cell>
          <table:table-cell office:value-type="float" office:value="4.27388874481942" calcext:value-type="float">
            <text:p>4.27388874481942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3376895108682" calcext:value-type="float">
            <text:p>-66.3376895108682</text:p>
          </table:table-cell>
          <table:table-cell office:value-type="float" office:value="-67.9176738652059" calcext:value-type="float">
            <text:p>-67.9176738652059</text:p>
          </table:table-cell>
          <table:table-cell office:value-type="float" office:value="3.7837547894827" calcext:value-type="float">
            <text:p>3.7837547894827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3.3480118274882" calcext:value-type="float">
            <text:p>-73.3480118274882</text:p>
          </table:table-cell>
          <table:table-cell office:value-type="float" office:value="-67.9176738652059" calcext:value-type="float">
            <text:p>-67.9176738652059</text:p>
          </table:table-cell>
          <table:table-cell office:value-type="float" office:value="6.4803788247645" calcext:value-type="float">
            <text:p>6.4803788247645</text:p>
          </table:table-cell>
          <table:table-cell office:value-type="float" office:value="23.2683983655386" calcext:value-type="float">
            <text:p>23.2683983655386</text:p>
          </table:table-cell>
          <table:table-cell office:value-type="float" office:value="-1.82514758916404" calcext:value-type="float">
            <text:p>-1.82514758916404</text:p>
          </table:table-cell>
          <table:table-cell office:value-type="float" office:value="-22.992432553109" calcext:value-type="float">
            <text:p>-22.992432553109</text:p>
          </table:table-cell>
          <table:table-cell table:number-columns-repeated="5"/>
          <table:table-cell table:formula="of:=10^(([.$AG$1]-[.E186])/(10*[.$AG$2]))" office:value-type="float" office:value="9.5458346658086" calcext:value-type="float">
            <text:p>9.5458346658086</text:p>
          </table:table-cell>
          <table:table-cell table:formula="of:=10^(([.$AG$1]-[.F186])/(10*[.$AG$2]))" office:value-type="float" office:value="11.3019222842168" calcext:value-type="float">
            <text:p>11.3019222842168</text:p>
          </table:table-cell>
          <table:table-cell table:formula="of:=10^(([.$AG$1]-[.J186])/(10*[.$AG$2]))" office:value-type="float" office:value="8.39710253960165" calcext:value-type="float">
            <text:p>8.39710253960165</text:p>
          </table:table-cell>
          <table:table-cell table:formula="of:=10^(([.$AG$1]-[.K186])/(10*[.$AG$2]))" office:value-type="float" office:value="9.54042021695739" calcext:value-type="float">
            <text:p>9.54042021695739</text:p>
          </table:table-cell>
          <table:table-cell table:formula="of:=10^(([.$AG$1]-[.O186])/(10*[.$AG$2]))" office:value-type="float" office:value="14.7946834776901" calcext:value-type="float">
            <text:p>14.7946834776901</text:p>
          </table:table-cell>
          <table:table-cell table:formula="of:=10^(([.$AG$1]-[.P186])/(10*[.$AG$2]))" office:value-type="float" office:value="9.54042021695739" calcext:value-type="float">
            <text:p>9.54042021695739</text:p>
          </table:table-cell>
          <table:table-cell table:number-columns-repeated="2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8.89990866307691" calcext:value-type="float">
            <text:p>8.89990866307691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6472874665889" calcext:value-type="float">
            <text:p>-67.6472874665889</text:p>
          </table:table-cell>
          <table:table-cell office:value-type="float" office:value="-69.7133569212669" calcext:value-type="float">
            <text:p>-69.7133569212669</text:p>
          </table:table-cell>
          <table:table-cell office:value-type="float" office:value="4.18385137893528" calcext:value-type="float">
            <text:p>4.18385137893528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2363826576078" calcext:value-type="float">
            <text:p>-66.2363826576078</text:p>
          </table:table-cell>
          <table:table-cell office:value-type="float" office:value="-67.7259064786854" calcext:value-type="float">
            <text:p>-67.7259064786854</text:p>
          </table:table-cell>
          <table:table-cell office:value-type="float" office:value="3.75444795645972" calcext:value-type="float">
            <text:p>3.75444795645972</text:p>
          </table:table-cell>
          <table:table-cell office:value-type="float" office:value="-68" calcext:value-type="float">
            <text:p>-68</text:p>
          </table:table-cell>
          <table:table-cell office:value-type="float" office:value="-72" calcext:value-type="float">
            <text:p>-72</text:p>
          </table:table-cell>
          <table:table-cell office:value-type="float" office:value="-72.9436082792417" calcext:value-type="float">
            <text:p>-72.9436082792417</text:p>
          </table:table-cell>
          <table:table-cell office:value-type="float" office:value="-67.7259064786854" calcext:value-type="float">
            <text:p>-67.7259064786854</text:p>
          </table:table-cell>
          <table:table-cell office:value-type="float" office:value="6.28232320941982" calcext:value-type="float">
            <text:p>6.28232320941982</text:p>
          </table:table-cell>
          <table:table-cell office:value-type="float" office:value="21.4304305049158" calcext:value-type="float">
            <text:p>21.4304305049158</text:p>
          </table:table-cell>
          <table:table-cell office:value-type="float" office:value="-1.57942404693369" calcext:value-type="float">
            <text:p>-1.57942404693369</text:p>
          </table:table-cell>
          <table:table-cell office:value-type="float" office:value="-21.1226494690853" calcext:value-type="float">
            <text:p>-21.1226494690853</text:p>
          </table:table-cell>
          <table:table-cell table:number-columns-repeated="5"/>
          <table:table-cell table:formula="of:=10^(([.$AG$1]-[.E187])/(10*[.$AG$2]))" office:value-type="float" office:value="9.33426791510921" calcext:value-type="float">
            <text:p>9.33426791510921</text:p>
          </table:table-cell>
          <table:table-cell table:formula="of:=10^(([.$AG$1]-[.F187])/(10*[.$AG$2]))" office:value-type="float" office:value="11.0299597354093" calcext:value-type="float">
            <text:p>11.0299597354093</text:p>
          </table:table-cell>
          <table:table-cell table:formula="of:=10^(([.$AG$1]-[.J187])/(10*[.$AG$2]))" office:value-type="float" office:value="8.32865418544185" calcext:value-type="float">
            <text:p>8.32865418544185</text:p>
          </table:table-cell>
          <table:table-cell table:formula="of:=10^(([.$AG$1]-[.K187])/(10*[.$AG$2]))" office:value-type="float" office:value="9.39374623385598" calcext:value-type="float">
            <text:p>9.39374623385598</text:p>
          </table:table-cell>
          <table:table-cell table:formula="of:=10^(([.$AG$1]-[.O187])/(10*[.$AG$2]))" office:value-type="float" office:value="14.3191118004246" calcext:value-type="float">
            <text:p>14.3191118004246</text:p>
          </table:table-cell>
          <table:table-cell table:formula="of:=10^(([.$AG$1]-[.P187])/(10*[.$AG$2]))" office:value-type="float" office:value="9.39374623385598" calcext:value-type="float">
            <text:p>9.39374623385598</text:p>
          </table:table-cell>
          <table:table-cell table:number-columns-repeated="2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8.67286916155492" calcext:value-type="float">
            <text:p>8.67286916155492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7.7531012266123" calcext:value-type="float">
            <text:p>-67.7531012266123</text:p>
          </table:table-cell>
          <table:table-cell office:value-type="float" office:value="-69.5420212291402" calcext:value-type="float">
            <text:p>-69.5420212291402</text:p>
          </table:table-cell>
          <table:table-cell office:value-type="float" office:value="4.21796890925181" calcext:value-type="float">
            <text:p>4.21796890925181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6.1654678603254" calcext:value-type="float">
            <text:p>-66.1654678603254</text:p>
          </table:table-cell>
          <table:table-cell office:value-type="float" office:value="-67.5533158308168" calcext:value-type="float">
            <text:p>-67.5533158308168</text:p>
          </table:table-cell>
          <table:table-cell office:value-type="float" office:value="3.73406833977905" calcext:value-type="float">
            <text:p>3.73406833977905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.9605257954692" calcext:value-type="float">
            <text:p>-72.9605257954692</text:p>
          </table:table-cell>
          <table:table-cell office:value-type="float" office:value="-67.5533158308168" calcext:value-type="float">
            <text:p>-67.5533158308168</text:p>
          </table:table-cell>
          <table:table-cell office:value-type="float" office:value="6.29048589937259" calcext:value-type="float">
            <text:p>6.29048589937259</text:p>
          </table:table-cell>
          <table:table-cell office:value-type="float" office:value="21.4519122541919" calcext:value-type="float">
            <text:p>21.4519122541919</text:p>
          </table:table-cell>
          <table:table-cell office:value-type="float" office:value="-1.77908879694299" calcext:value-type="float">
            <text:p>-1.77908879694299</text:p>
          </table:table-cell>
          <table:table-cell office:value-type="float" office:value="-21.158428271929" calcext:value-type="float">
            <text:p>-21.158428271929</text:p>
          </table:table-cell>
          <table:table-cell table:number-columns-repeated="5"/>
          <table:table-cell table:formula="of:=10^(([.$AG$1]-[.E188])/(10*[.$AG$2]))" office:value-type="float" office:value="9.4144082110721" calcext:value-type="float">
            <text:p>9.4144082110721</text:p>
          </table:table-cell>
          <table:table-cell table:formula="of:=10^(([.$AG$1]-[.F188])/(10*[.$AG$2]))" office:value-type="float" office:value="10.8783279749686" calcext:value-type="float">
            <text:p>10.8783279749686</text:p>
          </table:table-cell>
          <table:table-cell table:formula="of:=10^(([.$AG$1]-[.J188])/(10*[.$AG$2]))" office:value-type="float" office:value="8.28107259009117" calcext:value-type="float">
            <text:p>8.28107259009117</text:p>
          </table:table-cell>
          <table:table-cell table:formula="of:=10^(([.$AG$1]-[.K188])/(10*[.$AG$2]))" office:value-type="float" office:value="9.26366863132115" calcext:value-type="float">
            <text:p>9.26366863132115</text:p>
          </table:table-cell>
          <table:table-cell table:formula="of:=10^(([.$AG$1]-[.O188])/(10*[.$AG$2]))" office:value-type="float" office:value="14.3386966546227" calcext:value-type="float">
            <text:p>14.3386966546227</text:p>
          </table:table-cell>
          <table:table-cell table:formula="of:=10^(([.$AG$1]-[.P188])/(10*[.$AG$2]))" office:value-type="float" office:value="9.26366863132115" calcext:value-type="float">
            <text:p>9.26366863132115</text:p>
          </table:table-cell>
          <table:table-cell table:number-columns-repeated="2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8.45679553081524" calcext:value-type="float">
            <text:p>8.4567955308152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8271708586286" calcext:value-type="float">
            <text:p>-67.8271708586286</text:p>
          </table:table-cell>
          <table:table-cell office:value-type="float" office:value="-69.3878191062262" calcext:value-type="float">
            <text:p>-69.3878191062262</text:p>
          </table:table-cell>
          <table:table-cell office:value-type="float" office:value="4.24201658314944" calcext:value-type="float">
            <text:p>4.24201658314944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5.8158275022278" calcext:value-type="float">
            <text:p>-65.8158275022278</text:p>
          </table:table-cell>
          <table:table-cell office:value-type="float" office:value="-67.2979842477352" calcext:value-type="float">
            <text:p>-67.2979842477352</text:p>
          </table:table-cell>
          <table:table-cell office:value-type="float" office:value="3.63519392072075" calcext:value-type="float">
            <text:p>3.63519392072075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2.9723680568284" calcext:value-type="float">
            <text:p>-72.9723680568284</text:p>
          </table:table-cell>
          <table:table-cell office:value-type="float" office:value="-67.2979842477352" calcext:value-type="float">
            <text:p>-67.2979842477352</text:p>
          </table:table-cell>
          <table:table-cell office:value-type="float" office:value="6.29620609201296" calcext:value-type="float">
            <text:p>6.29620609201296</text:p>
          </table:table-cell>
          <table:table-cell office:value-type="float" office:value="21.7329780411315" calcext:value-type="float">
            <text:p>21.7329780411315</text:p>
          </table:table-cell>
          <table:table-cell office:value-type="float" office:value="-2.20275902294078" calcext:value-type="float">
            <text:p>-2.20275902294078</text:p>
          </table:table-cell>
          <table:table-cell office:value-type="float" office:value="-21.4881606132678" calcext:value-type="float">
            <text:p>-21.4881606132678</text:p>
          </table:table-cell>
          <table:table-cell table:number-columns-repeated="5"/>
          <table:table-cell table:formula="of:=10^(([.$AG$1]-[.E189])/(10*[.$AG$2]))" office:value-type="float" office:value="9.47091545901569" calcext:value-type="float">
            <text:p>9.47091545901569</text:p>
          </table:table-cell>
          <table:table-cell table:formula="of:=10^(([.$AG$1]-[.F189])/(10*[.$AG$2]))" office:value-type="float" office:value="10.7436424764679" calcext:value-type="float">
            <text:p>10.7436424764679</text:p>
          </table:table-cell>
          <table:table-cell table:formula="of:=10^(([.$AG$1]-[.J189])/(10*[.$AG$2]))" office:value-type="float" office:value="8.05041944817454" calcext:value-type="float">
            <text:p>8.05041944817454</text:p>
          </table:table-cell>
          <table:table-cell table:formula="of:=10^(([.$AG$1]-[.K189])/(10*[.$AG$2]))" office:value-type="float" office:value="9.07452724089811" calcext:value-type="float">
            <text:p>9.07452724089811</text:p>
          </table:table-cell>
          <table:table-cell table:formula="of:=10^(([.$AG$1]-[.O189])/(10*[.$AG$2]))" office:value-type="float" office:value="14.3524219886667" calcext:value-type="float">
            <text:p>14.3524219886667</text:p>
          </table:table-cell>
          <table:table-cell table:formula="of:=10^(([.$AG$1]-[.P189])/(10*[.$AG$2]))" office:value-type="float" office:value="9.07452724089811" calcext:value-type="float">
            <text:p>9.07452724089811</text:p>
          </table:table-cell>
          <table:table-cell table:number-columns-repeated="2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8.23396910619607" calcext:value-type="float">
            <text:p>8.23396910619607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7.87901960104" calcext:value-type="float">
            <text:p>-67.87901960104</text:p>
          </table:table-cell>
          <table:table-cell office:value-type="float" office:value="-69.2490371956036" calcext:value-type="float">
            <text:p>-69.2490371956036</text:p>
          </table:table-cell>
          <table:table-cell office:value-type="float" office:value="4.25893148395461" calcext:value-type="float">
            <text:p>4.25893148395461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5710792515595" calcext:value-type="float">
            <text:p>-65.5710792515595</text:p>
          </table:table-cell>
          <table:table-cell office:value-type="float" office:value="-67.0681858229616" calcext:value-type="float">
            <text:p>-67.0681858229616</text:p>
          </table:table-cell>
          <table:table-cell office:value-type="float" office:value="3.56754375546534" calcext:value-type="float">
            <text:p>3.56754375546534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.9806576397799" calcext:value-type="float">
            <text:p>-72.9806576397799</text:p>
          </table:table-cell>
          <table:table-cell office:value-type="float" office:value="-67.0681858229616" calcext:value-type="float">
            <text:p>-67.0681858229616</text:p>
          </table:table-cell>
          <table:table-cell office:value-type="float" office:value="6.30021332153305" calcext:value-type="float">
            <text:p>6.30021332153305</text:p>
          </table:table-cell>
          <table:table-cell office:value-type="float" office:value="21.919344306339" calcext:value-type="float">
            <text:p>21.919344306339</text:p>
          </table:table-cell>
          <table:table-cell office:value-type="float" office:value="-2.48960406266368" calcext:value-type="float">
            <text:p>-2.48960406266368</text:p>
          </table:table-cell>
          <table:table-cell office:value-type="float" office:value="-21.7112153977804" calcext:value-type="float">
            <text:p>-21.7112153977804</text:p>
          </table:table-cell>
          <table:table-cell table:number-columns-repeated="5"/>
          <table:table-cell table:formula="of:=10^(([.$AG$1]-[.E190])/(10*[.$AG$2]))" office:value-type="float" office:value="9.51067221683793" calcext:value-type="float">
            <text:p>9.51067221683793</text:p>
          </table:table-cell>
          <table:table-cell table:formula="of:=10^(([.$AG$1]-[.F190])/(10*[.$AG$2]))" office:value-type="float" office:value="10.6238518756718" calcext:value-type="float">
            <text:p>10.6238518756718</text:p>
          </table:table-cell>
          <table:table-cell table:formula="of:=10^(([.$AG$1]-[.J190])/(10*[.$AG$2]))" office:value-type="float" office:value="7.89279550767877" calcext:value-type="float">
            <text:p>7.89279550767877</text:p>
          </table:table-cell>
          <table:table-cell table:formula="of:=10^(([.$AG$1]-[.K190])/(10*[.$AG$2]))" office:value-type="float" office:value="8.90760409120137" calcext:value-type="float">
            <text:p>8.90760409120137</text:p>
          </table:table-cell>
          <table:table-cell table:formula="of:=10^(([.$AG$1]-[.O190])/(10*[.$AG$2]))" office:value-type="float" office:value="14.362037538984" calcext:value-type="float">
            <text:p>14.362037538984</text:p>
          </table:table-cell>
          <table:table-cell table:formula="of:=10^(([.$AG$1]-[.P190])/(10*[.$AG$2]))" office:value-type="float" office:value="8.90760409120137" calcext:value-type="float">
            <text:p>8.907604091201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.01648191150392" calcext:value-type="float">
            <text:p>8.01648191150392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915313720728" calcext:value-type="float">
            <text:p>-67.915313720728</text:p>
          </table:table-cell>
          <table:table-cell office:value-type="float" office:value="-69.1241334760432" calcext:value-type="float">
            <text:p>-69.1241334760432</text:p>
          </table:table-cell>
          <table:table-cell office:value-type="float" office:value="4.27081202986313" calcext:value-type="float">
            <text:p>4.27081202986313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4.7997554760916" calcext:value-type="float">
            <text:p>-64.7997554760916</text:p>
          </table:table-cell>
          <table:table-cell office:value-type="float" office:value="-66.6613672406655" calcext:value-type="float">
            <text:p>-66.6613672406655</text:p>
          </table:table-cell>
          <table:table-cell office:value-type="float" office:value="3.36247075583262" calcext:value-type="float">
            <text:p>3.36247075583262</text:p>
          </table:table-cell>
          <table:table-cell office:value-type="float" office:value="-78" calcext:value-type="float">
            <text:p>-78</text:p>
          </table:table-cell>
          <table:table-cell office:value-type="float" office:value="-73" calcext:value-type="float">
            <text:p>-73</text:p>
          </table:table-cell>
          <table:table-cell office:value-type="float" office:value="-72.9864603478459" calcext:value-type="float">
            <text:p>-72.9864603478459</text:p>
          </table:table-cell>
          <table:table-cell office:value-type="float" office:value="-66.6613672406655" calcext:value-type="float">
            <text:p>-66.6613672406655</text:p>
          </table:table-cell>
          <table:table-cell office:value-type="float" office:value="6.30301989959275" calcext:value-type="float">
            <text:p>6.30301989959275</text:p>
          </table:table-cell>
          <table:table-cell office:value-type="float" office:value="22.5136713452655" calcext:value-type="float">
            <text:p>22.5136713452655</text:p>
          </table:table-cell>
          <table:table-cell office:value-type="float" office:value="-3.18164809572454" calcext:value-type="float">
            <text:p>-3.18164809572454</text:p>
          </table:table-cell>
          <table:table-cell office:value-type="float" office:value="-22.412669646269" calcext:value-type="float">
            <text:p>-22.412669646269</text:p>
          </table:table-cell>
          <table:table-cell table:number-columns-repeated="5"/>
          <table:table-cell table:formula="of:=10^(([.$AG$1]-[.E191])/(10*[.$AG$2]))" office:value-type="float" office:value="9.53860120515565" calcext:value-type="float">
            <text:p>9.53860120515565</text:p>
          </table:table-cell>
          <table:table-cell table:formula="of:=10^(([.$AG$1]-[.F191])/(10*[.$AG$2]))" office:value-type="float" office:value="10.5171827447863" calcext:value-type="float">
            <text:p>10.5171827447863</text:p>
          </table:table-cell>
          <table:table-cell table:formula="of:=10^(([.$AG$1]-[.J191])/(10*[.$AG$2]))" office:value-type="float" office:value="7.41595112316159" calcext:value-type="float">
            <text:p>7.41595112316159</text:p>
          </table:table-cell>
          <table:table-cell table:formula="of:=10^(([.$AG$1]-[.K191])/(10*[.$AG$2]))" office:value-type="float" office:value="8.61958923017266" calcext:value-type="float">
            <text:p>8.61958923017266</text:p>
          </table:table-cell>
          <table:table-cell table:formula="of:=10^(([.$AG$1]-[.O191])/(10*[.$AG$2]))" office:value-type="float" office:value="14.3687722569602" calcext:value-type="float">
            <text:p>14.3687722569602</text:p>
          </table:table-cell>
          <table:table-cell table:formula="of:=10^(([.$AG$1]-[.P191])/(10*[.$AG$2]))" office:value-type="float" office:value="8.61958923017266" calcext:value-type="float">
            <text:p>8.61958923017266</text:p>
          </table:table-cell>
          <table:table-cell table:number-columns-repeated="2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7.82347239156217" calcext:value-type="float">
            <text:p>7.8234723915621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407196045096" calcext:value-type="float">
            <text:p>-67.9407196045096</text:p>
          </table:table-cell>
          <table:table-cell office:value-type="float" office:value="-69.0117201284389" calcext:value-type="float">
            <text:p>-69.0117201284389</text:p>
          </table:table-cell>
          <table:table-cell office:value-type="float" office:value="4.27914812569484" calcext:value-type="float">
            <text:p>4.27914812569484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.2598288332641" calcext:value-type="float">
            <text:p>-64.2598288332641</text:p>
          </table:table-cell>
          <table:table-cell office:value-type="float" office:value="-66.2952305165989" calcext:value-type="float">
            <text:p>-66.2952305165989</text:p>
          </table:table-cell>
          <table:table-cell office:value-type="float" office:value="3.22597472998331" calcext:value-type="float">
            <text:p>3.22597472998331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9905222434922" calcext:value-type="float">
            <text:p>-72.9905222434922</text:p>
          </table:table-cell>
          <table:table-cell office:value-type="float" office:value="-66.2952305165989" calcext:value-type="float">
            <text:p>-66.2952305165989</text:p>
          </table:table-cell>
          <table:table-cell office:value-type="float" office:value="6.3049852481038" calcext:value-type="float">
            <text:p>6.3049852481038</text:p>
          </table:table-cell>
          <table:table-cell office:value-type="float" office:value="22.8885083495224" calcext:value-type="float">
            <text:p>22.8885083495224</text:p>
          </table:table-cell>
          <table:table-cell office:value-type="float" office:value="-3.62281623779399" calcext:value-type="float">
            <text:p>-3.62281623779399</text:p>
          </table:table-cell>
          <table:table-cell office:value-type="float" office:value="-22.8634125222952" calcext:value-type="float">
            <text:p>-22.8634125222952</text:p>
          </table:table-cell>
          <table:table-cell table:number-columns-repeated="5"/>
          <table:table-cell table:formula="of:=10^(([.$AG$1]-[.E192])/(10*[.$AG$2]))" office:value-type="float" office:value="9.55820028224982" calcext:value-type="float">
            <text:p>9.55820028224982</text:p>
          </table:table-cell>
          <table:table-cell table:formula="of:=10^(([.$AG$1]-[.F192])/(10*[.$AG$2]))" office:value-type="float" office:value="10.4220965520415" calcext:value-type="float">
            <text:p>10.4220965520415</text:p>
          </table:table-cell>
          <table:table-cell table:formula="of:=10^(([.$AG$1]-[.J192])/(10*[.$AG$2]))" office:value-type="float" office:value="7.09940683465529" calcext:value-type="float">
            <text:p>7.09940683465529</text:p>
          </table:table-cell>
          <table:table-cell table:formula="of:=10^(([.$AG$1]-[.K192])/(10*[.$AG$2]))" office:value-type="float" office:value="8.36834674940729" calcext:value-type="float">
            <text:p>8.36834674940729</text:p>
          </table:table-cell>
          <table:table-cell table:formula="of:=10^(([.$AG$1]-[.O192])/(10*[.$AG$2]))" office:value-type="float" office:value="14.3734884385116" calcext:value-type="float">
            <text:p>14.3734884385116</text:p>
          </table:table-cell>
          <table:table-cell table:formula="of:=10^(([.$AG$1]-[.P192])/(10*[.$AG$2]))" office:value-type="float" office:value="8.36834674940729" calcext:value-type="float">
            <text:p>8.36834674940729</text:p>
          </table:table-cell>
          <table:table-cell table:number-columns-repeated="2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7.63022886225638" calcext:value-type="float">
            <text:p>7.6302288622563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585037231567" calcext:value-type="float">
            <text:p>-67.9585037231567</text:p>
          </table:table-cell>
          <table:table-cell office:value-type="float" office:value="-68.910548115595" calcext:value-type="float">
            <text:p>-68.910548115595</text:p>
          </table:table-cell>
          <table:table-cell office:value-type="float" office:value="4.28499307214907" calcext:value-type="float">
            <text:p>4.28499307214907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3.8818801832849" calcext:value-type="float">
            <text:p>-63.8818801832849</text:p>
          </table:table-cell>
          <table:table-cell office:value-type="float" office:value="-65.965707464939" calcext:value-type="float">
            <text:p>-65.965707464939</text:p>
          </table:table-cell>
          <table:table-cell office:value-type="float" office:value="3.13373791952612" calcext:value-type="float">
            <text:p>3.13373791952612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.9933655704445" calcext:value-type="float">
            <text:p>-72.9933655704445</text:p>
          </table:table-cell>
          <table:table-cell office:value-type="float" office:value="-65.965707464939" calcext:value-type="float">
            <text:p>-65.965707464939</text:p>
          </table:table-cell>
          <table:table-cell office:value-type="float" office:value="6.306361356676" calcext:value-type="float">
            <text:p>6.306361356676</text:p>
          </table:table-cell>
          <table:table-cell office:value-type="float" office:value="23.1323833979492" calcext:value-type="float">
            <text:p>23.1323833979492</text:p>
          </table:table-cell>
          <table:table-cell office:value-type="float" office:value="-3.91220558185891" calcext:value-type="float">
            <text:p>-3.91220558185891</text:p>
          </table:table-cell>
          <table:table-cell office:value-type="float" office:value="-23.160104541241" calcext:value-type="float">
            <text:p>-23.160104541241</text:p>
          </table:table-cell>
          <table:table-cell table:number-columns-repeated="5"/>
          <table:table-cell table:formula="of:=10^(([.$AG$1]-[.E193])/(10*[.$AG$2]))" office:value-type="float" office:value="9.57194359221723" calcext:value-type="float">
            <text:p>9.57194359221723</text:p>
          </table:table-cell>
          <table:table-cell table:formula="of:=10^(([.$AG$1]-[.F193])/(10*[.$AG$2]))" office:value-type="float" office:value="10.3372542247919" calcext:value-type="float">
            <text:p>10.3372542247919</text:p>
          </table:table-cell>
          <table:table-cell table:formula="of:=10^(([.$AG$1]-[.J193])/(10*[.$AG$2]))" office:value-type="float" office:value="6.8858999489798" calcext:value-type="float">
            <text:p>6.8858999489798</text:p>
          </table:table-cell>
          <table:table-cell table:formula="of:=10^(([.$AG$1]-[.K193])/(10*[.$AG$2]))" office:value-type="float" office:value="8.14849596653536" calcext:value-type="float">
            <text:p>8.14849596653536</text:p>
          </table:table-cell>
          <table:table-cell table:formula="of:=10^(([.$AG$1]-[.O193])/(10*[.$AG$2]))" office:value-type="float" office:value="14.3767906866069" calcext:value-type="float">
            <text:p>14.3767906866069</text:p>
          </table:table-cell>
          <table:table-cell table:formula="of:=10^(([.$AG$1]-[.P193])/(10*[.$AG$2]))" office:value-type="float" office:value="8.14849596653536" calcext:value-type="float">
            <text:p>8.14849596653536</text:p>
          </table:table-cell>
          <table:table-cell table:number-columns-repeated="2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7.4283093513848" calcext:value-type="float">
            <text:p>7.428309351384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709526062097" calcext:value-type="float">
            <text:p>-67.9709526062097</text:p>
          </table:table-cell>
          <table:table-cell office:value-type="float" office:value="-68.8194933040355" calcext:value-type="float">
            <text:p>-68.8194933040355</text:p>
          </table:table-cell>
          <table:table-cell office:value-type="float" office:value="4.28908928431499" calcext:value-type="float">
            <text:p>4.28908928431499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4.5173161282994" calcext:value-type="float">
            <text:p>-64.5173161282994</text:p>
          </table:table-cell>
          <table:table-cell office:value-type="float" office:value="-65.9691367184451" calcext:value-type="float">
            <text:p>-65.9691367184451</text:p>
          </table:table-cell>
          <table:table-cell office:value-type="float" office:value="3.29036343972155" calcext:value-type="float">
            <text:p>3.2903634397215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9953558993111" calcext:value-type="float">
            <text:p>-72.9953558993111</text:p>
          </table:table-cell>
          <table:table-cell office:value-type="float" office:value="-65.9691367184451" calcext:value-type="float">
            <text:p>-65.9691367184451</text:p>
          </table:table-cell>
          <table:table-cell office:value-type="float" office:value="6.3073248113783" calcext:value-type="float">
            <text:p>6.3073248113783</text:p>
          </table:table-cell>
          <table:table-cell office:value-type="float" office:value="22.6941891688388" calcext:value-type="float">
            <text:p>22.6941891688388</text:p>
          </table:table-cell>
          <table:table-cell office:value-type="float" office:value="-3.470816056077" calcext:value-type="float">
            <text:p>-3.470816056077</text:p>
          </table:table-cell>
          <table:table-cell office:value-type="float" office:value="-22.6397117458606" calcext:value-type="float">
            <text:p>-22.6397117458606</text:p>
          </table:table-cell>
          <table:table-cell table:number-columns-repeated="5"/>
          <table:table-cell table:formula="of:=10^(([.$AG$1]-[.E194])/(10*[.$AG$2]))" office:value-type="float" office:value="9.58157566523571" calcext:value-type="float">
            <text:p>9.58157566523571</text:p>
          </table:table-cell>
          <table:table-cell table:formula="of:=10^(([.$AG$1]-[.F194])/(10*[.$AG$2]))" office:value-type="float" office:value="10.2614868129849" calcext:value-type="float">
            <text:p>10.2614868129849</text:p>
          </table:table-cell>
          <table:table-cell table:formula="of:=10^(([.$AG$1]-[.J194])/(10*[.$AG$2]))" office:value-type="float" office:value="7.24864292055234" calcext:value-type="float">
            <text:p>7.24864292055234</text:p>
          </table:table-cell>
          <table:table-cell table:formula="of:=10^(([.$AG$1]-[.K194])/(10*[.$AG$2]))" office:value-type="float" office:value="8.15075388387461" calcext:value-type="float">
            <text:p>8.15075388387461</text:p>
          </table:table-cell>
          <table:table-cell table:formula="of:=10^(([.$AG$1]-[.O194])/(10*[.$AG$2]))" office:value-type="float" office:value="14.3791027116764" calcext:value-type="float">
            <text:p>14.3791027116764</text:p>
          </table:table-cell>
          <table:table-cell table:formula="of:=10^(([.$AG$1]-[.P194])/(10*[.$AG$2]))" office:value-type="float" office:value="8.15075388387461" calcext:value-type="float">
            <text:p>8.15075388387461</text:p>
          </table:table-cell>
          <table:table-cell table:number-columns-repeated="2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7.24492784581473" calcext:value-type="float">
            <text:p>7.24492784581473</text:p>
          </table:table-cell>
          <table:table-cell office:value-type="float" office:value="-63" calcext:value-type="float">
            <text:p>-63</text:p>
          </table:table-cell>
          <table:table-cell office:value-type="float" office:value="-69" calcext:value-type="float">
            <text:p>-69</text:p>
          </table:table-cell>
          <table:table-cell office:value-type="float" office:value="-68.2796668243468" calcext:value-type="float">
            <text:p>-68.2796668243468</text:p>
          </table:table-cell>
          <table:table-cell office:value-type="float" office:value="-68.837543973632" calcext:value-type="float">
            <text:p>-68.837543973632</text:p>
          </table:table-cell>
          <table:table-cell office:value-type="float" office:value="4.39193152946101" calcext:value-type="float">
            <text:p>4.39193152946101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65.2621212898096" calcext:value-type="float">
            <text:p>-65.2621212898096</text:p>
          </table:table-cell>
          <table:table-cell office:value-type="float" office:value="-66.0722230466006" calcext:value-type="float">
            <text:p>-66.0722230466006</text:p>
          </table:table-cell>
          <table:table-cell office:value-type="float" office:value="3.48394034196607" calcext:value-type="float">
            <text:p>3.48394034196607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2967491295178" calcext:value-type="float">
            <text:p>-73.2967491295178</text:p>
          </table:table-cell>
          <table:table-cell office:value-type="float" office:value="-66.0722230466006" calcext:value-type="float">
            <text:p>-66.0722230466006</text:p>
          </table:table-cell>
          <table:table-cell office:value-type="float" office:value="6.45493149665137" calcext:value-type="float">
            <text:p>6.45493149665137</text:p>
          </table:table-cell>
          <table:table-cell office:value-type="float" office:value="23.4152325994185" calcext:value-type="float">
            <text:p>23.4152325994185</text:p>
          </table:table-cell>
          <table:table-cell office:value-type="float" office:value="-3.28055556958865" calcext:value-type="float">
            <text:p>-3.28055556958865</text:p>
          </table:table-cell>
          <table:table-cell office:value-type="float" office:value="-23.3115481631514" calcext:value-type="float">
            <text:p>-23.3115481631514</text:p>
          </table:table-cell>
          <table:table-cell table:number-columns-repeated="5"/>
          <table:table-cell table:formula="of:=10^(([.$AG$1]-[.E195])/(10*[.$AG$2]))" office:value-type="float" office:value="9.82356247275479" calcext:value-type="float">
            <text:p>9.82356247275479</text:p>
          </table:table-cell>
          <table:table-cell table:formula="of:=10^(([.$AG$1]-[.F195])/(10*[.$AG$2]))" office:value-type="float" office:value="10.2764626516866" calcext:value-type="float">
            <text:p>10.2764626516866</text:p>
          </table:table-cell>
          <table:table-cell table:formula="of:=10^(([.$AG$1]-[.J195])/(10*[.$AG$2]))" office:value-type="float" office:value="7.69821827131364" calcext:value-type="float">
            <text:p>7.69821827131364</text:p>
          </table:table-cell>
          <table:table-cell table:formula="of:=10^(([.$AG$1]-[.K195])/(10*[.$AG$2]))" office:value-type="float" office:value="8.2189217134107" calcext:value-type="float">
            <text:p>8.2189217134107</text:p>
          </table:table-cell>
          <table:table-cell table:formula="of:=10^(([.$AG$1]-[.O195])/(10*[.$AG$2]))" office:value-type="float" office:value="14.7335359459483" calcext:value-type="float">
            <text:p>14.7335359459483</text:p>
          </table:table-cell>
          <table:table-cell table:formula="of:=10^(([.$AG$1]-[.P195])/(10*[.$AG$2]))" office:value-type="float" office:value="8.2189217134107" calcext:value-type="float">
            <text:p>8.218921713410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.03356765253125" calcext:value-type="float">
            <text:p>7.03356765253125</text:p>
          </table:table-cell>
          <table:table-cell office:value-type="float" office:value="-62" calcext:value-type="float">
            <text:p>-62</text:p>
          </table:table-cell>
          <table:table-cell office:value-type="float" office:value="-69" calcext:value-type="float">
            <text:p>-69</text:p>
          </table:table-cell>
          <table:table-cell office:value-type="float" office:value="-68.4957667770428" calcext:value-type="float">
            <text:p>-68.4957667770428</text:p>
          </table:table-cell>
          <table:table-cell office:value-type="float" office:value="-68.8537895762688" calcext:value-type="float">
            <text:p>-68.8537895762688</text:p>
          </table:table-cell>
          <table:table-cell office:value-type="float" office:value="4.46538482925218" calcext:value-type="float">
            <text:p>4.46538482925218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5.7834849028667" calcext:value-type="float">
            <text:p>-65.7834849028667</text:p>
          </table:table-cell>
          <table:table-cell office:value-type="float" office:value="-66.1650007419406" calcext:value-type="float">
            <text:p>-66.1650007419406</text:p>
          </table:table-cell>
          <table:table-cell office:value-type="float" office:value="3.62618115656646" calcext:value-type="float">
            <text:p>3.62618115656646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3.5077243906625" calcext:value-type="float">
            <text:p>-73.5077243906625</text:p>
          </table:table-cell>
          <table:table-cell office:value-type="float" office:value="-66.1650007419406" calcext:value-type="float">
            <text:p>-66.1650007419406</text:p>
          </table:table-cell>
          <table:table-cell office:value-type="float" office:value="6.56030674325194" calcext:value-type="float">
            <text:p>6.56030674325194</text:p>
          </table:table-cell>
          <table:table-cell office:value-type="float" office:value="23.9155492279884" calcext:value-type="float">
            <text:p>23.9155492279884</text:p>
          </table:table-cell>
          <table:table-cell office:value-type="float" office:value="-3.11657813321718" calcext:value-type="float">
            <text:p>-3.11657813321718</text:p>
          </table:table-cell>
          <table:table-cell office:value-type="float" office:value="-23.7747457130884" calcext:value-type="float">
            <text:p>-23.7747457130884</text:p>
          </table:table-cell>
          <table:table-cell table:number-columns-repeated="5"/>
          <table:table-cell table:formula="of:=10^(([.$AG$1]-[.E196])/(10*[.$AG$2]))" office:value-type="float" office:value="9.99658045985692" calcext:value-type="float">
            <text:p>9.99658045985692</text:p>
          </table:table-cell>
          <table:table-cell table:formula="of:=10^(([.$AG$1]-[.F196])/(10*[.$AG$2]))" office:value-type="float" office:value="10.2899595925469" calcext:value-type="float">
            <text:p>10.2899595925469</text:p>
          </table:table-cell>
          <table:table-cell table:formula="of:=10^(([.$AG$1]-[.J196])/(10*[.$AG$2]))" office:value-type="float" office:value="8.02941085514745" calcext:value-type="float">
            <text:p>8.02941085514745</text:p>
          </table:table-cell>
          <table:table-cell table:formula="of:=10^(([.$AG$1]-[.K196])/(10*[.$AG$2]))" office:value-type="float" office:value="8.28076007126401" calcext:value-type="float">
            <text:p>8.28076007126401</text:p>
          </table:table-cell>
          <table:table-cell table:formula="of:=10^(([.$AG$1]-[.O196])/(10*[.$AG$2]))" office:value-type="float" office:value="14.9868247110754" calcext:value-type="float">
            <text:p>14.9868247110754</text:p>
          </table:table-cell>
          <table:table-cell table:formula="of:=10^(([.$AG$1]-[.P196])/(10*[.$AG$2]))" office:value-type="float" office:value="8.28076007126401" calcext:value-type="float">
            <text:p>8.28076007126401</text:p>
          </table:table-cell>
          <table:table-cell table:number-columns-repeated="2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6.82287965397044" calcext:value-type="float">
            <text:p>6.82287965397044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.6470367439299" calcext:value-type="float">
            <text:p>-68.6470367439299</text:p>
          </table:table-cell>
          <table:table-cell office:value-type="float" office:value="-68.8684106186419" calcext:value-type="float">
            <text:p>-68.8684106186419</text:p>
          </table:table-cell>
          <table:table-cell office:value-type="float" office:value="4.51753186709226" calcext:value-type="float">
            <text:p>4.5175318670922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5.8484394320067" calcext:value-type="float">
            <text:p>-65.8484394320067</text:p>
          </table:table-cell>
          <table:table-cell office:value-type="float" office:value="-66.1485006677465" calcext:value-type="float">
            <text:p>-66.1485006677465</text:p>
          </table:table-cell>
          <table:table-cell office:value-type="float" office:value="3.64430441965049" calcext:value-type="float">
            <text:p>3.64430441965049</text:p>
          </table:table-cell>
          <table:table-cell office:value-type="float" office:value="-82" calcext:value-type="float">
            <text:p>-82</text:p>
          </table:table-cell>
          <table:table-cell office:value-type="float" office:value="-73" calcext:value-type="float">
            <text:p>-73</text:p>
          </table:table-cell>
          <table:table-cell office:value-type="float" office:value="-73.3554070734637" calcext:value-type="float">
            <text:p>-73.3554070734637</text:p>
          </table:table-cell>
          <table:table-cell office:value-type="float" office:value="-66.1485006677465" calcext:value-type="float">
            <text:p>-66.1485006677465</text:p>
          </table:table-cell>
          <table:table-cell office:value-type="float" office:value="6.48405817145752" calcext:value-type="float">
            <text:p>6.48405817145752</text:p>
          </table:table-cell>
          <table:table-cell office:value-type="float" office:value="22.7301903666225" calcext:value-type="float">
            <text:p>22.7301903666225</text:p>
          </table:table-cell>
          <table:table-cell office:value-type="float" office:value="-3.26960884868634" calcext:value-type="float">
            <text:p>-3.26960884868634</text:p>
          </table:table-cell>
          <table:table-cell office:value-type="float" office:value="-22.5967828497498" calcext:value-type="float">
            <text:p>-22.5967828497498</text:p>
          </table:table-cell>
          <table:table-cell table:number-columns-repeated="5"/>
          <table:table-cell table:formula="of:=10^(([.$AG$1]-[.E197])/(10*[.$AG$2]))" office:value-type="float" office:value="10.1195030119145" calcext:value-type="float">
            <text:p>10.1195030119145</text:p>
          </table:table-cell>
          <table:table-cell table:formula="of:=10^(([.$AG$1]-[.F197])/(10*[.$AG$2]))" office:value-type="float" office:value="10.3021219949565" calcext:value-type="float">
            <text:p>10.3021219949565</text:p>
          </table:table-cell>
          <table:table-cell table:formula="of:=10^(([.$AG$1]-[.J197])/(10*[.$AG$2]))" office:value-type="float" office:value="8.07165864554855" calcext:value-type="float">
            <text:p>8.07165864554855</text:p>
          </table:table-cell>
          <table:table-cell table:formula="of:=10^(([.$AG$1]-[.K197])/(10*[.$AG$2]))" office:value-type="float" office:value="8.26972849721807" calcext:value-type="float">
            <text:p>8.26972849721807</text:p>
          </table:table-cell>
          <table:table-cell table:formula="of:=10^(([.$AG$1]-[.O197])/(10*[.$AG$2]))" office:value-type="float" office:value="14.803525648053" calcext:value-type="float">
            <text:p>14.803525648053</text:p>
          </table:table-cell>
          <table:table-cell table:formula="of:=10^(([.$AG$1]-[.P197])/(10*[.$AG$2]))" office:value-type="float" office:value="8.26972849721807" calcext:value-type="float">
            <text:p>8.26972849721807</text:p>
          </table:table-cell>
          <table:table-cell table:number-columns-repeated="2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6.68672731302831" calcext:value-type="float">
            <text:p>6.6867273130283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7529257207509" calcext:value-type="float">
            <text:p>-68.7529257207509</text:p>
          </table:table-cell>
          <table:table-cell office:value-type="float" office:value="-68.8815695567777" calcext:value-type="float">
            <text:p>-68.8815695567777</text:p>
          </table:table-cell>
          <table:table-cell office:value-type="float" office:value="4.55439671293551" calcext:value-type="float">
            <text:p>4.55439671293551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8939076024047" calcext:value-type="float">
            <text:p>-65.8939076024047</text:p>
          </table:table-cell>
          <table:table-cell office:value-type="float" office:value="-66.1336506009718" calcext:value-type="float">
            <text:p>-66.1336506009718</text:p>
          </table:table-cell>
          <table:table-cell office:value-type="float" office:value="3.65704457089755" calcext:value-type="float">
            <text:p>3.65704457089755</text:p>
          </table:table-cell>
          <table:table-cell office:value-type="float" office:value="-73" calcext:value-type="float">
            <text:p>-73</text:p>
          </table:table-cell>
          <table:table-cell office:value-type="float" office:value="-67" calcext:value-type="float">
            <text:p>-67</text:p>
          </table:table-cell>
          <table:table-cell office:value-type="float" office:value="-71.4487849514246" calcext:value-type="float">
            <text:p>-71.4487849514246</text:p>
          </table:table-cell>
          <table:table-cell office:value-type="float" office:value="-66.1336506009718" calcext:value-type="float">
            <text:p>-66.1336506009718</text:p>
          </table:table-cell>
          <table:table-cell office:value-type="float" office:value="5.60135156492041" calcext:value-type="float">
            <text:p>5.60135156492041</text:p>
          </table:table-cell>
          <table:table-cell office:value-type="float" office:value="12.8318423385793" calcext:value-type="float">
            <text:p>12.8318423385793</text:p>
          </table:table-cell>
          <table:table-cell office:value-type="float" office:value="-3.37934292057569" calcext:value-type="float">
            <text:p>-3.37934292057569</text:p>
          </table:table-cell>
          <table:table-cell office:value-type="float" office:value="-12.6142191036783" calcext:value-type="float">
            <text:p>-12.6142191036783</text:p>
          </table:table-cell>
          <table:table-cell table:number-columns-repeated="5"/>
          <table:table-cell table:formula="of:=10^(([.$AG$1]-[.E198])/(10*[.$AG$2]))" office:value-type="float" office:value="10.2064470466553" calcext:value-type="float">
            <text:p>10.2064470466553</text:p>
          </table:table-cell>
          <table:table-cell table:formula="of:=10^(([.$AG$1]-[.F198])/(10*[.$AG$2]))" office:value-type="float" office:value="10.3130804477532" calcext:value-type="float">
            <text:p>10.3130804477532</text:p>
          </table:table-cell>
          <table:table-cell table:formula="of:=10^(([.$AG$1]-[.J198])/(10*[.$AG$2]))" office:value-type="float" office:value="8.10136429324357" calcext:value-type="float">
            <text:p>8.10136429324357</text:p>
          </table:table-cell>
          <table:table-cell table:formula="of:=10^(([.$AG$1]-[.K198])/(10*[.$AG$2]))" office:value-type="float" office:value="8.25981264637762" calcext:value-type="float">
            <text:p>8.25981264637762</text:p>
          </table:table-cell>
          <table:table-cell table:formula="of:=10^(([.$AG$1]-[.O198])/(10*[.$AG$2]))" office:value-type="float" office:value="12.6901319734475" calcext:value-type="float">
            <text:p>12.6901319734475</text:p>
          </table:table-cell>
          <table:table-cell table:formula="of:=10^(([.$AG$1]-[.P198])/(10*[.$AG$2]))" office:value-type="float" office:value="8.25981264637762" calcext:value-type="float">
            <text:p>8.25981264637762</text:p>
          </table:table-cell>
          <table:table-cell table:number-columns-repeated="2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6.49012823070934" calcext:value-type="float">
            <text:p>6.49012823070934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5270480045257" calcext:value-type="float">
            <text:p>-68.5270480045257</text:p>
          </table:table-cell>
          <table:table-cell office:value-type="float" office:value="-68.7934126010999" calcext:value-type="float">
            <text:p>-68.7934126010999</text:p>
          </table:table-cell>
          <table:table-cell office:value-type="float" office:value="4.47611875461624" calcext:value-type="float">
            <text:p>4.47611875461624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65.0257353216833" calcext:value-type="float">
            <text:p>-65.0257353216833</text:p>
          </table:table-cell>
          <table:table-cell office:value-type="float" office:value="-65.8202855408747" calcext:value-type="float">
            <text:p>-65.8202855408747</text:p>
          </table:table-cell>
          <table:table-cell office:value-type="float" office:value="3.42130015757974" calcext:value-type="float">
            <text:p>3.42130015757974</text:p>
          </table:table-cell>
          <table:table-cell office:value-type="float" office:value="-74" calcext:value-type="float">
            <text:p>-74</text:p>
          </table:table-cell>
          <table:table-cell office:value-type="float" office:value="-59" calcext:value-type="float">
            <text:p>-59</text:p>
          </table:table-cell>
          <table:table-cell office:value-type="float" office:value="-67.7141494659972" calcext:value-type="float">
            <text:p>-67.7141494659972</text:p>
          </table:table-cell>
          <table:table-cell office:value-type="float" office:value="-65.8202855408747" calcext:value-type="float">
            <text:p>-65.8202855408747</text:p>
          </table:table-cell>
          <table:table-cell office:value-type="float" office:value="4.20537745573833" calcext:value-type="float">
            <text:p>4.20537745573833</text:p>
          </table:table-cell>
          <table:table-cell office:value-type="float" office:value="1.44240127199584" calcext:value-type="float">
            <text:p>1.44240127199584</text:p>
          </table:table-cell>
          <table:table-cell office:value-type="float" office:value="-3.81652015326002" calcext:value-type="float">
            <text:p>-3.81652015326002</text:p>
          </table:table-cell>
          <table:table-cell office:value-type="float" office:value="-0.922111361852983" calcext:value-type="float">
            <text:p>-0.922111361852983</text:p>
          </table:table-cell>
          <table:table-cell table:number-columns-repeated="5"/>
          <table:table-cell table:formula="of:=10^(([.$AG$1]-[.E199])/(10*[.$AG$2]))" office:value-type="float" office:value="10.021876642608" calcext:value-type="float">
            <text:p>10.021876642608</text:p>
          </table:table-cell>
          <table:table-cell table:formula="of:=10^(([.$AG$1]-[.F199])/(10*[.$AG$2]))" office:value-type="float" office:value="10.2398873508452" calcext:value-type="float">
            <text:p>10.2398873508452</text:p>
          </table:table-cell>
          <table:table-cell table:formula="of:=10^(([.$AG$1]-[.J199])/(10*[.$AG$2]))" office:value-type="float" office:value="7.55259116478487" calcext:value-type="float">
            <text:p>7.55259116478487</text:p>
          </table:table-cell>
          <table:table-cell table:formula="of:=10^(([.$AG$1]-[.K199])/(10*[.$AG$2]))" office:value-type="float" office:value="8.05331953753598" calcext:value-type="float">
            <text:p>8.05331953753598</text:p>
          </table:table-cell>
          <table:table-cell table:formula="of:=10^(([.$AG$1]-[.O199])/(10*[.$AG$2]))" office:value-type="float" office:value="9.38482755774727" calcext:value-type="float">
            <text:p>9.38482755774727</text:p>
          </table:table-cell>
          <table:table-cell table:formula="of:=10^(([.$AG$1]-[.P199])/(10*[.$AG$2]))" office:value-type="float" office:value="8.05331953753598" calcext:value-type="float">
            <text:p>8.05331953753598</text:p>
          </table:table-cell>
          <table:table-cell table:number-columns-repeated="2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6.28882797024407" calcext:value-type="float">
            <text:p>6.28882797024407</text:p>
          </table:table-cell>
          <table:table-cell office:value-type="float" office:value="-82" calcext:value-type="float">
            <text:p>-82</text:p>
          </table:table-cell>
          <table:table-cell office:value-type="float" office:value="-66" calcext:value-type="float">
            <text:p>-66</text:p>
          </table:table-cell>
          <table:table-cell office:value-type="float" office:value="-67.768933603168" calcext:value-type="float">
            <text:p>-67.768933603168</text:p>
          </table:table-cell>
          <table:table-cell office:value-type="float" office:value="-68.5140713409899" calcext:value-type="float">
            <text:p>-68.5140713409899</text:p>
          </table:table-cell>
          <table:table-cell office:value-type="float" office:value="4.22309761542061" calcext:value-type="float">
            <text:p>4.22309761542061</text:p>
          </table:table-cell>
          <table:table-cell office:value-type="float" office:value="-66" calcext:value-type="float">
            <text:p>-66</text:p>
          </table:table-cell>
          <table:table-cell office:value-type="float" office:value="-15" calcext:value-type="float">
            <text:p>-15</text:p>
          </table:table-cell>
          <table:table-cell office:value-type="float" office:value="-50.0180147251783" calcext:value-type="float">
            <text:p>-50.0180147251783</text:p>
          </table:table-cell>
          <table:table-cell office:value-type="float" office:value="-60.7382569867872" calcext:value-type="float">
            <text:p>-60.7382569867872</text:p>
          </table:table-cell>
          <table:table-cell office:value-type="float" office:value="1.08126917984125" calcext:value-type="float">
            <text:p>1.08126917984125</text:p>
          </table:table-cell>
          <table:table-cell office:value-type="float" office:value="-67" calcext:value-type="float">
            <text:p>-67</text:p>
          </table:table-cell>
          <table:table-cell office:value-type="float" office:value="-59" calcext:value-type="float">
            <text:p>-59</text:p>
          </table:table-cell>
          <table:table-cell office:value-type="float" office:value="-65.099904626198" calcext:value-type="float">
            <text:p>-65.099904626198</text:p>
          </table:table-cell>
          <table:table-cell office:value-type="float" office:value="-60.7382569867872" calcext:value-type="float">
            <text:p>-60.7382569867872</text:p>
          </table:table-cell>
          <table:table-cell office:value-type="float" office:value="3.44083215055964" calcext:value-type="float">
            <text:p>3.44083215055964</text:p>
          </table:table-cell>
          <table:table-cell office:value-type="float" office:value="1.71096949132169" calcext:value-type="float">
            <text:p>1.71096949132169</text:p>
          </table:table-cell>
          <table:table-cell office:value-type="float" office:value="-7.60518655913485" calcext:value-type="float">
            <text:p>-7.60518655913485</text:p>
          </table:table-cell>
          <table:table-cell office:value-type="float" office:value="-7.14923210922739" calcext:value-type="float">
            <text:p>-7.14923210922739</text:p>
          </table:table-cell>
          <table:table-cell table:number-columns-repeated="5"/>
          <table:table-cell table:formula="of:=10^(([.$AG$1]-[.E200])/(10*[.$AG$2]))" office:value-type="float" office:value="9.42645823072787" calcext:value-type="float">
            <text:p>9.42645823072787</text:p>
          </table:table-cell>
          <table:table-cell table:formula="of:=10^(([.$AG$1]-[.F200])/(10*[.$AG$2]))" office:value-type="float" office:value="10.0113750471397" calcext:value-type="float">
            <text:p>10.0113750471397</text:p>
          </table:table-cell>
          <table:table-cell table:formula="of:=10^(([.$AG$1]-[.J200])/(10*[.$AG$2]))" office:value-type="float" office:value="2.24651482348379" calcext:value-type="float">
            <text:p>2.24651482348379</text:p>
          </table:table-cell>
          <table:table-cell table:formula="of:=10^(([.$AG$1]-[.K200])/(10*[.$AG$2]))" office:value-type="float" office:value="5.34143736217998" calcext:value-type="float">
            <text:p>5.34143736217998</text:p>
          </table:table-cell>
          <table:table-cell table:formula="of:=10^(([.$AG$1]-[.O200])/(10*[.$AG$2]))" office:value-type="float" office:value="7.59798458195168" calcext:value-type="float">
            <text:p>7.59798458195168</text:p>
          </table:table-cell>
          <table:table-cell table:formula="of:=10^(([.$AG$1]-[.P200])/(10*[.$AG$2]))" office:value-type="float" office:value="5.34143736217998" calcext:value-type="float">
            <text:p>5.3414373621799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17020615697347" calcext:value-type="float">
            <text:p>6.17020615697347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65.4382535222176" calcext:value-type="float">
            <text:p>-65.4382535222176</text:p>
          </table:table-cell>
          <table:table-cell office:value-type="float" office:value="-67.662664206891" calcext:value-type="float">
            <text:p>-67.662664206891</text:p>
          </table:table-cell>
          <table:table-cell office:value-type="float" office:value="3.53135829776921" calcext:value-type="float">
            <text:p>3.53135829776921</text:p>
          </table:table-cell>
          <table:table-cell office:value-type="float" office:value="-63" calcext:value-type="float">
            <text:p>-63</text:p>
          </table:table-cell>
          <table:table-cell office:value-type="float" office:value="-14" calcext:value-type="float">
            <text:p>-14</text:p>
          </table:table-cell>
          <table:table-cell office:value-type="float" office:value="-39.2126103076248" calcext:value-type="float">
            <text:p>-39.2126103076248</text:p>
          </table:table-cell>
          <table:table-cell office:value-type="float" office:value="-56.0644312881085" calcext:value-type="float">
            <text:p>-56.0644312881085</text:p>
          </table:table-cell>
          <table:table-cell office:value-type="float" office:value="0.471795372533909" calcext:value-type="float">
            <text:p>0.471795372533909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63.2699332383386" calcext:value-type="float">
            <text:p>-63.2699332383386</text:p>
          </table:table-cell>
          <table:table-cell office:value-type="float" office:value="-56.0644312881085" calcext:value-type="float">
            <text:p>-56.0644312881085</text:p>
          </table:table-cell>
          <table:table-cell office:value-type="float" office:value="2.9899535487714" calcext:value-type="float">
            <text:p>2.9899535487714</text:p>
          </table:table-cell>
          <table:table-cell office:value-type="float" office:value="2.05304311087529" calcext:value-type="float">
            <text:p>2.05304311087529</text:p>
          </table:table-cell>
          <table:table-cell office:value-type="float" office:value="-5.59722752439955" calcext:value-type="float">
            <text:p>-5.59722752439955</text:p>
          </table:table-cell>
          <table:table-cell office:value-type="float" office:value="-5.40045990385638" calcext:value-type="float">
            <text:p>-5.40045990385638</text:p>
          </table:table-cell>
          <table:table-cell table:number-columns-repeated="5"/>
          <table:table-cell table:formula="of:=10^(([.$AG$1]-[.E201])/(10*[.$AG$2]))" office:value-type="float" office:value="7.80854826479103" calcext:value-type="float">
            <text:p>7.80854826479103</text:p>
          </table:table-cell>
          <table:table-cell table:formula="of:=10^(([.$AG$1]-[.F201])/(10*[.$AG$2]))" office:value-type="float" office:value="9.34587131248594" calcext:value-type="float">
            <text:p>9.34587131248594</text:p>
          </table:table-cell>
          <table:table-cell table:formula="of:=10^(([.$AG$1]-[.J201])/(10*[.$AG$2]))" office:value-type="float" office:value="0.938366060456596" calcext:value-type="float">
            <text:p>0.938366060456596</text:p>
          </table:table-cell>
          <table:table-cell table:formula="of:=10^(([.$AG$1]-[.K201])/(10*[.$AG$2]))" office:value-type="float" office:value="3.66154398645914" calcext:value-type="float">
            <text:p>3.66154398645914</text:p>
          </table:table-cell>
          <table:table-cell table:formula="of:=10^(([.$AG$1]-[.O201])/(10*[.$AG$2]))" office:value-type="float" office:value="6.55373513330269" calcext:value-type="float">
            <text:p>6.55373513330269</text:p>
          </table:table-cell>
          <table:table-cell table:formula="of:=10^(([.$AG$1]-[.P201])/(10*[.$AG$2]))" office:value-type="float" office:value="3.66154398645914" calcext:value-type="float">
            <text:p>3.66154398645914</text:p>
          </table:table-cell>
          <table:table-cell table:number-columns-repeated="2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5.9710198243203" calcext:value-type="float">
            <text:p>5.9710198243203</text:p>
          </table:table-cell>
          <table:table-cell office:value-type="float" office:value="-68" calcext:value-type="float">
            <text:p>-68</text:p>
          </table:table-cell>
          <table:table-cell office:value-type="float" office:value="-60" calcext:value-type="float">
            <text:p>-60</text:p>
          </table:table-cell>
          <table:table-cell office:value-type="float" office:value="-63.8067774655523" calcext:value-type="float">
            <text:p>-63.8067774655523</text:p>
          </table:table-cell>
          <table:table-cell office:value-type="float" office:value="-66.8963977862019" calcext:value-type="float">
            <text:p>-66.8963977862019</text:p>
          </table:table-cell>
          <table:table-cell office:value-type="float" office:value="3.11572593151936" calcext:value-type="float">
            <text:p>3.1157259315193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31.6488272153374" calcext:value-type="float">
            <text:p>-31.6488272153374</text:p>
          </table:table-cell>
          <table:table-cell office:value-type="float" office:value="-51.8579881592976" calcext:value-type="float">
            <text:p>-51.8579881592976</text:p>
          </table:table-cell>
          <table:table-cell office:value-type="float" office:value="0.264014374972638" calcext:value-type="float">
            <text:p>0.264014374972638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62.288953266837" calcext:value-type="float">
            <text:p>-62.288953266837</text:p>
          </table:table-cell>
          <table:table-cell office:value-type="float" office:value="-51.8579881592976" calcext:value-type="float">
            <text:p>-51.8579881592976</text:p>
          </table:table-cell>
          <table:table-cell office:value-type="float" office:value="2.77309730578771" calcext:value-type="float">
            <text:p>2.77309730578771</text:p>
          </table:table-cell>
          <table:table-cell office:value-type="float" office:value="2.30689733934325" calcext:value-type="float">
            <text:p>2.30689733934325</text:p>
          </table:table-cell>
          <table:table-cell office:value-type="float" office:value="-4.41092931370454" calcext:value-type="float">
            <text:p>-4.41092931370454</text:p>
          </table:table-cell>
          <table:table-cell office:value-type="float" office:value="-4.46408906168745" calcext:value-type="float">
            <text:p>-4.46408906168745</text:p>
          </table:table-cell>
          <table:table-cell table:number-columns-repeated="5"/>
          <table:table-cell table:formula="of:=10^(([.$AG$1]-[.E202])/(10*[.$AG$2]))" office:value-type="float" office:value="6.844244649169" calcext:value-type="float">
            <text:p>6.844244649169</text:p>
          </table:table-cell>
          <table:table-cell table:formula="of:=10^(([.$AG$1]-[.F202])/(10*[.$AG$2]))" office:value-type="float" office:value="8.78482785607707" calcext:value-type="float">
            <text:p>8.78482785607707</text:p>
          </table:table-cell>
          <table:table-cell table:formula="of:=10^(([.$AG$1]-[.J202])/(10*[.$AG$2]))" office:value-type="float" office:value="0.509303186657687" calcext:value-type="float">
            <text:p>0.509303186657687</text:p>
          </table:table-cell>
          <table:table-cell table:formula="of:=10^(([.$AG$1]-[.K202])/(10*[.$AG$2]))" office:value-type="float" office:value="2.60657220558239" calcext:value-type="float">
            <text:p>2.60657220558239</text:p>
          </table:table-cell>
          <table:table-cell table:formula="of:=10^(([.$AG$1]-[.O202])/(10*[.$AG$2]))" office:value-type="float" office:value="6.0543641067026" calcext:value-type="float">
            <text:p>6.0543641067026</text:p>
          </table:table-cell>
          <table:table-cell table:formula="of:=10^(([.$AG$1]-[.P202])/(10*[.$AG$2]))" office:value-type="float" office:value="2.60657220558239" calcext:value-type="float">
            <text:p>2.60657220558239</text:p>
          </table:table-cell>
          <table:table-cell table:number-columns-repeated="2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5.72867450640344" calcext:value-type="float">
            <text:p>5.72867450640344</text:p>
          </table:table-cell>
          <table:table-cell office:value-type="float" office:value="-14" calcext:value-type="float">
            <text:p>-14</text:p>
          </table:table-cell>
          <table:table-cell office:value-type="float" office:value="-60" calcext:value-type="float">
            <text:p>-60</text:p>
          </table:table-cell>
          <table:table-cell office:value-type="float" office:value="-62.6647442258866" calcext:value-type="float">
            <text:p>-62.6647442258866</text:p>
          </table:table-cell>
          <table:table-cell office:value-type="float" office:value="-66.2067580075817" calcext:value-type="float">
            <text:p>-66.2067580075817</text:p>
          </table:table-cell>
          <table:table-cell office:value-type="float" office:value="2.8542464804145" calcext:value-type="float">
            <text:p>2.8542464804145</text:p>
          </table:table-cell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  <table:table-cell office:value-type="float" office:value="-25.7541790507361" calcext:value-type="float">
            <text:p>-25.7541790507361</text:p>
          </table:table-cell>
          <table:table-cell office:value-type="float" office:value="-47.8721893433679" calcext:value-type="float">
            <text:p>-47.8721893433679</text:p>
          </table:table-cell>
          <table:table-cell office:value-type="float" office:value="0.167934258759209" calcext:value-type="float">
            <text:p>0.167934258759209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62.5022672867859" calcext:value-type="float">
            <text:p>-62.5022672867859</text:p>
          </table:table-cell>
          <table:table-cell office:value-type="float" office:value="-47.8721893433679" calcext:value-type="float">
            <text:p>-47.8721893433679</text:p>
          </table:table-cell>
          <table:table-cell office:value-type="float" office:value="2.81887343088929" calcext:value-type="float">
            <text:p>2.81887343088929</text:p>
          </table:table-cell>
          <table:table-cell office:value-type="float" office:value="3.30570069604721" calcext:value-type="float">
            <text:p>3.30570069604721</text:p>
          </table:table-cell>
          <table:table-cell office:value-type="float" office:value="-3.72023684349708" calcext:value-type="float">
            <text:p>-3.72023684349708</text:p>
          </table:table-cell>
          <table:table-cell office:value-type="float" office:value="-4.55637384438969" calcext:value-type="float">
            <text:p>-4.55637384438969</text:p>
          </table:table-cell>
          <table:table-cell table:number-columns-repeated="5"/>
          <table:table-cell table:formula="of:=10^(([.$AG$1]-[.E203])/(10*[.$AG$2]))" office:value-type="float" office:value="6.24100001126009" calcext:value-type="float">
            <text:p>6.24100001126009</text:p>
          </table:table-cell>
          <table:table-cell table:formula="of:=10^(([.$AG$1]-[.F203])/(10*[.$AG$2]))" office:value-type="float" office:value="8.30874381867444" calcext:value-type="float">
            <text:p>8.30874381867444</text:p>
          </table:table-cell>
          <table:table-cell table:formula="of:=10^(([.$AG$1]-[.J203])/(10*[.$AG$2]))" office:value-type="float" office:value="0.316334553854153" calcext:value-type="float">
            <text:p>0.316334553854153</text:p>
          </table:table-cell>
          <table:table-cell table:formula="of:=10^(([.$AG$1]-[.K203])/(10*[.$AG$2]))" office:value-type="float" office:value="1.88893567954902" calcext:value-type="float">
            <text:p>1.88893567954902</text:p>
          </table:table-cell>
          <table:table-cell table:formula="of:=10^(([.$AG$1]-[.O203])/(10*[.$AG$2]))" office:value-type="float" office:value="6.15961032274512" calcext:value-type="float">
            <text:p>6.15961032274512</text:p>
          </table:table-cell>
          <table:table-cell table:formula="of:=10^(([.$AG$1]-[.P203])/(10*[.$AG$2]))" office:value-type="float" office:value="1.88893567954902" calcext:value-type="float">
            <text:p>1.88893567954902</text:p>
          </table:table-cell>
          <table:table-cell table:number-columns-repeated="2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5.66454280259705" calcext:value-type="float">
            <text:p>5.66454280259705</text:p>
          </table:table-cell>
          <table:table-cell office:value-type="float" office:value="-11" calcext:value-type="float">
            <text:p>-11</text:p>
          </table:table-cell>
          <table:table-cell office:value-type="float" office:value="-60" calcext:value-type="float">
            <text:p>-60</text:p>
          </table:table-cell>
          <table:table-cell office:value-type="float" office:value="-61.8653209581206" calcext:value-type="float">
            <text:p>-61.8653209581206</text:p>
          </table:table-cell>
          <table:table-cell office:value-type="float" office:value="-65.5860822068235" calcext:value-type="float">
            <text:p>-65.5860822068235</text:p>
          </table:table-cell>
          <table:table-cell office:value-type="float" office:value="2.68438023176589" calcext:value-type="float">
            <text:p>2.68438023176589</text:p>
          </table:table-cell>
          <table:table-cell office:value-type="float" office:value="-10" calcext:value-type="float">
            <text:p>-10</text:p>
          </table:table-cell>
          <table:table-cell office:value-type="float" office:value="-13" calcext:value-type="float">
            <text:p>-13</text:p>
          </table:table-cell>
          <table:table-cell office:value-type="float" office:value="-21.9279253355153" calcext:value-type="float">
            <text:p>-21.9279253355153</text:p>
          </table:table-cell>
          <table:table-cell office:value-type="float" office:value="-44.3849704090311" calcext:value-type="float">
            <text:p>-44.3849704090311</text:p>
          </table:table-cell>
          <table:table-cell office:value-type="float" office:value="0.125198034586681" calcext:value-type="float">
            <text:p>0.125198034586681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.6515871007501" calcext:value-type="float">
            <text:p>-62.6515871007501</text:p>
          </table:table-cell>
          <table:table-cell office:value-type="float" office:value="-44.3849704090311" calcext:value-type="float">
            <text:p>-44.3849704090311</text:p>
          </table:table-cell>
          <table:table-cell office:value-type="float" office:value="2.85136558397749" calcext:value-type="float">
            <text:p>2.85136558397749</text:p>
          </table:table-cell>
          <table:table-cell office:value-type="float" office:value="3.92954802091536" calcext:value-type="float">
            <text:p>3.92954802091536</text:p>
          </table:table-cell>
          <table:table-cell office:value-type="float" office:value="-3.29828303674141" calcext:value-type="float">
            <text:p>-3.29828303674141</text:p>
          </table:table-cell>
          <table:table-cell office:value-type="float" office:value="-4.77647733886089" calcext:value-type="float">
            <text:p>-4.77647733886089</text:p>
          </table:table-cell>
          <table:table-cell table:number-columns-repeated="5"/>
          <table:table-cell table:formula="of:=10^(([.$AG$1]-[.E204])/(10*[.$AG$2]))" office:value-type="float" office:value="5.85065169473806" calcext:value-type="float">
            <text:p>5.85065169473806</text:p>
          </table:table-cell>
          <table:table-cell table:formula="of:=10^(([.$AG$1]-[.F204])/(10*[.$AG$2]))" office:value-type="float" office:value="7.90236836817899" calcext:value-type="float">
            <text:p>7.90236836817899</text:p>
          </table:table-cell>
          <table:table-cell table:formula="of:=10^(([.$AG$1]-[.J204])/(10*[.$AG$2]))" office:value-type="float" office:value="0.23221598776525" calcext:value-type="float">
            <text:p>0.23221598776525</text:p>
          </table:table-cell>
          <table:table-cell table:formula="of:=10^(([.$AG$1]-[.K204])/(10*[.$AG$2]))" office:value-type="float" office:value="1.42514354753053" calcext:value-type="float">
            <text:p>1.42514354753053</text:p>
          </table:table-cell>
          <table:table-cell table:formula="of:=10^(([.$AG$1]-[.O204])/(10*[.$AG$2]))" office:value-type="float" office:value="6.23436937489724" calcext:value-type="float">
            <text:p>6.23436937489724</text:p>
          </table:table-cell>
          <table:table-cell table:formula="of:=10^(([.$AG$1]-[.P204])/(10*[.$AG$2]))" office:value-type="float" office:value="1.42514354753053" calcext:value-type="float">
            <text:p>1.42514354753053</text:p>
          </table:table-cell>
          <table:table-cell table:number-columns-repeated="2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5.55827306017699" calcext:value-type="float">
            <text:p>5.55827306017699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61.9057246706844" calcext:value-type="float">
            <text:p>-61.9057246706844</text:p>
          </table:table-cell>
          <table:table-cell office:value-type="float" office:value="-65.2274739861412" calcext:value-type="float">
            <text:p>-65.2274739861412</text:p>
          </table:table-cell>
          <table:table-cell office:value-type="float" office:value="2.69271768302386" calcext:value-type="float">
            <text:p>2.69271768302386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9.2495477348607" calcext:value-type="float">
            <text:p>-19.2495477348607</text:p>
          </table:table-cell>
          <table:table-cell office:value-type="float" office:value="-41.246473368128" calcext:value-type="float">
            <text:p>-41.246473368128</text:p>
          </table:table-cell>
          <table:table-cell office:value-type="float" office:value="0.101933810141607" calcext:value-type="float">
            <text:p>0.101933810141607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.7561109705251" calcext:value-type="float">
            <text:p>-62.7561109705251</text:p>
          </table:table-cell>
          <table:table-cell office:value-type="float" office:value="-41.246473368128" calcext:value-type="float">
            <text:p>-41.246473368128</text:p>
          </table:table-cell>
          <table:table-cell office:value-type="float" office:value="2.87433267791265" calcext:value-type="float">
            <text:p>2.87433267791265</text:p>
          </table:table-cell>
          <table:table-cell office:value-type="float" office:value="4.0298773346429" calcext:value-type="float">
            <text:p>4.0298773346429</text:p>
          </table:table-cell>
          <table:table-cell office:value-type="float" office:value="-3.321062735827" calcext:value-type="float">
            <text:p>-3.321062735827</text:p>
          </table:table-cell>
          <table:table-cell office:value-type="float" office:value="-4.87267336811713" calcext:value-type="float">
            <text:p>-4.87267336811713</text:p>
          </table:table-cell>
          <table:table-cell table:number-columns-repeated="5"/>
          <table:table-cell table:formula="of:=10^(([.$AG$1]-[.E205])/(10*[.$AG$2]))" office:value-type="float" office:value="5.86978127212089" calcext:value-type="float">
            <text:p>5.86978127212089</text:p>
          </table:table-cell>
          <table:table-cell table:formula="of:=10^(([.$AG$1]-[.F205])/(10*[.$AG$2]))" office:value-type="float" office:value="7.67669923659569" calcext:value-type="float">
            <text:p>7.67669923659569</text:p>
          </table:table-cell>
          <table:table-cell table:formula="of:=10^(([.$AG$1]-[.J205])/(10*[.$AG$2]))" office:value-type="float" office:value="0.187031154905558" calcext:value-type="float">
            <text:p>0.187031154905558</text:p>
          </table:table-cell>
          <table:table-cell table:formula="of:=10^(([.$AG$1]-[.K205])/(10*[.$AG$2]))" office:value-type="float" office:value="1.10595105603914" calcext:value-type="float">
            <text:p>1.10595105603914</text:p>
          </table:table-cell>
          <table:table-cell table:formula="of:=10^(([.$AG$1]-[.O205])/(10*[.$AG$2]))" office:value-type="float" office:value="6.28723993134937" calcext:value-type="float">
            <text:p>6.28723993134937</text:p>
          </table:table-cell>
          <table:table-cell table:formula="of:=10^(([.$AG$1]-[.P205])/(10*[.$AG$2]))" office:value-type="float" office:value="1.10595105603914" calcext:value-type="float">
            <text:p>1.1059510560391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31192724085011" calcext:value-type="float">
            <text:p>5.31192724085011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.9340072694791" calcext:value-type="float">
            <text:p>-61.9340072694791</text:p>
          </table:table-cell>
          <table:table-cell office:value-type="float" office:value="-64.904726587527" calcext:value-type="float">
            <text:p>-64.904726587527</text:p>
          </table:table-cell>
          <table:table-cell office:value-type="float" office:value="2.69856930188534" calcext:value-type="float">
            <text:p>2.69856930188534</text:p>
          </table:table-cell>
          <table:table-cell office:value-type="float" office:value="-15" calcext:value-type="float">
            <text:p>-15</text:p>
          </table:table-cell>
          <table:table-cell office:value-type="float" office:value="-13" calcext:value-type="float">
            <text:p>-13</text:p>
          </table:table-cell>
          <table:table-cell office:value-type="float" office:value="-17.3746834144025" calcext:value-type="float">
            <text:p>-17.3746834144025</text:p>
          </table:table-cell>
          <table:table-cell office:value-type="float" office:value="-38.4218260313152" calcext:value-type="float">
            <text:p>-38.4218260313152</text:p>
          </table:table-cell>
          <table:table-cell office:value-type="float" office:value="0.088271962167652" calcext:value-type="float">
            <text:p>0.088271962167652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office:value-type="float" office:value="-62.8292776793676" calcext:value-type="float">
            <text:p>-62.8292776793676</text:p>
          </table:table-cell>
          <table:table-cell office:value-type="float" office:value="-38.4218260313152" calcext:value-type="float">
            <text:p>-38.4218260313152</text:p>
          </table:table-cell>
          <table:table-cell office:value-type="float" office:value="2.89051962706027" calcext:value-type="float">
            <text:p>2.89051962706027</text:p>
          </table:table-cell>
          <table:table-cell office:value-type="float" office:value="4.10070416257764" calcext:value-type="float">
            <text:p>4.10070416257764</text:p>
          </table:table-cell>
          <table:table-cell office:value-type="float" office:value="-3.33658378989681" calcext:value-type="float">
            <text:p>-3.33658378989681</text:p>
          </table:table-cell>
          <table:table-cell office:value-type="float" office:value="-4.94031748781376" calcext:value-type="float">
            <text:p>-4.94031748781376</text:p>
          </table:table-cell>
          <table:table-cell table:number-columns-repeated="5"/>
          <table:table-cell table:formula="of:=10^(([.$AG$1]-[.E206])/(10*[.$AG$2]))" office:value-type="float" office:value="5.88320917960062" calcext:value-type="float">
            <text:p>5.88320917960062</text:p>
          </table:table-cell>
          <table:table-cell table:formula="of:=10^(([.$AG$1]-[.F206])/(10*[.$AG$2]))" office:value-type="float" office:value="7.47911232468009" calcext:value-type="float">
            <text:p>7.47911232468009</text:p>
          </table:table-cell>
          <table:table-cell table:formula="of:=10^(([.$AG$1]-[.J206])/(10*[.$AG$2]))" office:value-type="float" office:value="0.1607419537212" calcext:value-type="float">
            <text:p>0.1607419537212</text:p>
          </table:table-cell>
          <table:table-cell table:formula="of:=10^(([.$AG$1]-[.K206])/(10*[.$AG$2]))" office:value-type="float" office:value="0.880289404965715" calcext:value-type="float">
            <text:p>0.880289404965715</text:p>
          </table:table-cell>
          <table:table-cell table:formula="of:=10^(([.$AG$1]-[.O206])/(10*[.$AG$2]))" office:value-type="float" office:value="6.3245158745877" calcext:value-type="float">
            <text:p>6.3245158745877</text:p>
          </table:table-cell>
          <table:table-cell table:formula="of:=10^(([.$AG$1]-[.P206])/(10*[.$AG$2]))" office:value-type="float" office:value="0.880289404965715" calcext:value-type="float">
            <text:p>0.880289404965715</text:p>
          </table:table-cell>
          <table:table-cell table:number-columns-repeated="2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5.19655195903069" calcext:value-type="float">
            <text:p>5.19655195903069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1.9538050886354" calcext:value-type="float">
            <text:p>-61.9538050886354</text:p>
          </table:table-cell>
          <table:table-cell office:value-type="float" office:value="-64.6142539287743" calcext:value-type="float">
            <text:p>-64.6142539287743</text:p>
          </table:table-cell>
          <table:table-cell office:value-type="float" office:value="2.70267299965207" calcext:value-type="float">
            <text:p>2.70267299965207</text:p>
          </table:table-cell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  <table:table-cell office:value-type="float" office:value="-16.0622783900817" calcext:value-type="float">
            <text:p>-16.0622783900817</text:p>
          </table:table-cell>
          <table:table-cell office:value-type="float" office:value="-35.8796434281836" calcext:value-type="float">
            <text:p>-35.8796434281836</text:p>
          </table:table-cell>
          <table:table-cell office:value-type="float" office:value="0.0798134247116403" calcext:value-type="float">
            <text:p>0.07981342471164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2.8804943755573" calcext:value-type="float">
            <text:p>-62.8804943755573</text:p>
          </table:table-cell>
          <table:table-cell office:value-type="float" office:value="-35.8796434281836" calcext:value-type="float">
            <text:p>-35.8796434281836</text:p>
          </table:table-cell>
          <table:table-cell office:value-type="float" office:value="2.90190469975774" calcext:value-type="float">
            <text:p>2.90190469975774</text:p>
          </table:table-cell>
          <table:table-cell office:value-type="float" office:value="4.15064256290763" calcext:value-type="float">
            <text:p>4.15064256290763</text:p>
          </table:table-cell>
          <table:table-cell office:value-type="float" office:value="-3.34730507285641" calcext:value-type="float">
            <text:p>-3.34730507285641</text:p>
          </table:table-cell>
          <table:table-cell office:value-type="float" office:value="-4.98792951719579" calcext:value-type="float">
            <text:p>-4.98792951719579</text:p>
          </table:table-cell>
          <table:table-cell table:number-columns-repeated="5"/>
          <table:table-cell table:formula="of:=10^(([.$AG$1]-[.E207])/(10*[.$AG$2]))" office:value-type="float" office:value="5.89262698794522" calcext:value-type="float">
            <text:p>5.89262698794522</text:p>
          </table:table-cell>
          <table:table-cell table:formula="of:=10^(([.$AG$1]-[.F207])/(10*[.$AG$2]))" office:value-type="float" office:value="7.30563604540554" calcext:value-type="float">
            <text:p>7.30563604540554</text:p>
          </table:table-cell>
          <table:table-cell table:formula="of:=10^(([.$AG$1]-[.J207])/(10*[.$AG$2]))" office:value-type="float" office:value="0.144570586707448" calcext:value-type="float">
            <text:p>0.144570586707448</text:p>
          </table:table-cell>
          <table:table-cell table:formula="of:=10^(([.$AG$1]-[.K207])/(10*[.$AG$2]))" office:value-type="float" office:value="0.716846361446566" calcext:value-type="float">
            <text:p>0.716846361446566</text:p>
          </table:table-cell>
          <table:table-cell table:formula="of:=10^(([.$AG$1]-[.O207])/(10*[.$AG$2]))" office:value-type="float" office:value="6.3507404535489" calcext:value-type="float">
            <text:p>6.3507404535489</text:p>
          </table:table-cell>
          <table:table-cell table:formula="of:=10^(([.$AG$1]-[.P207])/(10*[.$AG$2]))" office:value-type="float" office:value="0.716846361446566" calcext:value-type="float">
            <text:p>0.716846361446566</text:p>
          </table:table-cell>
          <table:table-cell table:number-columns-repeated="2"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5.06096501062907" calcext:value-type="float">
            <text:p>5.06096501062907</text:p>
          </table:table-cell>
          <table:table-cell office:value-type="float" office:value="-50" calcext:value-type="float">
            <text:p>-50</text:p>
          </table:table-cell>
          <table:table-cell office:value-type="float" office:value="-62" calcext:value-type="float">
            <text:p>-62</text:p>
          </table:table-cell>
          <table:table-cell office:value-type="float" office:value="-61.9676635620448" calcext:value-type="float">
            <text:p>-61.9676635620448</text:p>
          </table:table-cell>
          <table:table-cell office:value-type="float" office:value="-64.3528285358969" calcext:value-type="float">
            <text:p>-64.3528285358969</text:p>
          </table:table-cell>
          <table:table-cell office:value-type="float" office:value="2.70554930060287" calcext:value-type="float">
            <text:p>2.70554930060287</text:p>
          </table:table-cell>
          <table:table-cell table:number-columns-repeated="2" office:value-type="float" office:value="-13" calcext:value-type="float">
            <text:p>-13</text:p>
          </table:table-cell>
          <table:table-cell office:value-type="float" office:value="-15.1435948730572" calcext:value-type="float">
            <text:p>-15.1435948730572</text:p>
          </table:table-cell>
          <table:table-cell office:value-type="float" office:value="-33.5916790853653" calcext:value-type="float">
            <text:p>-33.5916790853653</text:p>
          </table:table-cell>
          <table:table-cell office:value-type="float" office:value="0.0743794842183662" calcext:value-type="float">
            <text:p>0.074379484218366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2.9163460628901" calcext:value-type="float">
            <text:p>-62.9163460628901</text:p>
          </table:table-cell>
          <table:table-cell office:value-type="float" office:value="-33.5916790853653" calcext:value-type="float">
            <text:p>-33.5916790853653</text:p>
          </table:table-cell>
          <table:table-cell office:value-type="float" office:value="2.90990092179866" calcext:value-type="float">
            <text:p>2.90990092179866</text:p>
          </table:table-cell>
          <table:table-cell office:value-type="float" office:value="4.18579391878321" calcext:value-type="float">
            <text:p>4.18579391878321</text:p>
          </table:table-cell>
          <table:table-cell office:value-type="float" office:value="-3.35475668650913" calcext:value-type="float">
            <text:p>-3.35475668650913</text:p>
          </table:table-cell>
          <table:table-cell office:value-type="float" office:value="-5.02141544708033" calcext:value-type="float">
            <text:p>-5.02141544708033</text:p>
          </table:table-cell>
          <table:table-cell table:number-columns-repeated="5"/>
          <table:table-cell table:formula="of:=10^(([.$AG$1]-[.E208])/(10*[.$AG$2]))" office:value-type="float" office:value="5.8992284225563" calcext:value-type="float">
            <text:p>5.8992284225563</text:p>
          </table:table-cell>
          <table:table-cell table:formula="of:=10^(([.$AG$1]-[.F208])/(10*[.$AG$2]))" office:value-type="float" office:value="7.15295037062476" calcext:value-type="float">
            <text:p>7.15295037062476</text:p>
          </table:table-cell>
          <table:table-cell table:formula="of:=10^(([.$AG$1]-[.J208])/(10*[.$AG$2]))" office:value-type="float" office:value="0.134228715472308" calcext:value-type="float">
            <text:p>0.134228715472308</text:p>
          </table:table-cell>
          <table:table-cell table:formula="of:=10^(([.$AG$1]-[.K208])/(10*[.$AG$2]))" office:value-type="float" office:value="0.595863296008631" calcext:value-type="float">
            <text:p>0.595863296008631</text:p>
          </table:table-cell>
          <table:table-cell table:formula="of:=10^(([.$AG$1]-[.O208])/(10*[.$AG$2]))" office:value-type="float" office:value="6.36916233239434" calcext:value-type="float">
            <text:p>6.36916233239434</text:p>
          </table:table-cell>
          <table:table-cell table:formula="of:=10^(([.$AG$1]-[.P208])/(10*[.$AG$2]))" office:value-type="float" office:value="0.595863296008631" calcext:value-type="float">
            <text:p>0.595863296008631</text:p>
          </table:table-cell>
          <table:table-cell table:number-columns-repeated="2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4.87000986554876" calcext:value-type="float">
            <text:p>4.87000986554876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.9773644934313" calcext:value-type="float">
            <text:p>-61.9773644934313</text:p>
          </table:table-cell>
          <table:table-cell office:value-type="float" office:value="-64.1175456823072" calcext:value-type="float">
            <text:p>-64.1175456823072</text:p>
          </table:table-cell>
          <table:table-cell office:value-type="float" office:value="2.70756453241922" calcext:value-type="float">
            <text:p>2.70756453241922</text:p>
          </table:table-cell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  <table:table-cell office:value-type="float" office:value="-14.8005164111401" calcext:value-type="float">
            <text:p>-14.8005164111401</text:p>
          </table:table-cell>
          <table:table-cell office:value-type="float" office:value="-31.6325111768287" calcext:value-type="float">
            <text:p>-31.6325111768287</text:p>
          </table:table-cell>
          <table:table-cell office:value-type="float" office:value="0.0724464674402079" calcext:value-type="float">
            <text:p>0.072446467440208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.9414422440231" calcext:value-type="float">
            <text:p>-62.9414422440231</text:p>
          </table:table-cell>
          <table:table-cell office:value-type="float" office:value="-31.6325111768287" calcext:value-type="float">
            <text:p>-31.6325111768287</text:p>
          </table:table-cell>
          <table:table-cell office:value-type="float" office:value="2.91551138364278" calcext:value-type="float">
            <text:p>2.91551138364278</text:p>
          </table:table-cell>
          <table:table-cell office:value-type="float" office:value="4.21039898466619" calcext:value-type="float">
            <text:p>4.21039898466619</text:p>
          </table:table-cell>
          <table:table-cell office:value-type="float" office:value="-3.35984418480452" calcext:value-type="float">
            <text:p>-3.35984418480452</text:p>
          </table:table-cell>
          <table:table-cell office:value-type="float" office:value="-5.04477400992601" calcext:value-type="float">
            <text:p>-5.04477400992601</text:p>
          </table:table-cell>
          <table:table-cell table:number-columns-repeated="5"/>
          <table:table-cell table:formula="of:=10^(([.$AG$1]-[.E209])/(10*[.$AG$2]))" office:value-type="float" office:value="5.90385382661537" calcext:value-type="float">
            <text:p>5.90385382661537</text:p>
          </table:table-cell>
          <table:table-cell table:formula="of:=10^(([.$AG$1]-[.F209])/(10*[.$AG$2]))" office:value-type="float" office:value="7.01826355389581" calcext:value-type="float">
            <text:p>7.01826355389581</text:p>
          </table:table-cell>
          <table:table-cell table:formula="of:=10^(([.$AG$1]-[.J209])/(10*[.$AG$2]))" office:value-type="float" office:value="0.130559233997491" calcext:value-type="float">
            <text:p>0.130559233997491</text:p>
          </table:table-cell>
          <table:table-cell table:formula="of:=10^(([.$AG$1]-[.K209])/(10*[.$AG$2]))" office:value-type="float" office:value="0.508632258947731" calcext:value-type="float">
            <text:p>0.508632258947731</text:p>
          </table:table-cell>
          <table:table-cell table:formula="of:=10^(([.$AG$1]-[.O209])/(10*[.$AG$2]))" office:value-type="float" office:value="6.38208943349021" calcext:value-type="float">
            <text:p>6.38208943349021</text:p>
          </table:table-cell>
          <table:table-cell table:formula="of:=10^(([.$AG$1]-[.P209])/(10*[.$AG$2]))" office:value-type="float" office:value="0.508632258947731" calcext:value-type="float">
            <text:p>0.508632258947731</text:p>
          </table:table-cell>
          <table:table-cell table:number-columns-repeated="2"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4.79897699648545" calcext:value-type="float">
            <text:p>4.79897699648545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1.9841551454019" calcext:value-type="float">
            <text:p>-61.9841551454019</text:p>
          </table:table-cell>
          <table:table-cell office:value-type="float" office:value="-63.9057911140765" calcext:value-type="float">
            <text:p>-63.9057911140765</text:p>
          </table:table-cell>
          <table:table-cell office:value-type="float" office:value="2.7089760877477" calcext:value-type="float">
            <text:p>2.7089760877477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-14.560361487798" calcext:value-type="float">
            <text:p>-14.560361487798</text:p>
          </table:table-cell>
          <table:table-cell office:value-type="float" office:value="-29.8692600591459" calcext:value-type="float">
            <text:p>-29.8692600591459</text:p>
          </table:table-cell>
          <table:table-cell office:value-type="float" office:value="0.0711233246698095" calcext:value-type="float">
            <text:p>0.07112332466981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2.6590095708161" calcext:value-type="float">
            <text:p>-62.6590095708161</text:p>
          </table:table-cell>
          <table:table-cell office:value-type="float" office:value="-29.8692600591459" calcext:value-type="float">
            <text:p>-29.8692600591459</text:p>
          </table:table-cell>
          <table:table-cell office:value-type="float" office:value="2.85299045729047" calcext:value-type="float">
            <text:p>2.85299045729047</text:p>
          </table:table-cell>
          <table:table-cell office:value-type="float" office:value="3.87895019224273" calcext:value-type="float">
            <text:p>3.87895019224273</text:p>
          </table:table-cell>
          <table:table-cell office:value-type="float" office:value="-3.3634058712167" calcext:value-type="float">
            <text:p>-3.3634058712167</text:p>
          </table:table-cell>
          <table:table-cell office:value-type="float" office:value="-4.77373483873072" calcext:value-type="float">
            <text:p>-4.77373483873072</text:p>
          </table:table-cell>
          <table:table-cell table:number-columns-repeated="5"/>
          <table:table-cell table:formula="of:=10^(([.$AG$1]-[.E210])/(10*[.$AG$2]))" office:value-type="float" office:value="5.90709376713687" calcext:value-type="float">
            <text:p>5.90709376713687</text:p>
          </table:table-cell>
          <table:table-cell table:formula="of:=10^(([.$AG$1]-[.F210])/(10*[.$AG$2]))" office:value-type="float" office:value="6.89921514538442" calcext:value-type="float">
            <text:p>6.89921514538442</text:p>
          </table:table-cell>
          <table:table-cell table:formula="of:=10^(([.$AG$1]-[.J210])/(10*[.$AG$2]))" office:value-type="float" office:value="0.128050448765444" calcext:value-type="float">
            <text:p>0.128050448765444</text:p>
          </table:table-cell>
          <table:table-cell table:formula="of:=10^(([.$AG$1]-[.K210])/(10*[.$AG$2]))" office:value-type="float" office:value="0.441098357555916" calcext:value-type="float">
            <text:p>0.441098357555916</text:p>
          </table:table-cell>
          <table:table-cell table:formula="of:=10^(([.$AG$1]-[.O210])/(10*[.$AG$2]))" office:value-type="float" office:value="6.23810912031427" calcext:value-type="float">
            <text:p>6.23810912031427</text:p>
          </table:table-cell>
          <table:table-cell table:formula="of:=10^(([.$AG$1]-[.P210])/(10*[.$AG$2]))" office:value-type="float" office:value="0.441098357555916" calcext:value-type="float">
            <text:p>0.44109835755591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73311406807275" calcext:value-type="float">
            <text:p>4.73311406807275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.2889086017814" calcext:value-type="float">
            <text:p>-62.2889086017814</text:p>
          </table:table-cell>
          <table:table-cell office:value-type="float" office:value="-63.8152120026688" calcext:value-type="float">
            <text:p>-63.8152120026688</text:p>
          </table:table-cell>
          <table:table-cell office:value-type="float" office:value="2.77308779915581" calcext:value-type="float">
            <text:p>2.77308779915581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-14.3922530414586" calcext:value-type="float">
            <text:p>-14.3922530414586</text:p>
          </table:table-cell>
          <table:table-cell office:value-type="float" office:value="-28.2823340532313" calcext:value-type="float">
            <text:p>-28.2823340532313</text:p>
          </table:table-cell>
          <table:table-cell office:value-type="float" office:value="0.070211529634522" calcext:value-type="float">
            <text:p>0.070211529634522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2.4613066995713" calcext:value-type="float">
            <text:p>-62.4613066995713</text:p>
          </table:table-cell>
          <table:table-cell office:value-type="float" office:value="-28.2823340532313" calcext:value-type="float">
            <text:p>-28.2823340532313</text:p>
          </table:table-cell>
          <table:table-cell office:value-type="float" office:value="2.81002525623278" calcext:value-type="float">
            <text:p>2.81002525623278</text:p>
          </table:table-cell>
          <table:table-cell office:value-type="float" office:value="3.48934170731279" calcext:value-type="float">
            <text:p>3.48934170731279</text:p>
          </table:table-cell>
          <table:table-cell office:value-type="float" office:value="-3.52322103769689" calcext:value-type="float">
            <text:p>-3.52322103769689</text:p>
          </table:table-cell>
          <table:table-cell office:value-type="float" office:value="-4.56433193011206" calcext:value-type="float">
            <text:p>-4.56433193011206</text:p>
          </table:table-cell>
          <table:table-cell table:number-columns-repeated="5"/>
          <table:table-cell table:formula="of:=10^(([.$AG$1]-[.E211])/(10*[.$AG$2]))" office:value-type="float" office:value="6.05434225896558" calcext:value-type="float">
            <text:p>6.05434225896558</text:p>
          </table:table-cell>
          <table:table-cell table:formula="of:=10^(([.$AG$1]-[.F211])/(10*[.$AG$2]))" office:value-type="float" office:value="6.84891022862783" calcext:value-type="float">
            <text:p>6.84891022862783</text:p>
          </table:table-cell>
          <table:table-cell table:formula="of:=10^(([.$AG$1]-[.J211])/(10*[.$AG$2]))" office:value-type="float" office:value="0.126323038345412" calcext:value-type="float">
            <text:p>0.126323038345412</text:p>
          </table:table-cell>
          <table:table-cell table:formula="of:=10^(([.$AG$1]-[.K211])/(10*[.$AG$2]))" office:value-type="float" office:value="0.388019745455022" calcext:value-type="float">
            <text:p>0.388019745455022</text:p>
          </table:table-cell>
          <table:table-cell table:formula="of:=10^(([.$AG$1]-[.O211])/(10*[.$AG$2]))" office:value-type="float" office:value="6.13925997511776" calcext:value-type="float">
            <text:p>6.13925997511776</text:p>
          </table:table-cell>
          <table:table-cell table:formula="of:=10^(([.$AG$1]-[.P211])/(10*[.$AG$2]))" office:value-type="float" office:value="0.388019745455022" calcext:value-type="float">
            <text:p>0.388019745455022</text:p>
          </table:table-cell>
          <table:table-cell table:number-columns-repeated="2"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4.5499431326052" calcext:value-type="float">
            <text:p>4.5499431326052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.5022360212469" calcext:value-type="float">
            <text:p>-62.5022360212469</text:p>
          </table:table-cell>
          <table:table-cell office:value-type="float" office:value="-63.733690802402" calcext:value-type="float">
            <text:p>-63.733690802402</text:p>
          </table:table-cell>
          <table:table-cell office:value-type="float" office:value="2.81886666639384" calcext:value-type="float">
            <text:p>2.81886666639384</text:p>
          </table:table-cell>
          <table:table-cell office:value-type="float" office:value="-11" calcext:value-type="float">
            <text:p>-11</text:p>
          </table:table-cell>
          <table:table-cell office:value-type="float" office:value="-14" calcext:value-type="float">
            <text:p>-14</text:p>
          </table:table-cell>
          <table:table-cell office:value-type="float" office:value="-14.274577129021" calcext:value-type="float">
            <text:p>-14.274577129021</text:p>
          </table:table-cell>
          <table:table-cell office:value-type="float" office:value="-26.8541006479082" calcext:value-type="float">
            <text:p>-26.8541006479082</text:p>
          </table:table-cell>
          <table:table-cell office:value-type="float" office:value="0.06958023709917" calcext:value-type="float">
            <text:p>0.06958023709917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2.9229146896999" calcext:value-type="float">
            <text:p>-62.9229146896999</text:p>
          </table:table-cell>
          <table:table-cell office:value-type="float" office:value="-26.8541006479082" calcext:value-type="float">
            <text:p>-26.8541006479082</text:p>
          </table:table-cell>
          <table:table-cell office:value-type="float" office:value="2.9113683494768" calcext:value-type="float">
            <text:p>2.9113683494768</text:p>
          </table:table-cell>
          <table:table-cell office:value-type="float" office:value="3.89378455867591" calcext:value-type="float">
            <text:p>3.89378455867591</text:p>
          </table:table-cell>
          <table:table-cell office:value-type="float" office:value="-3.63962176068706" calcext:value-type="float">
            <text:p>-3.63962176068706</text:p>
          </table:table-cell>
          <table:table-cell office:value-type="float" office:value="-4.95156562093829" calcext:value-type="float">
            <text:p>-4.95156562093829</text:p>
          </table:table-cell>
          <table:table-cell table:number-columns-repeated="5"/>
          <table:table-cell table:formula="of:=10^(([.$AG$1]-[.E212])/(10*[.$AG$2]))" office:value-type="float" office:value="6.1595947634672" calcext:value-type="float">
            <text:p>6.1595947634672</text:p>
          </table:table-cell>
          <table:table-cell table:formula="of:=10^(([.$AG$1]-[.F212])/(10*[.$AG$2]))" office:value-type="float" office:value="6.80394948803939" calcext:value-type="float">
            <text:p>6.80394948803939</text:p>
          </table:table-cell>
          <table:table-cell table:formula="of:=10^(([.$AG$1]-[.J212])/(10*[.$AG$2]))" office:value-type="float" office:value="0.125127735063501" calcext:value-type="float">
            <text:p>0.125127735063501</text:p>
          </table:table-cell>
          <table:table-cell table:formula="of:=10^(([.$AG$1]-[.K212])/(10*[.$AG$2]))" office:value-type="float" office:value="0.34573263296889" calcext:value-type="float">
            <text:p>0.34573263296889</text:p>
          </table:table-cell>
          <table:table-cell table:formula="of:=10^(([.$AG$1]-[.O212])/(10*[.$AG$2]))" office:value-type="float" office:value="6.37254331533449" calcext:value-type="float">
            <text:p>6.37254331533449</text:p>
          </table:table-cell>
          <table:table-cell table:formula="of:=10^(([.$AG$1]-[.P212])/(10*[.$AG$2]))" office:value-type="float" office:value="0.34573263296889" calcext:value-type="float">
            <text:p>0.34573263296889</text:p>
          </table:table-cell>
          <table:table-cell table:number-columns-repeated="2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4.40452740025525" calcext:value-type="float">
            <text:p>4.40452740025525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62.6515652148729" calcext:value-type="float">
            <text:p>-62.6515652148729</text:p>
          </table:table-cell>
          <table:table-cell office:value-type="float" office:value="-63.6603217221618" calcext:value-type="float">
            <text:p>-63.6603217221618</text:p>
          </table:table-cell>
          <table:table-cell office:value-type="float" office:value="2.8513607942486" calcext:value-type="float">
            <text:p>2.851360794248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4.1922039903147" calcext:value-type="float">
            <text:p>-14.1922039903147</text:p>
          </table:table-cell>
          <table:table-cell office:value-type="float" office:value="-25.5686905831173" calcext:value-type="float">
            <text:p>-25.5686905831173</text:p>
          </table:table-cell>
          <table:table-cell office:value-type="float" office:value="0.0691417126715142" calcext:value-type="float">
            <text:p>0.06914171267151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.2460402827899" calcext:value-type="float">
            <text:p>-63.2460402827899</text:p>
          </table:table-cell>
          <table:table-cell office:value-type="float" office:value="-25.5686905831173" calcext:value-type="float">
            <text:p>-25.5686905831173</text:p>
          </table:table-cell>
          <table:table-cell office:value-type="float" office:value="2.98447544070504" calcext:value-type="float">
            <text:p>2.98447544070504</text:p>
          </table:table-cell>
          <table:table-cell office:value-type="float" office:value="4.19733658036138" calcext:value-type="float">
            <text:p>4.19733658036138</text:p>
          </table:table-cell>
          <table:table-cell office:value-type="float" office:value="-3.72339900115766" calcext:value-type="float">
            <text:p>-3.72339900115766</text:p>
          </table:table-cell>
          <table:table-cell office:value-type="float" office:value="-5.24345411659981" calcext:value-type="float">
            <text:p>-5.24345411659981</text:p>
          </table:table-cell>
          <table:table-cell table:number-columns-repeated="5"/>
          <table:table-cell table:formula="of:=10^(([.$AG$1]-[.E213])/(10*[.$AG$2]))" office:value-type="float" office:value="6.23435835120875" calcext:value-type="float">
            <text:p>6.23435835120875</text:p>
          </table:table-cell>
          <table:table-cell table:formula="of:=10^(([.$AG$1]-[.F213])/(10*[.$AG$2]))" office:value-type="float" office:value="6.76373723162099" calcext:value-type="float">
            <text:p>6.76373723162099</text:p>
          </table:table-cell>
          <table:table-cell table:formula="of:=10^(([.$AG$1]-[.J213])/(10*[.$AG$2]))" office:value-type="float" office:value="0.124297758774902" calcext:value-type="float">
            <text:p>0.124297758774902</text:p>
          </table:table-cell>
          <table:table-cell table:formula="of:=10^(([.$AG$1]-[.K213])/(10*[.$AG$2]))" office:value-type="float" office:value="0.311629287035436" calcext:value-type="float">
            <text:p>0.311629287035436</text:p>
          </table:table-cell>
          <table:table-cell table:formula="of:=10^(([.$AG$1]-[.O213])/(10*[.$AG$2]))" office:value-type="float" office:value="6.54109619825052" calcext:value-type="float">
            <text:p>6.54109619825052</text:p>
          </table:table-cell>
          <table:table-cell table:formula="of:=10^(([.$AG$1]-[.P213])/(10*[.$AG$2]))" office:value-type="float" office:value="0.311629287035436" calcext:value-type="float">
            <text:p>0.311629287035436</text:p>
          </table:table-cell>
          <table:table-cell table:number-columns-repeated="2"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4.28547920415882" calcext:value-type="float">
            <text:p>4.28547920415882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.756095650411" calcext:value-type="float">
            <text:p>-62.756095650411</text:p>
          </table:table-cell>
          <table:table-cell office:value-type="float" office:value="-63.5942895499456" calcext:value-type="float">
            <text:p>-63.5942895499456</text:p>
          </table:table-cell>
          <table:table-cell office:value-type="float" office:value="2.87432929809546" calcext:value-type="float">
            <text:p>2.87432929809546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-14.1345427932203" calcext:value-type="float">
            <text:p>-14.1345427932203</text:p>
          </table:table-cell>
          <table:table-cell office:value-type="float" office:value="-24.4118215248056" calcext:value-type="float">
            <text:p>-24.4118215248056</text:p>
          </table:table-cell>
          <table:table-cell office:value-type="float" office:value="0.068836391052992" calcext:value-type="float">
            <text:p>0.068836391052992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3.4722281979529" calcext:value-type="float">
            <text:p>-63.4722281979529</text:p>
          </table:table-cell>
          <table:table-cell office:value-type="float" office:value="-24.4118215248056" calcext:value-type="float">
            <text:p>-24.4118215248056</text:p>
          </table:table-cell>
          <table:table-cell office:value-type="float" office:value="3.03673997601528" calcext:value-type="float">
            <text:p>3.03673997601528</text:p>
          </table:table-cell>
          <table:table-cell office:value-type="float" office:value="4.42040387332624" calcext:value-type="float">
            <text:p>4.42040387332624</text:p>
          </table:table-cell>
          <table:table-cell office:value-type="float" office:value="-3.78319566598032" calcext:value-type="float">
            <text:p>-3.78319566598032</text:p>
          </table:table-cell>
          <table:table-cell office:value-type="float" office:value="-5.45854325155894" calcext:value-type="float">
            <text:p>-5.45854325155894</text:p>
          </table:table-cell>
          <table:table-cell table:number-columns-repeated="5"/>
          <table:table-cell table:formula="of:=10^(([.$AG$1]-[.E214])/(10*[.$AG$2]))" office:value-type="float" office:value="6.28723214932487" calcext:value-type="float">
            <text:p>6.28723214932487</text:p>
          </table:table-cell>
          <table:table-cell table:formula="of:=10^(([.$AG$1]-[.F214])/(10*[.$AG$2]))" office:value-type="float" office:value="6.72774944010645" calcext:value-type="float">
            <text:p>6.72774944010645</text:p>
          </table:table-cell>
          <table:table-cell table:formula="of:=10^(([.$AG$1]-[.J214])/(10*[.$AG$2]))" office:value-type="float" office:value="0.123720053179659" calcext:value-type="float">
            <text:p>0.123720053179659</text:p>
          </table:table-cell>
          <table:table-cell table:formula="of:=10^(([.$AG$1]-[.K214])/(10*[.$AG$2]))" office:value-type="float" office:value="0.28382220470734" calcext:value-type="float">
            <text:p>0.28382220470734</text:p>
          </table:table-cell>
          <table:table-cell table:formula="of:=10^(([.$AG$1]-[.O214])/(10*[.$AG$2]))" office:value-type="float" office:value="6.66172888887527" calcext:value-type="float">
            <text:p>6.66172888887527</text:p>
          </table:table-cell>
          <table:table-cell table:formula="of:=10^(([.$AG$1]-[.P214])/(10*[.$AG$2]))" office:value-type="float" office:value="0.28382220470734" calcext:value-type="float">
            <text:p>0.28382220470734</text:p>
          </table:table-cell>
          <table:table-cell table:number-columns-repeated="2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4.20413756797908" calcext:value-type="float">
            <text:p>4.20413756797908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2.5292669552877" calcext:value-type="float">
            <text:p>-62.5292669552877</text:p>
          </table:table-cell>
          <table:table-cell office:value-type="float" office:value="-63.434860594951" calcext:value-type="float">
            <text:p>-63.434860594951</text:p>
          </table:table-cell>
          <table:table-cell office:value-type="float" office:value="2.82472104242773" calcext:value-type="float">
            <text:p>2.82472104242773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-14.0941799552542" calcext:value-type="float">
            <text:p>-14.0941799552542</text:p>
          </table:table-cell>
          <table:table-cell office:value-type="float" office:value="-23.370639372325" calcext:value-type="float">
            <text:p>-23.370639372325</text:p>
          </table:table-cell>
          <table:table-cell office:value-type="float" office:value="0.06862346849194" calcext:value-type="float">
            <text:p>0.06862346849194</text:p>
          </table:table-cell>
          <table:table-cell office:value-type="float" office:value="-59" calcext:value-type="float">
            <text:p>-59</text:p>
          </table:table-cell>
          <table:table-cell office:value-type="float" office:value="-64" calcext:value-type="float">
            <text:p>-64</text:p>
          </table:table-cell>
          <table:table-cell office:value-type="float" office:value="-63.6305597385671" calcext:value-type="float">
            <text:p>-63.6305597385671</text:p>
          </table:table-cell>
          <table:table-cell office:value-type="float" office:value="-23.370639372325" calcext:value-type="float">
            <text:p>-23.370639372325</text:p>
          </table:table-cell>
          <table:table-cell office:value-type="float" office:value="3.07386878426303" calcext:value-type="float">
            <text:p>3.07386878426303</text:p>
          </table:table-cell>
          <table:table-cell office:value-type="float" office:value="4.76218930426535" calcext:value-type="float">
            <text:p>4.76218930426535</text:p>
          </table:table-cell>
          <table:table-cell office:value-type="float" office:value="-3.65469990323007" calcext:value-type="float">
            <text:p>-3.65469990323007</text:p>
          </table:table-cell>
          <table:table-cell office:value-type="float" office:value="-5.66811408531572" calcext:value-type="float">
            <text:p>-5.66811408531572</text:p>
          </table:table-cell>
          <table:table-cell table:number-columns-repeated="5"/>
          <table:table-cell table:formula="of:=10^(([.$AG$1]-[.E215])/(10*[.$AG$2]))" office:value-type="float" office:value="6.17306137510716" calcext:value-type="float">
            <text:p>6.17306137510716</text:p>
          </table:table-cell>
          <table:table-cell table:formula="of:=10^(([.$AG$1]-[.F215])/(10*[.$AG$2]))" office:value-type="float" office:value="6.64164732105673" calcext:value-type="float">
            <text:p>6.64164732105673</text:p>
          </table:table-cell>
          <table:table-cell table:formula="of:=10^(([.$AG$1]-[.J215])/(10*[.$AG$2]))" office:value-type="float" office:value="0.123317257602088" calcext:value-type="float">
            <text:p>0.123317257602088</text:p>
          </table:table-cell>
          <table:table-cell table:formula="of:=10^(([.$AG$1]-[.K215])/(10*[.$AG$2]))" office:value-type="float" office:value="0.260923780403329" calcext:value-type="float">
            <text:p>0.260923780403329</text:p>
          </table:table-cell>
          <table:table-cell table:formula="of:=10^(([.$AG$1]-[.O215])/(10*[.$AG$2]))" office:value-type="float" office:value="6.74749306657898" calcext:value-type="float">
            <text:p>6.74749306657898</text:p>
          </table:table-cell>
          <table:table-cell table:formula="of:=10^(([.$AG$1]-[.P215])/(10*[.$AG$2]))" office:value-type="float" office:value="0.260923780403329" calcext:value-type="float">
            <text:p>0.26092378040332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1584326328514" calcext:value-type="float">
            <text:p>4.1584326328514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2.3704868687014" calcext:value-type="float">
            <text:p>-62.3704868687014</text:p>
          </table:table-cell>
          <table:table-cell office:value-type="float" office:value="-63.2913745354559" calcext:value-type="float">
            <text:p>-63.2913745354559</text:p>
          </table:table-cell>
          <table:table-cell office:value-type="float" office:value="2.7905055821733" calcext:value-type="float">
            <text:p>2.7905055821733</text:p>
          </table:table-cell>
          <table:table-cell office:value-type="float" office:value="-10" calcext:value-type="float">
            <text:p>-10</text:p>
          </table:table-cell>
          <table:table-cell office:value-type="float" office:value="-14" calcext:value-type="float">
            <text:p>-14</text:p>
          </table:table-cell>
          <table:table-cell office:value-type="float" office:value="-14.065925968678" calcext:value-type="float">
            <text:p>-14.065925968678</text:p>
          </table:table-cell>
          <table:table-cell office:value-type="float" office:value="-22.4335754350925" calcext:value-type="float">
            <text:p>-22.4335754350925</text:p>
          </table:table-cell>
          <table:table-cell office:value-type="float" office:value="0.0684748146907345" calcext:value-type="float">
            <text:p>0.06847481469073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.7413918169969" calcext:value-type="float">
            <text:p>-63.7413918169969</text:p>
          </table:table-cell>
          <table:table-cell office:value-type="float" office:value="-22.4335754350925" calcext:value-type="float">
            <text:p>-22.4335754350925</text:p>
          </table:table-cell>
          <table:table-cell office:value-type="float" office:value="3.10012872532296" calcext:value-type="float">
            <text:p>3.10012872532296</text:p>
          </table:table-cell>
          <table:table-cell office:value-type="float" office:value="5.00168209454542" calcext:value-type="float">
            <text:p>5.00168209454542</text:p>
          </table:table-cell>
          <table:table-cell office:value-type="float" office:value="-3.5673784563152" calcext:value-type="float">
            <text:p>-3.5673784563152</text:p>
          </table:table-cell>
          <table:table-cell office:value-type="float" office:value="-5.82550985029684" calcext:value-type="float">
            <text:p>-5.82550985029684</text:p>
          </table:table-cell>
          <table:table-cell table:number-columns-repeated="5"/>
          <table:table-cell table:formula="of:=10^(([.$AG$1]-[.E216])/(10*[.$AG$2]))" office:value-type="float" office:value="6.0943776666819" calcext:value-type="float">
            <text:p>6.0943776666819</text:p>
          </table:table-cell>
          <table:table-cell table:formula="of:=10^(([.$AG$1]-[.F216])/(10*[.$AG$2]))" office:value-type="float" office:value="6.56509797579395" calcext:value-type="float">
            <text:p>6.56509797579395</text:p>
          </table:table-cell>
          <table:table-cell table:formula="of:=10^(([.$AG$1]-[.J216])/(10*[.$AG$2]))" office:value-type="float" office:value="0.123036081224509" calcext:value-type="float">
            <text:p>0.123036081224509</text:p>
          </table:table-cell>
          <table:table-cell table:formula="of:=10^(([.$AG$1]-[.K216])/(10*[.$AG$2]))" office:value-type="float" office:value="0.241899085098372" calcext:value-type="float">
            <text:p>0.241899085098372</text:p>
          </table:table-cell>
          <table:table-cell table:formula="of:=10^(([.$AG$1]-[.O216])/(10*[.$AG$2]))" office:value-type="float" office:value="6.80818411314985" calcext:value-type="float">
            <text:p>6.80818411314985</text:p>
          </table:table-cell>
          <table:table-cell table:formula="of:=10^(([.$AG$1]-[.P216])/(10*[.$AG$2]))" office:value-type="float" office:value="0.241899085098372" calcext:value-type="float">
            <text:p>0.241899085098372</text:p>
          </table:table-cell>
          <table:table-cell table:number-columns-repeated="2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4.07069882242479" calcext:value-type="float">
            <text:p>4.07069882242479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2.259340808091" calcext:value-type="float">
            <text:p>-62.259340808091</text:p>
          </table:table-cell>
          <table:table-cell office:value-type="float" office:value="-63.1622370819104" calcext:value-type="float">
            <text:p>-63.1622370819104</text:p>
          </table:table-cell>
          <table:table-cell office:value-type="float" office:value="2.7668016559588" calcext:value-type="float">
            <text:p>2.7668016559588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-14.0461481780746" calcext:value-type="float">
            <text:p>-14.0461481780746</text:p>
          </table:table-cell>
          <table:table-cell office:value-type="float" office:value="-21.5902178915833" calcext:value-type="float">
            <text:p>-21.5902178915833</text:p>
          </table:table-cell>
          <table:table-cell office:value-type="float" office:value="0.0683709486717927" calcext:value-type="float">
            <text:p>0.06837094867179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.8189742718979" calcext:value-type="float">
            <text:p>-63.8189742718979</text:p>
          </table:table-cell>
          <table:table-cell office:value-type="float" office:value="-21.5902178915833" calcext:value-type="float">
            <text:p>-21.5902178915833</text:p>
          </table:table-cell>
          <table:table-cell office:value-type="float" office:value="3.11864405125078" calcext:value-type="float">
            <text:p>3.11864405125078</text:p>
          </table:table-cell>
          <table:table-cell office:value-type="float" office:value="5.16950660431156" calcext:value-type="float">
            <text:p>5.16950660431156</text:p>
          </table:table-cell>
          <table:table-cell office:value-type="float" office:value="-3.50750764399731" calcext:value-type="float">
            <text:p>-3.50750764399731</text:p>
          </table:table-cell>
          <table:table-cell office:value-type="float" office:value="-5.94049029551107" calcext:value-type="float">
            <text:p>-5.94049029551107</text:p>
          </table:table-cell>
          <table:table-cell table:number-columns-repeated="5"/>
          <table:table-cell table:formula="of:=10^(([.$AG$1]-[.E217])/(10*[.$AG$2]))" office:value-type="float" office:value="6.039896575762" calcext:value-type="float">
            <text:p>6.039896575762</text:p>
          </table:table-cell>
          <table:table-cell table:formula="of:=10^(([.$AG$1]-[.F217])/(10*[.$AG$2]))" office:value-type="float" office:value="6.49695820643721" calcext:value-type="float">
            <text:p>6.49695820643721</text:p>
          </table:table-cell>
          <table:table-cell table:formula="of:=10^(([.$AG$1]-[.J217])/(10*[.$AG$2]))" office:value-type="float" office:value="0.122839639308797" calcext:value-type="float">
            <text:p>0.122839639308797</text:p>
          </table:table-cell>
          <table:table-cell table:formula="of:=10^(([.$AG$1]-[.K217])/(10*[.$AG$2]))" office:value-type="float" office:value="0.225965810163214" calcext:value-type="float">
            <text:p>0.225965810163214</text:p>
          </table:table-cell>
          <table:table-cell table:formula="of:=10^(([.$AG$1]-[.O217])/(10*[.$AG$2]))" office:value-type="float" office:value="6.85099236024721" calcext:value-type="float">
            <text:p>6.85099236024721</text:p>
          </table:table-cell>
          <table:table-cell table:formula="of:=10^(([.$AG$1]-[.P217])/(10*[.$AG$2]))" office:value-type="float" office:value="0.225965810163214" calcext:value-type="float">
            <text:p>0.225965810163214</text:p>
          </table:table-cell>
          <table:table-cell table:number-columns-repeated="2"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3.99884840389047" calcext:value-type="float">
            <text:p>3.99884840389047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2.1815385656637" calcext:value-type="float">
            <text:p>-62.1815385656637</text:p>
          </table:table-cell>
          <table:table-cell office:value-type="float" office:value="-63.0460133737193" calcext:value-type="float">
            <text:p>-63.0460133737193</text:p>
          </table:table-cell>
          <table:table-cell office:value-type="float" office:value="2.75032881457608" calcext:value-type="float">
            <text:p>2.75032881457608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-14.0323037246522" calcext:value-type="float">
            <text:p>-14.0323037246522</text:p>
          </table:table-cell>
          <table:table-cell office:value-type="float" office:value="-20.831196102425" calcext:value-type="float">
            <text:p>-20.831196102425</text:p>
          </table:table-cell>
          <table:table-cell office:value-type="float" office:value="0.0682983362145129" calcext:value-type="float">
            <text:p>0.068298336214513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.1732819903285" calcext:value-type="float">
            <text:p>-64.1732819903285</text:p>
          </table:table-cell>
          <table:table-cell office:value-type="float" office:value="-20.831196102425" calcext:value-type="float">
            <text:p>-20.831196102425</text:p>
          </table:table-cell>
          <table:table-cell office:value-type="float" office:value="3.2046165138779" calcext:value-type="float">
            <text:p>3.2046165138779</text:p>
          </table:table-cell>
          <table:table-cell office:value-type="float" office:value="5.70728024404517" calcext:value-type="float">
            <text:p>5.70728024404517</text:p>
          </table:table-cell>
          <table:table-cell office:value-type="float" office:value="-3.46620178434446" calcext:value-type="float">
            <text:p>-3.46620178434446</text:p>
          </table:table-cell>
          <table:table-cell office:value-type="float" office:value="-6.39519693686534" calcext:value-type="float">
            <text:p>-6.39519693686534</text:p>
          </table:table-cell>
          <table:table-cell table:number-columns-repeated="5"/>
          <table:table-cell table:formula="of:=10^(([.$AG$1]-[.E218])/(10*[.$AG$2]))" office:value-type="float" office:value="6.00204985912683" calcext:value-type="float">
            <text:p>6.00204985912683</text:p>
          </table:table-cell>
          <table:table-cell table:formula="of:=10^(([.$AG$1]-[.F218])/(10*[.$AG$2]))" office:value-type="float" office:value="6.43623730467614" calcext:value-type="float">
            <text:p>6.43623730467614</text:p>
          </table:table-cell>
          <table:table-cell table:formula="of:=10^(([.$AG$1]-[.J218])/(10*[.$AG$2]))" office:value-type="float" office:value="0.122702316615294" calcext:value-type="float">
            <text:p>0.122702316615294</text:p>
          </table:table-cell>
          <table:table-cell table:formula="of:=10^(([.$AG$1]-[.K218])/(10*[.$AG$2]))" office:value-type="float" office:value="0.212525178473059" calcext:value-type="float">
            <text:p>0.212525178473059</text:p>
          </table:table-cell>
          <table:table-cell table:formula="of:=10^(([.$AG$1]-[.O218])/(10*[.$AG$2]))" office:value-type="float" office:value="7.0499385737865" calcext:value-type="float">
            <text:p>7.0499385737865</text:p>
          </table:table-cell>
          <table:table-cell table:formula="of:=10^(([.$AG$1]-[.P218])/(10*[.$AG$2]))" office:value-type="float" office:value="0.212525178473059" calcext:value-type="float">
            <text:p>0.212525178473059</text:p>
          </table:table-cell>
          <table:table-cell table:number-columns-repeated="2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3.89599303357619" calcext:value-type="float">
            <text:p>3.89599303357619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2.1270769959646" calcext:value-type="float">
            <text:p>-62.1270769959646</text:p>
          </table:table-cell>
          <table:table-cell office:value-type="float" office:value="-62.9414120363474" calcext:value-type="float">
            <text:p>-62.9414120363474</text:p>
          </table:table-cell>
          <table:table-cell office:value-type="float" office:value="2.73885621513617" calcext:value-type="float">
            <text:p>2.73885621513617</text:p>
          </table:table-cell>
          <table:table-cell office:value-type="float" office:value="-14" calcext:value-type="float">
            <text:p>-14</text:p>
          </table:table-cell>
          <table:table-cell office:value-type="float" office:value="-10" calcext:value-type="float">
            <text:p>-10</text:p>
          </table:table-cell>
          <table:table-cell office:value-type="float" office:value="-12.8226126072565" calcext:value-type="float">
            <text:p>-12.8226126072565</text:p>
          </table:table-cell>
          <table:table-cell office:value-type="float" office:value="-19.7480764921825" calcext:value-type="float">
            <text:p>-19.7480764921825</text:p>
          </table:table-cell>
          <table:table-cell office:value-type="float" office:value="0.0622425084456958" calcext:value-type="float">
            <text:p>0.062242508445696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.4212973932299" calcext:value-type="float">
            <text:p>-64.4212973932299</text:p>
          </table:table-cell>
          <table:table-cell office:value-type="float" office:value="-19.7480764921825" calcext:value-type="float">
            <text:p>-19.7480764921825</text:p>
          </table:table-cell>
          <table:table-cell office:value-type="float" office:value="3.26620354954086" calcext:value-type="float">
            <text:p>3.26620354954086</text:p>
          </table:table-cell>
          <table:table-cell office:value-type="float" office:value="6.1000961068103" calcext:value-type="float">
            <text:p>6.1000961068103</text:p>
          </table:table-cell>
          <table:table-cell office:value-type="float" office:value="-3.43793601696928" calcext:value-type="float">
            <text:p>-3.43793601696928</text:p>
          </table:table-cell>
          <table:table-cell office:value-type="float" office:value="-6.73610396739501" calcext:value-type="float">
            <text:p>-6.73610396739501</text:p>
          </table:table-cell>
          <table:table-cell table:number-columns-repeated="5"/>
          <table:table-cell table:formula="of:=10^(([.$AG$1]-[.E219])/(10*[.$AG$2]))" office:value-type="float" office:value="5.97569835156131" calcext:value-type="float">
            <text:p>5.97569835156131</text:p>
          </table:table-cell>
          <table:table-cell table:formula="of:=10^(([.$AG$1]-[.F219])/(10*[.$AG$2]))" office:value-type="float" office:value="6.38207385768545" calcext:value-type="float">
            <text:p>6.38207385768545</text:p>
          </table:table-cell>
          <table:table-cell table:formula="of:=10^(([.$AG$1]-[.J219])/(10*[.$AG$2]))" office:value-type="float" office:value="0.111277525577719" calcext:value-type="float">
            <text:p>0.111277525577719</text:p>
          </table:table-cell>
          <table:table-cell table:formula="of:=10^(([.$AG$1]-[.K219])/(10*[.$AG$2]))" office:value-type="float" office:value="0.194718041496392" calcext:value-type="float">
            <text:p>0.194718041496392</text:p>
          </table:table-cell>
          <table:table-cell table:formula="of:=10^(([.$AG$1]-[.O219])/(10*[.$AG$2]))" office:value-type="float" office:value="7.19262847196314" calcext:value-type="float">
            <text:p>7.19262847196314</text:p>
          </table:table-cell>
          <table:table-cell table:formula="of:=10^(([.$AG$1]-[.P219])/(10*[.$AG$2]))" office:value-type="float" office:value="0.194718041496392" calcext:value-type="float">
            <text:p>0.194718041496392</text:p>
          </table:table-cell>
          <table:table-cell table:number-columns-repeated="2"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3.87916309129299" calcext:value-type="float">
            <text:p>3.87916309129299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2.0889538971752" calcext:value-type="float">
            <text:p>-62.0889538971752</text:p>
          </table:table-cell>
          <table:table-cell office:value-type="float" office:value="-62.8472708327127" calcext:value-type="float">
            <text:p>-62.8472708327127</text:p>
          </table:table-cell>
          <table:table-cell office:value-type="float" office:value="2.73085388191563" calcext:value-type="float">
            <text:p>2.73085388191563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11.9758288250796" calcext:value-type="float">
            <text:p>-11.9758288250796</text:p>
          </table:table-cell>
          <table:table-cell office:value-type="float" office:value="-18.7732688429642" calcext:value-type="float">
            <text:p>-18.7732688429642</text:p>
          </table:table-cell>
          <table:table-cell office:value-type="float" office:value="0.0583258344508718" calcext:value-type="float">
            <text:p>0.058325834450872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64.594908175261" calcext:value-type="float">
            <text:p>-64.594908175261</text:p>
          </table:table-cell>
          <table:table-cell office:value-type="float" office:value="-18.7732688429642" calcext:value-type="float">
            <text:p>-18.7732688429642</text:p>
          </table:table-cell>
          <table:table-cell office:value-type="float" office:value="3.31001736753808" calcext:value-type="float">
            <text:p>3.31001736753808</text:p>
          </table:table-cell>
          <table:table-cell office:value-type="float" office:value="6.38321569013707" calcext:value-type="float">
            <text:p>6.38321569013707</text:p>
          </table:table-cell>
          <table:table-cell office:value-type="float" office:value="-3.41825500973148" calcext:value-type="float">
            <text:p>-3.41825500973148</text:p>
          </table:table-cell>
          <table:table-cell office:value-type="float" office:value="-6.9855373554304" calcext:value-type="float">
            <text:p>-6.9855373554304</text:p>
          </table:table-cell>
          <table:table-cell table:number-columns-repeated="5"/>
          <table:table-cell table:formula="of:=10^(([.$AG$1]-[.E220])/(10*[.$AG$2]))" office:value-type="float" office:value="5.95732116454017" calcext:value-type="float">
            <text:p>5.95732116454017</text:p>
          </table:table-cell>
          <table:table-cell table:formula="of:=10^(([.$AG$1]-[.F220])/(10*[.$AG$2]))" office:value-type="float" office:value="6.33371657955058" calcext:value-type="float">
            <text:p>6.33371657955058</text:p>
          </table:table-cell>
          <table:table-cell table:formula="of:=10^(([.$AG$1]-[.J220])/(10*[.$AG$2]))" office:value-type="float" office:value="0.10391918887212" calcext:value-type="float">
            <text:p>0.10391918887212</text:p>
          </table:table-cell>
          <table:table-cell table:formula="of:=10^(([.$AG$1]-[.K220])/(10*[.$AG$2]))" office:value-type="float" office:value="0.179970952652021" calcext:value-type="float">
            <text:p>0.179970952652021</text:p>
          </table:table-cell>
          <table:table-cell table:formula="of:=10^(([.$AG$1]-[.O220])/(10*[.$AG$2]))" office:value-type="float" office:value="7.29422632094933" calcext:value-type="float">
            <text:p>7.29422632094933</text:p>
          </table:table-cell>
          <table:table-cell table:formula="of:=10^(([.$AG$1]-[.P220])/(10*[.$AG$2]))" office:value-type="float" office:value="0.179970952652021" calcext:value-type="float">
            <text:p>0.17997095265202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70375208805226" calcext:value-type="float">
            <text:p>3.70375208805226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1.7622677280226" calcext:value-type="float">
            <text:p>-61.7622677280226</text:p>
          </table:table-cell>
          <table:table-cell office:value-type="float" office:value="-62.6625437494414" calcext:value-type="float">
            <text:p>-62.6625437494414</text:p>
          </table:table-cell>
          <table:table-cell office:value-type="float" office:value="2.66323153291709" calcext:value-type="float">
            <text:p>2.66323153291709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-11.3830801775557" calcext:value-type="float">
            <text:p>-11.3830801775557</text:p>
          </table:table-cell>
          <table:table-cell office:value-type="float" office:value="-17.8959419586678" calcext:value-type="float">
            <text:p>-17.8959419586678</text:p>
          </table:table-cell>
          <table:table-cell office:value-type="float" office:value="0.0557317490104095" calcext:value-type="float">
            <text:p>0.05573174901041</text:p>
          </table:table-cell>
          <table:table-cell office:value-type="float" office:value="-61" calcext:value-type="float">
            <text:p>-61</text:p>
          </table:table-cell>
          <table:table-cell office:value-type="float" office:value="-65" calcext:value-type="float">
            <text:p>-65</text:p>
          </table:table-cell>
          <table:table-cell office:value-type="float" office:value="-64.7164357226827" calcext:value-type="float">
            <text:p>-64.7164357226827</text:p>
          </table:table-cell>
          <table:table-cell office:value-type="float" office:value="-17.8959419586678" calcext:value-type="float">
            <text:p>-17.8959419586678</text:p>
          </table:table-cell>
          <table:table-cell office:value-type="float" office:value="3.34103627330134" calcext:value-type="float">
            <text:p>3.34103627330134</text:p>
          </table:table-cell>
          <table:table-cell office:value-type="float" office:value="6.74573992412408" calcext:value-type="float">
            <text:p>6.74573992412408</text:p>
          </table:table-cell>
          <table:table-cell office:value-type="float" office:value="-3.25258916821642" calcext:value-type="float">
            <text:p>-3.25258916821642</text:p>
          </table:table-cell>
          <table:table-cell office:value-type="float" office:value="-7.25566219983686" calcext:value-type="float">
            <text:p>-7.25566219983686</text:p>
          </table:table-cell>
          <table:table-cell table:number-columns-repeated="5"/>
          <table:table-cell table:formula="of:=10^(([.$AG$1]-[.E221])/(10*[.$AG$2]))" office:value-type="float" office:value="5.80214183882281" calcext:value-type="float">
            <text:p>5.80214183882281</text:p>
          </table:table-cell>
          <table:table-cell table:formula="of:=10^(([.$AG$1]-[.F221])/(10*[.$AG$2]))" office:value-type="float" office:value="6.23989057301799" calcext:value-type="float">
            <text:p>6.23989057301799</text:p>
          </table:table-cell>
          <table:table-cell table:formula="of:=10^(([.$AG$1]-[.J221])/(10*[.$AG$2]))" office:value-type="float" office:value="0.0990598235564393" calcext:value-type="float">
            <text:p>0.099059823556439</text:p>
          </table:table-cell>
          <table:table-cell table:formula="of:=10^(([.$AG$1]-[.K221])/(10*[.$AG$2]))" office:value-type="float" office:value="0.167655967459982" calcext:value-type="float">
            <text:p>0.167655967459982</text:p>
          </table:table-cell>
          <table:table-cell table:formula="of:=10^(([.$AG$1]-[.O221])/(10*[.$AG$2]))" office:value-type="float" office:value="7.36619749760211" calcext:value-type="float">
            <text:p>7.36619749760211</text:p>
          </table:table-cell>
          <table:table-cell table:formula="of:=10^(([.$AG$1]-[.P221])/(10*[.$AG$2]))" office:value-type="float" office:value="0.167655967459982" calcext:value-type="float">
            <text:p>0.167655967459982</text:p>
          </table:table-cell>
          <table:table-cell table:number-columns-repeated="2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3.47478145635579" calcext:value-type="float">
            <text:p>3.47478145635579</text:p>
          </table:table-cell>
          <table:table-cell office:value-type="float" office:value="-14" calcext:value-type="float">
            <text:p>-14</text:p>
          </table:table-cell>
          <table:table-cell office:value-type="float" office:value="-61" calcext:value-type="float">
            <text:p>-61</text:p>
          </table:table-cell>
          <table:table-cell office:value-type="float" office:value="-61.5335874096158" calcext:value-type="float">
            <text:p>-61.5335874096158</text:p>
          </table:table-cell>
          <table:table-cell office:value-type="float" office:value="-62.4962893744973" calcext:value-type="float">
            <text:p>-62.4962893744973</text:p>
          </table:table-cell>
          <table:table-cell office:value-type="float" office:value="2.61689469619152" calcext:value-type="float">
            <text:p>2.61689469619152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-10.968156124289" calcext:value-type="float">
            <text:p>-10.968156124289</text:p>
          </table:table-cell>
          <table:table-cell office:value-type="float" office:value="-17.106347762801" calcext:value-type="float">
            <text:p>-17.106347762801</text:p>
          </table:table-cell>
          <table:table-cell office:value-type="float" office:value="0.0539848464960336" calcext:value-type="float">
            <text:p>0.053984846496034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.8015050058779" calcext:value-type="float">
            <text:p>-64.8015050058779</text:p>
          </table:table-cell>
          <table:table-cell office:value-type="float" office:value="-17.106347762801" calcext:value-type="float">
            <text:p>-17.106347762801</text:p>
          </table:table-cell>
          <table:table-cell office:value-type="float" office:value="3.36292230334066" calcext:value-type="float">
            <text:p>3.36292230334066</text:p>
          </table:table-cell>
          <table:table-cell office:value-type="float" office:value="6.99648399792061" calcext:value-type="float">
            <text:p>6.99648399792061</text:p>
          </table:table-cell>
          <table:table-cell office:value-type="float" office:value="-3.14146522150186" calcext:value-type="float">
            <text:p>-3.14146522150186</text:p>
          </table:table-cell>
          <table:table-cell office:value-type="float" office:value="-7.45043475580261" calcext:value-type="float">
            <text:p>-7.45043475580261</text:p>
          </table:table-cell>
          <table:table-cell table:number-columns-repeated="5"/>
          <table:table-cell table:formula="of:=10^(([.$AG$1]-[.E222])/(10*[.$AG$2]))" office:value-type="float" office:value="5.69592773239647" calcext:value-type="float">
            <text:p>5.69592773239647</text:p>
          </table:table-cell>
          <table:table-cell table:formula="of:=10^(([.$AG$1]-[.F222])/(10*[.$AG$2]))" office:value-type="float" office:value="6.15663613257502" calcext:value-type="float">
            <text:p>6.15663613257502</text:p>
          </table:table-cell>
          <table:table-cell table:formula="of:=10^(([.$AG$1]-[.J222])/(10*[.$AG$2]))" office:value-type="float" office:value="0.0957941109980606" calcext:value-type="float">
            <text:p>0.095794110998061</text:p>
          </table:table-cell>
          <table:table-cell table:formula="of:=10^(([.$AG$1]-[.K222])/(10*[.$AG$2]))" office:value-type="float" office:value="0.15729465188317" calcext:value-type="float">
            <text:p>0.15729465188317</text:p>
          </table:table-cell>
          <table:table-cell table:formula="of:=10^(([.$AG$1]-[.O222])/(10*[.$AG$2]))" office:value-type="float" office:value="7.41699943314621" calcext:value-type="float">
            <text:p>7.41699943314621</text:p>
          </table:table-cell>
          <table:table-cell table:formula="of:=10^(([.$AG$1]-[.P222])/(10*[.$AG$2]))" office:value-type="float" office:value="0.15729465188317" calcext:value-type="float">
            <text:p>0.157294651883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11:20:28.502390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30T11:42:42.660975427</dc:date>
    <meta:editing-duration>PT22M13S</meta:editing-duration>
    <meta:editing-cycles>2</meta:editing-cycles>
    <meta:generator>LibreOffice/6.4.7.2$Linux_X86_64 LibreOffice_project/40$Build-2</meta:generator>
    <meta:document-statistic meta:table-count="1" meta:cell-count="578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59cm" svg:height="12.825cm" xlink:href=".." xlink:type="simple" chart:class="chart:line" chart:style-name="ch1">
        <chart:legend chart:legend-position="end" svg:x="19.54cm" svg:y="5.366cm" style:legend-expansion="high" chart:style-name="ch2"/>
        <chart:plot-area chart:style-name="ch3" table:cell-range-address="test1.B1:test1.B1 test1.B40:test1.B222 test1.Z1:test1.Z1 test1.Z40:test1.Z222 test1.AB1:test1.AB1 test1.AB40:test1.AB222 test1.AD1:test1.AD1 test1.AD40:test1.AD222" chart:data-source-has-labels="row" svg:x="0.463cm" svg:y="0.256cm" svg:width="18.614cm" svg:height="12.313cm">
          <chartooo:coordinate-region svg:x="1.084cm" svg:y="0.377cm" svg:width="17.993cm" svg:height="11.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1.B40:test1.B222" chart:label-cell-address="test1.B1:test1.B1" chart:class="chart:line">
            <chart:data-point chart:repeated="183"/>
          </chart:series>
          <chart:series chart:style-name="ch7" chart:values-cell-range-address="test1.Z40:test1.Z222" chart:label-cell-address="test1.Z1:test1.Z1" chart:class="chart:line">
            <chart:data-point chart:repeated="183"/>
          </chart:series>
          <chart:series chart:style-name="ch8" chart:values-cell-range-address="test1.AB40:test1.AB222" chart:label-cell-address="test1.AB1:test1.AB1" chart:class="chart:line">
            <chart:data-point chart:repeated="183"/>
          </chart:series>
          <chart:series chart:style-name="ch9" chart:values-cell-range-address="test1.AD40:test1.AD222" chart:label-cell-address="test1.AD1:test1.AD1" chart:class="chart:line">
            <chart:data-point chart:repeated="18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 (true)</text:p>
                <draw:g>
                  <svg:desc>test1.B1:test1.B1</svg:desc>
                </draw:g>
              </table:table-cell>
              <table:table-cell office:value-type="string">
                <text:p>Node 0 (a=0.3)</text:p>
                <draw:g>
                  <svg:desc>test1.Z1:test1.Z1</svg:desc>
                </draw:g>
              </table:table-cell>
              <table:table-cell office:value-type="string">
                <text:p>Node 1 (a=0.3)</text:p>
                <draw:g>
                  <svg:desc>test1.AB1:test1.AB1</svg:desc>
                </draw:g>
              </table:table-cell>
              <table:table-cell office:value-type="string">
                <text:p>Node 2 (a=0.3)</text:p>
                <draw:g>
                  <svg:desc>test1.AD1:test1.A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310172127426">
                <text:p>40.310172127426</text:p>
                <draw:g>
                  <svg:desc>test1.B40:test1.B222</svg:desc>
                </draw:g>
              </table:table-cell>
              <table:table-cell office:value-type="float" office:value="34.8555979648285">
                <text:p>34.8555979648285</text:p>
                <draw:g>
                  <svg:desc>test1.Z40:test1.Z222</svg:desc>
                </draw:g>
              </table:table-cell>
              <table:table-cell office:value-type="float" office:value="32.2637207682457">
                <text:p>32.2637207682457</text:p>
                <draw:g>
                  <svg:desc>test1.AB40:test1.AB222</svg:desc>
                </draw:g>
              </table:table-cell>
              <table:table-cell office:value-type="float" office:value="46.6739313211641">
                <text:p>46.6739313211641</text:p>
                <draw:g>
                  <svg:desc>test1.AD40:test1.AD2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1379292302573">
                <text:p>40.1379292302573</text:p>
              </table:table-cell>
              <table:table-cell office:value-type="float" office:value="34.0582520607966">
                <text:p>34.0582520607966</text:p>
              </table:table-cell>
              <table:table-cell office:value-type="float" office:value="32.2650018382641">
                <text:p>32.2650018382641</text:p>
              </table:table-cell>
              <table:table-cell office:value-type="float" office:value="46.0350808348687">
                <text:p>46.03508083486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0033064123898">
                <text:p>40.0033064123898</text:p>
              </table:table-cell>
              <table:table-cell office:value-type="float" office:value="33.5109876449549">
                <text:p>33.5109876449549</text:p>
              </table:table-cell>
              <table:table-cell office:value-type="float" office:value="33.0575056372277">
                <text:p>33.0575056372277</text:p>
              </table:table-cell>
              <table:table-cell office:value-type="float" office:value="45.5930954946011">
                <text:p>45.5930954946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.8430607344654">
                <text:p>39.8430607344654</text:p>
              </table:table-cell>
              <table:table-cell office:value-type="float" office:value="33.9460271399514">
                <text:p>33.9460271399514</text:p>
              </table:table-cell>
              <table:table-cell office:value-type="float" office:value="33.6238121904609">
                <text:p>33.6238121904609</text:p>
              </table:table-cell>
              <table:table-cell office:value-type="float" office:value="44.2017925234394">
                <text:p>44.20179252343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.6645243297222">
                <text:p>39.6645243297222</text:p>
              </table:table-cell>
              <table:table-cell office:value-type="float" office:value="34.2539108124028">
                <text:p>34.2539108124028</text:p>
              </table:table-cell>
              <table:table-cell office:value-type="float" office:value="34.025989259311">
                <text:p>34.025989259311</text:p>
              </table:table-cell>
              <table:table-cell office:value-type="float" office:value="43.2532199331788">
                <text:p>43.2532199331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.5153893511791">
                <text:p>39.5153893511791</text:p>
              </table:table-cell>
              <table:table-cell office:value-type="float" office:value="34.4710893843502">
                <text:p>34.4710893843502</text:p>
              </table:table-cell>
              <table:table-cell office:value-type="float" office:value="34.3103720278263">
                <text:p>34.3103720278263</text:p>
              </table:table-cell>
              <table:table-cell office:value-type="float" office:value="41.5812098070261">
                <text:p>41.58120980702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3365509863865">
                <text:p>39.3365509863865</text:p>
              </table:table-cell>
              <table:table-cell office:value-type="float" office:value="34.6239331621655">
                <text:p>34.6239331621655</text:p>
              </table:table-cell>
              <table:table-cell office:value-type="float" office:value="34.5108529932966">
                <text:p>34.5108529932966</text:p>
              </table:table-cell>
              <table:table-cell office:value-type="float" office:value="40.4494103632848">
                <text:p>40.44941036328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.1983321284178">
                <text:p>39.1983321284178</text:p>
              </table:table-cell>
              <table:table-cell office:value-type="float" office:value="34.7313268624164">
                <text:p>34.7313268624164</text:p>
              </table:table-cell>
              <table:table-cell office:value-type="float" office:value="34.6518862707302">
                <text:p>34.6518862707302</text:p>
              </table:table-cell>
              <table:table-cell office:value-type="float" office:value="39.6755309368482">
                <text:p>39.6755309368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0869337730239">
                <text:p>39.0869337730239</text:p>
              </table:table-cell>
              <table:table-cell office:value-type="float" office:value="34.8067005886808">
                <text:p>34.8067005886808</text:p>
              </table:table-cell>
              <table:table-cell office:value-type="float" office:value="34.7509523541786">
                <text:p>34.7509523541786</text:p>
              </table:table-cell>
              <table:table-cell office:value-type="float" office:value="39.1426418007302">
                <text:p>39.1426418007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9361911767236">
                <text:p>38.9361911767236</text:p>
              </table:table-cell>
              <table:table-cell office:value-type="float" office:value="34.8595595034578">
                <text:p>34.8595595034578</text:p>
              </table:table-cell>
              <table:table-cell office:value-type="float" office:value="35.6747475231849">
                <text:p>35.6747475231849</text:p>
              </table:table-cell>
              <table:table-cell office:value-type="float" office:value="38.7738837611906">
                <text:p>38.7738837611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.763463460634">
                <text:p>38.763463460634</text:p>
              </table:table-cell>
              <table:table-cell office:value-type="float" office:value="34.8966084994416">
                <text:p>34.8966084994416</text:p>
              </table:table-cell>
              <table:table-cell office:value-type="float" office:value="36.3359773598766">
                <text:p>36.3359773598766</text:p>
              </table:table-cell>
              <table:table-cell office:value-type="float" office:value="38.5178221313417">
                <text:p>38.51782213134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5365996960013">
                <text:p>38.5365996960013</text:p>
              </table:table-cell>
              <table:table-cell office:value-type="float" office:value="35.7793515519801">
                <text:p>35.7793515519801</text:p>
              </table:table-cell>
              <table:table-cell office:value-type="float" office:value="35.9247444217912">
                <text:p>35.9247444217912</text:p>
              </table:table-cell>
              <table:table-cell office:value-type="float" office:value="38.3395858154733">
                <text:p>38.33958581547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.3600536693818">
                <text:p>38.3600536693818</text:p>
              </table:table-cell>
              <table:table-cell office:value-type="float" office:value="36.4105246012489">
                <text:p>36.4105246012489</text:p>
              </table:table-cell>
              <table:table-cell office:value-type="float" office:value="34.7862136466418">
                <text:p>34.7862136466418</text:p>
              </table:table-cell>
              <table:table-cell office:value-type="float" office:value="38.2153113574696">
                <text:p>38.21531135746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.231518143225">
                <text:p>38.231518143225</text:p>
              </table:table-cell>
              <table:table-cell office:value-type="float" office:value="36.8589590468723">
                <text:p>36.8589590468723</text:p>
              </table:table-cell>
              <table:table-cell office:value-type="float" office:value="34.0107799051735">
                <text:p>34.0107799051735</text:p>
              </table:table-cell>
              <table:table-cell office:value-type="float" office:value="38.1285589954721">
                <text:p>38.12855899547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0953316308255">
                <text:p>38.0953316308255</text:p>
              </table:table-cell>
              <table:table-cell office:value-type="float" office:value="36.2859118236045">
                <text:p>36.2859118236045</text:p>
              </table:table-cell>
              <table:table-cell office:value-type="float" office:value="33.4782842596059">
                <text:p>33.4782842596059</text:p>
              </table:table-cell>
              <table:table-cell office:value-type="float" office:value="38.067949545641">
                <text:p>38.0679495456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9600737052795">
                <text:p>37.9600737052795</text:p>
              </table:table-cell>
              <table:table-cell office:value-type="float" office:value="35.8900880130919">
                <text:p>35.8900880130919</text:p>
              </table:table-cell>
              <table:table-cell office:value-type="float" office:value="33.1105056945717">
                <text:p>33.1105056945717</text:p>
              </table:table-cell>
              <table:table-cell office:value-type="float" office:value="38.0255802652981">
                <text:p>38.0255802652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.8299881914576">
                <text:p>37.8299881914576</text:p>
              </table:table-cell>
              <table:table-cell office:value-type="float" office:value="34.7627195941171">
                <text:p>34.7627195941171</text:p>
              </table:table-cell>
              <table:table-cell office:value-type="float" office:value="32.855467305891">
                <text:p>32.855467305891</text:p>
              </table:table-cell>
              <table:table-cell office:value-type="float" office:value="37.995949830372">
                <text:p>37.9959498303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.6523741506761">
                <text:p>37.6523741506761</text:p>
              </table:table-cell>
              <table:table-cell office:value-type="float" office:value="33.994699039866">
                <text:p>33.994699039866</text:p>
              </table:table-cell>
              <table:table-cell office:value-type="float" office:value="32.67811019578">
                <text:p>32.67811019578</text:p>
              </table:table-cell>
              <table:table-cell office:value-type="float" office:value="37.9752222647942">
                <text:p>37.97522226479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4230865542437">
                <text:p>37.4230865542437</text:p>
              </table:table-cell>
              <table:table-cell office:value-type="float" office:value="33.4672031088726">
                <text:p>33.4672031088726</text:p>
              </table:table-cell>
              <table:table-cell office:value-type="float" office:value="31.7749675878422">
                <text:p>31.7749675878422</text:p>
              </table:table-cell>
              <table:table-cell office:value-type="float" office:value="37.9607196971058">
                <text:p>37.96071969710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.2224519113872">
                <text:p>37.2224519113872</text:p>
              </table:table-cell>
              <table:table-cell office:value-type="float" office:value="32.3101412587439">
                <text:p>32.3101412587439</text:p>
              </table:table-cell>
              <table:table-cell office:value-type="float" office:value="31.1576607631183">
                <text:p>31.1576607631183</text:p>
              </table:table-cell>
              <table:table-cell office:value-type="float" office:value="37.9505711952372">
                <text:p>37.95057119523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0523140346415">
                <text:p>37.0523140346415</text:p>
              </table:table-cell>
              <table:table-cell office:value-type="float" office:value="31.5240830424108">
                <text:p>31.5240830424108</text:p>
              </table:table-cell>
              <table:table-cell office:value-type="float" office:value="30.7326955945611">
                <text:p>30.7326955945611</text:p>
              </table:table-cell>
              <table:table-cell office:value-type="float" office:value="38.8743685879127">
                <text:p>38.8743685879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866605274996">
                <text:p>36.866605274996</text:p>
              </table:table-cell>
              <table:table-cell office:value-type="float" office:value="30.9852487606947">
                <text:p>30.9852487606947</text:p>
              </table:table-cell>
              <table:table-cell office:value-type="float" office:value="30.4386734281372">
                <text:p>30.4386734281372</text:p>
              </table:table-cell>
              <table:table-cell office:value-type="float" office:value="39.5343743249027">
                <text:p>39.5343743249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.681612415798">
                <text:p>36.681612415798</text:p>
              </table:table-cell>
              <table:table-cell office:value-type="float" office:value="31.3646228731904">
                <text:p>31.3646228731904</text:p>
              </table:table-cell>
              <table:table-cell office:value-type="float" office:value="30.2345332134155">
                <text:p>30.2345332134155</text:p>
              </table:table-cell>
              <table:table-cell office:value-type="float" office:value="39.0451071986316">
                <text:p>39.04510719863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4745922826205">
                <text:p>36.4745922826205</text:p>
              </table:table-cell>
              <table:table-cell office:value-type="float" office:value="30.8754511457004">
                <text:p>30.8754511457004</text:p>
              </table:table-cell>
              <table:table-cell office:value-type="float" office:value="30.0924502180828">
                <text:p>30.0924502180828</text:p>
              </table:table-cell>
              <table:table-cell office:value-type="float" office:value="39.6558405786538">
                <text:p>39.65584057865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.2776632218414">
                <text:p>36.2776632218414</text:p>
              </table:table-cell>
              <table:table-cell office:value-type="float" office:value="30.5375774643068">
                <text:p>30.5375774643068</text:p>
              </table:table-cell>
              <table:table-cell office:value-type="float" office:value="29.9933895894335">
                <text:p>29.9933895894335</text:p>
              </table:table-cell>
              <table:table-cell office:value-type="float" office:value="40.0890290934412">
                <text:p>40.0890290934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0734098708811">
                <text:p>36.0734098708811</text:p>
              </table:table-cell>
              <table:table-cell office:value-type="float" office:value="30.3032682511913">
                <text:p>30.3032682511913</text:p>
              </table:table-cell>
              <table:table-cell office:value-type="float" office:value="30.6583983669058">
                <text:p>30.6583983669058</text:p>
              </table:table-cell>
              <table:table-cell office:value-type="float" office:value="40.3950735418108">
                <text:p>40.39507354181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.8596885769548">
                <text:p>35.8596885769548</text:p>
              </table:table-cell>
              <table:table-cell office:value-type="float" office:value="30.1403223226548">
                <text:p>30.1403223226548</text:p>
              </table:table-cell>
              <table:table-cell office:value-type="float" office:value="31.1326581590812">
                <text:p>31.1326581590812</text:p>
              </table:table-cell>
              <table:table-cell office:value-type="float" office:value="41.6070307930296">
                <text:p>41.6070307930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.6517754667207">
                <text:p>35.6517754667207</text:p>
              </table:table-cell>
              <table:table-cell office:value-type="float" office:value="30.0267817856665">
                <text:p>30.0267817856665</text:p>
              </table:table-cell>
              <table:table-cell office:value-type="float" office:value="32.2410544373979">
                <text:p>32.2410544373979</text:p>
              </table:table-cell>
              <table:table-cell office:value-type="float" office:value="42.4769718938185">
                <text:p>42.47697189381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.4548456397053">
                <text:p>35.4548456397053</text:p>
              </table:table-cell>
              <table:table-cell office:value-type="float" office:value="29.9475579959007">
                <text:p>29.9475579959007</text:p>
              </table:table-cell>
              <table:table-cell office:value-type="float" office:value="33.0403288010309">
                <text:p>33.0403288010309</text:p>
              </table:table-cell>
              <table:table-cell office:value-type="float" office:value="43.0967307467894">
                <text:p>43.09673074678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257800475126">
                <text:p>35.257800475126</text:p>
              </table:table-cell>
              <table:table-cell office:value-type="float" office:value="29.8922257469869">
                <text:p>29.8922257469869</text:p>
              </table:table-cell>
              <table:table-cell office:value-type="float" office:value="33.6115814728186">
                <text:p>33.6115814728186</text:p>
              </table:table-cell>
              <table:table-cell office:value-type="float" office:value="42.4934071837316">
                <text:p>42.49340718373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.0425474512438">
                <text:p>35.0425474512438</text:p>
              </table:table-cell>
              <table:table-cell office:value-type="float" office:value="29.1386699811576">
                <text:p>29.1386699811576</text:p>
              </table:table-cell>
              <table:table-cell office:value-type="float" office:value="34.0173248793556">
                <text:p>34.0173248793556</text:p>
              </table:table-cell>
              <table:table-cell office:value-type="float" office:value="42.0761131868855">
                <text:p>42.07611318688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.8590081233538">
                <text:p>34.8590081233538</text:p>
              </table:table-cell>
              <table:table-cell office:value-type="float" office:value="29.3247332635493">
                <text:p>29.3247332635493</text:p>
              </table:table-cell>
              <table:table-cell office:value-type="float" office:value="34.3042560375626">
                <text:p>34.3042560375626</text:p>
              </table:table-cell>
              <table:table-cell office:value-type="float" office:value="41.7864480493419">
                <text:p>41.78644804934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.6364706238225">
                <text:p>34.6364706238225</text:p>
              </table:table-cell>
              <table:table-cell office:value-type="float" office:value="29.4556840280392">
                <text:p>29.4556840280392</text:p>
              </table:table-cell>
              <table:table-cell office:value-type="float" office:value="32.8737211355995">
                <text:p>32.8737211355995</text:p>
              </table:table-cell>
              <table:table-cell office:value-type="float" office:value="40.5890634138498">
                <text:p>40.58906341384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4385859364193">
                <text:p>34.4385859364193</text:p>
              </table:table-cell>
              <table:table-cell office:value-type="float" office:value="29.5476973437187">
                <text:p>29.5476973437187</text:p>
              </table:table-cell>
              <table:table-cell office:value-type="float" office:value="31.9079916617644">
                <text:p>31.9079916617644</text:p>
              </table:table-cell>
              <table:table-cell office:value-type="float" office:value="39.7713681957973">
                <text:p>39.77136819579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215005953491">
                <text:p>34.215005953491</text:p>
              </table:table-cell>
              <table:table-cell office:value-type="float" office:value="29.6122776322359">
                <text:p>29.6122776322359</text:p>
              </table:table-cell>
              <table:table-cell office:value-type="float" office:value="31.2489113567298">
                <text:p>31.2489113567298</text:p>
              </table:table-cell>
              <table:table-cell office:value-type="float" office:value="38.2698946666696">
                <text:p>38.2698946666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.0082556705335">
                <text:p>34.0082556705335</text:p>
              </table:table-cell>
              <table:table-cell office:value-type="float" office:value="29.657567799223">
                <text:p>29.657567799223</text:p>
              </table:table-cell>
              <table:table-cell office:value-type="float" office:value="30.7956721585985">
                <text:p>30.7956721585985</text:p>
              </table:table-cell>
              <table:table-cell office:value-type="float" office:value="36.3606523019088">
                <text:p>36.36065230190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823918248958">
                <text:p>33.823918248958</text:p>
              </table:table-cell>
              <table:table-cell office:value-type="float" office:value="29.6893121245946">
                <text:p>29.6893121245946</text:p>
              </table:table-cell>
              <table:table-cell office:value-type="float" office:value="31.2301708613668">
                <text:p>31.2301708613668</text:p>
              </table:table-cell>
              <table:table-cell office:value-type="float" office:value="35.0811438115181">
                <text:p>35.08114381151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.6148044250303">
                <text:p>33.6148044250303</text:p>
              </table:table-cell>
              <table:table-cell office:value-type="float" office:value="29.7115533670484">
                <text:p>29.7115533670484</text:p>
              </table:table-cell>
              <table:table-cell office:value-type="float" office:value="31.5379624054914">
                <text:p>31.5379624054914</text:p>
              </table:table-cell>
              <table:table-cell office:value-type="float" office:value="34.2123731703081">
                <text:p>34.21237317030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.3586861202012">
                <text:p>33.3586861202012</text:p>
              </table:table-cell>
              <table:table-cell office:value-type="float" office:value="29.7271321497041">
                <text:p>29.7271321497041</text:p>
              </table:table-cell>
              <table:table-cell office:value-type="float" office:value="31.7552196249635">
                <text:p>31.7552196249635</text:p>
              </table:table-cell>
              <table:table-cell office:value-type="float" office:value="35.2868142094862">
                <text:p>35.28681420948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.1618098926396">
                <text:p>33.1618098926396</text:p>
              </table:table-cell>
              <table:table-cell office:value-type="float" office:value="29.7380421575588">
                <text:p>29.7380421575588</text:p>
              </table:table-cell>
              <table:table-cell office:value-type="float" office:value="31.9081895621033">
                <text:p>31.9081895621033</text:p>
              </table:table-cell>
              <table:table-cell office:value-type="float" office:value="36.0589375250719">
                <text:p>36.05893752507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.9632493516952">
                <text:p>32.9632493516952</text:p>
              </table:table-cell>
              <table:table-cell office:value-type="float" office:value="29.7456815453662">
                <text:p>29.7456815453662</text:p>
              </table:table-cell>
              <table:table-cell office:value-type="float" office:value="32.015706751115">
                <text:p>32.015706751115</text:p>
              </table:table-cell>
              <table:table-cell office:value-type="float" office:value="36.6094545916224">
                <text:p>36.60945459162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.7389790171654">
                <text:p>32.7389790171654</text:p>
              </table:table-cell>
              <table:table-cell office:value-type="float" office:value="29.7510302844759">
                <text:p>29.7510302844759</text:p>
              </table:table-cell>
              <table:table-cell office:value-type="float" office:value="32.0911842720738">
                <text:p>32.0911842720738</text:p>
              </table:table-cell>
              <table:table-cell office:value-type="float" office:value="36.9998098114861">
                <text:p>36.99980981148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.5397774016266">
                <text:p>32.5397774016266</text:p>
              </table:table-cell>
              <table:table-cell office:value-type="float" office:value="29.7547749741054">
                <text:p>29.7547749741054</text:p>
              </table:table-cell>
              <table:table-cell office:value-type="float" office:value="32.9327438135623">
                <text:p>32.9327438135623</text:p>
              </table:table-cell>
              <table:table-cell office:value-type="float" office:value="38.1900450340085">
                <text:p>38.19004503400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.3382289042728">
                <text:p>32.3382289042728</text:p>
              </table:table-cell>
              <table:table-cell office:value-type="float" office:value="29.7573965372869">
                <text:p>29.7573965372869</text:p>
              </table:table-cell>
              <table:table-cell office:value-type="float" office:value="33.5349324418377">
                <text:p>33.5349324418377</text:p>
              </table:table-cell>
              <table:table-cell office:value-type="float" office:value="38.1109109683601">
                <text:p>38.11091096836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.1198448698934">
                <text:p>32.1198448698934</text:p>
              </table:table-cell>
              <table:table-cell office:value-type="float" office:value="29.7592317689428">
                <text:p>29.7592317689428</text:p>
              </table:table-cell>
              <table:table-cell office:value-type="float" office:value="33.9630042743962">
                <text:p>33.9630042743962</text:p>
              </table:table-cell>
              <table:table-cell office:value-type="float" office:value="37.1443211553118">
                <text:p>37.14432115531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.9057261955559">
                <text:p>31.9057261955559</text:p>
              </table:table-cell>
              <table:table-cell office:value-type="float" office:value="29.7605164984459">
                <text:p>29.7605164984459</text:p>
              </table:table-cell>
              <table:table-cell office:value-type="float" office:value="34.2659016925554">
                <text:p>34.2659016925554</text:p>
              </table:table-cell>
              <table:table-cell office:value-type="float" office:value="35.6087129655179">
                <text:p>35.60871296551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.7178716289455">
                <text:p>31.7178716289455</text:p>
              </table:table-cell>
              <table:table-cell office:value-type="float" office:value="29.7614158420985">
                <text:p>29.7614158420985</text:p>
              </table:table-cell>
              <table:table-cell office:value-type="float" office:value="34.4795357746681">
                <text:p>34.4795357746681</text:p>
              </table:table-cell>
              <table:table-cell office:value-type="float" office:value="35.4198965618256">
                <text:p>35.41989656182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.5261088571685">
                <text:p>31.5261088571685</text:p>
              </table:table-cell>
              <table:table-cell office:value-type="float" office:value="29.7620453988259">
                <text:p>29.7620453988259</text:p>
              </table:table-cell>
              <table:table-cell office:value-type="float" office:value="34.6298716328683">
                <text:p>34.6298716328683</text:p>
              </table:table-cell>
              <table:table-cell office:value-type="float" office:value="34.4432941766938">
                <text:p>34.44329417669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.3453010625521">
                <text:p>31.3453010625521</text:p>
              </table:table-cell>
              <table:table-cell office:value-type="float" office:value="29.7624860964589">
                <text:p>29.7624860964589</text:p>
              </table:table-cell>
              <table:table-cell office:value-type="float" office:value="34.735496578265">
                <text:p>34.735496578265</text:p>
              </table:table-cell>
              <table:table-cell office:value-type="float" office:value="33.7757386591172">
                <text:p>33.77573865911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.1664265534795">
                <text:p>31.1664265534795</text:p>
              </table:table-cell>
              <table:table-cell office:value-type="float" office:value="29.7627945886845">
                <text:p>29.7627945886845</text:p>
              </table:table-cell>
              <table:table-cell office:value-type="float" office:value="34.809625671466">
                <text:p>34.809625671466</text:p>
              </table:table-cell>
              <table:table-cell office:value-type="float" office:value="33.3161629739984">
                <text:p>33.31616297399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.9598870574538">
                <text:p>30.9598870574538</text:p>
              </table:table-cell>
              <table:table-cell office:value-type="float" office:value="29.7630105351453">
                <text:p>29.7630105351453</text:p>
              </table:table-cell>
              <table:table-cell office:value-type="float" office:value="34.0268013845012">
                <text:p>34.0268013845012</text:p>
              </table:table-cell>
              <table:table-cell office:value-type="float" office:value="32.9981857928145">
                <text:p>32.99818579281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.7476616591987">
                <text:p>30.7476616591987</text:p>
              </table:table-cell>
              <table:table-cell office:value-type="float" office:value="29.7631616986">
                <text:p>29.7631616986</text:p>
              </table:table-cell>
              <table:table-cell office:value-type="float" office:value="34.3109452647192">
                <text:p>34.3109452647192</text:p>
              </table:table-cell>
              <table:table-cell office:value-type="float" office:value="32.7774092292997">
                <text:p>32.77740922929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.5771732545844">
                <text:p>30.5771732545844</text:p>
              </table:table-cell>
              <table:table-cell office:value-type="float" office:value="30.4934753335548">
                <text:p>30.4934753335548</text:p>
              </table:table-cell>
              <table:table-cell office:value-type="float" office:value="34.5112566027703">
                <text:p>34.5112566027703</text:p>
              </table:table-cell>
              <table:table-cell office:value-type="float" office:value="32.6237451107417">
                <text:p>32.62374511074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.3832817014222">
                <text:p>30.3832817014222</text:p>
              </table:table-cell>
              <table:table-cell office:value-type="float" office:value="31.015331364306">
                <text:p>31.015331364306</text:p>
              </table:table-cell>
              <table:table-cell office:value-type="float" office:value="31.4503275253406">
                <text:p>31.4503275253406</text:p>
              </table:table-cell>
              <table:table-cell office:value-type="float" office:value="32.5166090636616">
                <text:p>32.51660906366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.1282473201877">
                <text:p>30.1282473201877</text:p>
              </table:table-cell>
              <table:table-cell office:value-type="float" office:value="31.3859354184967">
                <text:p>31.3859354184967</text:p>
              </table:table-cell>
              <table:table-cell office:value-type="float" office:value="33.2676276005864">
                <text:p>33.2676276005864</text:p>
              </table:table-cell>
              <table:table-cell office:value-type="float" office:value="32.441823240571">
                <text:p>32.4418232405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9170792201797">
                <text:p>29.9170792201797</text:p>
              </table:table-cell>
              <table:table-cell office:value-type="float" office:value="31.647990000345">
                <text:p>31.647990000345</text:p>
              </table:table-cell>
              <table:table-cell office:value-type="float" office:value="34.6018638101912">
                <text:p>34.6018638101912</text:p>
              </table:table-cell>
              <table:table-cell office:value-type="float" office:value="32.3895755291081">
                <text:p>32.38957552910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.7080818507005">
                <text:p>29.7080818507005</text:p>
              </table:table-cell>
              <table:table-cell office:value-type="float" office:value="31.0704509131534">
                <text:p>31.0704509131534</text:p>
              </table:table-cell>
              <table:table-cell office:value-type="float" office:value="35.5675421821191">
                <text:p>35.5675421821191</text:p>
              </table:table-cell>
              <table:table-cell office:value-type="float" office:value="32.3530522055389">
                <text:p>32.35305220553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477935028257">
                <text:p>29.477935028257</text:p>
              </table:table-cell>
              <table:table-cell office:value-type="float" office:value="30.6724560180724">
                <text:p>30.6724560180724</text:p>
              </table:table-cell>
              <table:table-cell office:value-type="float" office:value="34.5437337493956">
                <text:p>34.5437337493956</text:p>
              </table:table-cell>
              <table:table-cell office:value-type="float" office:value="32.3275103866685">
                <text:p>32.32751038666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.2473901723027">
                <text:p>29.2473901723027</text:p>
              </table:table-cell>
              <table:table-cell office:value-type="float" office:value="29.6690017397069">
                <text:p>29.6690017397069</text:p>
              </table:table-cell>
              <table:table-cell office:value-type="float" office:value="33.8446535865794">
                <text:p>33.8446535865794</text:p>
              </table:table-cell>
              <table:table-cell office:value-type="float" office:value="33.1023233532784">
                <text:p>33.10232335327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0300076072606">
                <text:p>29.0300076072606</text:p>
              </table:table-cell>
              <table:table-cell office:value-type="float" office:value="28.9861810954088">
                <text:p>28.9861810954088</text:p>
              </table:table-cell>
              <table:table-cell office:value-type="float" office:value="33.3637324803563">
                <text:p>33.3637324803563</text:p>
              </table:table-cell>
              <table:table-cell office:value-type="float" office:value="33.6557155453507">
                <text:p>33.65571554535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.7843847645865">
                <text:p>28.7843847645865</text:p>
              </table:table-cell>
              <table:table-cell office:value-type="float" office:value="28.5175786646915">
                <text:p>28.5175786646915</text:p>
              </table:table-cell>
              <table:table-cell office:value-type="float" office:value="33.0311595779463">
                <text:p>33.0311595779463</text:p>
              </table:table-cell>
              <table:table-cell office:value-type="float" office:value="34.0485855115706">
                <text:p>34.04858551157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.5781718948284">
                <text:p>28.5781718948284</text:p>
              </table:table-cell>
              <table:table-cell office:value-type="float" office:value="28.1940717815277">
                <text:p>28.1940717815277</text:p>
              </table:table-cell>
              <table:table-cell office:value-type="float" office:value="32.8003330145229">
                <text:p>32.8003330145229</text:p>
              </table:table-cell>
              <table:table-cell office:value-type="float" office:value="34.3263200147121">
                <text:p>34.32632001471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.3837777321954">
                <text:p>28.3837777321954</text:p>
              </table:table-cell>
              <table:table-cell office:value-type="float" office:value="28.6560102558476">
                <text:p>28.6560102558476</text:p>
              </table:table-cell>
              <table:table-cell office:value-type="float" office:value="33.4404930316686">
                <text:p>33.4404930316686</text:p>
              </table:table-cell>
              <table:table-cell office:value-type="float" office:value="34.5220810320134">
                <text:p>34.52208103201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.1597708566926">
                <text:p>28.1597708566926</text:p>
              </table:table-cell>
              <table:table-cell office:value-type="float" office:value="28.9838631128999">
                <text:p>28.9838631128999</text:p>
              </table:table-cell>
              <table:table-cell office:value-type="float" office:value="33.8960245106729">
                <text:p>33.8960245106729</text:p>
              </table:table-cell>
              <table:table-cell office:value-type="float" office:value="34.6597776321825">
                <text:p>34.65977763218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.9606795170316">
                <text:p>27.9606795170316</text:p>
              </table:table-cell>
              <table:table-cell office:value-type="float" office:value="29.2155893889735">
                <text:p>29.2155893889735</text:p>
              </table:table-cell>
              <table:table-cell office:value-type="float" office:value="34.2185837034143">
                <text:p>34.2185837034143</text:p>
              </table:table-cell>
              <table:table-cell office:value-type="float" office:value="34.7564919103754">
                <text:p>34.75649191037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.7954075309069">
                <text:p>27.7954075309069</text:p>
              </table:table-cell>
              <table:table-cell office:value-type="float" office:value="29.3788992322635">
                <text:p>29.3788992322635</text:p>
              </table:table-cell>
              <table:table-cell office:value-type="float" office:value="34.4461997684727">
                <text:p>34.4461997684727</text:p>
              </table:table-cell>
              <table:table-cell office:value-type="float" office:value="34.8243524332938">
                <text:p>34.82435243329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.5671811384663">
                <text:p>27.5671811384663</text:p>
              </table:table-cell>
              <table:table-cell office:value-type="float" office:value="29.4937589785731">
                <text:p>29.4937589785731</text:p>
              </table:table-cell>
              <table:table-cell office:value-type="float" office:value="34.6064312832283">
                <text:p>34.6064312832283</text:p>
              </table:table-cell>
              <table:table-cell office:value-type="float" office:value="34.0368776480955">
                <text:p>34.03687764809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.3222891942104">
                <text:p>27.3222891942104</text:p>
              </table:table-cell>
              <table:table-cell office:value-type="float" office:value="29.5744278847867">
                <text:p>29.5744278847867</text:p>
              </table:table-cell>
              <table:table-cell office:value-type="float" office:value="33.8876419719096">
                <text:p>33.8876419719096</text:p>
              </table:table-cell>
              <table:table-cell office:value-type="float" office:value="32.694150887231">
                <text:p>32.6941508872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.1467529340332">
                <text:p>27.1467529340332</text:p>
              </table:table-cell>
              <table:table-cell office:value-type="float" office:value="29.6310273634451">
                <text:p>29.6310273634451</text:p>
              </table:table-cell>
              <table:table-cell office:value-type="float" office:value="33.3933911060918">
                <text:p>33.3933911060918</text:p>
              </table:table-cell>
              <table:table-cell office:value-type="float" office:value="31.7858849404337">
                <text:p>31.78588494043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.9602700008125">
                <text:p>26.9602700008125</text:p>
              </table:table-cell>
              <table:table-cell office:value-type="float" office:value="29.6707114365582">
                <text:p>29.6707114365582</text:p>
              </table:table-cell>
              <table:table-cell office:value-type="float" office:value="33.0517109282597">
                <text:p>33.0517109282597</text:p>
              </table:table-cell>
              <table:table-cell office:value-type="float" office:value="31.1651540563036">
                <text:p>31.16515405630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.7163403042663">
                <text:p>26.7163403042663</text:p>
              </table:table-cell>
              <table:table-cell office:value-type="float" office:value="29.69852190648">
                <text:p>29.69852190648</text:p>
              </table:table-cell>
              <table:table-cell office:value-type="float" office:value="32.8146170958005">
                <text:p>32.8146170958005</text:p>
              </table:table-cell>
              <table:table-cell office:value-type="float" office:value="30.7378691714697">
                <text:p>30.73786917146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.520621003696">
                <text:p>26.520621003696</text:p>
              </table:table-cell>
              <table:table-cell office:value-type="float" office:value="30.4471020934049">
                <text:p>30.4471020934049</text:p>
              </table:table-cell>
              <table:table-cell office:value-type="float" office:value="32.6496641011351">
                <text:p>32.6496641011351</text:p>
              </table:table-cell>
              <table:table-cell office:value-type="float" office:value="29.7132787904122">
                <text:p>29.71327879041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.3065915551233">
                <text:p>26.3065915551233</text:p>
              </table:table-cell>
              <table:table-cell office:value-type="float" office:value="30.9823070274063">
                <text:p>30.9823070274063</text:p>
              </table:table-cell>
              <table:table-cell office:value-type="float" office:value="34.1506766339498">
                <text:p>34.1506766339498</text:p>
              </table:table-cell>
              <table:table-cell office:value-type="float" office:value="29.0164549433262">
                <text:p>29.01645494332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.0981056817285">
                <text:p>26.0981056817285</text:p>
              </table:table-cell>
              <table:table-cell office:value-type="float" office:value="30.6115196979139">
                <text:p>30.6115196979139</text:p>
              </table:table-cell>
              <table:table-cell office:value-type="float" office:value="35.2422582677961">
                <text:p>35.2422582677961</text:p>
              </table:table-cell>
              <table:table-cell office:value-type="float" office:value="29.2385821936655">
                <text:p>29.23858219366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8649515441841">
                <text:p>25.8649515441841</text:p>
              </table:table-cell>
              <table:table-cell office:value-type="float" office:value="30.3546120376776">
                <text:p>30.3546120376776</text:p>
              </table:table-cell>
              <table:table-cell office:value-type="float" office:value="36.027059864966">
                <text:p>36.027059864966</text:p>
              </table:table-cell>
              <table:table-cell office:value-type="float" office:value="28.6911769524752">
                <text:p>28.69117695247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.6554179535472">
                <text:p>25.6554179535472</text:p>
              </table:table-cell>
              <table:table-cell office:value-type="float" office:value="30.176060635558">
                <text:p>30.176060635558</text:p>
              </table:table-cell>
              <table:table-cell office:value-type="float" office:value="36.5867965475665">
                <text:p>36.5867965475665</text:p>
              </table:table-cell>
              <table:table-cell office:value-type="float" office:value="28.3141026457451">
                <text:p>28.31410264574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4141175337207">
                <text:p>25.4141175337207</text:p>
              </table:table-cell>
              <table:table-cell office:value-type="float" office:value="29.3320710281434">
                <text:p>29.3320710281434</text:p>
              </table:table-cell>
              <table:table-cell office:value-type="float" office:value="36.9837785751262">
                <text:p>36.9837785751262</text:p>
              </table:table-cell>
              <table:table-cell office:value-type="float" office:value="28.0531031679158">
                <text:p>28.05310316791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1830225626021">
                <text:p>25.1830225626021</text:p>
              </table:table-cell>
              <table:table-cell office:value-type="float" office:value="29.4608432065819">
                <text:p>29.4608432065819</text:p>
              </table:table-cell>
              <table:table-cell office:value-type="float" office:value="34.650791504497">
                <text:p>34.650791504497</text:p>
              </table:table-cell>
              <table:table-cell office:value-type="float" office:value="27.2044072613883">
                <text:p>27.20440726138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951525055887">
                <text:p>24.951525055887</text:p>
              </table:table-cell>
              <table:table-cell office:value-type="float" office:value="29.5513199548545">
                <text:p>29.5513199548545</text:p>
              </table:table-cell>
              <table:table-cell office:value-type="float" office:value="33.1058295507535">
                <text:p>33.1058295507535</text:p>
              </table:table-cell>
              <table:table-cell office:value-type="float" office:value="26.6256438828618">
                <text:p>26.62564388286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.7136626288838">
                <text:p>24.7136626288838</text:p>
              </table:table-cell>
              <table:table-cell office:value-type="float" office:value="29.6148189556742">
                <text:p>29.6148189556742</text:p>
              </table:table-cell>
              <table:table-cell office:value-type="float" office:value="31.2976752312076">
                <text:p>31.2976752312076</text:p>
              </table:table-cell>
              <table:table-cell office:value-type="float" office:value="26.8713218490922">
                <text:p>26.87132184909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.4829161362872">
                <text:p>24.4829161362872</text:p>
              </table:table-cell>
              <table:table-cell office:value-type="float" office:value="28.949115884949">
                <text:p>28.949115884949</text:p>
              </table:table-cell>
              <table:table-cell office:value-type="float" office:value="29.3704829156752">
                <text:p>29.3704829156752</text:p>
              </table:table-cell>
              <table:table-cell office:value-type="float" office:value="27.0446439899097">
                <text:p>27.04464398990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.2470954530914">
                <text:p>24.2470954530914</text:p>
              </table:table-cell>
              <table:table-cell office:value-type="float" office:value="28.4920475664463">
                <text:p>28.4920475664463</text:p>
              </table:table-cell>
              <table:table-cell office:value-type="float" office:value="28.0925002058989">
                <text:p>28.0925002058989</text:p>
              </table:table-cell>
              <table:table-cell office:value-type="float" office:value="27.1666342354977">
                <text:p>27.16663423549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.0246183785199">
                <text:p>24.0246183785199</text:p>
              </table:table-cell>
              <table:table-cell office:value-type="float" office:value="27.5016780757343">
                <text:p>27.5016780757343</text:p>
              </table:table-cell>
              <table:table-cell office:value-type="float" office:value="27.2311452374015">
                <text:p>27.2311452374015</text:p>
              </table:table-cell>
              <table:table-cell office:value-type="float" office:value="27.2523546653955">
                <text:p>27.25235466539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.816528611635">
                <text:p>23.816528611635</text:p>
              </table:table-cell>
              <table:table-cell office:value-type="float" office:value="26.1865178289669">
                <text:p>26.1865178289669</text:p>
              </table:table-cell>
              <table:table-cell office:value-type="float" office:value="25.3831861392521">
                <text:p>25.3831861392521</text:p>
              </table:table-cell>
              <table:table-cell office:value-type="float" office:value="27.3125198503383">
                <text:p>27.31251985033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.5957498609993">
                <text:p>23.5957498609993</text:p>
              </table:table-cell>
              <table:table-cell office:value-type="float" office:value="24.6975814379175">
                <text:p>24.6975814379175</text:p>
              </table:table-cell>
              <table:table-cell office:value-type="float" office:value="24.164749317617">
                <text:p>24.164749317617</text:p>
              </table:table-cell>
              <table:table-cell office:value-type="float" office:value="26.6996685798261">
                <text:p>26.69966857982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.3672020526591">
                <text:p>23.3672020526591</text:p>
              </table:table-cell>
              <table:table-cell office:value-type="float" office:value="23.7059900786345">
                <text:p>23.7059900786345</text:p>
              </table:table-cell>
              <table:table-cell office:value-type="float" office:value="23.3468130617605">
                <text:p>23.3468130617605</text:p>
              </table:table-cell>
              <table:table-cell office:value-type="float" office:value="26.278873296358">
                <text:p>26.2788732963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.1631836962258">
                <text:p>23.1631836962258</text:p>
              </table:table-cell>
              <table:table-cell office:value-type="float" office:value="23.0356604760799">
                <text:p>23.0356604760799</text:p>
              </table:table-cell>
              <table:table-cell office:value-type="float" office:value="22.7907870980466">
                <text:p>22.7907870980466</text:p>
              </table:table-cell>
              <table:table-cell office:value-type="float" office:value="25.9882688102806">
                <text:p>25.98826881028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.9110047859338">
                <text:p>22.9110047859338</text:p>
              </table:table-cell>
              <table:table-cell office:value-type="float" office:value="22.5777400349112">
                <text:p>22.5777400349112</text:p>
              </table:table-cell>
              <table:table-cell office:value-type="float" office:value="22.4094669876708">
                <text:p>22.4094669876708</text:p>
              </table:table-cell>
              <table:table-cell office:value-type="float" office:value="27.7316508795936">
                <text:p>27.7316508795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6971565062002">
                <text:p>22.6971565062002</text:p>
              </table:table-cell>
              <table:table-cell office:value-type="float" office:value="22.2626227838383">
                <text:p>22.2626227838383</text:p>
              </table:table-cell>
              <table:table-cell office:value-type="float" office:value="22.1463453914897">
                <text:p>22.1463453914897</text:p>
              </table:table-cell>
              <table:table-cell office:value-type="float" office:value="29.0211478562808">
                <text:p>29.02114785628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4596644708315">
                <text:p>22.4596644708315</text:p>
              </table:table-cell>
              <table:table-cell office:value-type="float" office:value="22.0446612393258">
                <text:p>22.0446612393258</text:p>
              </table:table-cell>
              <table:table-cell office:value-type="float" office:value="21.9640006647886">
                <text:p>21.9640006647886</text:p>
              </table:table-cell>
              <table:table-cell office:value-type="float" office:value="29.9593087740279">
                <text:p>29.95930877402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.1869690733699">
                <text:p>22.1869690733699</text:p>
              </table:table-cell>
              <table:table-cell office:value-type="float" office:value="21.8933591031056">
                <text:p>21.8933591031056</text:p>
              </table:table-cell>
              <table:table-cell office:value-type="float" office:value="21.8372534017754">
                <text:p>21.8372534017754</text:p>
              </table:table-cell>
              <table:table-cell office:value-type="float" office:value="29.9004356106939">
                <text:p>29.90043561069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.9770685117184">
                <text:p>21.9770685117184</text:p>
              </table:table-cell>
              <table:table-cell office:value-type="float" office:value="21.7880659120923">
                <text:p>21.7880659120923</text:p>
              </table:table-cell>
              <table:table-cell office:value-type="float" office:value="21.748965763073">
                <text:p>21.748965763073</text:p>
              </table:table-cell>
              <table:table-cell office:value-type="float" office:value="28.4463724783051">
                <text:p>28.44637247830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.7664167623794">
                <text:p>21.7664167623794</text:p>
              </table:table-cell>
              <table:table-cell office:value-type="float" office:value="21.7146621276869">
                <text:p>21.7146621276869</text:p>
              </table:table-cell>
              <table:table-cell office:value-type="float" office:value="21.687376884473">
                <text:p>21.687376884473</text:p>
              </table:table-cell>
              <table:table-cell office:value-type="float" office:value="27.4708094383594">
                <text:p>27.47080943835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.5530291544347">
                <text:p>21.5530291544347</text:p>
              </table:table-cell>
              <table:table-cell office:value-type="float" office:value="22.1949141334927">
                <text:p>22.1949141334927</text:p>
              </table:table-cell>
              <table:table-cell office:value-type="float" office:value="21.6443684715265">
                <text:p>21.6443684715265</text:p>
              </table:table-cell>
              <table:table-cell office:value-type="float" office:value="26.8078911212115">
                <text:p>26.80789112121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3220404659875">
                <text:p>21.3220404659875</text:p>
              </table:table-cell>
              <table:table-cell office:value-type="float" office:value="22.5373964442954">
                <text:p>22.5373964442954</text:p>
              </table:table-cell>
              <table:table-cell office:value-type="float" office:value="21.0967291536953">
                <text:p>21.0967291536953</text:p>
              </table:table-cell>
              <table:table-cell office:value-type="float" office:value="26.3533898860029">
                <text:p>26.35338988600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1016127647691">
                <text:p>21.1016127647691</text:p>
              </table:table-cell>
              <table:table-cell office:value-type="float" office:value="22.7802736484524">
                <text:p>22.7802736484524</text:p>
              </table:table-cell>
              <table:table-cell office:value-type="float" office:value="20.7216471070195">
                <text:p>20.7216471070195</text:p>
              </table:table-cell>
              <table:table-cell office:value-type="float" office:value="26.0398316804801">
                <text:p>26.03983168048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869820739459">
                <text:p>20.869820739459</text:p>
              </table:table-cell>
              <table:table-cell office:value-type="float" office:value="22.9518433707188">
                <text:p>22.9518433707188</text:p>
              </table:table-cell>
              <table:table-cell office:value-type="float" office:value="20.4630646121398">
                <text:p>20.4630646121398</text:p>
              </table:table-cell>
              <table:table-cell office:value-type="float" office:value="25.8225634032577">
                <text:p>25.82256340325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5977591835801">
                <text:p>20.5977591835801</text:p>
              </table:table-cell>
              <table:table-cell office:value-type="float" office:value="23.0727104446011">
                <text:p>23.0727104446011</text:p>
              </table:table-cell>
              <table:table-cell office:value-type="float" office:value="20.2839792258739">
                <text:p>20.2839792258739</text:p>
              </table:table-cell>
              <table:table-cell office:value-type="float" office:value="25.0568147687625">
                <text:p>25.0568147687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.3671053833913">
                <text:p>20.3671053833913</text:p>
              </table:table-cell>
              <table:table-cell office:value-type="float" office:value="23.1576959147546">
                <text:p>23.1576959147546</text:p>
              </table:table-cell>
              <table:table-cell office:value-type="float" office:value="20.1595528120456">
                <text:p>20.1595528120456</text:p>
              </table:table-cell>
              <table:table-cell office:value-type="float" office:value="24.5343422625092">
                <text:p>24.53434226250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1140912628623">
                <text:p>20.1140912628623</text:p>
              </table:table-cell>
              <table:table-cell office:value-type="float" office:value="23.2173719302417">
                <text:p>23.2173719302417</text:p>
              </table:table-cell>
              <table:table-cell office:value-type="float" office:value="20.0729087406878">
                <text:p>20.0729087406878</text:p>
              </table:table-cell>
              <table:table-cell office:value-type="float" office:value="24.1751072505805">
                <text:p>24.17510725058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.8757176872548">
                <text:p>19.8757176872548</text:p>
              </table:table-cell>
              <table:table-cell office:value-type="float" office:value="23.2592366175573">
                <text:p>23.2592366175573</text:p>
              </table:table-cell>
              <table:table-cell office:value-type="float" office:value="20.0124795575373">
                <text:p>20.0124795575373</text:p>
              </table:table-cell>
              <table:table-cell office:value-type="float" office:value="23.9267770261732">
                <text:p>23.92677702617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.6440802463814">
                <text:p>19.6440802463814</text:p>
              </table:table-cell>
              <table:table-cell office:value-type="float" office:value="22.186587248346">
                <text:p>22.186587248346</text:p>
              </table:table-cell>
              <table:table-cell office:value-type="float" office:value="19.9702874050205">
                <text:p>19.9702874050205</text:p>
              </table:table-cell>
              <table:table-cell office:value-type="float" office:value="22.6304206128746">
                <text:p>22.63042061287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.4041862926871">
                <text:p>19.4041862926871</text:p>
              </table:table-cell>
              <table:table-cell office:value-type="float" office:value="21.4653036782531">
                <text:p>21.4653036782531</text:p>
              </table:table-cell>
              <table:table-cell office:value-type="float" office:value="18.9972209209272">
                <text:p>18.9972209209272</text:p>
              </table:table-cell>
              <table:table-cell office:value-type="float" office:value="21.7649925251387">
                <text:p>21.76499252513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.1565007675748">
                <text:p>19.1565007675748</text:p>
              </table:table-cell>
              <table:table-cell office:value-type="float" office:value="20.9744030903548">
                <text:p>20.9744030903548</text:p>
              </table:table-cell>
              <table:table-cell office:value-type="float" office:value="18.3444250167504">
                <text:p>18.3444250167504</text:p>
              </table:table-cell>
              <table:table-cell office:value-type="float" office:value="21.1789609622604">
                <text:p>21.17896096226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.928151965743">
                <text:p>18.928151965743</text:p>
              </table:table-cell>
              <table:table-cell office:value-type="float" office:value="20.637467925035">
                <text:p>20.637467925035</text:p>
              </table:table-cell>
              <table:table-cell office:value-type="float" office:value="18.3400384205877">
                <text:p>18.3400384205877</text:p>
              </table:table-cell>
              <table:table-cell office:value-type="float" office:value="20.7781529632304">
                <text:p>20.77815296323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.6746851823242">
                <text:p>18.6746851823242</text:p>
              </table:table-cell>
              <table:table-cell office:value-type="float" office:value="20.4048389856959">
                <text:p>20.4048389856959</text:p>
              </table:table-cell>
              <table:table-cell office:value-type="float" office:value="18.3369684274089">
                <text:p>18.3369684274089</text:p>
              </table:table-cell>
              <table:table-cell office:value-type="float" office:value="20.5021091632279">
                <text:p>20.50210916322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.4317622678418">
                <text:p>18.4317622678418</text:p>
              </table:table-cell>
              <table:table-cell office:value-type="float" office:value="20.2435607212349">
                <text:p>20.2435607212349</text:p>
              </table:table-cell>
              <table:table-cell office:value-type="float" office:value="17.8957674946171">
                <text:p>17.8957674946171</text:p>
              </table:table-cell>
              <table:table-cell office:value-type="float" office:value="19.8246873788457">
                <text:p>19.82468737884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.1863916253502">
                <text:p>18.1863916253502</text:p>
              </table:table-cell>
              <table:table-cell office:value-type="float" office:value="19.6493505974154">
                <text:p>19.6493505974154</text:p>
              </table:table-cell>
              <table:table-cell office:value-type="float" office:value="17.1719639045317">
                <text:p>17.1719639045317</text:p>
              </table:table-cell>
              <table:table-cell office:value-type="float" office:value="19.3638545445693">
                <text:p>19.36385454456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9554718043111">
                <text:p>17.9554718043111</text:p>
              </table:table-cell>
              <table:table-cell office:value-type="float" office:value="19.243812183759">
                <text:p>19.243812183759</text:p>
              </table:table-cell>
              <table:table-cell office:value-type="float" office:value="17.511419227482">
                <text:p>17.511419227482</text:p>
              </table:table-cell>
              <table:table-cell office:value-type="float" office:value="19.0476602754032">
                <text:p>19.04766027540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6921507323418">
                <text:p>17.6921507323418</text:p>
              </table:table-cell>
              <table:table-cell office:value-type="float" office:value="18.9649256811769">
                <text:p>18.9649256811769</text:p>
              </table:table-cell>
              <table:table-cell office:value-type="float" office:value="17.3279024482017">
                <text:p>17.3279024482017</text:p>
              </table:table-cell>
              <table:table-cell office:value-type="float" office:value="18.8294014146453">
                <text:p>18.82940141464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4494553855458">
                <text:p>17.4494553855458</text:p>
              </table:table-cell>
              <table:table-cell office:value-type="float" office:value="17.883830228354">
                <text:p>17.883830228354</text:p>
              </table:table-cell>
              <table:table-cell office:value-type="float" office:value="16.7886947489536">
                <text:p>16.7886947489536</text:p>
              </table:table-cell>
              <table:table-cell office:value-type="float" office:value="19.6058447726399">
                <text:p>19.60584477263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2028805601501">
                <text:p>17.2028805601501</text:p>
              </table:table-cell>
              <table:table-cell office:value-type="float" office:value="17.5850427946093">
                <text:p>17.5850427946093</text:p>
              </table:table-cell>
              <table:table-cell office:value-type="float" office:value="16.4212642521325">
                <text:p>16.4212642521325</text:p>
              </table:table-cell>
              <table:table-cell office:value-type="float" office:value="20.6631347410761">
                <text:p>20.66313474107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.9782163664565">
                <text:p>16.9782163664565</text:p>
              </table:table-cell>
              <table:table-cell office:value-type="float" office:value="18.6896169595973">
                <text:p>18.6896169595973</text:p>
              </table:table-cell>
              <table:table-cell office:value-type="float" office:value="16.5655425951161">
                <text:p>16.5655425951161</text:p>
              </table:table-cell>
              <table:table-cell office:value-type="float" office:value="20.9236451150607">
                <text:p>20.92364511506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.7236714956322">
                <text:p>16.7236714956322</text:p>
              </table:table-cell>
              <table:table-cell office:value-type="float" office:value="18.1359927333985">
                <text:p>18.1359927333985</text:p>
              </table:table-cell>
              <table:table-cell office:value-type="float" office:value="16.2681700239447">
                <text:p>16.2681700239447</text:p>
              </table:table-cell>
              <table:table-cell office:value-type="float" office:value="20.1091405785266">
                <text:p>20.10914057852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.5034674616362">
                <text:p>16.5034674616362</text:p>
              </table:table-cell>
              <table:table-cell office:value-type="float" office:value="17.7582426451438">
                <text:p>17.7582426451438</text:p>
              </table:table-cell>
              <table:table-cell office:value-type="float" office:value="15.6785361955758">
                <text:p>15.6785361955758</text:p>
              </table:table-cell>
              <table:table-cell office:value-type="float" office:value="21.0330266891637">
                <text:p>21.03302668916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.2067102155646">
                <text:p>16.2067102155646</text:p>
              </table:table-cell>
              <table:table-cell office:value-type="float" office:value="17.498508898334">
                <text:p>17.498508898334</text:p>
              </table:table-cell>
              <table:table-cell office:value-type="float" office:value="15.6533968553968">
                <text:p>15.6533968553968</text:p>
              </table:table-cell>
              <table:table-cell office:value-type="float" office:value="20.1826695445316">
                <text:p>20.18266954453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.9778009826554">
                <text:p>15.9778009826554</text:p>
              </table:table-cell>
              <table:table-cell office:value-type="float" office:value="17.3189589372293">
                <text:p>17.3189589372293</text:p>
              </table:table-cell>
              <table:table-cell office:value-type="float" office:value="15.635823304986">
                <text:p>15.635823304986</text:p>
              </table:table-cell>
              <table:table-cell office:value-type="float" office:value="19.138419918235">
                <text:p>19.1384199182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7333927217129">
                <text:p>15.7333927217129</text:p>
              </table:table-cell>
              <table:table-cell office:value-type="float" office:value="16.782628633776">
                <text:p>16.782628633776</text:p>
              </table:table-cell>
              <table:table-cell office:value-type="float" office:value="15.2494067587585">
                <text:p>15.2494067587585</text:p>
              </table:table-cell>
              <table:table-cell office:value-type="float" office:value="18.4397618619154">
                <text:p>18.43976186191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4736903710567">
                <text:p>15.4736903710567</text:p>
              </table:table-cell>
              <table:table-cell office:value-type="float" office:value="16.8198857636638">
                <text:p>16.8198857636638</text:p>
              </table:table-cell>
              <table:table-cell office:value-type="float" office:value="14.9846114168094">
                <text:p>14.9846114168094</text:p>
              </table:table-cell>
              <table:table-cell office:value-type="float" office:value="17.9659326924868">
                <text:p>17.96593269248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2233661722741">
                <text:p>15.2233661722741</text:p>
              </table:table-cell>
              <table:table-cell office:value-type="float" office:value="16.4426141721494">
                <text:p>16.4426141721494</text:p>
              </table:table-cell>
              <table:table-cell office:value-type="float" office:value="14.80199525723">
                <text:p>14.80199525723</text:p>
              </table:table-cell>
              <table:table-cell office:value-type="float" office:value="17.2190653651985">
                <text:p>17.21906536519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9938187280781">
                <text:p>14.9938187280781</text:p>
              </table:table-cell>
              <table:table-cell office:value-type="float" office:value="15.7960328176799">
                <text:p>15.7960328176799</text:p>
              </table:table-cell>
              <table:table-cell office:value-type="float" office:value="14.6754897544711">
                <text:p>14.6754897544711</text:p>
              </table:table-cell>
              <table:table-cell office:value-type="float" office:value="17.1248885948796">
                <text:p>17.12488859487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.7927460908084">
                <text:p>14.7927460908084</text:p>
              </table:table-cell>
              <table:table-cell office:value-type="float" office:value="15.3586145149913">
                <text:p>15.3586145149913</text:p>
              </table:table-cell>
              <table:table-cell office:value-type="float" office:value="14.5875797568169">
                <text:p>14.5875797568169</text:p>
              </table:table-cell>
              <table:table-cell office:value-type="float" office:value="17.4778012667153">
                <text:p>17.47780126671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.5770395405251">
                <text:p>14.5770395405251</text:p>
              </table:table-cell>
              <table:table-cell office:value-type="float" office:value="15.4291202913676">
                <text:p>15.4291202913676</text:p>
              </table:table-cell>
              <table:table-cell office:value-type="float" office:value="14.526356275739">
                <text:p>14.526356275739</text:p>
              </table:table-cell>
              <table:table-cell office:value-type="float" office:value="17.729158645129">
                <text:p>17.7291586451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3388772091637">
                <text:p>14.3388772091637</text:p>
              </table:table-cell>
              <table:table-cell office:value-type="float" office:value="15.1080090580964">
                <text:p>15.1080090580964</text:p>
              </table:table-cell>
              <table:table-cell office:value-type="float" office:value="14.1368219871422">
                <text:p>14.1368219871422</text:p>
              </table:table-cell>
              <table:table-cell office:value-type="float" office:value="17.4784429362519">
                <text:p>17.47844293625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06895952285">
                <text:p>14.06895952285</text:p>
              </table:table-cell>
              <table:table-cell office:value-type="float" office:value="14.8872158970402">
                <text:p>14.8872158970402</text:p>
              </table:table-cell>
              <table:table-cell office:value-type="float" office:value="13.8703799491802">
                <text:p>13.8703799491802</text:p>
              </table:table-cell>
              <table:table-cell office:value-type="float" office:value="17.7296142710246">
                <text:p>17.72961427102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8096966756907">
                <text:p>13.8096966756907</text:p>
              </table:table-cell>
              <table:table-cell office:value-type="float" office:value="14.3817437353986">
                <text:p>14.3817437353986</text:p>
              </table:table-cell>
              <table:table-cell office:value-type="float" office:value="13.3591135082512">
                <text:p>13.3591135082512</text:p>
              </table:table-cell>
              <table:table-cell office:value-type="float" office:value="17.4787573629248">
                <text:p>17.47875736292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5704230393461">
                <text:p>13.5704230393461</text:p>
              </table:table-cell>
              <table:table-cell office:value-type="float" office:value="14.038159981194">
                <text:p>14.038159981194</text:p>
              </table:table-cell>
              <table:table-cell office:value-type="float" office:value="13.0124818700022">
                <text:p>13.0124818700022</text:p>
              </table:table-cell>
              <table:table-cell office:value-type="float" office:value="16.8908740823122">
                <text:p>16.89087408231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3212203829094">
                <text:p>13.3212203829094</text:p>
              </table:table-cell>
              <table:table-cell office:value-type="float" office:value="13.802547056566">
                <text:p>13.802547056566</text:p>
              </table:table-cell>
              <table:table-cell office:value-type="float" office:value="12.4692855319035">
                <text:p>12.4692855319035</text:p>
              </table:table-cell>
              <table:table-cell office:value-type="float" office:value="16.0962573906206">
                <text:p>16.09625739062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1221973545634">
                <text:p>13.1221973545634</text:p>
              </table:table-cell>
              <table:table-cell office:value-type="float" office:value="13.6399748883802">
                <text:p>13.6399748883802</text:p>
              </table:table-cell>
              <table:table-cell office:value-type="float" office:value="11.8127838359944">
                <text:p>11.8127838359944</text:p>
              </table:table-cell>
              <table:table-cell office:value-type="float" office:value="15.5623743052758">
                <text:p>15.56237430527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8448324967857">
                <text:p>12.8448324967857</text:p>
              </table:table-cell>
              <table:table-cell office:value-type="float" office:value="13.2033850568991">
                <text:p>13.2033850568991</text:p>
              </table:table-cell>
              <table:table-cell office:value-type="float" office:value="11.6529545734454">
                <text:p>11.6529545734454</text:p>
              </table:table-cell>
              <table:table-cell office:value-type="float" office:value="15.1992276838556">
                <text:p>15.19922768385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5969947102901">
                <text:p>12.5969947102901</text:p>
              </table:table-cell>
              <table:table-cell office:value-type="float" office:value="12.9061138473166">
                <text:p>12.9061138473166</text:p>
              </table:table-cell>
              <table:table-cell office:value-type="float" office:value="11.2659649386267">
                <text:p>11.2659649386267</text:p>
              </table:table-cell>
              <table:table-cell office:value-type="float" office:value="14.9500789310963">
                <text:p>14.95007893109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3841657521453">
                <text:p>12.3841657521453</text:p>
              </table:table-cell>
              <table:table-cell office:value-type="float" office:value="12.7020153642411">
                <text:p>12.7020153642411</text:p>
              </table:table-cell>
              <table:table-cell office:value-type="float" office:value="11.0027446645946">
                <text:p>11.0027446645946</text:p>
              </table:table-cell>
              <table:table-cell office:value-type="float" office:value="14.7781088458762">
                <text:p>14.77810884587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1612930194008">
                <text:p>12.1612930194008</text:p>
              </table:table-cell>
              <table:table-cell office:value-type="float" office:value="12.5610699200742">
                <text:p>12.5610699200742</text:p>
              </table:table-cell>
              <table:table-cell office:value-type="float" office:value="10.8221582970911">
                <text:p>10.8221582970911</text:p>
              </table:table-cell>
              <table:table-cell office:value-type="float" office:value="14.6589081528877">
                <text:p>14.65890815288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.9285906378561">
                <text:p>11.9285906378561</text:p>
              </table:table-cell>
              <table:table-cell office:value-type="float" office:value="12.1648880567999">
                <text:p>12.1648880567999</text:p>
              </table:table-cell>
              <table:table-cell office:value-type="float" office:value="10.4413477349257">
                <text:p>10.4413477349257</text:p>
              </table:table-cell>
              <table:table-cell office:value-type="float" office:value="15.6753954230645">
                <text:p>15.67539542306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.7274358667758">
                <text:p>11.7274358667758</text:p>
              </table:table-cell>
              <table:table-cell office:value-type="float" office:value="12.4858406236857">
                <text:p>12.4858406236857</text:p>
              </table:table-cell>
              <table:table-cell office:value-type="float" office:value="10.1827817099047">
                <text:p>10.1827817099047</text:p>
              </table:table-cell>
              <table:table-cell office:value-type="float" office:value="14.9105979071906">
                <text:p>14.91059790719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.4857633029387">
                <text:p>11.4857633029387</text:p>
              </table:table-cell>
              <table:table-cell office:value-type="float" office:value="12.113842550286">
                <text:p>12.113842550286</text:p>
              </table:table-cell>
              <table:table-cell office:value-type="float" office:value="10.005604813742">
                <text:p>10.005604813742</text:p>
              </table:table-cell>
              <table:table-cell office:value-type="float" office:value="14.7507791988857">
                <text:p>14.75077919888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.2574435685269">
                <text:p>11.2574435685269</text:p>
              </table:table-cell>
              <table:table-cell office:value-type="float" office:value="12.7545684329034">
                <text:p>12.7545684329034</text:p>
              </table:table-cell>
              <table:table-cell office:value-type="float" office:value="9.64674654893689">
                <text:p>9.64674654893689</text:p>
              </table:table-cell>
              <table:table-cell office:value-type="float" office:value="14.6399264409637">
                <text:p>14.63992644096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.0386294263141">
                <text:p>11.0386294263141</text:p>
              </table:table-cell>
              <table:table-cell office:value-type="float" office:value="12.9064898162739">
                <text:p>12.9064898162739</text:p>
              </table:table-cell>
              <table:table-cell office:value-type="float" office:value="9.63392919133757">
                <text:p>9.63392919133757</text:p>
              </table:table-cell>
              <table:table-cell office:value-type="float" office:value="15.2861556995758">
                <text:p>15.28615569957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.824787697909">
                <text:p>10.824787697909</text:p>
              </table:table-cell>
              <table:table-cell office:value-type="float" office:value="13.0139101929773">
                <text:p>13.0139101929773</text:p>
              </table:table-cell>
              <table:table-cell office:value-type="float" office:value="9.62496717524955">
                <text:p>9.62496717524955</text:p>
              </table:table-cell>
              <table:table-cell office:value-type="float" office:value="15.0098798637384">
                <text:p>15.00987986373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5896850292294">
                <text:p>10.5896850292294</text:p>
              </table:table-cell>
              <table:table-cell office:value-type="float" office:value="12.4702436052188">
                <text:p>12.4702436052188</text:p>
              </table:table-cell>
              <table:table-cell office:value-type="float" office:value="9.61869872494386">
                <text:p>9.61869872494386</text:p>
              </table:table-cell>
              <table:table-cell office:value-type="float" office:value="14.819463192721">
                <text:p>14.8194631927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.3951722050248">
                <text:p>10.3951722050248</text:p>
              </table:table-cell>
              <table:table-cell office:value-type="float" office:value="12.1032479353459">
                <text:p>12.1032479353459</text:p>
              </table:table-cell>
              <table:table-cell office:value-type="float" office:value="9.61431323894719">
                <text:p>9.61431323894719</text:p>
              </table:table-cell>
              <table:table-cell office:value-type="float" office:value="15.0479544361347">
                <text:p>15.04795443613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.1717570306861">
                <text:p>10.1717570306861</text:p>
              </table:table-cell>
              <table:table-cell office:value-type="float" office:value="11.8527964054555">
                <text:p>11.8527964054555</text:p>
              </table:table-cell>
              <table:table-cell office:value-type="float" office:value="9.61124458850007">
                <text:p>9.61124458850007</text:p>
              </table:table-cell>
              <table:table-cell office:value-type="float" office:value="15.2099912467561">
                <text:p>15.20999124675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.94583811640107">
                <text:p>9.94583811640107</text:p>
              </table:table-cell>
              <table:table-cell office:value-type="float" office:value="11.680570389867">
                <text:p>11.680570389867</text:p>
              </table:table-cell>
              <table:table-cell office:value-type="float" office:value="9.15440139469645">
                <text:p>9.15440139469645</text:p>
              </table:table-cell>
              <table:table-cell office:value-type="float" office:value="15.3244540663494">
                <text:p>15.32445406634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.73113818124083">
                <text:p>9.73113818124083</text:p>
              </table:table-cell>
              <table:table-cell office:value-type="float" office:value="11.0144211373402">
                <text:p>11.0144211373402</text:p>
              </table:table-cell>
              <table:table-cell office:value-type="float" office:value="8.84759381381356">
                <text:p>8.84759381381356</text:p>
              </table:table-cell>
              <table:table-cell office:value-type="float" office:value="15.4050901824585">
                <text:p>15.40509018245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49177436327735">
                <text:p>9.49177436327735</text:p>
              </table:table-cell>
              <table:table-cell office:value-type="float" office:value="10.3177191169547">
                <text:p>10.3177191169547</text:p>
              </table:table-cell>
              <table:table-cell office:value-type="float" office:value="8.6389673756922">
                <text:p>8.6389673756922</text:p>
              </table:table-cell>
              <table:table-cell office:value-type="float" office:value="15.4617877902933">
                <text:p>15.46178779029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.24413268859057">
                <text:p>9.24413268859057</text:p>
              </table:table-cell>
              <table:table-cell office:value-type="float" office:value="9.85641808318217">
                <text:p>9.85641808318217</text:p>
              </table:table-cell>
              <table:table-cell office:value-type="float" office:value="8.49586287673574">
                <text:p>8.49586287673574</text:p>
              </table:table-cell>
              <table:table-cell office:value-type="float" office:value="15.5016002302754">
                <text:p>15.50160023027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05763507683174">
                <text:p>9.05763507683174</text:p>
              </table:table-cell>
              <table:table-cell office:value-type="float" office:value="9.5458346658086">
                <text:p>9.5458346658086</text:p>
              </table:table-cell>
              <table:table-cell office:value-type="float" office:value="8.39710253960165">
                <text:p>8.39710253960165</text:p>
              </table:table-cell>
              <table:table-cell office:value-type="float" office:value="14.7946834776901">
                <text:p>14.79468347769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89990866307691">
                <text:p>8.89990866307691</text:p>
              </table:table-cell>
              <table:table-cell office:value-type="float" office:value="9.33426791510921">
                <text:p>9.33426791510921</text:p>
              </table:table-cell>
              <table:table-cell office:value-type="float" office:value="8.32865418544185">
                <text:p>8.32865418544185</text:p>
              </table:table-cell>
              <table:table-cell office:value-type="float" office:value="14.3191118004246">
                <text:p>14.31911180042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67286916155492">
                <text:p>8.67286916155492</text:p>
              </table:table-cell>
              <table:table-cell office:value-type="float" office:value="9.4144082110721">
                <text:p>9.4144082110721</text:p>
              </table:table-cell>
              <table:table-cell office:value-type="float" office:value="8.28107259009117">
                <text:p>8.28107259009117</text:p>
              </table:table-cell>
              <table:table-cell office:value-type="float" office:value="14.3386966546227">
                <text:p>14.33869665462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45679553081524">
                <text:p>8.45679553081524</text:p>
              </table:table-cell>
              <table:table-cell office:value-type="float" office:value="9.47091545901569">
                <text:p>9.47091545901569</text:p>
              </table:table-cell>
              <table:table-cell office:value-type="float" office:value="8.05041944817454">
                <text:p>8.05041944817454</text:p>
              </table:table-cell>
              <table:table-cell office:value-type="float" office:value="14.3524219886667">
                <text:p>14.352421988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23396910619607">
                <text:p>8.23396910619607</text:p>
              </table:table-cell>
              <table:table-cell office:value-type="float" office:value="9.51067221683793">
                <text:p>9.51067221683793</text:p>
              </table:table-cell>
              <table:table-cell office:value-type="float" office:value="7.89279550767877">
                <text:p>7.89279550767877</text:p>
              </table:table-cell>
              <table:table-cell office:value-type="float" office:value="14.362037538984">
                <text:p>14.3620375389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01648191150392">
                <text:p>8.01648191150392</text:p>
              </table:table-cell>
              <table:table-cell office:value-type="float" office:value="9.53860120515565">
                <text:p>9.53860120515565</text:p>
              </table:table-cell>
              <table:table-cell office:value-type="float" office:value="7.41595112316159">
                <text:p>7.41595112316159</text:p>
              </table:table-cell>
              <table:table-cell office:value-type="float" office:value="14.3687722569602">
                <text:p>14.36877225696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82347239156217">
                <text:p>7.82347239156217</text:p>
              </table:table-cell>
              <table:table-cell office:value-type="float" office:value="9.55820028224982">
                <text:p>9.55820028224982</text:p>
              </table:table-cell>
              <table:table-cell office:value-type="float" office:value="7.09940683465529">
                <text:p>7.09940683465529</text:p>
              </table:table-cell>
              <table:table-cell office:value-type="float" office:value="14.3734884385116">
                <text:p>14.37348843851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3022886225638">
                <text:p>7.63022886225638</text:p>
              </table:table-cell>
              <table:table-cell office:value-type="float" office:value="9.57194359221723">
                <text:p>9.57194359221723</text:p>
              </table:table-cell>
              <table:table-cell office:value-type="float" office:value="6.8858999489798">
                <text:p>6.8858999489798</text:p>
              </table:table-cell>
              <table:table-cell office:value-type="float" office:value="14.3767906866069">
                <text:p>14.37679068660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4283093513848">
                <text:p>7.4283093513848</text:p>
              </table:table-cell>
              <table:table-cell office:value-type="float" office:value="9.58157566523571">
                <text:p>9.58157566523571</text:p>
              </table:table-cell>
              <table:table-cell office:value-type="float" office:value="7.24864292055234">
                <text:p>7.24864292055234</text:p>
              </table:table-cell>
              <table:table-cell office:value-type="float" office:value="14.3791027116764">
                <text:p>14.37910271167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24492784581473">
                <text:p>7.24492784581473</text:p>
              </table:table-cell>
              <table:table-cell office:value-type="float" office:value="9.82356247275479">
                <text:p>9.82356247275479</text:p>
              </table:table-cell>
              <table:table-cell office:value-type="float" office:value="7.69821827131364">
                <text:p>7.69821827131364</text:p>
              </table:table-cell>
              <table:table-cell office:value-type="float" office:value="14.7335359459483">
                <text:p>14.73353594594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03356765253125">
                <text:p>7.03356765253125</text:p>
              </table:table-cell>
              <table:table-cell office:value-type="float" office:value="9.99658045985692">
                <text:p>9.99658045985692</text:p>
              </table:table-cell>
              <table:table-cell office:value-type="float" office:value="8.02941085514745">
                <text:p>8.02941085514745</text:p>
              </table:table-cell>
              <table:table-cell office:value-type="float" office:value="14.9868247110754">
                <text:p>14.98682471107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82287965397044">
                <text:p>6.82287965397044</text:p>
              </table:table-cell>
              <table:table-cell office:value-type="float" office:value="10.1195030119145">
                <text:p>10.1195030119145</text:p>
              </table:table-cell>
              <table:table-cell office:value-type="float" office:value="8.07165864554855">
                <text:p>8.07165864554855</text:p>
              </table:table-cell>
              <table:table-cell office:value-type="float" office:value="14.803525648053">
                <text:p>14.8035256480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68672731302831">
                <text:p>6.68672731302831</text:p>
              </table:table-cell>
              <table:table-cell office:value-type="float" office:value="10.2064470466553">
                <text:p>10.2064470466553</text:p>
              </table:table-cell>
              <table:table-cell office:value-type="float" office:value="8.10136429324357">
                <text:p>8.10136429324357</text:p>
              </table:table-cell>
              <table:table-cell office:value-type="float" office:value="12.6901319734475">
                <text:p>12.69013197344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49012823070934">
                <text:p>6.49012823070934</text:p>
              </table:table-cell>
              <table:table-cell office:value-type="float" office:value="10.021876642608">
                <text:p>10.021876642608</text:p>
              </table:table-cell>
              <table:table-cell office:value-type="float" office:value="7.55259116478487">
                <text:p>7.55259116478487</text:p>
              </table:table-cell>
              <table:table-cell office:value-type="float" office:value="9.38482755774727">
                <text:p>9.384827557747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28882797024407">
                <text:p>6.28882797024407</text:p>
              </table:table-cell>
              <table:table-cell office:value-type="float" office:value="9.42645823072787">
                <text:p>9.42645823072787</text:p>
              </table:table-cell>
              <table:table-cell office:value-type="float" office:value="2.24651482348379">
                <text:p>2.24651482348379</text:p>
              </table:table-cell>
              <table:table-cell office:value-type="float" office:value="7.59798458195168">
                <text:p>7.597984581951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17020615697347">
                <text:p>6.17020615697347</text:p>
              </table:table-cell>
              <table:table-cell office:value-type="float" office:value="7.80854826479103">
                <text:p>7.80854826479103</text:p>
              </table:table-cell>
              <table:table-cell office:value-type="float" office:value="0.938366060456596">
                <text:p>0.938366060456596</text:p>
              </table:table-cell>
              <table:table-cell office:value-type="float" office:value="6.55373513330269">
                <text:p>6.553735133302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9710198243203">
                <text:p>5.9710198243203</text:p>
              </table:table-cell>
              <table:table-cell office:value-type="float" office:value="6.844244649169">
                <text:p>6.844244649169</text:p>
              </table:table-cell>
              <table:table-cell office:value-type="float" office:value="0.509303186657687">
                <text:p>0.509303186657687</text:p>
              </table:table-cell>
              <table:table-cell office:value-type="float" office:value="6.0543641067026">
                <text:p>6.05436410670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72867450640344">
                <text:p>5.72867450640344</text:p>
              </table:table-cell>
              <table:table-cell office:value-type="float" office:value="6.24100001126009">
                <text:p>6.24100001126009</text:p>
              </table:table-cell>
              <table:table-cell office:value-type="float" office:value="0.316334553854153">
                <text:p>0.316334553854153</text:p>
              </table:table-cell>
              <table:table-cell office:value-type="float" office:value="6.15961032274512">
                <text:p>6.159610322745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66454280259705">
                <text:p>5.66454280259705</text:p>
              </table:table-cell>
              <table:table-cell office:value-type="float" office:value="5.85065169473806">
                <text:p>5.85065169473806</text:p>
              </table:table-cell>
              <table:table-cell office:value-type="float" office:value="0.23221598776525">
                <text:p>0.23221598776525</text:p>
              </table:table-cell>
              <table:table-cell office:value-type="float" office:value="6.23436937489724">
                <text:p>6.234369374897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55827306017699">
                <text:p>5.55827306017699</text:p>
              </table:table-cell>
              <table:table-cell office:value-type="float" office:value="5.86978127212089">
                <text:p>5.86978127212089</text:p>
              </table:table-cell>
              <table:table-cell office:value-type="float" office:value="0.187031154905558">
                <text:p>0.187031154905558</text:p>
              </table:table-cell>
              <table:table-cell office:value-type="float" office:value="6.28723993134937">
                <text:p>6.287239931349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31192724085011">
                <text:p>5.31192724085011</text:p>
              </table:table-cell>
              <table:table-cell office:value-type="float" office:value="5.88320917960062">
                <text:p>5.88320917960062</text:p>
              </table:table-cell>
              <table:table-cell office:value-type="float" office:value="0.1607419537212">
                <text:p>0.1607419537212</text:p>
              </table:table-cell>
              <table:table-cell office:value-type="float" office:value="6.3245158745877">
                <text:p>6.32451587458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19655195903069">
                <text:p>5.19655195903069</text:p>
              </table:table-cell>
              <table:table-cell office:value-type="float" office:value="5.89262698794522">
                <text:p>5.89262698794522</text:p>
              </table:table-cell>
              <table:table-cell office:value-type="float" office:value="0.144570586707448">
                <text:p>0.144570586707448</text:p>
              </table:table-cell>
              <table:table-cell office:value-type="float" office:value="6.3507404535489">
                <text:p>6.35074045354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06096501062907">
                <text:p>5.06096501062907</text:p>
              </table:table-cell>
              <table:table-cell office:value-type="float" office:value="5.8992284225563">
                <text:p>5.8992284225563</text:p>
              </table:table-cell>
              <table:table-cell office:value-type="float" office:value="0.134228715472308">
                <text:p>0.134228715472308</text:p>
              </table:table-cell>
              <table:table-cell office:value-type="float" office:value="6.36916233239434">
                <text:p>6.369162332394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87000986554876">
                <text:p>4.87000986554876</text:p>
              </table:table-cell>
              <table:table-cell office:value-type="float" office:value="5.90385382661537">
                <text:p>5.90385382661537</text:p>
              </table:table-cell>
              <table:table-cell office:value-type="float" office:value="0.130559233997491">
                <text:p>0.130559233997491</text:p>
              </table:table-cell>
              <table:table-cell office:value-type="float" office:value="6.38208943349021">
                <text:p>6.382089433490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79897699648545">
                <text:p>4.79897699648545</text:p>
              </table:table-cell>
              <table:table-cell office:value-type="float" office:value="5.90709376713687">
                <text:p>5.90709376713687</text:p>
              </table:table-cell>
              <table:table-cell office:value-type="float" office:value="0.128050448765444">
                <text:p>0.128050448765444</text:p>
              </table:table-cell>
              <table:table-cell office:value-type="float" office:value="6.23810912031427">
                <text:p>6.238109120314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73311406807275">
                <text:p>4.73311406807275</text:p>
              </table:table-cell>
              <table:table-cell office:value-type="float" office:value="6.05434225896558">
                <text:p>6.05434225896558</text:p>
              </table:table-cell>
              <table:table-cell office:value-type="float" office:value="0.126323038345412">
                <text:p>0.126323038345412</text:p>
              </table:table-cell>
              <table:table-cell office:value-type="float" office:value="6.13925997511776">
                <text:p>6.139259975117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5499431326052">
                <text:p>4.5499431326052</text:p>
              </table:table-cell>
              <table:table-cell office:value-type="float" office:value="6.1595947634672">
                <text:p>6.1595947634672</text:p>
              </table:table-cell>
              <table:table-cell office:value-type="float" office:value="0.125127735063501">
                <text:p>0.125127735063501</text:p>
              </table:table-cell>
              <table:table-cell office:value-type="float" office:value="6.37254331533449">
                <text:p>6.372543315334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40452740025525">
                <text:p>4.40452740025525</text:p>
              </table:table-cell>
              <table:table-cell office:value-type="float" office:value="6.23435835120875">
                <text:p>6.23435835120875</text:p>
              </table:table-cell>
              <table:table-cell office:value-type="float" office:value="0.124297758774902">
                <text:p>0.124297758774902</text:p>
              </table:table-cell>
              <table:table-cell office:value-type="float" office:value="6.54109619825052">
                <text:p>6.541096198250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28547920415882">
                <text:p>4.28547920415882</text:p>
              </table:table-cell>
              <table:table-cell office:value-type="float" office:value="6.28723214932487">
                <text:p>6.28723214932487</text:p>
              </table:table-cell>
              <table:table-cell office:value-type="float" office:value="0.123720053179659">
                <text:p>0.123720053179659</text:p>
              </table:table-cell>
              <table:table-cell office:value-type="float" office:value="6.66172888887527">
                <text:p>6.661728888875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20413756797908">
                <text:p>4.20413756797908</text:p>
              </table:table-cell>
              <table:table-cell office:value-type="float" office:value="6.17306137510716">
                <text:p>6.17306137510716</text:p>
              </table:table-cell>
              <table:table-cell office:value-type="float" office:value="0.123317257602088">
                <text:p>0.123317257602088</text:p>
              </table:table-cell>
              <table:table-cell office:value-type="float" office:value="6.74749306657898">
                <text:p>6.747493066578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1584326328514">
                <text:p>4.1584326328514</text:p>
              </table:table-cell>
              <table:table-cell office:value-type="float" office:value="6.0943776666819">
                <text:p>6.0943776666819</text:p>
              </table:table-cell>
              <table:table-cell office:value-type="float" office:value="0.123036081224509">
                <text:p>0.123036081224509</text:p>
              </table:table-cell>
              <table:table-cell office:value-type="float" office:value="6.80818411314985">
                <text:p>6.808184113149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07069882242479">
                <text:p>4.07069882242479</text:p>
              </table:table-cell>
              <table:table-cell office:value-type="float" office:value="6.039896575762">
                <text:p>6.039896575762</text:p>
              </table:table-cell>
              <table:table-cell office:value-type="float" office:value="0.122839639308797">
                <text:p>0.122839639308797</text:p>
              </table:table-cell>
              <table:table-cell office:value-type="float" office:value="6.85099236024721">
                <text:p>6.850992360247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99884840389047">
                <text:p>3.99884840389047</text:p>
              </table:table-cell>
              <table:table-cell office:value-type="float" office:value="6.00204985912683">
                <text:p>6.00204985912683</text:p>
              </table:table-cell>
              <table:table-cell office:value-type="float" office:value="0.122702316615294">
                <text:p>0.122702316615294</text:p>
              </table:table-cell>
              <table:table-cell office:value-type="float" office:value="7.0499385737865">
                <text:p>7.04993857378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89599303357619">
                <text:p>3.89599303357619</text:p>
              </table:table-cell>
              <table:table-cell office:value-type="float" office:value="5.97569835156131">
                <text:p>5.97569835156131</text:p>
              </table:table-cell>
              <table:table-cell office:value-type="float" office:value="0.111277525577719">
                <text:p>0.111277525577719</text:p>
              </table:table-cell>
              <table:table-cell office:value-type="float" office:value="7.19262847196314">
                <text:p>7.192628471963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87916309129299">
                <text:p>3.87916309129299</text:p>
              </table:table-cell>
              <table:table-cell office:value-type="float" office:value="5.95732116454017">
                <text:p>5.95732116454017</text:p>
              </table:table-cell>
              <table:table-cell office:value-type="float" office:value="0.10391918887212">
                <text:p>0.10391918887212</text:p>
              </table:table-cell>
              <table:table-cell office:value-type="float" office:value="7.29422632094933">
                <text:p>7.294226320949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70375208805226">
                <text:p>3.70375208805226</text:p>
              </table:table-cell>
              <table:table-cell office:value-type="float" office:value="5.80214183882281">
                <text:p>5.80214183882281</text:p>
              </table:table-cell>
              <table:table-cell office:value-type="float" office:value="0.0990598235564393">
                <text:p>0.0990598235564393</text:p>
              </table:table-cell>
              <table:table-cell office:value-type="float" office:value="7.36619749760211">
                <text:p>7.366197497602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47478145635579">
                <text:p>3.47478145635579</text:p>
              </table:table-cell>
              <table:table-cell office:value-type="float" office:value="5.69592773239647">
                <text:p>5.69592773239647</text:p>
              </table:table-cell>
              <table:table-cell office:value-type="float" office:value="0.0957941109980606">
                <text:p>0.0957941109980606</text:p>
              </table:table-cell>
              <table:table-cell office:value-type="float" office:value="7.41699943314621">
                <text:p>7.416999433146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